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2pt solid #000000" style:vertical-align="middle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shrink-to-fit="tru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0C0C0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0C0C0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C0C0C0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0C0C0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47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4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49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5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5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5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24pt" style:font-size-asian="24pt" style:font-size-complex="24pt"/>
    </style:style>
    <style:style style:name="ce5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C0C0C0" style:shrink-to-fit="tru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Default" style:data-style-name="N0">
      <style:table-cell-properties fo:border="2pt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Default" style:data-style-name="N0">
      <style:table-cell-properties fo:border="2pt solid #000000" style:vertical-align="middle" fo:background-color="#C0C0C0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/>
    </style:style>
    <style:style style:name="ce76" style:family="table-cell" style:parent-style-name="Default" style:data-style-name="N0">
      <style:table-cell-properties fo:border="2pt solid #000000" style:vertical-align="middle" fo:background-color="transparent" style:shrink-to-fit="true" style:repeat-content="false"/>
      <style:paragraph-properties fo:text-align="center"/>
      <style:text-properties style:font-name="Times New Roman" style:font-name-asian="Times New Roman" style:font-name-complex="Times New Roman" fo:font-size="36pt" style:font-size-asian="36pt" style:font-size-complex="36pt" style:font-family-generic="roman"/>
    </style:style>
    <style:style style:name="ce77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7.1702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0.68791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89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48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11</text:p>
          </table:table-cell>
          <table:table-cell office:value-type="string" table:style-name="ce3">
            <text:p>МК1-11Б</text:p>
          </table:table-cell>
          <table:table-cell office:value-type="string" table:style-name="ce3">
            <text:p>МК1-12Б</text:p>
          </table:table-cell>
          <table:table-cell office:value-type="string" table:style-name="ce3">
            <text:p>МК2-11Б</text:p>
          </table:table-cell>
          <table:table-cell office:value-type="string" table:style-name="ce3">
            <text:p>МК2-12Б</text:p>
          </table:table-cell>
          <table:table-cell office:value-type="string" table:style-name="ce3">
            <text:p>МК3-11Б</text:p>
          </table:table-cell>
          <table:table-cell office:value-type="string" table:style-name="ce3">
            <text:p>МК6-11</text:p>
          </table:table-cell>
          <table:table-cell office:value-type="string" table:style-name="ce3">
            <text:p>МК7-11Б</text:p>
          </table:table-cell>
          <table:table-cell office:value-type="string" table:style-name="ce3">
            <text:p>МК7-12Б</text:p>
          </table:table-cell>
          <table:table-cell office:value-type="string" table:style-name="ce3">
            <text:p>МК8-11Б</text:p>
          </table:table-cell>
          <table:table-cell office:value-type="string" table:style-name="ce3">
            <text:p>МК8-12Б</text:p>
          </table:table-cell>
          <table:table-cell office:value-type="string" table:style-name="ce3">
            <text:p>МК9-11</text:p>
          </table:table-cell>
          <table:table-cell office:value-type="string" table:style-name="ce3">
            <text:p>МК11-11Б</text:p>
          </table:table-cell>
          <table:table-cell office:value-type="string" table:style-name="ce3">
            <text:p>ИУК1-11Б</text:p>
          </table:table-cell>
          <table:table-cell office:value-type="string" table:style-name="ce3">
            <text:p>ИУК1-12Б</text:p>
          </table:table-cell>
          <table:table-cell office:value-type="string" table:style-name="ce3">
            <text:p>ИУК1-19Б</text:p>
          </table:table-cell>
          <table:table-cell office:value-type="string" table:style-name="ce3">
            <text:p>ИУК2-11Б</text:p>
          </table:table-cell>
          <table:table-cell office:value-type="string" table:style-name="ce3">
            <text:p>ИУК2-12Б</text:p>
          </table:table-cell>
          <table:table-cell office:value-type="string" table:style-name="ce3">
            <text:p>ИУК2-13Б</text:p>
          </table:table-cell>
          <table:table-cell office:value-type="string" table:style-name="ce3">
            <text:p>ИУК3-11Б</text:p>
          </table:table-cell>
          <table:table-cell office:value-type="string" table:style-name="ce3">
            <text:p>ИУК3-12Б</text:p>
          </table:table-cell>
          <table:table-cell office:value-type="string" table:style-name="ce3">
            <text:p>ИУК4-11Б</text:p>
          </table:table-cell>
          <table:table-cell office:value-type="string" table:style-name="ce3">
            <text:p>ИУК4-12Б</text:p>
          </table:table-cell>
          <table:table-cell office:value-type="string" table:style-name="ce3">
            <text:p>ИУК4-13Б</text:p>
          </table:table-cell>
          <table:table-cell office:value-type="string" table:style-name="ce3">
            <text:p>ИУК5-11Б</text:p>
          </table:table-cell>
          <table:table-cell office:value-type="string" table:style-name="ce3">
            <text:p>ИУК5-12Б</text:p>
          </table:table-cell>
          <table:table-cell office:value-type="string" table:style-name="ce3">
            <text:p>ИУК5-13Б</text:p>
          </table:table-cell>
          <table:table-cell office:value-type="string" table:style-name="ce3">
            <text:p>ИУК6-11</text:p>
          </table:table-cell>
          <table:table-cell office:value-type="string" table:style-name="ce3">
            <text:p>ИУК6-12</text:p>
          </table:table-cell>
          <table:table-cell office:value-type="string" table:style-name="ce3">
            <text:p>ИУК6-19</text:p>
          </table:table-cell>
          <table:table-cell office:value-type="string" table:style-name="ce3">
            <text:p>ИУК7-11Б</text:p>
          </table:table-cell>
          <table:table-cell office:value-type="string" table:style-name="ce3">
            <text:p>ИУК11-11Б</text:p>
          </table:table-cell>
          <table:table-cell table:number-columns-repeated="221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repeated="2" table:style-name="ce5"/>
          <table:table-cell table:style-name="ce4"/>
          <table:table-cell table:number-columns-spanned="2" table:number-rows-spanned="2" table:style-name="ce68"/>
          <table:covered-table-cell/>
          <table:table-cell table:number-columns-repeated="6" table:style-name="ce5"/>
          <table:table-cell table:style-name="ce4"/>
          <table:table-cell table:number-columns-spanned="3" table:number-rows-spanned="2" table:style-name="ce68"/>
          <table:covered-table-cell table:number-columns-repeated="2"/>
          <table:table-cell table:number-columns-repeated="2"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2" table:number-rows-spanned="2" table:style-name="ce68"/>
          <table:covered-table-cell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Понедельник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6"/>
          <table:covered-table-cell/>
          <table:covered-table-cell/>
          <table:table-cell table:number-columns-repeated="4" table:style-name="ce6"/>
          <table:table-cell table:number-columns-spanned="2" table:number-rows-spanned="1" table:style-name="ce69"/>
          <table:covered-table-cell/>
          <table:table-cell table:style-name="ce6"/>
          <table:covered-table-cell/>
          <table:covered-table-cell table:number-columns-repeated="2"/>
          <table:table-cell table:number-columns-spanned="2" table:number-rows-spanned="1" table:style-name="ce69"/>
          <table:covered-table-cell/>
          <table:table-cell table:style-name="ce6"/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repeated="3" table:style-name="ce5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3" table:number-rows-spanned="2" table:style-name="ce68"/>
          <table:covered-table-cell table:number-columns-repeated="2"/>
          <table:table-cell table:number-columns-spanned="3" table:number-rows-spanned="2" table:style-name="ce68"/>
          <table:covered-table-cell table:number-columns-repeated="2"/>
          <table:table-cell table:number-columns-spanned="2" table:number-rows-spanned="2" table:style-name="ce68"/>
          <table:covered-table-cell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repeated="2" table:style-name="ce5"/>
          <table:table-cell table:style-name="ce4"/>
          <table:table-cell table:number-columns-spanned="2" table:number-rows-spanned="2" table:style-name="ce68"/>
          <table:covered-table-cell/>
          <table:table-cell table:number-columns-spanned="1" table:number-rows-spanned="8" table:style-name="ce68"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" table:style-name="ce6"/>
          <table:covered-table-cell/>
          <table:table-cell table:number-columns-spanned="4" table:number-rows-spanned="1" table:style-name="ce69"/>
          <table:covered-table-cell table:number-columns-repeated="3"/>
          <table:covered-table-cell/>
          <table:table-cell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style-name="ce6"/>
          <table:covered-table-cell/>
          <table:covered-table-cell/>
          <table:table-cell table:number-columns-repeated="3" table:style-name="ce6"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8"/>
          <table:table-cell table:number-columns-spanned="4" table:number-rows-spanned="2" table:style-name="ce68"/>
          <table:covered-table-cell table:number-columns-repeated="3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2" table:number-rows-spanned="1" table:style-name="ce71"/>
          <table:covered-table-cell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repeated="2" table:style-name="ce5"/>
          <table:table-cell table:style-name="ce4"/>
          <table:table-cell table:number-columns-spanned="3" table:number-rows-spanned="2" table:style-name="ce68"/>
          <table:covered-table-cell table:number-columns-repeated="2"/>
          <table:table-cell table:style-name="ce4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table:style-name="ce6"/>
          <table:covered-table-cell/>
          <table:covered-table-cell/>
          <table:covered-table-cell/>
          <table:table-cell table:number-columns-repeated="2" table:style-name="ce6"/>
          <table:covered-table-cell/>
          <table:table-cell table:style-name="ce6"/>
          <table:covered-table-cell/>
          <table:covered-table-cell/>
          <table:table-cell table:style-name="ce6"/>
          <table:table-cell table:number-columns-spanned="3" table:number-rows-spanned="1" table:style-name="ce69"/>
          <table:covered-table-cell table:number-columns-repeated="2"/>
          <table:covered-table-cell/>
          <table:covered-table-cell/>
          <table:table-cell table:number-columns-repeated="3" table:style-name="ce6"/>
          <table:covered-table-cell/>
          <table:covered-table-cell table:number-columns-repeated="2"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4" table:number-rows-spanned="2" table:style-name="ce68"/>
          <table:covered-table-cell table:number-columns-repeated="3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3" table:number-rows-spanned="2" table:style-name="ce68"/>
          <table:covered-table-cell table:number-columns-repeated="2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2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table:number-columns-spanned="2" table:number-rows-spanned="2" table:style-name="ce68"/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3"/>
          <table:covered-table-cell/>
          <table:table-cell table:style-name="ce6"/>
          <table:covered-table-cell/>
          <table:covered-table-cell/>
          <table:covered-table-cell/>
          <table:table-cell table:number-columns-repeated="2" table:style-name="ce6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4" table:number-rows-spanned="2" table:style-name="ce67"/>
          <table:covered-table-cell table:number-columns-repeated="3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repeated="5"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table:number-columns-spanned="2" table:number-rows-spanned="1" table:style-name="ce72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Вторник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6" table:style-name="ce9"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table:number-columns-repeated="3" table:style-name="ce9"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repeated="4"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repeated="2" table:style-name="ce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repeated="2" table:style-name="ce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style-name="ce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table-cell table:number-columns-spanned="4" table:number-rows-spanned="1" table:style-name="ce70"/>
          <table:covered-table-cell table:number-columns-repeated="3"/>
          <table:covered-table-cell/>
          <table:table-cell table:number-columns-repeated="2" table:style-name="ce9"/>
          <table:covered-table-cell/>
          <table:covered-table-cell/>
          <table:table-cell table:number-columns-repeated="3" table:style-name="ce9"/>
          <table:covered-table-cell/>
          <table:table-cell table:style-name="ce9"/>
          <table:covered-table-cell/>
          <table:table-cell table:style-name="ce9"/>
          <table:covered-table-cell/>
          <table:table-cell table:number-columns-repeated="3" table:style-name="ce9"/>
          <table:covered-table-cell/>
          <table:table-cell table:style-name="ce9"/>
          <table:covered-table-cell/>
          <table:table-cell table:style-name="ce9"/>
          <table:covered-table-cell/>
          <table:table-cell table:number-columns-repeated="2" table:style-name="ce9"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2" table:number-rows-spanned="2" table:style-name="ce67"/>
          <table:covered-table-cell/>
          <table:table-cell table:style-name="ce8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9"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repeated="3" table:style-name="ce7"/>
          <table:table-cell table:style-name="ce8"/>
          <table:table-cell table:number-columns-spanned="2" table:number-rows-spanned="2" table:style-name="ce67"/>
          <table:covered-table-cell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2" table:number-rows-spanned="2" table:style-name="ce67"/>
          <table:covered-table-cell/>
          <table:table-cell table:style-name="ce8"/>
          <table:table-cell table:number-columns-spanned="3" table:number-rows-spanned="2" table:style-name="ce67"/>
          <table:covered-table-cell table:number-columns-repeated="2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table-cell table:number-columns-repeated="4" table:style-name="ce9"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office:value-type="string" table:number-columns-spanned="10" table:number-rows-spanned="10" table:style-name="ce76">
            <text:p>Расписание аудиторных занятий корректируется *</text:p>
          </table:table-cell>
          <table:covered-table-cell table:number-columns-repeated="9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10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3" table:number-rows-spanned="1" table:style-name="ce71"/>
          <table:covered-table-cell table:number-columns-repeated="2"/>
          <table:table-cell table:number-columns-spanned="3" table:number-rows-spanned="2" table:style-name="ce68"/>
          <table:covered-table-cell table:number-columns-repeated="2"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Среда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9"/>
          <table:table-cell table:style-name="ce6"/>
          <table:covered-table-cell/>
          <table:covered-table-cell/>
          <table:table-cell table:style-name="ce6"/>
          <table:covered-table-cell/>
          <table:covered-table-cell/>
          <table:table-cell table:style-name="ce6"/>
          <table:covered-table-cell/>
          <table:table-cell table:style-name="ce6"/>
          <table:covered-table-cell/>
          <table:covered-table-cell/>
          <table:covered-table-cell/>
          <table:covered-table-cell/>
          <table:table-cell table:number-columns-repeated="3" table:style-name="ce6"/>
          <table:covered-table-cell/>
          <table:covered-table-cell table:number-columns-repeated="2"/>
          <table:table-cell table:style-name="ce6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8"/>
          <table:covered-table-cell/>
          <table:covered-table-cell table:number-columns-repeated="9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covered-table-cell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2" table:number-rows-spanned="2" table:style-name="ce68"/>
          <table:covered-table-cell/>
          <table:table-cell table:number-columns-spanned="3" table:number-rows-spanned="2" table:style-name="ce68"/>
          <table:covered-table-cell table:number-columns-repeated="2"/>
          <table:table-cell table:number-columns-spanned="6" table:number-rows-spanned="2" table:style-name="ce68"/>
          <table:covered-table-cell table:number-columns-repeated="5"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9"/>
          <table:table-cell table:style-name="ce6"/>
          <table:covered-table-cell/>
          <table:table-cell table:style-name="ce6"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5"/>
          <table:table-cell table:style-name="ce6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8"/>
          <table:covered-table-cell/>
          <table:covered-table-cell table:number-columns-repeated="9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3" table:number-rows-spanned="2" table:style-name="ce68"/>
          <table:covered-table-cell table:number-columns-repeated="2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2" table:number-rows-spanned="1" table:style-name="ce71"/>
          <table:covered-table-cell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9"/>
          <table:table-cell table:style-name="ce6"/>
          <table:covered-table-cell/>
          <table:table-cell table:style-name="ce6"/>
          <table:covered-table-cell/>
          <table:covered-table-cell/>
          <table:covered-table-cell/>
          <table:table-cell table:style-name="ce6"/>
          <table:covered-table-cell/>
          <table:table-cell table:style-name="ce6"/>
          <table:covered-table-cell/>
          <table:covered-table-cell/>
          <table:covered-table-cell table:number-columns-repeated="2"/>
          <table:covered-table-cell/>
          <table:table-cell table:style-name="ce6"/>
          <table:covered-table-cell/>
          <table:covered-table-cell/>
          <table:table-cell table:number-columns-repeated="3" table:style-name="ce6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covered-table-cell/>
          <table:covered-table-cell table:number-columns-repeated="9"/>
          <table:table-cell table:style-name="ce4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covered-table-cell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3" table:number-rows-spanned="2" table:style-name="ce68"/>
          <table:covered-table-cell table:number-columns-repeated="2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2" table:number-rows-spanned="2" table:style-name="ce68"/>
          <table:covered-table-cell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9"/>
          <table:table-cell table:style-name="ce6"/>
          <table:covered-table-cell/>
          <table:table-cell table:style-name="ce6"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covered-table-cell/>
          <table:covered-table-cell table:number-columns-repeated="9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9"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style-name="ce8"/>
          <table:table-cell table:number-columns-spanned="1" table:number-rows-spanned="2" table:style-name="ce67"/>
          <table:table-cell table:number-columns-spanned="3" table:number-rows-spanned="2" table:style-name="ce67"/>
          <table:covered-table-cell table:number-columns-repeated="2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repeated="5"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Четверг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 table:number-columns-repeated="2"/>
          <table:table-cell table:style-name="ce9"/>
          <table:covered-table-cell/>
          <table:table-cell table:style-name="ce9"/>
          <table:covered-table-cell/>
          <table:covered-table-cell/>
          <table:table-cell table:number-columns-spanned="3" table:number-rows-spanned="1" table:style-name="ce70"/>
          <table:covered-table-cell table:number-columns-repeated="2"/>
          <table:table-cell table:number-columns-repeated="3" table:style-name="ce9"/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repeated="3" table:style-name="ce7"/>
          <table:table-cell table:style-name="ce8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3" table:number-rows-spanned="2" table:style-name="ce67"/>
          <table:covered-table-cell table:number-columns-repeated="2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style-name="ce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table-cell table:number-columns-repeated="4" table:style-name="ce9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number-columns-repeated="2" table:style-name="ce9"/>
          <table:covered-table-cell/>
          <table:table-cell table:style-name="ce9"/>
          <table:covered-table-cell/>
          <table:covered-table-cell table:number-columns-repeated="2"/>
          <table:covered-table-cell/>
          <table:table-cell table:number-columns-repeated="2" table:style-name="ce9"/>
          <table:covered-table-cell/>
          <table:table-cell table:number-columns-repeated="2" table:style-name="ce9"/>
          <table:covered-table-cell/>
          <table:table-cell table:style-name="ce9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style-name="ce8"/>
          <table:table-cell table:number-columns-spanned="4" table:number-rows-spanned="2" table:style-name="ce67"/>
          <table:covered-table-cell table:number-columns-repeated="3"/>
          <table:table-cell table:number-columns-spanned="1" table:number-rows-spanned="2" table:style-name="ce67"/>
          <table:table-cell table:number-columns-repeated="3"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3" table:number-rows-spanned="2" table:style-name="ce67"/>
          <table:covered-table-cell table:number-columns-repeated="2"/>
          <table:table-cell table:number-columns-repeated="2"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 table:number-columns-repeated="3"/>
          <table:covered-table-cell/>
          <table:table-cell table:number-columns-repeated="4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 table:number-columns-repeated="2"/>
          <table:table-cell table:number-columns-repeated="3" table:style-name="ce9"/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repeated="2"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3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table:number-columns-repeated="2" table:style-name="ce9"/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repeated="2"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3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6" table:number-rows-spanned="2" table:style-name="ce68"/>
          <table:covered-table-cell table:number-columns-repeated="5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Пятница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3" table:number-rows-spanned="2" table:style-name="ce68"/>
          <table:covered-table-cell table:number-columns-repeated="2"/>
          <table:table-cell table:number-columns-spanned="5" table:number-rows-spanned="2" table:style-name="ce68"/>
          <table:covered-table-cell table:number-columns-repeated="4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3" table:number-rows-spanned="2" table:style-name="ce68"/>
          <table:covered-table-cell table:number-columns-repeated="2"/>
          <table:table-cell table:number-columns-spanned="3" table:number-rows-spanned="1" table:style-name="ce71"/>
          <table:covered-table-cell table:number-columns-repeated="2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4"/>
          <table:covered-table-cell/>
          <table:table-cell table:number-columns-repeated="2" table:style-name="ce6"/>
          <table:covered-table-cell/>
          <table:covered-table-cell table:number-columns-repeated="2"/>
          <table:table-cell table:number-columns-spanned="3" table:number-rows-spanned="1" table:style-name="ce69"/>
          <table:covered-table-cell table:number-columns-repeated="2"/>
          <table:covered-table-cell/>
          <table:table-cell table:style-name="ce6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2" table:number-rows-spanned="2" table:style-name="ce68"/>
          <table:covered-table-cell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3" table:number-rows-spanned="2" table:style-name="ce68"/>
          <table:covered-table-cell table:number-columns-repeated="2"/>
          <table:table-cell table:number-columns-spanned="3" table:number-rows-spanned="2" table:style-name="ce68"/>
          <table:covered-table-cell table:number-columns-repeated="2"/>
          <table:table-cell table:number-columns-spanned="2" table:number-rows-spanned="2" table:style-name="ce68"/>
          <table:covered-table-cell/>
          <table:table-cell table:number-columns-repeated="2"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3"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2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2" table:number-rows-spanned="2" table:style-name="ce68"/>
          <table:covered-table-cell/>
          <table:table-cell table:number-columns-spanned="1" table:number-rows-spanned="2" table:style-name="ce68"/>
          <table:table-cell table:number-columns-spanned="3" table:number-rows-spanned="2" table:style-name="ce68"/>
          <table:covered-table-cell table:number-columns-repeated="2"/>
          <table:table-cell table:style-name="ce4"/>
          <table:table-cell table:number-columns-spanned="2" table:number-rows-spanned="2" table:style-name="ce68"/>
          <table:covered-table-cell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style-name="ce6"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3" table:number-rows-spanned="2" table:style-name="ce67"/>
          <table:covered-table-cell table:number-columns-repeated="2"/>
          <table:table-cell table:style-name="ce7"/>
          <table:table-cell table:style-name="ce8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3" table:number-rows-spanned="2" table:style-name="ce67"/>
          <table:covered-table-cell table:number-columns-repeated="2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 table:number-columns-repeated="2"/>
          <table:table-cell table:number-columns-repeated="2" table:style-name="ce9"/>
          <table:covered-table-cell/>
          <table:table-cell table:number-columns-repeated="2" table:style-name="ce9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2" table:number-rows-spanned="2" table:style-name="ce67"/>
          <table:covered-table-cell/>
          <table:table-cell table:style-name="ce8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2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" table:style-name="ce9"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19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19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11</text:p>
          </table:table-cell>
          <table:table-cell office:value-type="string" table:style-name="ce3">
            <text:p>МК1-11Б</text:p>
          </table:table-cell>
          <table:table-cell office:value-type="string" table:style-name="ce3">
            <text:p>МК1-12Б</text:p>
          </table:table-cell>
          <table:table-cell office:value-type="string" table:style-name="ce3">
            <text:p>МК2-11Б</text:p>
          </table:table-cell>
          <table:table-cell office:value-type="string" table:style-name="ce3">
            <text:p>МК2-12Б</text:p>
          </table:table-cell>
          <table:table-cell office:value-type="string" table:style-name="ce3">
            <text:p>МК3-11Б</text:p>
          </table:table-cell>
          <table:table-cell office:value-type="string" table:style-name="ce3">
            <text:p>МК6-11</text:p>
          </table:table-cell>
          <table:table-cell office:value-type="string" table:style-name="ce3">
            <text:p>МК7-11Б</text:p>
          </table:table-cell>
          <table:table-cell office:value-type="string" table:style-name="ce3">
            <text:p>МК7-12Б</text:p>
          </table:table-cell>
          <table:table-cell office:value-type="string" table:style-name="ce3">
            <text:p>МК8-11Б</text:p>
          </table:table-cell>
          <table:table-cell office:value-type="string" table:style-name="ce3">
            <text:p>МК8-12Б</text:p>
          </table:table-cell>
          <table:table-cell office:value-type="string" table:style-name="ce3">
            <text:p>МК9-11</text:p>
          </table:table-cell>
          <table:table-cell office:value-type="string" table:style-name="ce3">
            <text:p>МК11-11Б</text:p>
          </table:table-cell>
          <table:table-cell office:value-type="string" table:style-name="ce3">
            <text:p>ИУК1-11Б</text:p>
          </table:table-cell>
          <table:table-cell office:value-type="string" table:style-name="ce3">
            <text:p>ИУК1-12Б</text:p>
          </table:table-cell>
          <table:table-cell office:value-type="string" table:style-name="ce3">
            <text:p>ИУК1-19Б</text:p>
          </table:table-cell>
          <table:table-cell office:value-type="string" table:style-name="ce3">
            <text:p>ИУК2-11Б</text:p>
          </table:table-cell>
          <table:table-cell office:value-type="string" table:style-name="ce3">
            <text:p>ИУК2-12Б</text:p>
          </table:table-cell>
          <table:table-cell office:value-type="string" table:style-name="ce3">
            <text:p>ИУК2-13Б</text:p>
          </table:table-cell>
          <table:table-cell office:value-type="string" table:style-name="ce3">
            <text:p>ИУК3-11Б</text:p>
          </table:table-cell>
          <table:table-cell office:value-type="string" table:style-name="ce3">
            <text:p>ИУК3-12Б</text:p>
          </table:table-cell>
          <table:table-cell office:value-type="string" table:style-name="ce3">
            <text:p>ИУК4-11Б</text:p>
          </table:table-cell>
          <table:table-cell office:value-type="string" table:style-name="ce3">
            <text:p>ИУК4-12Б</text:p>
          </table:table-cell>
          <table:table-cell office:value-type="string" table:style-name="ce3">
            <text:p>ИУК4-13Б</text:p>
          </table:table-cell>
          <table:table-cell office:value-type="string" table:style-name="ce3">
            <text:p>ИУК5-11Б</text:p>
          </table:table-cell>
          <table:table-cell office:value-type="string" table:style-name="ce3">
            <text:p>ИУК5-12Б</text:p>
          </table:table-cell>
          <table:table-cell office:value-type="string" table:style-name="ce3">
            <text:p>ИУК5-13Б</text:p>
          </table:table-cell>
          <table:table-cell office:value-type="string" table:style-name="ce3">
            <text:p>ИУК6-11</text:p>
          </table:table-cell>
          <table:table-cell office:value-type="string" table:style-name="ce3">
            <text:p>ИУК6-12</text:p>
          </table:table-cell>
          <table:table-cell office:value-type="string" table:style-name="ce3">
            <text:p>ИУК6-19</text:p>
          </table:table-cell>
          <table:table-cell office:value-type="string" table:style-name="ce3">
            <text:p>ИУК7-11Б</text:p>
          </table:table-cell>
          <table:table-cell office:value-type="string" table:style-name="ce3">
            <text:p>ИУК11-11Б</text:p>
          </table:table-cell>
          <table:table-cell table:number-columns-repeated="221" table:style-name="ce2"/>
          <table:table-cell table:number-columns-repeated="16129"/>
        </table:table-row>
        <table:table-row table:number-rows-repeated="3" table:style-name="ro2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office:value-type="string" table:number-columns-spanned="5" table:number-rows-spanned="1" table:style-name="ce54">
            <text:p>* В связи с поэтапным вводом в эксплуатацию комплекса зданий кампуса КФ МГТУ им.Н.Э. Баумана расписание аудиторных занятий студентов регулярно уточняется. Актуальная версия расписания своевременно доводится до всех студентов, кураторов и деканатов. Дополнительную информацию можно уточнить по адресу info.kf@bmstu.ru или по телефону +7 (800) 234-48-42</text:p>
          </table:table-cell>
          <table:covered-table-cell table:number-columns-repeated="4"/>
          <table:table-cell table:number-columns-repeated="16377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  <table:table table:name="II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6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54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31</text:p>
          </table:table-cell>
          <table:table-cell office:value-type="string" table:style-name="ce3">
            <text:p>МК1-31Б</text:p>
          </table:table-cell>
          <table:table-cell office:value-type="string" table:style-name="ce3">
            <text:p>МК1-32Б</text:p>
          </table:table-cell>
          <table:table-cell office:value-type="string" table:style-name="ce3">
            <text:p>МК2-31Б</text:p>
          </table:table-cell>
          <table:table-cell office:value-type="string" table:style-name="ce3">
            <text:p>МК2-32Б</text:p>
          </table:table-cell>
          <table:table-cell office:value-type="string" table:style-name="ce3">
            <text:p>МК3-31Б</text:p>
          </table:table-cell>
          <table:table-cell office:value-type="string" table:style-name="ce3">
            <text:p>МК3-32Б</text:p>
          </table:table-cell>
          <table:table-cell office:value-type="string" table:style-name="ce3">
            <text:p>МК6-31</text:p>
          </table:table-cell>
          <table:table-cell office:value-type="string" table:style-name="ce3">
            <text:p>МК7-31Б</text:p>
          </table:table-cell>
          <table:table-cell office:value-type="string" table:style-name="ce3">
            <text:p>МК7-32Б</text:p>
          </table:table-cell>
          <table:table-cell office:value-type="string" table:style-name="ce3">
            <text:p>МК8-31Б</text:p>
          </table:table-cell>
          <table:table-cell office:value-type="string" table:style-name="ce3">
            <text:p>МК8-32Б</text:p>
          </table:table-cell>
          <table:table-cell office:value-type="string" table:style-name="ce3">
            <text:p>МК9-31</text:p>
          </table:table-cell>
          <table:table-cell office:value-type="string" table:style-name="ce3">
            <text:p>ИУК1-31Б</text:p>
          </table:table-cell>
          <table:table-cell office:value-type="string" table:style-name="ce3">
            <text:p>ИУК1-32Б</text:p>
          </table:table-cell>
          <table:table-cell office:value-type="string" table:style-name="ce3">
            <text:p>ИУК2-31Б</text:p>
          </table:table-cell>
          <table:table-cell office:value-type="string" table:style-name="ce3">
            <text:p>ИУК2-32Б</text:p>
          </table:table-cell>
          <table:table-cell office:value-type="string" table:style-name="ce3">
            <text:p>ИУК3-31Б</text:p>
          </table:table-cell>
          <table:table-cell office:value-type="string" table:style-name="ce3">
            <text:p>ИУК3-32Б</text:p>
          </table:table-cell>
          <table:table-cell office:value-type="string" table:style-name="ce3">
            <text:p>ИУК4-31Б</text:p>
          </table:table-cell>
          <table:table-cell office:value-type="string" table:style-name="ce3">
            <text:p>ИУК4-32Б</text:p>
          </table:table-cell>
          <table:table-cell office:value-type="string" table:style-name="ce3">
            <text:p>ИУК5-31Б</text:p>
          </table:table-cell>
          <table:table-cell office:value-type="string" table:style-name="ce3">
            <text:p>ИУК5-32Б</text:p>
          </table:table-cell>
          <table:table-cell office:value-type="string" table:style-name="ce3">
            <text:p>ИУК6-31</text:p>
          </table:table-cell>
          <table:table-cell office:value-type="string" table:style-name="ce3">
            <text:p>ИУК6-39</text:p>
          </table:table-cell>
          <table:table-cell office:value-type="string" table:style-name="ce3">
            <text:p>ИУК7-31Б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style-name="ce4"/>
          <table:table-cell office:value-type="string" table:number-columns-spanned="1" table:number-rows-spanned="2" table:style-name="ce68">
            <text:p>ИНО упр. к.1 Бело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ОСН. КОНСТР-ИЯ ПРИБОРОВ лекц. 3-403 Полпудников</text:p>
          </table:table-cell>
          <table:covered-table-cell/>
          <table:table-cell office:value-type="string" table:style-name="ce4">
            <text:p>ЯП С УПРАВЛЯЕМЫМ КОДОМ лаб. 1 3-320 Белова</text:p>
          </table:table-cell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КОМП. ГРАФИКА лекц. 6-201 Корлякова</text:p>
          </table:table-cell>
          <table:covered-table-cell/>
          <table:table-cell table:number-columns-spanned="1" table:number-rows-spanned="2" table:style-name="ce68"/>
          <table:table-cell office:value-type="string" table:style-name="ce4">
            <text:p>ОСНОВЫ ЭЛЕКТРОНИКИ лаб. I 3-318а Козеева</text:p>
          </table:table-cell>
          <table:table-cell table:number-columns-spanned="1" table:number-rows-spanned="2" table:style-name="ce68"/>
          <table:table-cell office:value-type="string" table:style-name="ce5">
            <text:p>ДИСКРЕТНАЯ МАТЕМАТИКА лаб. I 5-219 Широкова</text:p>
          </table:table-cell>
          <table:table-cell office:value-type="string" table:style-name="ce4">
            <text:p>СИСТЕМНОЕ ПРОГРАММИР. лаб. I 5-222 Амеличева</text:p>
          </table:table-cell>
          <table:table-cell table:number-columns-spanned="1" table:number-rows-spanned="2" table:style-name="ce68"/>
          <table:table-cell office:value-type="string" table:style-name="ce5">
            <text:p>ОРГАНИЗ. И ОБЕСПЕЧ. ГЗ И О упр. 7-305 Чериканов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Понедельник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МС И С лаб. 1-217 Калмыков, Мусохранов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ТВ И МС упр. 7-404 Булычев</text:p>
          </table:table-cell>
          <table:table-cell office:value-type="string" table:style-name="ce6">
            <text:p>ТЕРМОДИНАМИКА упр. 7-206 Юр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ЯП С УПРАВЛЯЕМЫМ КОДОМ лаб. 2 3-320 Белова</text:p>
          </table:table-cell>
          <table:covered-table-cell/>
          <table:table-cell table:number-columns-repeated="2" table:style-name="ce6"/>
          <table:covered-table-cell/>
          <table:table-cell office:value-type="string" table:style-name="ce6">
            <text:p>ОСНОВЫ ЭЛЕКТРОНИКИ лаб. II 3-318а Козеева</text:p>
          </table:table-cell>
          <table:covered-table-cell/>
          <table:table-cell office:value-type="string" table:style-name="ce6">
            <text:p>ДИСКРЕТНАЯ МАТЕМАТИКА лаб. II 5-219 Широкова СИСТЕМНОЕ ПРОГРАММИР. лаб. III 5-231 Красавин</text:p>
          </table:table-cell>
          <table:table-cell office:value-type="string" table:style-name="ce6">
            <text:p>СИСТЕМНОЕ ПРОГРАММИР. лаб. II 5-222 Амеличева</text:p>
          </table:table-cell>
          <table:covered-table-cell/>
          <table:table-cell table:style-name="ce6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МС И С лекц. 1-213 Калмыков</text:p>
          </table:table-cell>
          <table:table-cell office:value-type="string" table:number-columns-spanned="4" table:number-rows-spanned="2" table:style-name="ce68">
            <text:p>ТЕОРЕТИЧЕСКАЯ МЕХАНИКА лекц. 1-416 Булычев</text:p>
          </table:table-cell>
          <table:covered-table-cell table:number-columns-repeated="3"/>
          <table:table-cell office:value-type="string" table:number-columns-spanned="2" table:number-rows-spanned="1" table:style-name="ce71">
            <text:p>МЖ И Г лекц. 7-415 Шевелев</text:p>
          </table:table-cell>
          <table:covered-table-cell/>
          <table:table-cell office:value-type="string" table:number-columns-spanned="1" table:number-rows-spanned="2" table:style-name="ce68">
            <text:p>МС И С лекц. 1-213 Калмыков</text:p>
          </table:table-cell>
          <table:table-cell office:value-type="string" table:style-name="ce5">
            <text:p>ФИЗИКА упр. 1-413 Лысенко</text:p>
          </table:table-cell>
          <table:table-cell office:value-type="string" table:style-name="ce5">
            <text:p>ФИЗИКА упр. 3-404 Крицкая</text:p>
          </table:table-cell>
          <table:table-cell office:value-type="string" table:style-name="ce5">
            <text:p>ТВ И МС упр. 7-504 Кристя</text:p>
          </table:table-cell>
          <table:table-cell office:value-type="string" table:style-name="ce4">
            <text:p>ФИЗИКА упр. 1-313 Силаева</text:p>
          </table:table-cell>
          <table:table-cell office:value-type="string" table:number-columns-spanned="1" table:number-rows-spanned="2" table:style-name="ce68">
            <text:p>МС И С лекц. 1-213 Калмыков</text:p>
          </table:table-cell>
          <table:table-cell office:value-type="string" table:number-columns-spanned="2" table:number-rows-spanned="2" table:style-name="ce68">
            <text:p>КУЛЬТУРОЛОГИЯ лекц. 1-415 Вишневская</text:p>
          </table:table-cell>
          <table:covered-table-cell/>
          <table:table-cell office:value-type="string" table:number-columns-spanned="2" table:number-rows-spanned="1" table:style-name="ce71">
            <text:p>ЯП С УПРАВЛЯЕМЫМ КОДОМ лекц. 3-403 Белова</text:p>
          </table:table-cell>
          <table:covered-table-cell/>
          <table:table-cell office:value-type="string" table:number-columns-spanned="2" table:number-rows-spanned="2" table:style-name="ce68">
            <text:p>ПРОГРАММИР. И ОСН. АЛГОРИТМИЗАЦИИ лекц. 6-201 Акименко</text:p>
          </table:table-cell>
          <table:covered-table-cell/>
          <table:table-cell office:value-type="string" table:style-name="ce4">
            <text:p>ФИЗИКА лаб. 1-414 Радченко, Горбунов</text:p>
          </table:table-cell>
          <table:table-cell office:value-type="string" table:number-columns-spanned="1" table:number-rows-spanned="2" table:style-name="ce68">
            <text:p>ИНО упр. к.1 Тунанова, Журавлева</text:p>
          </table:table-cell>
          <table:table-cell office:value-type="string" table:style-name="ce5">
            <text:p>ИСПОЛЬЗОВАНИЕ ИНТЕРФЕЙСОВ ППОС лаб. I 3-205 Антипова ОСНОВЫ ЭЛЕКТРОНИКИ лаб. II 3-318а Козеева</text:p>
          </table:table-cell>
          <table:table-cell office:value-type="string" table:style-name="ce4">
            <text:p>СИСТЕМНОЕ ПРОГРАММИР. лаб. I 5-231 Красавин</text:p>
          </table:table-cell>
          <table:table-cell office:value-type="string" table:number-columns-spanned="2" table:number-rows-spanned="2" table:style-name="ce68">
            <text:p>СИСТЕМНОЕ ПРОГРАММИРОВАНИЕ лекц. 5-232 Амеличева</text:p>
          </table:table-cell>
          <table:covered-table-cell/>
          <table:table-cell office:value-type="string" table:number-columns-spanned="1" table:number-rows-spanned="2" table:style-name="ce68">
            <text:p>ОРГАНИЗ. И ОБЕСПЕЧ. ГЗ И О лекц. 7-309 Никулин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style-name="ce6">
            <text:p>ФИЗИКА упр. 1-413 Горбунов</text:p>
          </table:table-cell>
          <table:table-cell office:value-type="string" table:style-name="ce6">
            <text:p>МЖ И Г упр. 7-505 Шевелев</text:p>
          </table:table-cell>
          <table:covered-table-cell/>
          <table:table-cell office:value-type="string" table:style-name="ce6">
            <text:p>ТВ И МС упр. 4-315 Булычев</text:p>
          </table:table-cell>
          <table:table-cell table:number-columns-repeated="2" table:style-name="ce6"/>
          <table:table-cell office:value-type="string" table:style-name="ce6">
            <text:p>ТВ И МС упр. 7-504 Кристя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69">
            <text:p>ЦИФРОВЫЕ ИЗМЕРИТЕЛЬНЫЕ СИСТЕМЫ лекц. 3-403 Максимов</text:p>
          </table:table-cell>
          <table:covered-table-cell/>
          <table:covered-table-cell/>
          <table:covered-table-cell/>
          <table:table-cell office:value-type="string" table:style-name="ce6">
            <text:p>ФИЗИКА упр. 1-313 Силаева</text:p>
          </table:table-cell>
          <table:covered-table-cell/>
          <table:table-cell office:value-type="string" table:style-name="ce6">
            <text:p>ОСНОВЫ ЭЛЕКТРОНИКИ лаб. I 3-318а Козеева ИСПОЛЬЗОВАНИЕ ИНТЕРФЕЙСОВ ППОС лаб. II 3-205 Антипова</text:p>
          </table:table-cell>
          <table:table-cell office:value-type="string" table:style-name="ce6">
            <text:p>СИСТЕМНОЕ ПРОГРАММИРОВАНИЕ лаб. II 5-231 Красавин ДИСКРЕТНАЯ МАТЕМАТИКА лаб. III 5-222 Широкова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style-name="ce4">
            <text:p>ИНЖЕНЕРНАЯ ГРАФИКА упр. 1-307 Сулина</text:p>
          </table:table-cell>
          <table:table-cell office:value-type="string" table:number-columns-spanned="4" table:number-rows-spanned="2" table:style-name="ce68">
            <text:p>ФИЗИКА лекц. 1-416 Силаева</text:p>
          </table:table-cell>
          <table:covered-table-cell table:number-columns-repeated="3"/>
          <table:table-cell office:value-type="string" table:number-columns-spanned="2" table:number-rows-spanned="1" table:style-name="ce71">
            <text:p>ТВ И МС лекц. 1-306 Булычев</text:p>
          </table:table-cell>
          <table:covered-table-cell/>
          <table:table-cell office:value-type="string" table:number-columns-spanned="1" table:number-rows-spanned="2" table:style-name="ce68">
            <text:p>ИНО упр. к.1 Тунанова</text:p>
          </table:table-cell>
          <table:table-cell office:value-type="string" table:number-columns-spanned="2" table:number-rows-spanned="1" table:style-name="ce71">
            <text:p>ТВ И МС лекц. 1-306 Булычев</text:p>
          </table:table-cell>
          <table:covered-table-cell/>
          <table:table-cell office:value-type="string" table:number-columns-spanned="2" table:number-rows-spanned="2" table:style-name="ce68">
            <text:p>СОПРОМАТ лекц. 4-310 Никишкина</text:p>
          </table:table-cell>
          <table:covered-table-cell/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number-columns-spanned="1" table:number-rows-spanned="2" table:style-name="ce68">
            <text:p>ИНО упр. к.1 Клименко, Волхонская</text:p>
          </table:table-cell>
          <table:table-cell office:value-type="string" table:number-columns-spanned="1" table:number-rows-spanned="2" table:style-name="ce68">
            <text:p>ИНО упр. к.1 Крыленкина</text:p>
          </table:table-cell>
          <table:table-cell office:value-type="string" table:style-name="ce5">
            <text:p>ТЕОРИЯ ИНФОРМАЦИОННЫХ СИСТЕМ упр. 1 3-320 Белова ЦИФРОВЫЕ ИЗМЕРИТЕЛЬНЫЕ СИСТЕМЫ лаб. 2 3-309 Максимов</text:p>
          </table:table-cell>
          <table:table-cell office:value-type="string" table:style-name="ce4">
            <text:p>ФИЗИКА упр. 1-415 Крицкая</text:p>
          </table:table-cell>
          <table:table-cell table:number-columns-spanned="1" table:number-rows-spanned="2" table:style-name="ce68"/>
          <table:table-cell office:value-type="string" table:style-name="ce4">
            <text:p>КОМП. ГРАФИКА лаб. I 3-210 Корлякова ЯП СИ++ лаб. II 3-212 Акименко</text:p>
          </table:table-cell>
          <table:table-cell office:value-type="string" table:number-columns-spanned="1" table:number-rows-spanned="2" table:style-name="ce68">
            <text:p>ИНО упр. к.1 Муталапова, Журавлева</text:p>
          </table:table-cell>
          <table:table-cell office:value-type="string" table:style-name="ce4">
            <text:p>ФИЗИКА лаб. 1-414 Лысенко, Горбунов</text:p>
          </table:table-cell>
          <table:table-cell office:value-type="string" table:number-columns-spanned="2" table:number-rows-spanned="2" table:style-name="ce68">
            <text:p>ДИСКРЕТНАЯ МАТЕМАТИКА лекц. 5-232 Никитенко</text:p>
          </table:table-cell>
          <table:covered-table-cell/>
          <table:table-cell office:value-type="string" table:style-name="ce4">
            <text:p>ЭЛЕКТРОТЕХНИКА лаб. 2 4-201 Царькова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number-columns-spanned="1" table:number-rows-spanned="2" table:style-name="ce68">
            <text:p>СОПРОМАТ лекц. 4-310 Никишкин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ИНЖ. ГРАФИКА лаб. I 1-309 Сулина II 1-311 Шестернина</text:p>
          </table:table-cell>
          <table:covered-table-cell/>
          <table:covered-table-cell table:number-columns-repeated="3"/>
          <table:table-cell office:value-type="string" table:style-name="ce6">
            <text:p>МЖ И Г упр. 7-505 Шевелев</text:p>
          </table:table-cell>
          <table:table-cell table:style-name="ce6"/>
          <table:covered-table-cell/>
          <table:table-cell office:value-type="string" table:number-columns-spanned="2" table:number-rows-spanned="1" table:style-name="ce69">
            <text:p>ПРОМЫШЛЕННЫЕ СЕТИ лекц. 7-502 Орех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ЦИФРОВЫЕ ИЗМЕРИТЕЛЬНЫЕ СИСТЕМЫ лаб. 1 3-309 Максимов ТЕОРИЯ ИНФОРМАЦИОННЫХ СИСТЕМ упр. 2 3-320 Белова</text:p>
          </table:table-cell>
          <table:table-cell office:value-type="string" table:style-name="ce6">
            <text:p>ФИЗИКА лаб. 1-414 Лысенко, Горбунов</text:p>
          </table:table-cell>
          <table:covered-table-cell/>
          <table:table-cell office:value-type="string" table:style-name="ce6">
            <text:p>ЯП СИ++ лаб. I 3-212 Акименко КОМП. ГРАФИКА лаб. II 3-210 Корлякова</text:p>
          </table:table-cell>
          <table:covered-table-cell/>
          <table:table-cell office:value-type="string" table:style-name="ce6">
            <text:p>ОСНОВЫ ЭЛЕКТРОНИКИ лаб. III 3-318а Козеева</text:p>
          </table:table-cell>
          <table:covered-table-cell/>
          <table:covered-table-cell/>
          <table:table-cell office:value-type="string" table:style-name="ce6">
            <text:p>ЭЛЕКТРОТЕХНИКА лаб. 1 4-201 Царькова</text:p>
          </table:table-cell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ИНЖЕНЕРНАЯ ГРАФИКА упр. 1-311 Сул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Журавлева, Береза</text:p>
          </table:table-cell>
          <table:table-cell office:value-type="string" table:style-name="ce5">
            <text:p>ИНФОРМ-НЫЕ ТЕХНОЛ. лаб. I 5-222 Амеличева</text:p>
          </table:table-cell>
          <table:table-cell office:value-type="string" table:style-name="ce5">
            <text:p>ПРИКЛАДНАЯ СТАТИСТИКА лаб. I 5-220 Иконникова</text:p>
          </table:table-cell>
          <table:table-cell office:value-type="string" table:style-name="ce4">
            <text:p>ФИЗИКА упр. 1-413 Радченко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Волхонская, Клименко</text:p>
          </table:table-cell>
          <table:table-cell office:value-type="string" table:style-name="ce4">
            <text:p>ЦИФРОВЫЕ ИЗМЕРИТЕЛЬНЫЕ СИСТЕМЫ лаб. III 3-309 Максим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ОСНОВЫ ЭЛЕКТРОНИКИ лаб. II 3-318а Козеева ДИСКРЕТНАЯ МАТЕМАТИКА лаб. III 5-219 Никитенко</text:p>
          </table:table-cell>
          <table:table-cell office:value-type="string" table:style-name="ce5">
            <text:p>ТИПЫ И СТРУКТУРЫ ДАННЫХ лаб. III 5-231 Ерохин</text:p>
          </table:table-cell>
          <table:table-cell office:value-type="string" table:style-name="ce4">
            <text:p>ДИСКРЕТНАЯ МАТЕМАТИКА лаб. III 5-158 Широкова</text:p>
          </table:table-cell>
          <table:table-cell office:value-type="string" table:number-columns-spanned="1" table:number-rows-spanned="2" table:style-name="ce68">
            <text:p>ИНО упр. к.1 Крыленкина, Муталапова</text:p>
          </table:table-cell>
          <table:table-cell table:number-columns-spanned="1" table:number-rows-spanned="2" table:style-name="ce68"/>
          <table:table-cell office:value-type="string" table:style-name="ce4">
            <text:p>ЭЛЕКТРОТЕХНИКА лаб. 4-201 Царьков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ИНЖ. ГРАФИКА лаб. I 1-309 Сулина II 1-311 Шестернина</text:p>
          </table:table-cell>
          <table:covered-table-cell/>
          <table:covered-table-cell/>
          <table:table-cell office:value-type="string" table:style-name="ce6">
            <text:p>ИНФОРМ-НЫЕ ТЕХНОЛ. лаб. II 5-222 Амеличева</text:p>
          </table:table-cell>
          <table:table-cell office:value-type="string" table:style-name="ce6">
            <text:p>ПРИКЛАДНАЯ СТАТИСТИКА лаб. II 5-220 Иконникова</text:p>
          </table:table-cell>
          <table:table-cell office:value-type="string" table:style-name="ce6">
            <text:p>ФИЗИКА лаб. 1-414 Лысенко, Радченко</text:p>
          </table:table-cell>
          <table:covered-table-cell/>
          <table:covered-table-cell/>
          <table:covered-table-cell/>
          <table:table-cell office:value-type="string" table:style-name="ce6">
            <text:p>ЯП С УПРАВЛЯЕМЫМ КОДОМ лаб. III 3-320 Белова</text:p>
          </table:table-cell>
          <table:covered-table-cell/>
          <table:covered-table-cell/>
          <table:table-cell office:value-type="string" table:style-name="ce6">
            <text:p>ТИПЫ И СТРУКТУРЫ ДАННЫХ лаб. III 5-231 Ерохин</text:p>
          </table:table-cell>
          <table:table-cell table:style-name="ce6"/>
          <table:table-cell office:value-type="string" table:style-name="ce6">
            <text:p>СИСТЕМНОЕ ПРОГРАММИР. лаб. III 5-219 Красавин</text:p>
          </table:table-cell>
          <table:covered-table-cell/>
          <table:covered-table-cell/>
          <table:table-cell table:style-name="ce6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ИНЖЕНЕРНАЯ ГРАФИКА упр. 1-311 Сулин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ИНЖ. ГРАФИКА лаб. I 1-309 Сулина II 1-311 Шестерн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3" table:number-rows-spanned="2" table:style-name="ce67">
            <text:p>ТЕХНОЛ. ОБОРУД. МАШИНОСТР. ПРОИЗВОДСТВ лекц. 1-213 Бысов</text:p>
          </table:table-cell>
          <table:covered-table-cell table:number-columns-repeated="2"/>
          <table:table-cell office:value-type="string" table:number-columns-spanned="2" table:number-rows-spanned="1" table:style-name="ce72">
            <text:p>ВВЕД. В СПЕЦ. лекц. 4-203 Дубровский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ФИЗИКА лаб. 1-414 Радченко, Горбун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ТЕОР. МЕХ. лекц. 1-416 Зезюля</text:p>
          </table:table-cell>
          <table:covered-table-cell/>
          <table:table-cell table:number-columns-spanned="1" table:number-rows-spanned="2" table:style-name="ce67"/>
          <table:table-cell office:value-type="string" table:style-name="ce8">
            <text:p>ФУНКЦ-НАЯ ЛОГИКА И ТА лаб. I 3-412 Полпудников</text:p>
          </table:table-cell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ДИСКРЕТНАЯ МАТЕМАТИКА лаб. I 5-219 Никитенко СИСТЕМНОЕ ПРОГРАММИР. лаб. II 5-222 Амеличе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АЛГОРИТМЫ И СТРУКТУРЫ ДАННЫХ лаб. III 3-219 Празян</text:p>
          </table:table-cell>
          <table:table-cell office:value-type="string" table:number-columns-spanned="1" table:number-rows-spanned="2" table:style-name="ce67">
            <text:p>АЛГОРИТМЫ И СТРУКТУРЫ ДАННЫХ лаб. 3-219 Празян</text:p>
          </table:table-cell>
          <table:table-cell office:value-type="string" table:number-columns-spanned="1" table:number-rows-spanned="2" table:style-name="ce67">
            <text:p>ТЕОР. МЕХ. лекц. 1-416 Зезюля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Вторник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2"/>
          <table:table-cell office:value-type="string" table:number-columns-spanned="2" table:number-rows-spanned="1" table:style-name="ce70">
            <text:p>ВВЕД. В СПЕЦ. упр. 4-203 Дубровский</text:p>
          </table:table-cell>
          <table:covered-table-cell/>
          <table:covered-table-cell/>
          <table:covered-table-cell/>
          <table:table-cell office:value-type="string" table:style-name="ce9">
            <text:p>ФИЗИКА упр. 1-413 Радченко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ФУНКЦ-НАЯ ЛОГИКА И ТА лаб. II 3-412 Полпудни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ИСТЕМНОЕ ПРОГРАММИРОВАНИЕ лаб. I 5-222 Амеличева ДИСКРЕТНАЯ МАТЕМАТИКА лаб. II 5-219 Никитенк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ИНО упр. к.1 Артеменко</text:p>
          </table:table-cell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office:value-type="string" table:number-columns-spanned="2" table:number-rows-spanned="2" table:style-name="ce67">
            <text:p>М/ВЕДЕНИЕ лекц. 4-220 Герасимова</text:p>
          </table:table-cell>
          <table:covered-table-cell/>
          <table:table-cell office:value-type="string" table:style-name="ce7">
            <text:p>ОНИ упр. 7-207 Ильичев</text:p>
          </table:table-cell>
          <table:table-cell office:value-type="string" table:style-name="ce8">
            <text:p>ТЕОРЕТИЧЕСКАЯ МЕХАНИКА упр. 1-420 Винокуров</text:p>
          </table:table-cell>
          <table:table-cell office:value-type="string" table:number-columns-spanned="1" table:number-rows-spanned="2" table:style-name="ce67">
            <text:p>ФИЗИКА лекц. 1-313 Горбунов</text:p>
          </table:table-cell>
          <table:table-cell office:value-type="string" table:style-name="ce8">
            <text:p>СОПРОТИВЛЕНИЕ МАТЕРИАЛОВ лаб. I 4-213 Орлик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ЭКОНОМИЧЕСКАЯ ТЕОРИЯ лекц. 1-210 Сапегина</text:p>
          </table:table-cell>
          <table:covered-table-cell/>
          <table:table-cell office:value-type="string" table:number-columns-spanned="1" table:number-rows-spanned="2" table:style-name="ce67">
            <text:p>ФИЗИКА лекц. 1-313 Горбунов</text:p>
          </table:table-cell>
          <table:table-cell office:value-type="string" table:number-columns-spanned="2" table:number-rows-spanned="2" table:style-name="ce67">
            <text:p>ФИЗИКА лекц. 4-316 Силаева</text:p>
          </table:table-cell>
          <table:covered-table-cell/>
          <table:table-cell office:value-type="string" table:number-columns-spanned="2" table:number-rows-spanned="2" table:style-name="ce67">
            <text:p>СИСТЕМНОЕ ПРОГРАММИРОВАНИЕ лекц. 5-232 Амеличева</text:p>
          </table:table-cell>
          <table:covered-table-cell/>
          <table:table-cell office:value-type="string" table:number-columns-spanned="2" table:number-rows-spanned="2" table:style-name="ce67">
            <text:p>ФИЗИКА лекц. 4-316 Силаева</text:p>
          </table:table-cell>
          <table:covered-table-cell/>
          <table:table-cell office:value-type="string" table:number-columns-spanned="2" table:number-rows-spanned="2" table:style-name="ce67">
            <text:p>ФИЛОСОФИЯ лекц. 5-108 Вишневская</text:p>
          </table:table-cell>
          <table:covered-table-cell/>
          <table:table-cell office:value-type="string" table:number-columns-spanned="2" table:number-rows-spanned="2" table:style-name="ce67">
            <text:p>ФИЗИКА лекц. 3-121 Крицкая</text:p>
          </table:table-cell>
          <table:covered-table-cell/>
          <table:table-cell office:value-type="string" table:number-columns-spanned="2" table:number-rows-spanned="2" table:style-name="ce67">
            <text:p>АЛГОРИТМЫ И СТРУКТУРЫ ДАННЫХ лекц. 6-101 Празян</text:p>
          </table:table-cell>
          <table:covered-table-cell/>
          <table:table-cell office:value-type="string" table:number-columns-spanned="1" table:number-rows-spanned="2" table:style-name="ce67">
            <text:p>М/ВЕДЕНИЕ лекц. 4-220 Герасимо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ТЕОРЕТИЧЕСКАЯ МЕХАНИКА упр. 1-420 Винокуров</text:p>
          </table:table-cell>
          <table:table-cell office:value-type="string" table:style-name="ce9">
            <text:p>ОНИ упр. 7-207 Ильичев</text:p>
          </table:table-cell>
          <table:covered-table-cell/>
          <table:table-cell office:value-type="string" table:style-name="ce9">
            <text:p>СОПРОТИВЛЕНИЕ МАТЕРИАЛОВ лаб. II 4-213 Орл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ФИЗИКА лекц. 1-415 Крицкая</text:p>
          </table:table-cell>
          <table:table-cell office:value-type="string" table:style-name="ce7">
            <text:p>СОПРОМАТ лаб. 4-213 Орлик</text:p>
          </table:table-cell>
          <table:table-cell office:value-type="string" table:style-name="ce8">
            <text:p>МАТЕРИАЛОВЕДЕНИЕ лаб. I 4-320 Герасимо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ТЕРМОДИНАМИКА лекц. 7-415 Жинов</text:p>
          </table:table-cell>
          <table:covered-table-cell/>
          <table:table-cell office:value-type="string" table:style-name="ce7">
            <text:p>ТВ И МС упр. 7-504 Кристя</text:p>
          </table:table-cell>
          <table:table-cell office:value-type="string" table:style-name="ce7">
            <text:p>ТЕОРЕТИЧЕСКАЯ МЕХАНИКА упр. 1-420 Винокуров</text:p>
          </table:table-cell>
          <table:table-cell office:value-type="string" table:style-name="ce7">
            <text:p>СОПРОТИВЛЕНИЕ МАТЕРИАЛОВ упр. 4-307 Емельянов</text:p>
          </table:table-cell>
          <table:table-cell office:value-type="string" table:style-name="ce7">
            <text:p>ЭКОНОМИЧЕСКАЯ ТЕОРИЯ упр. 1-209 Сапегина</text:p>
          </table:table-cell>
          <table:table-cell table:style-name="ce7"/>
          <table:table-cell office:value-type="string" table:style-name="ce8">
            <text:p>ТЕОРЕТИЧЕСКАЯ МЕХАНИКА упр. 1-109 Пономарев</text:p>
          </table:table-cell>
          <table:table-cell office:value-type="string" table:number-columns-spanned="2" table:number-rows-spanned="2" table:style-name="ce67">
            <text:p>ТЕХНОЛОГИЧЕСКАЯ ПОДГОТОВКА ПРОИЗВОДСТВА лекц. 3-403 Адарчин</text:p>
          </table:table-cell>
          <table:covered-table-cell/>
          <table:table-cell office:value-type="string" table:number-columns-spanned="2" table:number-rows-spanned="2" table:style-name="ce67">
            <text:p>ДИСКРЕТНАЯ МАТЕМАТИКА лекц. 5-108 Никитенко</text:p>
          </table:table-cell>
          <table:covered-table-cell/>
          <table:table-cell office:value-type="string" table:number-columns-spanned="1" table:number-rows-spanned="2" table:style-name="ce67">
            <text:p>ИНО упр. к.1 Береза</text:p>
          </table:table-cell>
          <table:table-cell office:value-type="string" table:style-name="ce7">
            <text:p>ФИЗИКА лаб. 1-414 Радченко, Горбунов</text:p>
          </table:table-cell>
          <table:table-cell office:value-type="string" table:style-name="ce7">
            <text:p>СИСТЕМНОЕ ПРОГРАММИРОВАНИЕ лаб. I 5-222 Амеличева ПЕРСПЕКТИВНЫЕ ЯЗЫКИ ПРОГРАММИРОВАНИЯ лаб. II 5-231 Ерохин</text:p>
          </table:table-cell>
          <table:table-cell table:style-name="ce8"/>
          <table:table-cell office:value-type="string" table:number-columns-spanned="2" table:number-rows-spanned="2" table:style-name="ce67">
            <text:p>ИСПОЛЬЗОВАНИЕ ИНТЕРФЕЙСОВ ППОС лекц. 6-202 Антипова</text:p>
          </table:table-cell>
          <table:covered-table-cell/>
          <table:table-cell office:value-type="string" table:number-columns-spanned="2" table:number-rows-spanned="2" table:style-name="ce67">
            <text:p>ФИЗИКА лекц. 1-415 Крицкая</text:p>
          </table:table-cell>
          <table:covered-table-cell/>
          <table:table-cell office:value-type="string" table:style-name="ce7">
            <text:p>СОПРОТИВЛЕНИЕ МАТЕРИАЛОВ упр. 4-308 Никишкин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ФИЗИКА упр. 1-413 Горбунов</text:p>
          </table:table-cell>
          <table:table-cell office:value-type="string" table:style-name="ce9">
            <text:p>МАТЕРИАЛОВЕДЕНИЕ лаб. II 4-320 Герасимова</text:p>
          </table:table-cell>
          <table:covered-table-cell/>
          <table:covered-table-cell/>
          <table:covered-table-cell/>
          <table:covered-table-cell/>
          <table:table-cell table:style-name="ce9"/>
          <table:table-cell office:value-type="string" table:style-name="ce9">
            <text:p>СОПРОТИВЛЕНИЕ МАТЕРИАЛОВ упр. 4-307 Емельянов</text:p>
          </table:table-cell>
          <table:table-cell office:value-type="string" table:style-name="ce9">
            <text:p>ТЕОРЕТИЧЕСКАЯ МЕХАНИКА упр. 1-420 Винокуров</text:p>
          </table:table-cell>
          <table:table-cell office:value-type="string" table:style-name="ce9">
            <text:p>ФИЗИКА лаб. 1-414 Силаева, Радченко</text:p>
          </table:table-cell>
          <table:table-cell office:value-type="string" table:style-name="ce9">
            <text:p>ЭКОНОМИЧЕСКАЯ ТЕОРИЯ упр. 1-209 Сапегина</text:p>
          </table:table-cell>
          <table:table-cell office:value-type="string" table:style-name="ce9">
            <text:p>ТВ И МС упр. 7-504 Кристя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УПРАВЛЕНИЕ ЭЛЕКТРИЧЕСКИМИ МАШИНАМИ упр. 3-405 Фишер</text:p>
          </table:table-cell>
          <table:table-cell office:value-type="string" table:style-name="ce9">
            <text:p>ПЕРСПЕКТИВНЫЕ ЯЗЫКИ ПРОГРАММИРОВАНИЯ лаб. I 5-231 Ерохин СИСТЕМНОЕ ПРОГРАММИРОВАНИЕ лаб. III 5-222 Амеличева</text:p>
          </table:table-cell>
          <table:table-cell office:value-type="string" table:style-name="ce9">
            <text:p>ОСНОВЫ ЭЛЕКТРОНИКИ упр. 2 3-318а Козеева</text:p>
          </table:table-cell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СОПРОТИВЛЕНИЕ МАТЕРИАЛОВ лаб. I 4-213 Абрамов</text:p>
          </table:table-cell>
          <table:table-cell table:style-name="ce8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УПРАВЛЕНИЕ ЭЛЕКТРИЧЕСКИМИ МАШИНАМИ лекц. 5-232 Фишер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ОСНОВЫ ЭЛЕКТРОНИКИ упр. 2 3-318а Козеева</text:p>
          </table:table-cell>
          <table:table-cell office:value-type="string" table:style-name="ce8">
            <text:p>ДИСКРЕТНАЯ МАТЕМАТИКА лаб. I 5-158 Широкова СИСТЕМНОЕ ПРОГРАММИР. лаб. II 5-219 Красавин</text:p>
          </table:table-cell>
          <table:table-cell office:value-type="string" table:number-columns-spanned="2" table:number-rows-spanned="2" table:style-name="ce67">
            <text:p>УПРАВЛЕНИЕ ЭЛЕКТРИЧЕСКИМИ МАШИНАМИ лекц. 5-232 Фишер</text:p>
          </table:table-cell>
          <table:covered-table-cell/>
          <table:table-cell office:value-type="string" table:style-name="ce8">
            <text:p>ПЕРСПЕКТИВНЫЕ ЯЗЫКИ ПРОГРАММИРОВАНИЯ лаб. II 5-231 Ерохин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ИНО упр. к.1 Береза, Попкова</text:p>
          </table:table-cell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ТВ И МС упр. 7-406 Андриянов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ОПРОТИВЛЕНИЕ МАТЕРИАЛОВ лаб. II 4-213 Абрамов</text:p>
          </table:table-cell>
          <table:table-cell office:value-type="string" table:style-name="ce9">
            <text:p>ФИЗИКА лаб. 1-414 Безбах, Горбу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ОСНОВЫ ЭЛЕКТРОНИКИ упр. 1 3-318а Козеева</text:p>
          </table:table-cell>
          <table:table-cell office:value-type="string" table:style-name="ce9">
            <text:p>СИСТЕМНОЕ ПРОГРАММИР. лаб. I 5-219 Красавин ДИСКРЕТНАЯ МАТЕМАТИКА лаб. II 5-158 Широкова</text:p>
          </table:table-cell>
          <table:covered-table-cell/>
          <table:covered-table-cell/>
          <table:table-cell office:value-type="string" table:style-name="ce9">
            <text:p>ПЕРСПЕКТИВНЫЕ ЯЗЫКИ ПРОГРАММИРОВАНИЯ лаб. I 5-231 Ерохин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ЭЛЕКТРОТЕХНИКА упр. 4-203 Царькова</text:p>
          </table:table-cell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8">
            <text:p>ФИЛОСОФИЯ лекц. 3-121 Вишневская</text:p>
          </table:table-cell>
          <table:table-cell office:value-type="string" table:style-name="ce4">
            <text:p>МАТЕРИАЛОВЕДЕНИЕ лаб. I 4-320 Герасимова</text:p>
          </table:table-cell>
          <table:table-cell office:value-type="string" table:number-columns-spanned="1" table:number-rows-spanned="2" table:style-name="ce68">
            <text:p>ИНО упр. к.1 Артеменко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СОПРОМАТ лекц. 4-310 Емельянов</text:p>
          </table:table-cell>
          <table:covered-table-cell/>
          <table:table-cell office:value-type="string" table:number-columns-spanned="1" table:number-rows-spanned="2" table:style-name="ce68">
            <text:p>ФИЛОСОФИЯ лекц. 3-121 Вишневская</text:p>
          </table:table-cell>
          <table:table-cell office:value-type="string" table:number-columns-spanned="2" table:number-rows-spanned="2" table:style-name="ce68">
            <text:p>СОПРОМАТ лекц. 4-310 Емельянов</text:p>
          </table:table-cell>
          <table:covered-table-cell/>
          <table:table-cell office:value-type="string" table:number-columns-spanned="2" table:number-rows-spanned="1" table:style-name="ce71">
            <text:p>ПРИКЛАДНАЯ СТАТИСТИКА лекц. 5-202 Иконникова</text:p>
          </table:table-cell>
          <table:covered-table-cell/>
          <table:table-cell office:value-type="string" table:number-columns-spanned="1" table:number-rows-spanned="2" table:style-name="ce68">
            <text:p>ФИЛОСОФИЯ лекц. 3-121 Вишневская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table:number-columns-spanned="1" table:number-rows-spanned="2" table:style-name="ce68"/>
          <table:table-cell office:value-type="string" table:style-name="ce4">
            <text:p>ДИСКРЕТНАЯ МАТЕМАТИКА лаб. 2 5-158 Широко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ТИПЫ И СТРУКТУРЫ ДАННЫХ лекц. 5-108 Пчелинцева</text:p>
          </table:table-cell>
          <table:covered-table-cell/>
          <table:table-cell table:number-columns-spanned="1" table:number-rows-spanned="2" table:style-name="ce68"/>
          <table:table-cell office:value-type="string" table:style-name="ce5">
            <text:p>ОСНОВЫ ЭЛЕКТРОНИКИ лаб. I 3-318а Козеева</text:p>
          </table:table-cell>
          <table:table-cell office:value-type="string" table:number-columns-spanned="2" table:number-rows-spanned="1" table:style-name="ce71">
            <text:p>ФИЛОСОФИЯ упр. 1-416 Ильин</text:p>
          </table:table-cell>
          <table:covered-table-cell/>
          <table:table-cell table:style-name="ce5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Сред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МАТЕРИАЛОВЕДЕНИЕ лаб. II 4-320 Герасим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ИНФОРМ-НЫЕ ТЕХНОЛ. лекц. 5-202 Амеличева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ДИСКРЕТНАЯ МАТЕМАТИКА лаб. 1 5-158 Широк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СНОВЫ ЭЛЕКТРОНИКИ лаб. II 3-318а Козеева</text:p>
          </table:table-cell>
          <table:table-cell table:number-columns-repeated="2" table:style-name="ce6"/>
          <table:table-cell office:value-type="string" table:style-name="ce6">
            <text:p>ФИЗИКА лаб. 1-414 Лысенко, Горбунов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4">
            <text:p>СОПРОТИВЛЕНИЕ МАТЕРИАЛОВ упр. 4-308 Зезюля</text:p>
          </table:table-cell>
          <table:table-cell office:value-type="string" table:number-columns-spanned="2" table:number-rows-spanned="2" table:style-name="ce68">
            <text:p>М/ВЕДЕНИЕ лекц. 4-220 Герасимова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Колотова</text:p>
          </table:table-cell>
          <table:table-cell office:value-type="string" table:number-columns-spanned="1" table:number-rows-spanned="2" table:style-name="ce68">
            <text:p>ИНО упр. к.1 Клименко</text:p>
          </table:table-cell>
          <table:table-cell office:value-type="string" table:style-name="ce5">
            <text:p>ТВ И МС упр. 7-404 Булычев</text:p>
          </table:table-cell>
          <table:table-cell office:value-type="string" table:style-name="ce4">
            <text:p>ТЕОРЕТИЧЕСКАЯ МЕХАНИКА упр. 1-422 Пономарев</text:p>
          </table:table-cell>
          <table:table-cell office:value-type="string" table:number-columns-spanned="1" table:number-rows-spanned="2" table:style-name="ce68">
            <text:p>ИНО упр. к.1 Биленко</text:p>
          </table:table-cell>
          <table:table-cell office:value-type="string" table:style-name="ce5">
            <text:p>ОСНОВЫ РОБОТОТЕХНИКИ И МХТ лаб. I 7-115а Романов СОПРОМАТ лаб. II 4-213 Орлик</text:p>
          </table:table-cell>
          <table:table-cell office:value-type="string" table:style-name="ce5">
            <text:p>ИНФОРМАЦИОННЫЕ ТЕХНОЛОГИИ лаб. I 5-222 Амеличева ПРИКЛАДНАЯ СТАТИСТИКА лаб. II 5-220 Иконникова</text:p>
          </table:table-cell>
          <table:table-cell office:value-type="string" table:style-name="ce4">
            <text:p>ФИЗИКА лаб. 1-414 Силаева, Горбунов</text:p>
          </table:table-cell>
          <table:table-cell office:value-type="string" table:number-columns-spanned="1" table:number-rows-spanned="2" table:style-name="ce68">
            <text:p>ИНО упр. к.1 Тунанова</text:p>
          </table:table-cell>
          <table:table-cell office:value-type="string" table:number-columns-spanned="2" table:number-rows-spanned="2" table:style-name="ce68">
            <text:p>ФУНКЦИОНАЛЬНАЯ ЛОГИКА И ТЕОРИЯ АЛГОРИТМОВ лекц. 3-403 Полпудников</text:p>
          </table:table-cell>
          <table:covered-table-cell/>
          <table:table-cell office:value-type="string" table:style-name="ce5">
            <text:p>СИСТЕМНОЕ ПРОГРАММИР. упр. 5-231 Красавин</text:p>
          </table:table-cell>
          <table:table-cell office:value-type="string" table:style-name="ce5">
            <text:p>ФИЛОСОФИЯ упр. 5-155 Ильин</text:p>
          </table:table-cell>
          <table:table-cell office:value-type="string" table:style-name="ce5">
            <text:p>ОСНОВЫ КОНСТРУИРОВАНИЯ ПРИБОРОВ упр. 3-411 Безбах</text:p>
          </table:table-cell>
          <table:table-cell office:value-type="string" table:style-name="ce4">
            <text:p>ФИЗИКА упр. 1-413 Лысенко</text:p>
          </table:table-cell>
          <table:table-cell office:value-type="string" table:number-columns-spanned="2" table:number-rows-spanned="2" table:style-name="ce68">
            <text:p>ПЕРСПЕКТИВ. ЯЗЫКИ ПРОГРАММИР-ИЯ лекц. 5-232 Пчелинцева</text:p>
          </table:table-cell>
          <table:covered-table-cell/>
          <table:table-cell office:value-type="string" table:style-name="ce5">
            <text:p>ДИСКРЕТНАЯ МАТЕМАТИКА лаб. I 5-158 Широкова</text:p>
          </table:table-cell>
          <table:table-cell office:value-type="string" table:style-name="ce5">
            <text:p>ОСНОВЫ ЭЛЕКТРОНИКИ упр. 1 3-318а Козеева</text:p>
          </table:table-cell>
          <table:table-cell office:value-type="string" table:number-columns-spanned="2" table:number-rows-spanned="1" table:style-name="ce71">
            <text:p>ФИЗИКА упр. 1-416 Радченко</text:p>
          </table:table-cell>
          <table:covered-table-cell/>
          <table:table-cell office:value-type="string" table:style-name="ce5">
            <text:p>ОРГАНИЧЕСКАЯ ХИМИЯ лекц. 7-302 Анфило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ТЕОРЕТИЧЕСКАЯ МЕХАНИКА упр. 1-422 Пономарев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ФИЗИКА упр. 1-416 Лысенко</text:p>
          </table:table-cell>
          <table:table-cell office:value-type="string" table:style-name="ce6">
            <text:p>СОПРОТИВЛЕНИЕ МАТЕРИАЛОВ упр. 4-308 Зезюля</text:p>
          </table:table-cell>
          <table:covered-table-cell/>
          <table:table-cell office:value-type="string" table:style-name="ce6">
            <text:p>СОПРОМАТ лаб. I 4-213 Орлик ОСНОВЫ РОБОТОТЕХНИКИ И МХТ лаб. II 7-115а Романов</text:p>
          </table:table-cell>
          <table:table-cell office:value-type="string" table:style-name="ce6">
            <text:p>ПРИКЛАДНАЯ СТАТИСТИКА лаб. I 5-220 Иконникова ИНФОРМАЦИОННЫЕ ТЕХНОЛОГИИ лаб. II 5-222 Амеличева</text:p>
          </table:table-cell>
          <table:table-cell office:value-type="string" table:style-name="ce6">
            <text:p>СОПРОТИВЛЕНИЕ МАТЕРИАЛОВ упр. 4-307 Емельянов</text:p>
          </table:table-cell>
          <table:covered-table-cell/>
          <table:covered-table-cell/>
          <table:covered-table-cell/>
          <table:table-cell office:value-type="string" table:style-name="ce6">
            <text:p>ФИЛОСОФИЯ упр. 5-155 Ильин</text:p>
          </table:table-cell>
          <table:table-cell office:value-type="string" table:style-name="ce6">
            <text:p>СИСТЕМНОЕ ПРОГРАММИР. упр. 5-231 Красавин</text:p>
          </table:table-cell>
          <table:table-cell office:value-type="string" table:style-name="ce6">
            <text:p>УПРАВЛЕНИЕ ЭЛЕКТРИЧЕСКИМИ МАШИНАМИ упр. 3-405 Фишер</text:p>
          </table:table-cell>
          <table:table-cell office:value-type="string" table:style-name="ce6">
            <text:p>ОСНОВЫ КОНСТРУИРОВАНИЯ ПРИБОРОВ упр. 3-411 Безбах</text:p>
          </table:table-cell>
          <table:covered-table-cell/>
          <table:covered-table-cell/>
          <table:table-cell office:value-type="string" table:style-name="ce6">
            <text:p>ДИСКРЕТНАЯ МАТЕМАТИКА лаб. II 5-158 Широкова</text:p>
          </table:table-cell>
          <table:table-cell office:value-type="string" table:style-name="ce6">
            <text:p>ОСНОВЫ ЭЛЕКТРОНИКИ упр. 2 3-318а Козеева</text:p>
          </table:table-cell>
          <table:table-cell office:value-type="string" table:style-name="ce6">
            <text:p>ФИЗИКА лаб. III 1-414 Горбунов</text:p>
          </table:table-cell>
          <table:table-cell office:value-type="string" table:style-name="ce6">
            <text:p>ФИЗИКА лаб. 1-414 Горбунов</text:p>
          </table:table-cell>
          <table:table-cell office:value-type="string" table:style-name="ce6">
            <text:p>ОРГАНИЧЕСКАЯ ХИМИЯ упр. 7-306 Анфилов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style-name="ce4">
            <text:p>СОПРОТИВЛЕНИЕ МАТЕРИАЛОВ лаб. I 4-213 Зезюля</text:p>
          </table:table-cell>
          <table:table-cell office:value-type="string" table:number-columns-spanned="4" table:number-rows-spanned="2" table:style-name="ce68">
            <text:p>СОПРОТИВЛЕНИЕ МАТЕРИАЛОВ лекц. 4-310 Царьков</text:p>
          </table:table-cell>
          <table:covered-table-cell table:number-columns-repeated="3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ТВ И МС упр. 7-504 Булычев</text:p>
          </table:table-cell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table:style-name="ce5"/>
          <table:table-cell office:value-type="string" table:style-name="ce5">
            <text:p>ФИЗИКА лаб. 1-414 Силаева, Горбунов</text:p>
          </table:table-cell>
          <table:table-cell office:value-type="string" table:style-name="ce4">
            <text:p>ОСНОВЫ КОНСТРУИРОВАНИЯ ПРИБОРОВ упр. 3-411 Безбах</text:p>
          </table:table-cell>
          <table:table-cell office:value-type="string" table:number-columns-spanned="2" table:number-rows-spanned="2" table:style-name="ce68">
            <text:p>ФИЛОСОФИЯ лекц. 5-208 Ильин</text:p>
          </table:table-cell>
          <table:covered-table-cell/>
          <table:table-cell office:value-type="string" table:number-columns-spanned="2" table:number-rows-spanned="2" table:style-name="ce68">
            <text:p>ЯП СИ++ лекц. 6-201 Адкин</text:p>
          </table:table-cell>
          <table:covered-table-cell/>
          <table:table-cell office:value-type="string" table:style-name="ce5">
            <text:p>ФИЛОСОФИЯ упр. 5-155 Вишневская</text:p>
          </table:table-cell>
          <table:table-cell office:value-type="string" table:style-name="ce4">
            <text:p>ПЕРСПЕКТИВНЫЕ ЯЗЫКИ ПРОГРАММИРОВАНИЯ лаб. I 5-231 Ерохин ТИПЫ И СТРУКТУРЫ ДАННЫХ лаб. II 5-158 Пчелинцева СИСТЕМНОЕ ПРОГРАММИРОВАНИЕ лаб. III 5-222 Амеличева</text:p>
          </table:table-cell>
          <table:table-cell office:value-type="string" table:number-columns-spanned="2" table:number-rows-spanned="2" table:style-name="ce68">
            <text:p>ОСНОВЫ ЭЛЕКТРОНИКИ лекц. 3-403 Чухраев</text:p>
          </table:table-cell>
          <table:covered-table-cell/>
          <table:table-cell office:value-type="string" table:number-columns-spanned="2" table:number-rows-spanned="2" table:style-name="ce68">
            <text:p>ЭЛ/ТЕХНИКА лекц. 4-203 Царькова</text:p>
          </table:table-cell>
          <table:covered-table-cell/>
          <table:table-cell office:value-type="string" table:number-columns-spanned="1" table:number-rows-spanned="2" table:style-name="ce68">
            <text:p>ИНО упр. к.1 Колот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СОПРОТИВЛЕНИЕ МАТЕРИАЛОВ лаб. II 4-213 Зезюля</text:p>
          </table:table-cell>
          <table:covered-table-cell/>
          <table:covered-table-cell table:number-columns-repeated="3"/>
          <table:table-cell office:value-type="string" table:style-name="ce6">
            <text:p>ТЕРМОДИНАМИКА лаб. II 7-206 Шевелев</text:p>
          </table:table-cell>
          <table:covered-table-cell/>
          <table:covered-table-cell/>
          <table:covered-table-cell/>
          <table:table-cell table:style-name="ce6"/>
          <table:covered-table-cell/>
          <table:covered-table-cell/>
          <table:table-cell office:value-type="string" table:style-name="ce6">
            <text:p>ФИЛОСОФИЯ упр. 1-211 Вишневская</text:p>
          </table:table-cell>
          <table:table-cell office:value-type="string" table:style-name="ce6">
            <text:p>ОСНОВЫ КОНСТРУИРОВАНИЯ ПРИБОРОВ упр. 3-411 Безбах</text:p>
          </table:table-cell>
          <table:table-cell office:value-type="string" table:style-name="ce6">
            <text:p>ФИЗИКА лаб. 1-414 Силаева, Горбунов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СИСТЕМНОЕ ПРОГРАММИР. упр. 5-222 Амеличева</text:p>
          </table:table-cell>
          <table:table-cell office:value-type="string" table:style-name="ce6">
            <text:p>ТИПЫ И СТРУКТУРЫ ДАННЫХ лаб. I 5-158 Пчелинцева ПЕРСПЕКТИВНЫЕ ЯЗЫКИ ПРОГРАММИРОВАНИЯ лаб. II 5-231 Ерохин ДИСКРЕТНАЯ МАТЕМАТИКА лаб. III 5-219 Никитенк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ТЕОР. МЕХ. упр. 1-422 Булычев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ЭЛЕКТРОТЕХНИКА лаб. II 4-201 Царькова</text:p>
          </table:table-cell>
          <table:table-cell table:number-columns-spanned="1" table:number-rows-spanned="2" table:style-name="ce68"/>
          <table:table-cell office:value-type="string" table:style-name="ce5">
            <text:p>СИСТЕМНОЕ ПРОГРАММИР. лаб. III 5-219 Красавин</text:p>
          </table:table-cell>
          <table:table-cell office:value-type="string" table:style-name="ce4">
            <text:p>ПРОГРАММИРОВАНИЕ И ОСНОВЫ АЛГОРИТМИЗАЦИИ лаб. I 3-212 Акименко</text:p>
          </table:table-cell>
          <table:table-cell table:number-columns-spanned="1" table:number-rows-spanned="2" table:style-name="ce68"/>
          <table:table-cell office:value-type="string" table:style-name="ce5">
            <text:p>ТИПЫ И СТРУКТУРЫ ДАННЫХ лаб. I 5-158 Пчелинцева</text:p>
          </table:table-cell>
          <table:table-cell office:value-type="string" table:style-name="ce5">
            <text:p>ПЕРСПЕКТИВНЫЕ ЯЗЫКИ ПРОГРАММИРОВАНИЯ лаб. I 5-231 Ерохин</text:p>
          </table:table-cell>
          <table:table-cell office:value-type="string" table:style-name="ce4">
            <text:p>ОСНОВЫ ЭЛЕКТРОНИКИ упр. 1 3-318а Козеева</text:p>
          </table:table-cell>
          <table:table-cell table:number-columns-spanned="1" table:number-rows-spanned="2" table:style-name="ce68"/>
          <table:table-cell office:value-type="string" table:style-name="ce5">
            <text:p>СИСТЕМНОЕ ПРОГРАММИР. лаб. III 5-222 Амеличева</text:p>
          </table:table-cell>
          <table:table-cell office:value-type="string" table:style-name="ce4">
            <text:p>СИСТЕМНОЕ ПРОГРАММИР. лаб. 5-222 Амеличев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ОПРОМАТ лаб. 4-213 Орлик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ЭЛЕКТРОТЕХНИКА лаб. I 4-201 Царькова</text:p>
          </table:table-cell>
          <table:covered-table-cell/>
          <table:table-cell office:value-type="string" table:style-name="ce6">
            <text:p>ДИСКРЕТНАЯ МАТЕМАТИКА лаб. III 5-219 Широкова</text:p>
          </table:table-cell>
          <table:table-cell office:value-type="string" table:style-name="ce6">
            <text:p>ПРОГРАММИРОВАНИЕ И ОСНОВЫ АЛГОРИТМИЗАЦИИ лаб. II 3-212 Акименко</text:p>
          </table:table-cell>
          <table:covered-table-cell/>
          <table:table-cell office:value-type="string" table:style-name="ce6">
            <text:p>ТИПЫ И СТРУКТУРЫ ДАННЫХ лаб. II 5-158 Пчелинцева</text:p>
          </table:table-cell>
          <table:table-cell office:value-type="string" table:style-name="ce6">
            <text:p>ПЕРСПЕКТИВНЫЕ ЯЗЫКИ ПРОГРАММИРОВАНИЯ лаб. II 5-231 Ерохин</text:p>
          </table:table-cell>
          <table:table-cell office:value-type="string" table:style-name="ce6">
            <text:p>ОСНОВЫ ЭЛЕКТРОНИКИ упр. 2 3-318а Козеева</text:p>
          </table:table-cell>
          <table:covered-table-cell/>
          <table:table-cell office:value-type="string" table:number-columns-spanned="2" table:number-rows-spanned="1" table:style-name="ce69">
            <text:p>СИСТЕМНОЕ ПРОГРАММИР. упр. 5-222 Амеличева</text:p>
          </table:table-cell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ИНЖ. ГРАФИКА упр. 1-311 Чернов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ИНЖЕНЕРНАЯ ГРАФИКА лаб. 1-311 Чернова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2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7">
            <text:p>ФИЗИКА лаб. 1-414 Радченко, Лысенко</text:p>
          </table:table-cell>
          <table:table-cell office:value-type="string" table:style-name="ce7">
            <text:p>ТЕХНОЛ. ОБОРУД. МАШИНОСТР. ПРОИЗВОДСТВ упр. 1-210 Бысов</text:p>
          </table:table-cell>
          <table:table-cell table:number-columns-repeated="2" table:style-name="ce7"/>
          <table:table-cell table:style-name="ce8"/>
          <table:table-cell office:value-type="string" table:number-columns-spanned="2" table:number-rows-spanned="2" table:style-name="ce67">
            <text:p>ФИЗИКА лекц. 4-316 Крицкая</text:p>
          </table:table-cell>
          <table:covered-table-cell/>
          <table:table-cell office:value-type="string" table:style-name="ce8">
            <text:p>МС И С лаб. 1-217 Калмыков, Мусохранов</text:p>
          </table:table-cell>
          <table:table-cell office:value-type="string" table:number-columns-spanned="2" table:number-rows-spanned="2" table:style-name="ce67">
            <text:p>ФИЗИКА лекц. 4-316 Крицкая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ИНФОРМ-НЫЕ ТЕХНОЛ. лаб. I 5-222 Амеличева</text:p>
          </table:table-cell>
          <table:table-cell office:value-type="string" table:style-name="ce8">
            <text:p>СОПРОТИВЛЕНИЕ МАТЕРИАЛОВ лаб. I 4-213 Зезюля</text:p>
          </table:table-cell>
          <table:table-cell table:number-columns-spanned="1" table:number-rows-spanned="2" table:style-name="ce67"/>
          <table:table-cell office:value-type="string" table:style-name="ce8">
            <text:p>ДИСКРЕТНАЯ МАТЕМАТИКА лаб. I 3-203 Савотин</text:p>
          </table:table-cell>
          <table:table-cell table:number-columns-spanned="1" table:number-rows-spanned="2" table:style-name="ce67"/>
          <table:table-cell office:value-type="string" table:style-name="ce8">
            <text:p>ТЕОРИЯ ИНФОРМАЦИОННЫХ СИСТЕМ упр. 1 3-326 Белова</text:p>
          </table:table-cell>
          <table:table-cell office:value-type="string" table:number-columns-spanned="2" table:number-rows-spanned="2" table:style-name="ce67">
            <text:p>ФИЛОСОФИЯ лекц. 4-310 Ильин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office:value-type="string" table:number-columns-spanned="2" table:number-rows-spanned="2" table:style-name="ce67">
            <text:p>ФИЛОСОФИЯ лекц. 4-310 Ильин</text:p>
          </table:table-cell>
          <table:covered-table-cell/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2" table:style-name="ce74">
            <text:p>Четверг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table-cell office:value-type="string" table:style-name="ce9">
            <text:p>МС И С лаб. 1-217 Калмыков, Федоров</text:p>
          </table:table-cell>
          <table:table-cell office:value-type="string" table:style-name="ce9">
            <text:p>ТЕХНОЛ. ОБОРУД. МАШИНОСТР. ПРОИЗВОДСТВ упр. 1-210 Бысов</text:p>
          </table:table-cell>
          <table:table-cell office:value-type="string" table:number-columns-spanned="2" table:number-rows-spanned="1" table:style-name="ce70">
            <text:p>ФИЗИКА упр. 1-413 Лысенко</text:p>
          </table:table-cell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table-cell office:value-type="string" table:style-name="ce9">
            <text:p>СОПРОТИВЛЕНИЕ МАТЕРИАЛОВ лаб. II 4-213 Зезюля</text:p>
          </table:table-cell>
          <table:covered-table-cell/>
          <table:table-cell office:value-type="string" table:style-name="ce9">
            <text:p>ДИСКРЕТНАЯ МАТЕМАТИКА лаб. II 3-203 Савотин</text:p>
          </table:table-cell>
          <table:covered-table-cell/>
          <table:table-cell office:value-type="string" table:style-name="ce9">
            <text:p>ТЕОРИЯ ИНФОРМАЦИОННЫХ СИСТЕМ упр. 2 3-326 Бел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8">
            <text:p>ТВ И МС лекц. 4-220 Кристя</text:p>
          </table:table-cell>
          <table:table-cell office:value-type="string" table:number-columns-spanned="4" table:number-rows-spanned="2" table:style-name="ce67">
            <text:p>МС И С лекц. 1-213 Федоров</text:p>
          </table:table-cell>
          <table:covered-table-cell table:number-columns-repeated="3"/>
          <table:table-cell office:value-type="string" table:number-columns-spanned="2" table:number-rows-spanned="2" table:style-name="ce67">
            <text:p>ТЕОР. МЕХ. лекц. 4-316 Винокуров</text:p>
          </table:table-cell>
          <table:covered-table-cell/>
          <table:table-cell office:value-type="string" table:style-name="ce8">
            <text:p>ТВ И МС лекц. 4-220 Кристя</text:p>
          </table:table-cell>
          <table:table-cell office:value-type="string" table:number-columns-spanned="2" table:number-rows-spanned="2" table:style-name="ce67">
            <text:p>ТЕОР. МЕХ. лекц. 4-316 Винокуров</text:p>
          </table:table-cell>
          <table:covered-table-cell/>
          <table:table-cell office:value-type="string" table:number-columns-spanned="2" table:number-rows-spanned="2" table:style-name="ce67">
            <text:p>ФИЗИКА лекц. 1-415 Горбунов</text:p>
          </table:table-cell>
          <table:covered-table-cell/>
          <table:table-cell office:value-type="string" table:style-name="ce7">
            <text:p>ТВ И МС лекц. 4-220 Кристя</text:p>
          </table:table-cell>
          <table:table-cell office:value-type="string" table:style-name="ce7">
            <text:p>ТЕХНОЛ. ПОДГОТ. ПРОИЗВ-ВА упр. 3-404 Парамонов</text:p>
          </table:table-cell>
          <table:table-cell office:value-type="string" table:style-name="ce8">
            <text:p>ЭЛЕКТРОТЕХНИКА упр. 4-311 Царькова</text:p>
          </table:table-cell>
          <table:table-cell office:value-type="string" table:number-columns-spanned="2" table:number-rows-spanned="2" table:style-name="ce67">
            <text:p>ТЕОРИЯ ИНФОРМАЦИОННЫХ СИСТЕМ лекц. 1-306 Белова</text:p>
          </table:table-cell>
          <table:covered-table-cell/>
          <table:table-cell office:value-type="string" table:style-name="ce7">
            <text:p>ФИЗИКА упр. 1-413 Силаева</text:p>
          </table:table-cell>
          <table:table-cell office:value-type="string" table:style-name="ce7">
            <text:p>ДИСКРЕТНАЯ МАТЕМАТИКА лаб. I 3-203 Савотин УПРАВЛЕНИЕ ЭЛЕКТРИЧЕСКИМИ МАШИНАМИ лаб. II 3-303 Фишер</text:p>
          </table:table-cell>
          <table:table-cell office:value-type="string" table:style-name="ce7">
            <text:p>ДИСКРЕТНАЯ МАТЕМАТИКА лаб. I 5-219 Никитенко СИСТЕМНОЕ ПРОГРАММИР. лаб. II 5-222 Амеличева</text:p>
          </table:table-cell>
          <table:table-cell table:style-name="ce7"/>
          <table:table-cell office:value-type="string" table:style-name="ce7">
            <text:p>ИСПОЛЬЗОВАНИЕ ИНТЕРФЕЙСОВ ППОС упр. 6-302 Антипова</text:p>
          </table:table-cell>
          <table:table-cell office:value-type="string" table:style-name="ce8">
            <text:p>ФИЛОСОФИЯ упр. 3-313 Ильин</text:p>
          </table:table-cell>
          <table:table-cell office:value-type="string" table:number-columns-spanned="2" table:number-rows-spanned="2" table:style-name="ce67">
            <text:p>ИНО упр. к.1 Волхонская, Белова</text:p>
          </table:table-cell>
          <table:covered-table-cell/>
          <table:table-cell office:value-type="string" table:number-columns-spanned="1" table:number-rows-spanned="2" table:style-name="ce67">
            <text:p>ФИЗИКА лекц. 1-415 Горбуно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ФИЗИКА упр. 1-413 Радченко</text:p>
          </table:table-cell>
          <table:covered-table-cell/>
          <table:covered-table-cell table:number-columns-repeated="3"/>
          <table:covered-table-cell/>
          <table:covered-table-cell/>
          <table:table-cell office:value-type="string" table:style-name="ce9">
            <text:p>СТРОИТЕЛЬНАЯ МЕХАНИКА ТС лекц. 1-109 Голубина</text:p>
          </table:table-cell>
          <table:covered-table-cell/>
          <table:covered-table-cell/>
          <table:covered-table-cell/>
          <table:covered-table-cell/>
          <table:table-cell office:value-type="string" table:style-name="ce9">
            <text:p>ИНФОРМАЦИОННЫЕ ТЕХНОЛОГИИ В ИНЖЕНЕРНОМ ДЕЛЕ лекц. 3-322 Мокин</text:p>
          </table:table-cell>
          <table:table-cell office:value-type="string" table:style-name="ce9">
            <text:p>ЭЛЕКТРОТЕХНИКА упр. 4-220 Царькова</text:p>
          </table:table-cell>
          <table:table-cell office:value-type="string" table:style-name="ce9">
            <text:p>ТЕХНОЛ. ПОДГОТ. ПРОИЗВ-ВА упр. 3-404 Парамонов</text:p>
          </table:table-cell>
          <table:covered-table-cell/>
          <table:covered-table-cell/>
          <table:table-cell office:value-type="string" table:style-name="ce9">
            <text:p>ФИЗИКА лаб. 1-414 Лысенко, Крицкая</text:p>
          </table:table-cell>
          <table:table-cell office:value-type="string" table:style-name="ce9">
            <text:p>УПРАВЛЕНИЕ ЭЛЕКТРИЧЕСКИМИ МАШИНАМИ лаб. I 3-303 Фишер ДИСКРЕТНАЯ МАТЕМАТИКА лаб. II 3-203 Савотин</text:p>
          </table:table-cell>
          <table:table-cell office:value-type="string" table:style-name="ce9">
            <text:p>ДИСКРЕТНАЯ МАТЕМАТИКА лаб. II 5-219 Никитенко</text:p>
          </table:table-cell>
          <table:table-cell office:value-type="string" table:style-name="ce9">
            <text:p>СИСТЕМНОЕ ПРОГРАММИР. упр. 5-222 Амеличева</text:p>
          </table:table-cell>
          <table:table-cell office:value-type="string" table:style-name="ce9">
            <text:p>ФИЛОСОФИЯ упр. 3-313 Ильин</text:p>
          </table:table-cell>
          <table:table-cell office:value-type="string" table:style-name="ce9">
            <text:p>ИСПОЛЬЗОВАНИЕ ИНТЕРФЕЙСОВ ППОС упр. 6-302 Антипова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style-name="ce7"/>
          <table:table-cell office:value-type="string" table:number-columns-spanned="2" table:number-rows-spanned="1" table:style-name="ce72">
            <text:p>М/ВЕДЕНИЕ лекц. 4-220 Герасимова</text:p>
          </table:table-cell>
          <table:covered-table-cell/>
          <table:table-cell office:value-type="string" table:number-columns-spanned="1" table:number-rows-spanned="2" table:style-name="ce67">
            <text:p>ИНО упр. к.1 Белова</text:p>
          </table:table-cell>
          <table:table-cell office:value-type="string" table:style-name="ce7">
            <text:p>МС И С лаб. 1-217 Федоров</text:p>
          </table:table-cell>
          <table:table-cell table:style-name="ce8"/>
          <table:table-cell office:value-type="string" table:number-columns-spanned="1" table:number-rows-spanned="2" table:style-name="ce67">
            <text:p>ИНО упр. к.1 Волхонская</text:p>
          </table:table-cell>
          <table:table-cell office:value-type="string" table:style-name="ce8">
            <text:p>СОПРОТИВЛЕНИЕ МАТЕРИАЛОВ лаб. I 4-213 Зезюля</text:p>
          </table:table-cell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office:value-type="string" table:number-columns-spanned="2" table:number-rows-spanned="1" table:style-name="ce72">
            <text:p>ТВ И МС лекц. 3-403 Кристя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ЭЛ/ТЕХНИКА лекц. 4-311 Царькова</text:p>
          </table:table-cell>
          <table:covered-table-cell/>
          <table:table-cell office:value-type="string" table:style-name="ce7">
            <text:p>ФИЗИКА лаб. 1-414 Лысенко, Горбунов</text:p>
          </table:table-cell>
          <table:table-cell office:value-type="string" table:style-name="ce7">
            <text:p>ЯЗЫКИ ПРОГРАММИР. С УПРАВЛЯЕМЫМ КОДОМ лаб. I 3-320 Белова ЦИФРОВЫЕ ИЗМЕРИТЕЛЬНЫЕ СИСТЕМЫ лаб. II 3-309 Максимов ОСНОВЫ ЭЛЕКТРОНИКИ лаб. III 3-318а Козеева</text:p>
          </table:table-cell>
          <table:table-cell office:value-type="string" table:style-name="ce8">
            <text:p>УПРАВЛЕНИЕ ЭЛЕКТРИЧЕСКИМИ МАШИНАМИ лаб. I 3-303 Фишер КОМПЬЮТЕРНАЯ ГРАФИКА лаб. II 3-212 Корлякова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ДИСКРЕТНАЯ МАТЕМАТИКА лекц. 5-108 Никитенко</text:p>
          </table:table-cell>
          <table:covered-table-cell/>
          <table:table-cell office:value-type="string" table:number-columns-spanned="2" table:number-rows-spanned="2" table:style-name="ce67">
            <text:p>ФИЛОСОФИЯ лекц. 1-213 Ильин</text:p>
          </table:table-cell>
          <table:covered-table-cell/>
          <table:table-cell office:value-type="string" table:number-columns-spanned="2" table:number-rows-spanned="1" table:style-name="ce72">
            <text:p>ТВ И МС лекц. 3-403 Кристя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ТВ И МС упр. 7-504 Кристя</text:p>
          </table:table-cell>
          <table:table-cell table:style-name="ce9"/>
          <table:table-cell office:value-type="string" table:style-name="ce9">
            <text:p>МС И С лаб. 1-217 Калмыков, Федоров</text:p>
          </table:table-cell>
          <table:covered-table-cell/>
          <table:table-cell table:style-name="ce9"/>
          <table:table-cell office:value-type="string" table:style-name="ce9">
            <text:p>ТЕРМОДИНАМИКА лаб. I 7-206 Голиков</text:p>
          </table:table-cell>
          <table:covered-table-cell/>
          <table:table-cell office:value-type="string" table:style-name="ce9">
            <text:p>СОПРОТИВЛЕНИЕ МАТЕРИАЛОВ лаб. II 4-213 Зезюля</text:p>
          </table:table-cell>
          <table:covered-table-cell/>
          <table:covered-table-cell/>
          <table:table-cell office:value-type="string" table:style-name="ce9">
            <text:p>ФИЗИКА упр. 1-413 Силаева</text:p>
          </table:table-cell>
          <table:table-cell table:style-name="ce9"/>
          <table:covered-table-cell/>
          <table:covered-table-cell/>
          <table:covered-table-cell/>
          <table:table-cell office:value-type="string" table:style-name="ce9">
            <text:p>ФИЗИКА упр. 1-415 Крицкая</text:p>
          </table:table-cell>
          <table:table-cell office:value-type="string" table:style-name="ce9">
            <text:p>ОСНОВЫ ЭЛЕКТРОНИКИ лаб. I 3-318а Козеева ЯП С УПРАВЛЯЕМЫМ КОДОМ лаб. II 3-320 Белова</text:p>
          </table:table-cell>
          <table:table-cell office:value-type="string" table:style-name="ce9">
            <text:p>КОМПЬЮТЕРНАЯ ГРАФИКА лаб. I 3-212 Корлякова УПРАВЛЕНИЕ ЭЛЕКТРИЧЕСКИМИ МАШИНАМИ лаб. II 3-303 Фишер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ФИЗИКА лаб. I+II 1-414 Радченко, Горбунов</text:p>
          </table:table-cell>
          <table:table-cell table:style-name="ce9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ЭЛЕКТРОТЕХНИКА лаб. I 4-201 Царько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СНОВЫ ЭЛЕКТРОНИКИ лаб. II 3-318а Козее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СИСТЕМНОЕ ПРОГРАММИРОВАНИЕ лекц. 5-232 Амеличева</text:p>
          </table:table-cell>
          <table:covered-table-cell/>
          <table:table-cell table:style-name="ce7"/>
          <table:table-cell office:value-type="string" table:style-name="ce7">
            <text:p>ФИЗИКА лаб. 1-414 Силаева, Горбунов</text:p>
          </table:table-cell>
          <table:table-cell office:value-type="string" table:number-columns-spanned="2" table:number-rows-spanned="1" table:style-name="ce72">
            <text:p>АЛГОРИТМЫ И СТРУКТУРЫ ДАННЫХ упр. 6-101 Празян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ЭЛЕКТРОТЕХНИКА лаб. II 4-201 Царькова</text:p>
          </table:table-cell>
          <table:covered-table-cell/>
          <table:covered-table-cell/>
          <table:table-cell office:value-type="string" table:style-name="ce9">
            <text:p>ЦИФРОВЫЕ ИЗМЕРИТЕЛЬНЫЕ СИСТЕМЫ лаб. I 3-309 Максимов</text:p>
          </table:table-cell>
          <table:covered-table-cell/>
          <table:covered-table-cell/>
          <table:covered-table-cell/>
          <table:covered-table-cell/>
          <table:table-cell office:value-type="string" table:style-name="ce9">
            <text:p>ФИЗИКА лаб. 1-414 Силаева, Горбунов</text:p>
          </table:table-cell>
          <table:table-cell office:value-type="string" table:style-name="ce9">
            <text:p>ОСНОВЫ ЭЛЕКТРОНИКИ лаб. III 3-318а Козеева</text:p>
          </table:table-cell>
          <table:table-cell table:number-columns-repeated="2" table:style-name="ce9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office:value-type="string" table:style-name="ce8">
            <text:p>ПЕРСПЕКТИВНЫЕ ЯЗЫКИ ПРОГРАММИРОВАНИЯ лаб. III 5-231 Ерох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ПЕРСПЕКТИВНЫЕ ЯЗЫКИ ПРОГРАММИРОВАНИЯ лаб. III 5-231 Ерохин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office:value-type="string" table:style-name="ce8">
            <text:p>ПЕРСПЕКТИВНЫЕ ЯЗЫКИ ПРОГРАММИРОВАНИЯ лаб. III 5-231 Ерох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ПЕРСПЕКТИВНЫЕ ЯЗЫКИ ПРОГРАММИРОВАНИЯ лаб. III 5-231 Ерохин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4">
            <text:p>ТЕХНОЛ. ОБОРУД. МАШИНОСТР. ПРОИЗВОДСТВ упр. 1-210 Быс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ФИЗИКА лаб. 1-414 Лысенко</text:p>
          </table:table-cell>
          <table:table-cell office:value-type="string" table:style-name="ce5">
            <text:p>МАТЕРИАЛОВЕДЕНИЕ лаб. 4-320 Герасимова</text:p>
          </table:table-cell>
          <table:table-cell office:value-type="string" table:style-name="ce5">
            <text:p>ТЕРМОДИНАМИКА упр. 7-206 Юрик</text:p>
          </table:table-cell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ФИЛОСОФИЯ упр. 1-313 Вишневская</text:p>
          </table:table-cell>
          <table:table-cell office:value-type="string" table:style-name="ce4">
            <text:p>МС И С лаб. 1-217 Калмыков, Мусохранов</text:p>
          </table:table-cell>
          <table:table-cell table:number-columns-spanned="1" table:number-rows-spanned="2" table:style-name="ce68"/>
          <table:table-cell table:style-name="ce4"/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office:value-type="string" table:style-name="ce5">
            <text:p>ДИСКРЕТНАЯ МАТЕМАТИКА лаб. I 3-203 Савотин ЯП СИ++ лаб. II 3-212 Акименко</text:p>
          </table:table-cell>
          <table:table-cell office:value-type="string" table:style-name="ce5">
            <text:p>ФИЛОСОФИЯ упр. 1-211 Ильин</text:p>
          </table:table-cell>
          <table:table-cell office:value-type="string" table:style-name="ce4">
            <text:p>ОСНОВЫ ЭЛЕКТРОНИКИ лаб. I 3-318а Козее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ЕОРИЯ СИСТЕМ И СИСТЕМНЫЙ АНАЛИЗ лекц. 3-222 Мазин</text:p>
          </table:table-cell>
          <table:table-cell table:number-columns-spanned="1" table:number-rows-spanned="2" table:style-name="ce68"/>
          <table:table-cell office:value-type="string" table:style-name="ce5">
            <text:p>ТЕОРЕТИЧЕСКАЯ МЕХАНИКА упр. 4-308 Зезюля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Пятниц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6"/>
          <table:covered-table-cell/>
          <table:covered-table-cell/>
          <table:table-cell office:value-type="string" table:style-name="ce6">
            <text:p>МАТЕРИАЛОВЕДЕНИЕ лаб. 4-320 Герасимова</text:p>
          </table:table-cell>
          <table:table-cell office:value-type="string" table:style-name="ce6">
            <text:p>ИНЖЕНЕРНАЯ ГРАФИКА лаб. 1-311 Чернова</text:p>
          </table:table-cell>
          <table:table-cell office:value-type="string" table:number-columns-spanned="2" table:number-rows-spanned="1" table:style-name="ce69">
            <text:p>ОНИ лекц. 7-415 Ильичев</text:p>
          </table:table-cell>
          <table:covered-table-cell/>
          <table:table-cell office:value-type="string" table:style-name="ce6">
            <text:p>ФИЛОСОФИЯ упр. 1-313 Вишневская</text:p>
          </table:table-cell>
          <table:covered-table-cell/>
          <table:covered-table-cell/>
          <table:covered-table-cell/>
          <table:table-cell office:value-type="string" table:style-name="ce6">
            <text:p>ПРИКЛАДНАЯ СТАТИСТИКА упр. 6-202 Иконникова</text:p>
          </table:table-cell>
          <table:table-cell office:value-type="string" table:style-name="ce6">
            <text:p>СОПРОТИВЛЕНИЕ МАТЕРИАЛОВ упр. 4-308 Зезюля</text:p>
          </table:table-cell>
          <table:covered-table-cell/>
          <table:table-cell office:value-type="string" table:style-name="ce6">
            <text:p>ФИЛОСОФИЯ упр. 1-415 Ильин</text:p>
          </table:table-cell>
          <table:covered-table-cell/>
          <table:covered-table-cell/>
          <table:table-cell office:value-type="string" table:style-name="ce6">
            <text:p>ЯП СИ++ лаб. I 3-212 Акименко ДИСКРЕТНАЯ МАТЕМАТИКА лаб. II 3-203 Савотин</text:p>
          </table:table-cell>
          <table:table-cell table:style-name="ce6"/>
          <table:table-cell office:value-type="string" table:style-name="ce6">
            <text:p>ОСНОВЫ ЭЛЕКТРОНИКИ лаб. III 3-318а Козеева</text:p>
          </table:table-cell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ТЕОР. МЕХ. лекц. 1-213 Пономарев</text:p>
          </table:table-cell>
          <table:table-cell office:value-type="string" table:style-name="ce5">
            <text:p>ТЕОРЕТИЧЕСКАЯ МЕХАНИКА упр. 1-422 Булычев</text:p>
          </table:table-cell>
          <table:table-cell office:value-type="string" table:style-name="ce5">
            <text:p>ФИЗИКА упр. 1-413 Лысенко</text:p>
          </table:table-cell>
          <table:table-cell office:value-type="string" table:number-columns-spanned="2" table:number-rows-spanned="1" table:style-name="ce71">
            <text:p>СОПРОМАТ упр. 4-203 Царьков</text:p>
          </table:table-cell>
          <table:covered-table-cell/>
          <table:table-cell office:value-type="string" table:style-name="ce5">
            <text:p>ИНЖЕНЕРНАЯ ГРАФИКА упр. 1-307 Зуев</text:p>
          </table:table-cell>
          <table:table-cell office:value-type="string" table:style-name="ce4">
            <text:p>ИНЖ. ГРАФИКА лаб. I 1-309 Вяткин II 1-311 Шестернина</text:p>
          </table:table-cell>
          <table:table-cell office:value-type="string" table:number-columns-spanned="1" table:number-rows-spanned="2" table:style-name="ce68">
            <text:p>ТЕОР. МЕХ. лекц. 1-213 Пономарев</text:p>
          </table:table-cell>
          <table:table-cell office:value-type="string" table:style-name="ce5">
            <text:p>УПРАВЛЕНИЕ ЭЛЕКТРИЧЕСКИМИ МАШИНАМИ упр. 3-405 Фишер</text:p>
          </table:table-cell>
          <table:table-cell table:style-name="ce4"/>
          <table:table-cell office:value-type="string" table:number-columns-spanned="2" table:number-rows-spanned="2" table:style-name="ce68">
            <text:p>ФИЛОСОФИЯ лекц. 1-313 Вишневская</text:p>
          </table:table-cell>
          <table:covered-table-cell/>
          <table:table-cell office:value-type="string" table:number-columns-spanned="1" table:number-rows-spanned="2" table:style-name="ce68">
            <text:p>ТЕОР. МЕХ. лекц. 1-213 Пономарев</text:p>
          </table:table-cell>
          <table:table-cell office:value-type="string" table:number-columns-spanned="2" table:number-rows-spanned="2" table:style-name="ce68">
            <text:p>ФИЛОСОФИЯ лекц. 1-415 Ильин</text:p>
          </table:table-cell>
          <table:covered-table-cell/>
          <table:table-cell office:value-type="string" table:number-columns-spanned="2" table:number-rows-spanned="2" table:style-name="ce68">
            <text:p>ОСНОВЫ ЭЛЕКТРОНИКИ лекц. 3-403 Чухраев</text:p>
          </table:table-cell>
          <table:covered-table-cell/>
          <table:table-cell office:value-type="string" table:number-columns-spanned="2" table:number-rows-spanned="2" table:style-name="ce68">
            <text:p>ДИСКРЕТНАЯ МАТЕМАТИКА лекц. 7-504 Савотин</text:p>
          </table:table-cell>
          <table:covered-table-cell/>
          <table:table-cell office:value-type="string" table:number-columns-spanned="2" table:number-rows-spanned="2" table:style-name="ce68">
            <text:p>ФИЗИКА лекц. 3-121 Силаева</text:p>
          </table:table-cell>
          <table:covered-table-cell/>
          <table:table-cell office:value-type="string" table:style-name="ce4">
            <text:p>СИСТЕМНОЕ ПРОГРАММИР. лаб. I 5-231 Красавин</text:p>
          </table:table-cell>
          <table:table-cell table:number-columns-spanned="1" table:number-rows-spanned="2" table:style-name="ce68"/>
          <table:table-cell office:value-type="string" table:style-name="ce4">
            <text:p>АЛГОРИТМЫ И СТРУКТУРЫ ДАННЫХ лаб. I 3-216 Празян ТЕОРИЯ СИСТЕМ И СИСТЕМНЫЙ АНАЛИЗ лаб. II 3-217 Мазин, Герасимова</text:p>
          </table:table-cell>
          <table:table-cell office:value-type="string" table:number-columns-spanned="1" table:number-rows-spanned="8" table:style-name="ce68">
            <text:p>ВУЦ <text:s/>к.4</text:p>
          </table:table-cell>
          <table:table-cell office:value-type="string" table:style-name="ce5">
            <text:p>М/ВЕДЕНИЕ лаб. I 4-320 Герасимова СОПРОМАТ лаб. II 4-213 Никишкин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СОПРОТИВЛЕНИЕ МАТЕРИАЛОВ упр. 4-203 Царьков</text:p>
          </table:table-cell>
          <table:table-cell office:value-type="string" table:style-name="ce6">
            <text:p>ТЕОРЕТИЧЕСКАЯ МЕХАНИКА упр. 1-422 Булычев</text:p>
          </table:table-cell>
          <table:table-cell office:value-type="string" table:style-name="ce6">
            <text:p>МС И С лаб. 1-217 Федоров</text:p>
          </table:table-cell>
          <table:table-cell office:value-type="string" table:style-name="ce6">
            <text:p>ФИЗИКА лаб. 1-414 Лысенко</text:p>
          </table:table-cell>
          <table:table-cell office:value-type="string" table:style-name="ce6">
            <text:p>ИНЖЕНЕРНАЯ ГРАФИКА лаб. I 1-309 Зуев II 1-311 Шестернина</text:p>
          </table:table-cell>
          <table:table-cell office:value-type="string" table:style-name="ce6">
            <text:p>ИНЖЕНЕРНАЯ ГРАФИКА упр. 1-307 Вяткин</text:p>
          </table:table-cell>
          <table:covered-table-cell/>
          <table:table-cell table:style-name="ce6"/>
          <table:table-cell office:value-type="string" table:style-name="ce6">
            <text:p>УПРАВЛЕНИЕ ЭЛЕКТРИЧЕСКИМИ МАШИНАМИ упр. 3-405 Фиш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ИСТЕМНОЕ ПРОГРАММИР. лаб. II 5-231 Красавин</text:p>
          </table:table-cell>
          <table:covered-table-cell/>
          <table:table-cell office:value-type="string" table:style-name="ce6">
            <text:p>ТЕОРИЯ СИСТЕМ И СИСТЕМНЫЙ АНАЛИЗ лаб. I 3-217 Мазин, Герасимова АЛГОРИТМЫ И СТРУКТУРЫ ДАННЫХ лаб. II 3-216 Празян</text:p>
          </table:table-cell>
          <table:covered-table-cell/>
          <table:table-cell office:value-type="string" table:style-name="ce6">
            <text:p>СОПРОМАТ лаб. I 4-213 Никишкина М/ВЕДЕНИЕ лаб. II 4-320 Герасимова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style-name="ce5"/>
          <table:table-cell office:value-type="string" table:style-name="ce5">
            <text:p>ИНЖЕНЕРНАЯ ГРАФИКА лаб. I 1-309 Зуев II 1-311 Сахаров</text:p>
          </table:table-cell>
          <table:table-cell office:value-type="string" table:style-name="ce5">
            <text:p>СОПРОМАТ лаб. 4-213 Орлик</text:p>
          </table:table-cell>
          <table:table-cell office:value-type="string" table:number-columns-spanned="2" table:number-rows-spanned="1" table:style-name="ce71">
            <text:p>М/ВЕДЕНИЕ лекц. 4-220 Герасимова</text:p>
          </table:table-cell>
          <table:covered-table-cell/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office:value-type="string" table:number-columns-spanned="1" table:number-rows-spanned="2" table:style-name="ce68">
            <text:p>СТРОИТЕЛЬНАЯ МЕХАНИКА ТРАНСПОРТНЫХ СРЕДСТВ упр. 3-212 Никишкина</text:p>
          </table:table-cell>
          <table:table-cell office:value-type="string" table:style-name="ce5">
            <text:p>ИНЖЕНЕРНАЯ ГРАФИКА упр. 1-307 Вяткин</text:p>
          </table:table-cell>
          <table:table-cell office:value-type="string" table:style-name="ce5">
            <text:p>ПРОМЫШЛЕННЫЕ СЕТИ лаб. I 7-115а Орехов УПРАВЛЕНИЕ ЭЛЕКТРИЧЕСКИМИ МАШИНАМИ лаб. II 3-303 Фишер</text:p>
          </table:table-cell>
          <table:table-cell office:value-type="string" table:style-name="ce4">
            <text:p>ФИЛОСОФИЯ упр. 1-313 Вишневская</text:p>
          </table:table-cell>
          <table:table-cell office:value-type="string" table:number-columns-spanned="1" table:number-rows-spanned="2" table:style-name="ce68">
            <text:p>ИНО упр. к.1 Ермоленко</text:p>
          </table:table-cell>
          <table:table-cell table:number-columns-spanned="1" table:number-rows-spanned="2" table:style-name="ce68"/>
          <table:table-cell office:value-type="string" table:style-name="ce5">
            <text:p>ФИЛОСОФИЯ упр. 1-415 Ильин</text:p>
          </table:table-cell>
          <table:table-cell office:value-type="string" table:style-name="ce5">
            <text:p>ФИЗИКА упр. 1-413 Силаева</text:p>
          </table:table-cell>
          <table:table-cell office:value-type="string" table:style-name="ce5">
            <text:p>СИСТЕМНОЕ ПРОГРАММИР. лаб. 2 5-231 Красавин</text:p>
          </table:table-cell>
          <table:table-cell office:value-type="string" table:style-name="ce5">
            <text:p>ОСНОВЫ ЭЛЕКТРОНИКИ упр. 2 3-309 Козеева</text:p>
          </table:table-cell>
          <table:table-cell table:style-name="ce4"/>
          <table:table-cell office:value-type="string" table:number-columns-spanned="1" table:number-rows-spanned="2" table:style-name="ce68">
            <text:p>ИНО упр. к.1 Артеменко</text:p>
          </table:table-cell>
          <table:table-cell office:value-type="string" table:number-columns-spanned="2" table:number-rows-spanned="2" table:style-name="ce68">
            <text:p>ОСНОВЫ ЭЛЕКТРОНИКИ лекц. 3-403 Чухраев</text:p>
          </table:table-cell>
          <table:covered-table-cell/>
          <table:table-cell office:value-type="string" table:number-columns-spanned="2" table:number-rows-spanned="2" table:style-name="ce68">
            <text:p>СИСТЕМНОЕ ПРОГРАММИРОВАНИЕ лекц. 5-108 Амеличева</text:p>
          </table:table-cell>
          <table:covered-table-cell/>
          <table:table-cell office:value-type="string" table:style-name="ce5">
            <text:p>АЛГОРИТМЫ И СТРУКТУРЫ ДАННЫХ лаб. I 3-216 Празян ТЕОРИЯ СИСТЕМ И СИСТЕМНЫЙ АНАЛИЗ лаб. III 3-219 Мазин, Герасимова</text:p>
          </table:table-cell>
          <table:covered-table-cell/>
          <table:table-cell office:value-type="string" table:style-name="ce5">
            <text:p>МАТЕРИАЛОВЕДЕНИЕ лекц. 4-220 Герасим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ФИЛОСОФИЯ упр. 1-313 Вишневская</text:p>
          </table:table-cell>
          <table:table-cell office:value-type="string" table:style-name="ce6">
            <text:p>ИНЖЕНЕРНАЯ ГРАФИКА упр. 1-307 Зуев</text:p>
          </table:table-cell>
          <table:table-cell office:value-type="string" table:style-name="ce6">
            <text:p>СОПРОТИВЛЕНИЕ МАТЕРИАЛОВ упр. 4-203 Царьков</text:p>
          </table:table-cell>
          <table:table-cell table:style-name="ce6"/>
          <table:table-cell office:value-type="string" table:style-name="ce6">
            <text:p>СОПРОМАТ лаб. 4-213 Орлик</text:p>
          </table:table-cell>
          <table:covered-table-cell/>
          <table:covered-table-cell/>
          <table:covered-table-cell/>
          <table:table-cell office:value-type="string" table:style-name="ce6">
            <text:p>ИНЖЕНЕРНАЯ ГРАФИКА лаб. I 1-309 Вяткин II 1-311 Сахаров</text:p>
          </table:table-cell>
          <table:table-cell office:value-type="string" table:style-name="ce6">
            <text:p>УПРАВЛЕНИЕ ЭЛЕКТРИЧЕСКИМИ МАШИНАМИ лаб. I 3-303 Фишер ПРОМЫШЛЕННЫЕ СЕТИ лаб. II 7-115а Орехов</text:p>
          </table:table-cell>
          <table:table-cell office:value-type="string" table:style-name="ce6">
            <text:p>ПРИКЛАДНАЯ СТАТИСТИКА упр. 6-202 Иконникова</text:p>
          </table:table-cell>
          <table:covered-table-cell/>
          <table:covered-table-cell/>
          <table:table-cell office:value-type="string" table:style-name="ce6">
            <text:p>ФИЗИКА упр. 1-415 Силаева</text:p>
          </table:table-cell>
          <table:table-cell table:style-name="ce6"/>
          <table:table-cell office:value-type="string" table:style-name="ce6">
            <text:p>СИСТЕМНОЕ ПРОГРАММИР. лаб. 1 5-231 Красавин</text:p>
          </table:table-cell>
          <table:table-cell office:value-type="string" table:style-name="ce6">
            <text:p>ОСНОВЫ ЭЛЕКТРОНИКИ упр. 1 3-309 Козеева</text:p>
          </table:table-cell>
          <table:table-cell office:value-type="string" table:style-name="ce6">
            <text:p>ФИЛОСОФИЯ упр. 1-205 Ильин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АЛГОРИТМЫ И СТРУКТУРЫ ДАННЫХ лаб. II 3-216 Празян</text:p>
          </table:table-cell>
          <table:covered-table-cell/>
          <table:table-cell office:value-type="string" table:style-name="ce6">
            <text:p>ФИЗИКА упр. 1-413 Лысенко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ИНЖЕНЕРНАЯ ГРАФИКА упр. 1-307 Зуе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ПРОМЫШЛЕННЫЕ СЕТИ лаб. I 7-115а Орехов</text:p>
          </table:table-cell>
          <table:table-cell office:value-type="string" table:style-name="ce4">
            <text:p>ИНЖЕНЕРНАЯ ГРАФИКА лаб. I 1-309 Вяткин II 1-311 Сахаров</text:p>
          </table:table-cell>
          <table:table-cell office:value-type="string" table:number-columns-spanned="1" table:number-rows-spanned="2" table:style-name="ce68">
            <text:p>ИНО упр. к.1 Ермоленко</text:p>
          </table:table-cell>
          <table:table-cell office:value-type="string" table:number-columns-spanned="1" table:number-rows-spanned="2" table:style-name="ce68">
            <text:p>ИНФОРМАЦИОННЫЕ ТЕХНОЛОГИИ лаб. II 5-222 Амеличе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ПРОГРАММИРОВАНИЕ И ОСНОВЫ АЛГОРИТМИЗАЦИИ лаб. I 3-212 Акименко</text:p>
          </table:table-cell>
          <table:table-cell table:number-columns-spanned="1" table:number-rows-spanned="2" table:style-name="ce68"/>
          <table:table-cell office:value-type="string" table:style-name="ce5">
            <text:p>ОСНОВЫ ЭЛЕКТРОНИКИ упр. 1 3-309 Козеева</text:p>
          </table:table-cell>
          <table:table-cell office:value-type="string" table:style-name="ce5">
            <text:p>ФИЗИКА упр. 1-415 Лысенко</text:p>
          </table:table-cell>
          <table:table-cell office:value-type="string" table:style-name="ce4">
            <text:p>СИСТЕМНОЕ ПРОГРАММИР. упр. 5-231 Красавин</text:p>
          </table:table-cell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ИНЖЕНЕРНАЯ ГРАФИКА лаб. I 1-309 Зуев II 1-311 Сахаров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МЫШЛЕННЫЕ СЕТИ лаб. II 7-115а Орехов</text:p>
          </table:table-cell>
          <table:table-cell office:value-type="string" table:style-name="ce6">
            <text:p>ИНЖЕНЕРНАЯ ГРАФИКА упр. 1-307 Вятк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ГРАММИРОВАНИЕ И ОСНОВЫ АЛГОРИТМИЗАЦИИ лаб. II 3-212 Акименко</text:p>
          </table:table-cell>
          <table:covered-table-cell/>
          <table:table-cell table:style-name="ce6"/>
          <table:table-cell office:value-type="string" table:style-name="ce6">
            <text:p>СИСТЕМНОЕ ПРОГРАММИР. упр. 5-231 Красавин</text:p>
          </table:table-cell>
          <table:table-cell office:value-type="string" table:style-name="ce6">
            <text:p>ФИЗИКА упр. 1-415 Лысенко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ТЕСТИР-НИЕ СИСТЕМ ОБРАБ. ИНФОРМ. лаб. III 3-205 Борисова</text:p>
          </table:table-cell>
          <table:table-cell office:value-type="string" table:style-name="ce4">
            <text:p>ИСПОЛЬЗОВАНИЕ ИНТЕРФЕЙСОВ ППОС лаб. III 3-214 Пономарев</text:p>
          </table:table-cell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ИСПОЛЬЗОВАНИЕ ИНТЕРФЕЙСОВ ППОС лаб. III 3-205 Антипова</text:p>
          </table:table-cell>
          <table:table-cell office:value-type="string" table:style-name="ce6">
            <text:p>ТЕСТИР-НИЕ СИСТЕМ ОБРАБ. ИНФОРМ. лаб. III 3-214 Борисова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7">
            <text:p>СОПРОМАТ лекц. 4-310 Зезюля</text:p>
          </table:table-cell>
          <table:table-cell office:value-type="string" table:number-columns-spanned="4" table:number-rows-spanned="1" table:style-name="ce72">
            <text:p>ТЕОРИЯ ВЕРОЯТНОСТЕЙ И МАТЕМ. СТАТИСТИКА лекц. 3-403 Супельняк</text:p>
          </table:table-cell>
          <table:covered-table-cell table:number-columns-repeated="3"/>
          <table:table-cell office:value-type="string" table:style-name="ce7">
            <text:p>ФИЗИКА лаб. 1-414 Лысенко, Радченко</text:p>
          </table:table-cell>
          <table:table-cell office:value-type="string" table:style-name="ce8">
            <text:p>СОПРОТИВЛЕНИЕ МАТЕРИАЛОВ упр. 4-308 Емельянов</text:p>
          </table:table-cell>
          <table:table-cell office:value-type="string" table:number-columns-spanned="1" table:number-rows-spanned="2" table:style-name="ce67">
            <text:p>СОПРОМАТ лекц. 4-310 Зезюля</text:p>
          </table:table-cell>
          <table:table-cell office:value-type="string" table:number-columns-spanned="2" table:number-rows-spanned="1" table:style-name="ce72">
            <text:p>ОСНОВЫ РОБОТОТЕХНИКИ И МХТ лекц. 7-509 Романов</text:p>
          </table:table-cell>
          <table:covered-table-cell/>
          <table:table-cell office:value-type="string" table:style-name="ce8">
            <text:p>СОПРОТИВЛЕНИЕ МАТЕРИАЛОВ лаб. I 4-213 Никишкин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СОПРОМАТ лекц. 4-310 Зезюля</text:p>
          </table:table-cell>
          <table:table-cell office:value-type="string" table:number-columns-spanned="2" table:number-rows-spanned="2" table:style-name="ce67">
            <text:p>ДИСКРЕТНАЯ МАТЕМАТИКА лекц. 6-202 Савотин</text:p>
          </table:table-cell>
          <table:covered-table-cell/>
          <table:table-cell office:value-type="string" table:number-columns-spanned="2" table:number-rows-spanned="2" table:style-name="ce67">
            <text:p>ФИЗИКА лекц. 3-121 Крицкая</text:p>
          </table:table-cell>
          <table:covered-table-cell/>
          <table:table-cell office:value-type="string" table:number-columns-spanned="2" table:number-rows-spanned="2" table:style-name="ce67">
            <text:p>ОСН. КОНСТР-ИЯ ПРИБОРОВ лекц. 3-426 Полпудников</text:p>
          </table:table-cell>
          <table:covered-table-cell/>
          <table:table-cell office:value-type="string" table:style-name="ce7">
            <text:p>ОСНОВЫ ЭЛЕКТРОНИКИ упр. 1 3-318а Козеева</text:p>
          </table:table-cell>
          <table:table-cell office:value-type="string" table:style-name="ce7">
            <text:p>ФИЛОСОФИЯ упр. 1-415 Вишневская</text:p>
          </table:table-cell>
          <table:table-cell office:value-type="string" table:style-name="ce7">
            <text:p>ТЕСТИР-НИЕ СИСТЕМ ОБРАБ. ИНФОРМ. лаб. I 3-205 Борисова</text:p>
          </table:table-cell>
          <table:table-cell office:value-type="string" table:style-name="ce8">
            <text:p>ИСПОЛЬЗОВАНИЕ ИНТЕРФЕЙСОВ ППОС лаб. II 3-214 Пономарев</text:p>
          </table:table-cell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table:number-columns-spanned="1" table:number-rows-spanned="2" table:style-name="ce67"/>
          <table:table-cell office:value-type="string" table:style-name="ce7">
            <text:p>ТВ И МС лекц. 3-403 Супельня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number-columns-repeated="2" table:style-name="ce9"/>
          <table:table-cell office:value-type="string" table:number-columns-spanned="2" table:number-rows-spanned="1" table:style-name="ce70">
            <text:p>ТВ И МС упр. 7-507 Супельняк</text:p>
          </table:table-cell>
          <table:covered-table-cell/>
          <table:table-cell office:value-type="string" table:style-name="ce9">
            <text:p>СОПРОТИВЛЕНИЕ МАТЕРИАЛОВ упр. 4-308 Емельянов</text:p>
          </table:table-cell>
          <table:table-cell table:style-name="ce9"/>
          <table:covered-table-cell/>
          <table:table-cell table:style-name="ce9"/>
          <table:table-cell office:value-type="string" table:style-name="ce9">
            <text:p>ФИЗИКА лаб. 1-414 Безбах, Лысенко</text:p>
          </table:table-cell>
          <table:table-cell office:value-type="string" table:style-name="ce9">
            <text:p>СОПРОТИВЛЕНИЕ МАТЕРИАЛОВ лаб. II 4-213 Никишк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ОСНОВЫ ЭЛЕКТРОНИКИ упр. 2 3-318а Козеева</text:p>
          </table:table-cell>
          <table:table-cell office:value-type="string" table:style-name="ce9">
            <text:p>ФИЗИКА упр. 1-415 Радченко</text:p>
          </table:table-cell>
          <table:table-cell office:value-type="string" table:style-name="ce9">
            <text:p>ТЕСТИР-НИЕ СИСТЕМ ОБРАБ. ИНФОРМ. лаб. II 3-205 Борисова</text:p>
          </table:table-cell>
          <table:table-cell office:value-type="string" table:style-name="ce9">
            <text:p>ИСПОЛЬЗОВАНИЕ ИНТЕРФЕЙСОВ ППОС лаб. I 3-214 Пономарев</text:p>
          </table:table-cell>
          <table:covered-table-cell/>
          <table:covered-table-cell/>
          <table:table-cell table:style-name="ce9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style-name="ce7">
            <text:p>ТВ И МС упр. 7-507 Супельняк</text:p>
          </table:table-cell>
          <table:table-cell office:value-type="string" table:style-name="ce8">
            <text:p>ФИЗИКА лаб. 1-414 Лысенко</text:p>
          </table:table-cell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table:number-columns-spanned="1" table:number-rows-spanned="2" table:style-name="ce67"/>
          <table:table-cell office:value-type="string" table:style-name="ce8">
            <text:p>СОПРОМАТ лаб. I 4-213 Емельянов ТЕРМОДИНАМИКА лаб. II 7-206 Голиков</text:p>
          </table:table-cell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style-name="ce8">
            <text:p>УПРАВЛЕНИЕ ЭЛЕКТРИЧЕСКИМИ МАШИНАМИ лаб. I 3-303 Фишер ОСНОВЫ РОБОТОТЕХНИКИ И МХТ лаб. II 7-115а Романов</text:p>
          </table:table-cell>
          <table:table-cell table:number-columns-spanned="1" table:number-rows-spanned="2" table:style-name="ce67"/>
          <table:table-cell office:value-type="string" table:style-name="ce7">
            <text:p>ТЕОРЕТИЧЕСКАЯ МЕХАНИКА упр. 4-307 Зезюля</text:p>
          </table:table-cell>
          <table:table-cell table:style-name="ce8"/>
          <table:table-cell office:value-type="string" table:number-columns-spanned="1" table:number-rows-spanned="2" table:style-name="ce67">
            <text:p>ИНФОРМ. ТЕХНОЛ. В ИНЖЕНЕРНОМ ДЕЛЕ упр. 3-316 Мокин</text:p>
          </table:table-cell>
          <table:table-cell office:value-type="string" table:style-name="ce7">
            <text:p>ДИСКРЕТНАЯ МАТЕМАТИКА лаб. I 3-203 Савотин</text:p>
          </table:table-cell>
          <table:table-cell office:value-type="string" table:style-name="ce7">
            <text:p>ФУНКЦ-НАЯ ЛОГИКА И ТА лаб. I 3-412 Полпудников</text:p>
          </table:table-cell>
          <table:table-cell office:value-type="string" table:style-name="ce8">
            <text:p>ОСНОВЫ ЭЛЕКТРОНИКИ лаб. 1 3-318а Козеева</text:p>
          </table:table-cell>
          <table:table-cell office:value-type="string" table:number-columns-spanned="1" table:number-rows-spanned="2" table:style-name="ce67">
            <text:p>ИНО упр. к.1 Белова, Попкова</text:p>
          </table:table-cell>
          <table:table-cell office:value-type="string" table:number-columns-spanned="4" table:number-rows-spanned="2" table:style-name="ce67">
            <text:p>ФИЗИЧЕСКАЯ КУЛЬТУРА И СПОРТ <text:s/>к.2</text:p>
          </table:table-cell>
          <table:covered-table-cell table:number-columns-repeated="3"/>
          <table:table-cell office:value-type="string" table:number-columns-spanned="2" table:number-rows-spanned="2" table:style-name="ce67">
            <text:p>ТЕСТИРОВАНИЕ СИСТЕМ ОБРАБОТКИ ИНФОРМАЦИИ лекц. 6-202 Карышев</text:p>
          </table:table-cell>
          <table:covered-table-cell/>
          <table:table-cell office:value-type="string" table:number-columns-spanned="3" table:number-rows-spanned="2" table:style-name="ce67">
            <text:p>КУЛЬТУРОЛОГИЯ лекц. 3-121 Вишневская</text:p>
          </table:table-cell>
          <table:covered-table-cell table:number-columns-repeated="2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ФИЗИКА лаб. 1-414 Лысенко</text:p>
          </table:table-cell>
          <table:table-cell office:value-type="string" table:style-name="ce9">
            <text:p>ТВ И МС упр. 7-507 Супельняк</text:p>
          </table:table-cell>
          <table:covered-table-cell/>
          <table:covered-table-cell/>
          <table:covered-table-cell/>
          <table:table-cell office:value-type="string" table:style-name="ce9">
            <text:p>ТЕРМОДИНАМИКА лаб. I 7-206 Голиков СОПРОМАТ лаб. II 4-213 Емельянов</text:p>
          </table:table-cell>
          <table:covered-table-cell/>
          <table:table-cell office:value-type="string" table:style-name="ce9">
            <text:p>ОСНОВЫ РОБОТОТЕХНИКИ И МХТ лаб. I 7-115а Романов УПРАВЛЕНИЕ ЭЛЕКТРИЧЕСКИМИ МАШИНАМИ лаб. II 3-303 Фишер</text:p>
          </table:table-cell>
          <table:covered-table-cell/>
          <table:table-cell office:value-type="string" table:style-name="ce9">
            <text:p>СОПРОТИВЛЕНИЕ МАТЕРИАЛОВ упр. 4-308 Никишкина</text:p>
          </table:table-cell>
          <table:table-cell office:value-type="string" table:style-name="ce9">
            <text:p>ТЕОРЕТИЧЕСКАЯ МЕХАНИКА упр. 4-307 Зезюля</text:p>
          </table:table-cell>
          <table:covered-table-cell/>
          <table:table-cell office:value-type="string" table:style-name="ce9">
            <text:p>ДИСКРЕТНАЯ МАТЕМАТИКА лаб. II 3-203 Савотин</text:p>
          </table:table-cell>
          <table:table-cell office:value-type="string" table:style-name="ce9">
            <text:p>ФУНКЦ-НАЯ ЛОГИКА И ТА лаб. II 3-412 Полпудников</text:p>
          </table:table-cell>
          <table:table-cell office:value-type="string" table:style-name="ce9">
            <text:p>ОСНОВЫ ЭЛЕКТРОНИКИ лаб. 2 3-318а Козеева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СОПРОТИВЛЕНИЕ МАТЕРИАЛОВ лаб. I 4-213 Никишкин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ОСНОВЫ ЭЛЕКТРОНИКИ лаб. III 3-318а Козеева</text:p>
          </table:table-cell>
          <table:table-cell office:value-type="string" table:style-name="ce8">
            <text:p>ТЕСТИР-НИЕ СИСТЕМ ОБРАБ. ИНФОРМ. лаб. I 3-205 Борисо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ФИЗИКА лаб. 1-414 Лысенко, Лысенко</text:p>
          </table:table-cell>
          <table:covered-table-cell/>
          <table:covered-table-cell/>
          <table:table-cell office:value-type="string" table:style-name="ce9">
            <text:p>СОПРОТИВЛЕНИЕ МАТЕРИАЛОВ лаб. II 4-213 Никишк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table-cell office:value-type="string" table:style-name="ce9">
            <text:p>ТЕСТИР-НИЕ СИСТЕМ ОБРАБ. ИНФОРМ. лаб. II 3-205 Борисова</text:p>
          </table:table-cell>
          <table:covered-table-cell/>
          <table:covered-table-cell/>
          <table:table-cell office:value-type="string" table:style-name="ce9">
            <text:p>ТВ И МС упр. 7-507 Супельняк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31</text:p>
          </table:table-cell>
          <table:table-cell office:value-type="string" table:style-name="ce3">
            <text:p>МК1-31Б</text:p>
          </table:table-cell>
          <table:table-cell office:value-type="string" table:style-name="ce3">
            <text:p>МК1-32Б</text:p>
          </table:table-cell>
          <table:table-cell office:value-type="string" table:style-name="ce3">
            <text:p>МК2-31Б</text:p>
          </table:table-cell>
          <table:table-cell office:value-type="string" table:style-name="ce3">
            <text:p>МК2-32Б</text:p>
          </table:table-cell>
          <table:table-cell office:value-type="string" table:style-name="ce3">
            <text:p>МК3-31Б</text:p>
          </table:table-cell>
          <table:table-cell office:value-type="string" table:style-name="ce3">
            <text:p>МК3-32Б</text:p>
          </table:table-cell>
          <table:table-cell office:value-type="string" table:style-name="ce3">
            <text:p>МК6-31</text:p>
          </table:table-cell>
          <table:table-cell office:value-type="string" table:style-name="ce3">
            <text:p>МК7-31Б</text:p>
          </table:table-cell>
          <table:table-cell office:value-type="string" table:style-name="ce3">
            <text:p>МК7-32Б</text:p>
          </table:table-cell>
          <table:table-cell office:value-type="string" table:style-name="ce3">
            <text:p>МК8-31Б</text:p>
          </table:table-cell>
          <table:table-cell office:value-type="string" table:style-name="ce3">
            <text:p>МК8-32Б</text:p>
          </table:table-cell>
          <table:table-cell office:value-type="string" table:style-name="ce3">
            <text:p>МК9-31</text:p>
          </table:table-cell>
          <table:table-cell office:value-type="string" table:style-name="ce3">
            <text:p>ИУК1-31Б</text:p>
          </table:table-cell>
          <table:table-cell office:value-type="string" table:style-name="ce3">
            <text:p>ИУК1-32Б</text:p>
          </table:table-cell>
          <table:table-cell office:value-type="string" table:style-name="ce3">
            <text:p>ИУК2-31Б</text:p>
          </table:table-cell>
          <table:table-cell office:value-type="string" table:style-name="ce3">
            <text:p>ИУК2-32Б</text:p>
          </table:table-cell>
          <table:table-cell office:value-type="string" table:style-name="ce3">
            <text:p>ИУК3-31Б</text:p>
          </table:table-cell>
          <table:table-cell office:value-type="string" table:style-name="ce3">
            <text:p>ИУК3-32Б</text:p>
          </table:table-cell>
          <table:table-cell office:value-type="string" table:style-name="ce3">
            <text:p>ИУК4-31Б</text:p>
          </table:table-cell>
          <table:table-cell office:value-type="string" table:style-name="ce3">
            <text:p>ИУК4-32Б</text:p>
          </table:table-cell>
          <table:table-cell office:value-type="string" table:style-name="ce3">
            <text:p>ИУК5-31Б</text:p>
          </table:table-cell>
          <table:table-cell office:value-type="string" table:style-name="ce3">
            <text:p>ИУК5-32Б</text:p>
          </table:table-cell>
          <table:table-cell office:value-type="string" table:style-name="ce3">
            <text:p>ИУК6-31</text:p>
          </table:table-cell>
          <table:table-cell office:value-type="string" table:style-name="ce3">
            <text:p>ИУК6-39</text:p>
          </table:table-cell>
          <table:table-cell office:value-type="string" table:style-name="ce3">
            <text:p>ИУК7-31Б</text:p>
          </table:table-cell>
          <table:table-cell table:number-columns-repeated="227" table:style-name="ce2"/>
          <table:table-cell table:number-columns-repeated="16129"/>
        </table:table-row>
        <table:table-row table:number-rows-repeated="3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  <table:table table:name="III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6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54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51</text:p>
          </table:table-cell>
          <table:table-cell office:value-type="string" table:style-name="ce3">
            <text:p>МК1-51Б</text:p>
          </table:table-cell>
          <table:table-cell office:value-type="string" table:style-name="ce3">
            <text:p>МК1-52Б</text:p>
          </table:table-cell>
          <table:table-cell office:value-type="string" table:style-name="ce3">
            <text:p>МК2-51Б</text:p>
          </table:table-cell>
          <table:table-cell office:value-type="string" table:style-name="ce3">
            <text:p>МК2-52Б</text:p>
          </table:table-cell>
          <table:table-cell office:value-type="string" table:style-name="ce3">
            <text:p>МК3-51Б</text:p>
          </table:table-cell>
          <table:table-cell office:value-type="string" table:style-name="ce3">
            <text:p>МК3-52Б</text:p>
          </table:table-cell>
          <table:table-cell office:value-type="string" table:style-name="ce3">
            <text:p>МК6-51</text:p>
          </table:table-cell>
          <table:table-cell office:value-type="string" table:style-name="ce3">
            <text:p>МК7-51Б</text:p>
          </table:table-cell>
          <table:table-cell office:value-type="string" table:style-name="ce3">
            <text:p>МК7-52Б</text:p>
          </table:table-cell>
          <table:table-cell office:value-type="string" table:style-name="ce3">
            <text:p>МК8-51Б</text:p>
          </table:table-cell>
          <table:table-cell office:value-type="string" table:style-name="ce3">
            <text:p>МК8-52Б</text:p>
          </table:table-cell>
          <table:table-cell office:value-type="string" table:style-name="ce3">
            <text:p>МК9-51</text:p>
          </table:table-cell>
          <table:table-cell office:value-type="string" table:style-name="ce3">
            <text:p>ИУК1-51Б</text:p>
          </table:table-cell>
          <table:table-cell office:value-type="string" table:style-name="ce3">
            <text:p>ИУК1-52Б</text:p>
          </table:table-cell>
          <table:table-cell office:value-type="string" table:style-name="ce3">
            <text:p>ИУК1-53Б</text:p>
          </table:table-cell>
          <table:table-cell office:value-type="string" table:style-name="ce3">
            <text:p>ИУК2-51Б</text:p>
          </table:table-cell>
          <table:table-cell office:value-type="string" table:style-name="ce3">
            <text:p>ИУК2-52Б</text:p>
          </table:table-cell>
          <table:table-cell office:value-type="string" table:style-name="ce3">
            <text:p>ИУК3-51Б</text:p>
          </table:table-cell>
          <table:table-cell office:value-type="string" table:style-name="ce3">
            <text:p>ИУК3-52Б</text:p>
          </table:table-cell>
          <table:table-cell office:value-type="string" table:style-name="ce3">
            <text:p>ИУК4-51Б</text:p>
          </table:table-cell>
          <table:table-cell office:value-type="string" table:style-name="ce3">
            <text:p>ИУК4-52Б</text:p>
          </table:table-cell>
          <table:table-cell office:value-type="string" table:style-name="ce3">
            <text:p>ИУК5-51Б</text:p>
          </table:table-cell>
          <table:table-cell office:value-type="string" table:style-name="ce3">
            <text:p>ИУК5-52Б</text:p>
          </table:table-cell>
          <table:table-cell office:value-type="string" table:style-name="ce3">
            <text:p>ИУК6-51</text:p>
          </table:table-cell>
          <table:table-cell office:value-type="string" table:style-name="ce3">
            <text:p>ИУК7-51Б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2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3" table:number-rows-spanned="2" table:style-name="ce68">
            <text:p>ТЕХНОЛ. ПРОИЗВ. ЗАГОТОВ. лекц. 1-210 Аракелян</text:p>
          </table:table-cell>
          <table:covered-table-cell table:number-columns-repeated="2"/>
          <table:table-cell office:value-type="string" table:number-columns-spanned="2" table:number-rows-spanned="2" table:style-name="ce68">
            <text:p>ПРОЕКТИРОВАНИЕ СВАРНЫХ КОНСТРУКЦИЙ лекц. 4-204 Зыбин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ОСНОВЫ КОНТРОЛЛИНГА лекц. 5-210 Иконникова</text:p>
          </table:table-cell>
          <table:covered-table-cell/>
          <table:table-cell office:value-type="string" table:number-columns-spanned="1" table:number-rows-spanned="2" table:style-name="ce68">
            <text:p>МАШИНЫ НЕПРЕРЫВНОГО ТРАНСПОРТА лекц. 3-109 Шубин</text:p>
          </table:table-cell>
          <table:table-cell office:value-type="string" table:number-columns-spanned="2" table:number-rows-spanned="2" table:style-name="ce68">
            <text:p>СЕТИ И ТЕЛЕКОММУНИКАЦИИ лекц. 6-202 Ильичев</text:p>
          </table:table-cell>
          <table:covered-table-cell/>
          <table:table-cell office:value-type="string" table:number-columns-spanned="1" table:number-rows-spanned="2" table:style-name="ce68">
            <text:p>ИНО упр. к.1 Тунанова</text:p>
          </table:table-cell>
          <table:table-cell office:value-type="string" table:number-columns-spanned="2" table:number-rows-spanned="2" table:style-name="ce68">
            <text:p>ФУНКЦИОН-ЫЕ УЗЛЫ И КОМПОНЕНТЫ ИВС лекц. 3-326 Онуфриева</text:p>
          </table:table-cell>
          <table:covered-table-cell/>
          <table:table-cell office:value-type="string" table:number-columns-spanned="2" table:number-rows-spanned="2" table:style-name="ce68">
            <text:p>СЕТИ И ТЕЛЕКОММУНИКАЦИИ лекц. 6-202 Ильичев</text:p>
          </table:table-cell>
          <table:covered-table-cell/>
          <table:table-cell office:value-type="string" table:number-columns-spanned="2" table:number-rows-spanned="2" table:style-name="ce68">
            <text:p>СЕТИ И ТЕЛЕКОММУНИКАЦИИ лекц. 5-232 Вершинин</text:p>
          </table:table-cell>
          <table:covered-table-cell/>
          <table:table-cell table:style-name="ce5"/>
          <table:table-cell office:value-type="string" table:style-name="ce4">
            <text:p>СЕТЕВЫЕ ТЕХНОЛ. В АВТ. СИСТ. ОБР. ИНФ. И УПР. лаб. II 6-301 Алехина</text:p>
          </table:table-cell>
          <table:table-cell office:value-type="string" table:number-columns-spanned="1" table:number-rows-spanned="2" table:style-name="ce68">
            <text:p>ОСНОВЫ МИКРО- И РАДИОЭЛЕКТРОНИКИ лекц. 6-101 Лоскутов</text:p>
          </table:table-cell>
          <table:table-cell office:value-type="string" table:number-columns-spanned="1" table:number-rows-spanned="2" table:style-name="ce68">
            <text:p>ИНО упр. к.1 Тунанов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2" table:style-name="ce74">
            <text:p>Понедельник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ЕТЕВЫЕ ТЕХНОЛ. В АВТ. СИСТ. ОБР. ИНФ. И УПР. лаб. I 6-301 Алехина</text:p>
          </table:table-cell>
          <table:table-cell table:style-name="ce6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5">
            <text:p>ОСН. КОМП. ПРОЕКТИР-ИЯ упр. 3-210 Скорская</text:p>
          </table:table-cell>
          <table:table-cell office:value-type="string" table:number-columns-spanned="2" table:number-rows-spanned="1" table:style-name="ce71">
            <text:p>ТЕХНОЛ. ПРОИЗВ. ЗАГОТОВ. упр. 1-218 Аракелян</text:p>
          </table:table-cell>
          <table:covered-table-cell/>
          <table:table-cell office:value-type="string" table:number-columns-spanned="2" table:number-rows-spanned="2" table:style-name="ce68">
            <text:p>ТЕХНОЛОГИЯ МАШИНОСТРОЕНИЯ лекц. 4-203 Труханов</text:p>
          </table:table-cell>
          <table:covered-table-cell/>
          <table:table-cell office:value-type="string" table:style-name="ce4">
            <text:p>ТММ к.р. к.1</text:p>
          </table:table-cell>
          <table:table-cell office:value-type="string" table:number-columns-spanned="1" table:number-rows-spanned="2" table:style-name="ce68">
            <text:p>ЭНЕРГЕТИЧ.ОБОРУД-Е ПРЕДПР-ТИЙ лекц. 4-217 Савин, Родионов</text:p>
          </table:table-cell>
          <table:table-cell office:value-type="string" table:style-name="ce5">
            <text:p>ЭЛ/ТЕХНИКА И ЭЛЕКТРОНИКА лаб. I 3-212 Широкова М/ВЕДЕНИЕ лаб. II 4-320 Герасимова</text:p>
          </table:table-cell>
          <table:table-cell office:value-type="string" table:style-name="ce5">
            <text:p>ДМ И ОСНОВЫ КОНСТР. лаб. I 3-321 Сорокина</text:p>
          </table:table-cell>
          <table:table-cell office:value-type="string" table:style-name="ce5">
            <text:p>ЭЛ.ПРИВОДЫ МЕХАТР.И РОБОТОТЕХ.С-М лаб. 7-115а Васильчук</text:p>
          </table:table-cell>
          <table:table-cell office:value-type="string" table:number-columns-spanned="2" table:number-rows-spanned="1" table:style-name="ce71">
            <text:p>ДМ И ОСНОВЫ КОНСТР. упр. 3-109 Смоловик</text:p>
          </table:table-cell>
          <table:covered-table-cell/>
          <table:table-cell office:value-type="string" table:number-columns-spanned="1" table:number-rows-spanned="2" table:style-name="ce68">
            <text:p>ГЕОМЕТРИЧ МОДЕЛИР-ИЕ ЭЛЕМЕНТОВ ПТ, С И ДМ упр. 3-316 Мокин</text:p>
          </table:table-cell>
          <table:table-cell office:value-type="string" table:number-columns-spanned="3" table:number-rows-spanned="2" table:style-name="ce68">
            <text:p>ТЕХНОЛОГИЯ ЭЛЕКТРОННЫХ СРЕДСТВ <text:s/>лекц. 3-426 Адарчин</text:p>
          </table:table-cell>
          <table:covered-table-cell table:number-columns-repeated="2"/>
          <table:table-cell office:value-type="string" table:number-columns-spanned="1" table:number-rows-spanned="2" table:style-name="ce68">
            <text:p>ИНО упр. к.1 Муталапова, Крыленкина</text:p>
          </table:table-cell>
          <table:table-cell office:value-type="string" table:style-name="ce5">
            <text:p>ФУНКЦИОН-ЫЕ УЗЛЫ И КОМПОНЕНТЫ ИВС упр. 3-325 Онуфриева</text:p>
          </table:table-cell>
          <table:table-cell office:value-type="string" table:number-columns-spanned="2" table:number-rows-spanned="1" table:style-name="ce71">
            <text:p>ОБЩАЯ ТЕОРИЯ АВТОМАТ.УПРАВЛ. упр. 3-410 Корнюшин</text:p>
          </table:table-cell>
          <table:covered-table-cell/>
          <table:table-cell office:value-type="string" table:style-name="ce4">
            <text:p>ПРОЕКТИР-ИЕ СИСТ.ХРАНЕН.И ОБРАБ.Д-Х лаб. I 5-219 Глебов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table:style-name="ce5"/>
          <table:table-cell office:value-type="string" table:style-name="ce4">
            <text:p>ОПЕРАЦИОННЫЕ СИСТЕМЫ лаб. II 6-301 Алехина</text:p>
          </table:table-cell>
          <table:table-cell office:value-type="string" table:number-columns-spanned="1" table:number-rows-spanned="2" table:style-name="ce68">
            <text:p>ОСНОВЫ ИНФОРМАЦИОННОЙ БЕЗОПАСНОСТИ лекц. 3-219 Лачихина, Соколов</text:p>
          </table:table-cell>
          <table:table-cell office:value-type="string" table:number-columns-spanned="1" table:number-rows-spanned="2" table:style-name="ce68">
            <text:p>ПРОМЫШЛЕННАЯ АКУСТИКА лекц. 7-302 Мороз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ТЕХНОЛОГИЯ ПРОИЗВОДСТВА ЗАГОТОВОК упр. 1-210 Аракелян</text:p>
          </table:table-cell>
          <table:table-cell office:value-type="string" table:number-columns-spanned="2" table:number-rows-spanned="1" table:style-name="ce69">
            <text:p>ДМ И ОСНОВЫ КОНСТР. упр. 3-109 Смоловик</text:p>
          </table:table-cell>
          <table:covered-table-cell/>
          <table:covered-table-cell/>
          <table:covered-table-cell/>
          <table:table-cell office:value-type="string" table:style-name="ce6">
            <text:p>ОСНОВЫ ТЕПЛОМАССООБМЕНА лаб. I 7-206 Юрик ДМ И ОСНОВЫ КОНСТР. лаб. II 3-321 Сорокина</text:p>
          </table:table-cell>
          <table:covered-table-cell/>
          <table:table-cell office:value-type="string" table:style-name="ce6">
            <text:p>М/ВЕДЕНИЕ лаб. I 4-320 Герасимова ЭЛ/ТЕХНИКА И ЭЛЕКТРОНИКА лаб. II 3-210 Широкова</text:p>
          </table:table-cell>
          <table:table-cell office:value-type="string" table:style-name="ce6">
            <text:p>ЭЛ.ПРИВОДЫ МЕХАТР.И РОБОТОТЕХ.С-М лаб. II 7-115а Васильчук</text:p>
          </table:table-cell>
          <table:table-cell table:style-name="ce6"/>
          <table:table-cell office:value-type="string" table:number-columns-spanned="2" table:number-rows-spanned="1" table:style-name="ce69">
            <text:p>ОСНОВЫ КОНТРОЛЛИНГА упр. 5-210 Иконникова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table-cell office:value-type="string" table:style-name="ce6">
            <text:p>ПЛАТФОРМЫ ВИРТУАЛЬНОЙ РЕАЛЬНОСТИ упр. 3-325 Крысин</text:p>
          </table:table-cell>
          <table:table-cell table:number-columns-repeated="2" table:style-name="ce6"/>
          <table:table-cell office:value-type="string" table:style-name="ce6">
            <text:p>ПРОЕКТИР-ИЕ СИСТ.ХРАНЕН.И ОБРАБ.Д-Х лаб. II 5-219 Глебов</text:p>
          </table:table-cell>
          <table:covered-table-cell/>
          <table:table-cell office:value-type="string" table:style-name="ce6">
            <text:p>ОПЕРАЦИОННЫЕ СИСТЕМЫ лаб. I 6-301 Алехина</text:p>
          </table:table-cell>
          <table:table-cell table:style-name="ce6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ТЕОР. ФОРМООБР. ПОВЕРХН. лекц. 1-205 Скорская</text:p>
          </table:table-cell>
          <table:table-cell office:value-type="string" table:number-columns-spanned="4" table:number-rows-spanned="1" table:style-name="ce71">
            <text:p>ЯЗЫК ДЕЛОВОГО ОБЩЕНИЯ лекц. 1-213 Логинова</text:p>
          </table:table-cell>
          <table:covered-table-cell table:number-columns-repeated="3"/>
          <table:table-cell office:value-type="string" table:style-name="ce5">
            <text:p>ДМ И ОСНОВЫ КОНСТР. лаб. I 3-321 Сорокина ОСНОВЫ ТЕПЛОМАССООБМЕНА лаб. II 7-206 Юрик</text:p>
          </table:table-cell>
          <table:table-cell office:value-type="string" table:style-name="ce5">
            <text:p>ЭНЕРГЕТИЧ.ОБОРУД-Е ПРЕДПР-ТИЙ упр. 4-217 Савин, Родионов</text:p>
          </table:table-cell>
          <table:table-cell office:value-type="string" table:style-name="ce4">
            <text:p>ОСН. ИНЖ. ТВОРЧЕСТВА В АВТОМ. И ТРАК/СТРОЕНИИ лекц. 3-108 Булычев</text:p>
          </table:table-cell>
          <table:table-cell office:value-type="string" table:number-columns-spanned="2" table:number-rows-spanned="2" table:style-name="ce68">
            <text:p>ЭЛ.ПРИВОДЫ МЕХАТР.И РОБОТОТЕХ.С-М лекц. 7-509 Васильчук</text:p>
          </table:table-cell>
          <table:covered-table-cell/>
          <table:table-cell office:value-type="string" table:number-columns-spanned="2" table:number-rows-spanned="1" table:style-name="ce71">
            <text:p>ЯЗЫК ДЕЛОВОГО ОБЩЕНИЯ лекц. 1-213 Логинова</text:p>
          </table:table-cell>
          <table:covered-table-cell/>
          <table:table-cell office:value-type="string" table:style-name="ce5">
            <text:p>МАТЕРИАЛОВЕДЕНИЕ лаб. I 4-320 Герасимова</text:p>
          </table:table-cell>
          <table:table-cell office:value-type="string" table:style-name="ce4">
            <text:p>СЕТИ И ТЕЛЕКОММУНИКАЦИИ упр. 3-412 Ильиче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ЭКОЛОГИЯ упр. 7-305 Морозенко</text:p>
          </table:table-cell>
          <table:table-cell office:value-type="string" table:style-name="ce4">
            <text:p>ФУНКЦИОНАЛЬНЫЕ УЗЛЫ И КОМПОНЕНТЫ ИВС лаб. I 3-318а Онуфриева ОПЕРАЦИОННЫЕ СИСТЕМЫ лаб. II 3-205 Ткаченко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ПРОЕКТИР-ИЕ СИСТ.ХРАНЕН.И ОБРАБ.Д-Х лаб. I 5-219 Глебов</text:p>
          </table:table-cell>
          <table:table-cell office:value-type="string" table:style-name="ce5">
            <text:p>ОПЕРАЦИОННЫЕ СИСТЕМЫ упр. 3-214 Федоров</text:p>
          </table:table-cell>
          <table:table-cell office:value-type="string" table:style-name="ce5">
            <text:p>ОПЕРАЦИОННЫЕ СИСТЕМЫ упр. 6-301 Алехина</text:p>
          </table:table-cell>
          <table:table-cell office:value-type="string" table:style-name="ce4">
            <text:p>ПРОГРАММИРОВАНИЕ НА ЯЗЫКЕ JAVA упр. 6-302 Антипова</text:p>
          </table:table-cell>
          <table:table-cell office:value-type="string" table:number-columns-spanned="1" table:number-rows-spanned="2" table:style-name="ce68">
            <text:p>СХЕМОТЕХНИКА АППАРАТ. СРЕДСТ ЗАЩ. ИНФ. лаб. I 3-216 Потапов ОСНОВЫ ИНФ. БЕЗОПАСНОСТИ лаб. II 3-219 Лачих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ИНСТРУМЕНТ. ОБЕСПЕЧ. МАШИНОСТРОИТ. ПРОИЗВОДСТВ упр. 1-218 Зенкин</text:p>
          </table:table-cell>
          <table:covered-table-cell/>
          <table:table-cell office:value-type="string" table:number-columns-spanned="2" table:number-rows-spanned="1" table:style-name="ce69">
            <text:p>ПРОЕКТИР. СВАРНЫХ КОНСТР. упр. 4-204 Зыбин</text:p>
          </table:table-cell>
          <table:covered-table-cell/>
          <table:table-cell office:value-type="string" table:number-columns-spanned="2" table:number-rows-spanned="1" table:style-name="ce69">
            <text:p>ДМ И ОСНОВЫ КОНСТР. упр. 3-109 Сорокина</text:p>
          </table:table-cell>
          <table:covered-table-cell/>
          <table:table-cell office:value-type="string" table:style-name="ce6">
            <text:p>ТММ к.р. к.1</text:p>
          </table:table-cell>
          <table:covered-table-cell/>
          <table:covered-table-cell/>
          <table:table-cell table:style-name="ce6"/>
          <table:table-cell office:value-type="string" table:style-name="ce6">
            <text:p>ДМ И ОСНОВЫ КОНСТР. лаб. 3-321 Смоловик</text:p>
          </table:table-cell>
          <table:table-cell office:value-type="string" table:style-name="ce6">
            <text:p>МАТЕРИАЛОВЕДЕНИЕ лаб. II 4-320 Герасимова</text:p>
          </table:table-cell>
          <table:table-cell table:style-name="ce6"/>
          <table:covered-table-cell/>
          <table:covered-table-cell/>
          <table:table-cell office:value-type="string" table:style-name="ce6">
            <text:p>ПЛАТФОРМЫ ВИРТУАЛЬНОЙ РЕАЛЬНОСТИ упр. 3-325 Крысин</text:p>
          </table:table-cell>
          <table:table-cell office:value-type="string" table:style-name="ce6">
            <text:p>ЭКОЛОГИЯ упр. 7-305 Морозенко</text:p>
          </table:table-cell>
          <table:covered-table-cell/>
          <table:covered-table-cell/>
          <table:table-cell office:value-type="string" table:style-name="ce6">
            <text:p>ПРОЕКТИР-ИЕ СИСТ.ХРАНЕН.И ОБРАБ.Д-Х лаб. II 5-219 Глебов</text:p>
          </table:table-cell>
          <table:table-cell table:style-name="ce6"/>
          <table:table-cell office:value-type="string" table:style-name="ce6">
            <text:p>ПРОГРАММИРОВАНИЕ НА ЯЗЫКЕ JAVA упр. 3-404 Антипова</text:p>
          </table:table-cell>
          <table:table-cell office:value-type="string" table:style-name="ce6">
            <text:p>ОПЕРАЦИОННЫЕ СИСТЕМЫ упр. 6-301 Алехина</text:p>
          </table:table-cell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style-name="ce4"/>
          <table:table-cell office:value-type="string" table:number-columns-spanned="1" table:number-rows-spanned="3" table:style-name="ce71">
            <text:p>ТММ к.р. к.1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ДЕТАЛИ МАШИН И ОСНОВЫ КОНСТРУИРОВАНИЯ лекц. 4-310 Сорокина</text:p>
          </table:table-cell>
          <table:covered-table-cell/>
          <table:table-cell office:value-type="string" table:number-columns-spanned="1" table:number-rows-spanned="2" table:style-name="ce68">
            <text:p>ТММ к.р. к.1</text:p>
          </table:table-cell>
          <table:table-cell office:value-type="string" table:number-columns-spanned="2" table:number-rows-spanned="2" table:style-name="ce68">
            <text:p>ДЕТАЛИ МАШИН И ОСНОВЫ КОНСТРУИРОВАНИЯ лекц. 4-310 Сорокин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ОПЕРАЦИОННЫЕ СИСТЕМЫ упр. 3-214 Федор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style-name="ce4">
            <text:p>ОПЕРАЦИОННЫЕ СИСТЕМЫ лаб. I 6-301 Алехина</text:p>
          </table:table-cell>
          <table:table-cell office:value-type="string" table:number-columns-spanned="1" table:number-rows-spanned="2" table:style-name="ce68">
            <text:p>ОСНОВЫ ИНФ. БЕЗОПАСНОСТИ лаб. I 3-219 Лачих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ДМ И ОСНОВЫ КОНСТР. лаб. II 3-321 Смолов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ЛАТФОРМЫ ВИРТУАЛЬНОЙ РЕАЛЬНОСТИ лаб. I 3-309 Крысин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ПЕРАЦИОННЫЕ СИСТЕМЫ лаб. II 6-301 Алехина</text:p>
          </table:table-cell>
          <table:table-cell table:style-name="ce6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ТКМ упр. 4-107 Шаталов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style-name="ce6"/>
          <table:table-cell office:value-type="string" table:style-name="ce6">
            <text:p>ТММ к.р. к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ММ к.р. к.1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4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7">
            <text:p>М/ВЕДЕНИЕ лекц. 4-220 Герасимова</text:p>
          </table:table-cell>
          <table:table-cell office:value-type="string" table:number-columns-spanned="2" table:number-rows-spanned="10" table:style-name="ce67">
            <text:p>ВОЕННАЯ ПОДГОТОВКА к.4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3" table:number-rows-spanned="10" table:style-name="ce67">
            <text:p>ВОЕННАЯ ПОДГОТОВКА <text:s/>к.4</text:p>
          </table:table-cell>
          <table:covered-table-cell table:number-columns-repeated="2"/>
          <table:table-cell office:value-type="string" table:number-columns-spanned="1" table:number-rows-spanned="2" table:style-name="ce67">
            <text:p>М/ВЕДЕНИЕ лекц. 4-220 Герасимова</text:p>
          </table:table-cell>
          <table:table-cell office:value-type="string" table:number-columns-spanned="2" table:number-rows-spanned="10" table:style-name="ce67">
            <text:p>ВОЕННАЯ ПОДГОТОВКА к.4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10" table:style-name="ce67">
            <text:p>ВОЕННАЯ ПОДГОТОВКА к.4</text:p>
          </table:table-cell>
          <table:table-cell office:value-type="string" table:number-columns-spanned="1" table:number-rows-spanned="2" table:style-name="ce67">
            <text:p>М/ВЕДЕНИЕ лекц. 4-220 Герасимова</text:p>
          </table:table-cell>
          <table:table-cell office:value-type="string" table:style-name="ce8">
            <text:p>ОБЩАЯ ТЕОРИЯ АВТОМАТИЧЕСКОГО УПРАВЛЕНИЯ упр. 3-410 Корнюшин</text:p>
          </table:table-cell>
          <table:table-cell table:number-columns-spanned="1" table:number-rows-spanned="2" table:style-name="ce67"/>
          <table:table-cell office:value-type="string" table:style-name="ce7">
            <text:p>ОБЩАЯ ТЕОРИЯ АВТОМАТИЧЕСКОГО УПРАВЛЕНИЯ упр. 3-410 Корнюшин</text:p>
          </table:table-cell>
          <table:table-cell office:value-type="string" table:style-name="ce8">
            <text:p>ФУНКЦИОН-ЫЕ УЗЛЫ И КОМПОНЕНТЫ ИВС лаб. I 3-318а Онуфрие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ИНО упр. к.1 Волхонская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СЕТ. ТЕХ. В АВТ. СИСТ. ОБР. ИНФ. И УПР. упр. 3-214 Вершинин</text:p>
          </table:table-cell>
          <table:table-cell office:value-type="string" table:style-name="ce8">
            <text:p>СЕТЕВЫЕ ТЕХНОЛ. В АВТ. СИСТ. ОБР. ИНФ. И УПР. лаб. I 6-301 Алехина</text:p>
          </table:table-cell>
          <table:table-cell table:number-columns-spanned="1" table:number-rows-spanned="2" table:style-name="ce67"/>
          <table:table-cell office:value-type="string" table:style-name="ce7">
            <text:p>ОЦЕНКА ВОЗДЕЙСТВ. НА ОКРУЖ.СРЕДУ упр. 7-307 Жуков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4" table:style-name="ce74">
            <text:p>Вторник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ТЕХНОЛОГИЯ ЭЛЕКТРОННЫХ СРЕДСТВ лаб. 3-417 Лыков</text:p>
          </table:table-cell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ЕТЕВЫЕ ТЕХНОЛ. В АВТ. СИСТ. ОБР. ИНФ. И УПР. лаб. II 6-301 Алехина</text:p>
          </table:table-cell>
          <table:table-cell office:value-type="string" table:style-name="ce9">
            <text:p>СЕТ. ТЕХ. В АВТ. СИСТ. ОБР. ИНФ. И УПР. упр. 3-214 Вершинин</text:p>
          </table:table-cell>
          <table:covered-table-cell/>
          <table:table-cell office:value-type="string" table:style-name="ce9">
            <text:p>ДМ И ОСНОВЫ КОНСТР. лаб. 3-321 Смоловик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7">
            <text:p>ДМ И ОСНОВЫ КОНСТР. упр. 3-109 Смоловик</text:p>
          </table:table-cell>
          <table:covered-table-cell/>
          <table:covered-table-cell/>
          <table:table-cell office:value-type="string" table:style-name="ce7">
            <text:p>ДМ И ОСНОВЫ КОНСТР. лаб. 3-321 Сорокина</text:p>
          </table:table-cell>
          <table:covered-table-cell/>
          <table:covered-table-cell table:number-columns-repeated="2"/>
          <table:table-cell office:value-type="string" table:number-columns-spanned="1" table:number-rows-spanned="2" table:style-name="ce67">
            <text:p>ОСНОВЫ ИНЖЕНЕРНОГО ТВОРЧЕСТВА В АВТОМ. И ТРАК/СТРОЕНИИ упр. 3-214 Булычев, Голубина</text:p>
          </table:table-cell>
          <table:covered-table-cell/>
          <table:covered-table-cell/>
          <table:table-cell table:number-columns-spanned="1" table:number-rows-spanned="2" table:style-name="ce67"/>
          <table:covered-table-cell/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number-columns-spanned="3" table:number-rows-spanned="2" table:style-name="ce67">
            <text:p>ОБЩАЯ ТЕОРИЯ АВТОМАТИЧЕСКОГО УПРАВЛЕНИЯ лекц. 3-313 Корнюшин</text:p>
          </table:table-cell>
          <table:covered-table-cell table:number-columns-repeated="2"/>
          <table:table-cell office:value-type="string" table:style-name="ce8">
            <text:p>ФУНКЦИОН-ЫЕ УЗЛЫ И КОМПОНЕНТЫ ИВС упр. 3-325 Онуфриева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ОБЩАЯ ТЕОРИЯ АВТОМАТИЧЕСКОГО УПРАВЛЕНИЯ лекц. 3-313 Корнюшин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3" table:number-rows-spanned="2" table:style-name="ce67">
            <text:p>ПРОГРАММИРОВАНИЕ НА ЯЗЫКЕ JAVA лекц. 4-310 Антипова</text:p>
          </table:table-cell>
          <table:covered-table-cell table:number-columns-repeated="2"/>
          <table:table-cell office:value-type="string" table:number-columns-spanned="1" table:number-rows-spanned="2" table:style-name="ce67">
            <text:p>ОЦЕНКА ВОЗДЕЙСТВИЯ НА ОКРУЖАЮЩУЮ СРЕДУ лекц. 7-302 Жуко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ДЕТАЛИ МАШИН И ОСНОВЫ КОНСТРУИРОВАНИЯ лаб. I 3-321 Смоловик ЭЛЕКТРОТЕХНИКА И ЭЛЕКТРОНИКА лаб. II 3-405 Врублевский</text:p>
          </table:table-cell>
          <table:covered-table-cell/>
          <table:covered-table-cell/>
          <table:table-cell office:value-type="string" table:style-name="ce9">
            <text:p>КОНТАКТНАЯ СВАРКА лаб. 4-101 Амеличева</text:p>
          </table:table-cell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style-name="ce9">
            <text:p>ФУНКЦИОН-ЫЕ УЗЛЫ И КОМПОНЕНТЫ ИВС лаб. II 3-318а Онуфрие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ГИДРОПНЕВМООБОРУДОВАНИЕ лекц. 4-311 Шитохина</text:p>
          </table:table-cell>
          <table:covered-table-cell/>
          <table:covered-table-cell/>
          <table:table-cell office:value-type="string" table:style-name="ce7">
            <text:p>ТММ к.р. к.1</text:p>
          </table:table-cell>
          <table:covered-table-cell/>
          <table:covered-table-cell table:number-columns-repeated="2"/>
          <table:table-cell office:value-type="string" table:number-columns-spanned="1" table:number-rows-spanned="2" table:style-name="ce67">
            <text:p>ГИДРОПНЕВМООБОРУДОВАНИЕ лекц. 4-311 Шитохина</text:p>
          </table:table-cell>
          <table:covered-table-cell/>
          <table:covered-table-cell/>
          <table:table-cell office:value-type="string" table:style-name="ce7">
            <text:p>ОРГ. И УПРАВ. НАУКОЁМКИМ ПРОИЗ-ВОМ лаб. 1-313 Квашина</text:p>
          </table:table-cell>
          <table:covered-table-cell/>
          <table:table-cell office:value-type="string" table:number-columns-spanned="1" table:number-rows-spanned="2" table:style-name="ce67">
            <text:p>ГИДРОПНЕВМООБОРУДОВАНИЕ лекц. 4-311 Шитохина</text:p>
          </table:table-cell>
          <table:table-cell office:value-type="string" table:number-columns-spanned="2" table:number-rows-spanned="2" table:style-name="ce67">
            <text:p>ЭКОЛОГИЯ лекц. 4-220 Морозенко</text:p>
          </table:table-cell>
          <table:covered-table-cell/>
          <table:table-cell office:value-type="string" table:number-columns-spanned="1" table:number-rows-spanned="2" table:style-name="ce67">
            <text:p>ПРАВОВЕДЕНИЕ лекц. 4-316 Шафигуллина</text:p>
          </table:table-cell>
          <table:table-cell office:value-type="string" table:number-columns-spanned="2" table:number-rows-spanned="2" table:style-name="ce67">
            <text:p>ЭКОЛОГИЯ лекц. 4-220 Морозенко</text:p>
          </table:table-cell>
          <table:covered-table-cell/>
          <table:table-cell office:value-type="string" table:style-name="ce7">
            <text:p>ЛОГИЧ. ПРОЕКТИР.ЦИФ-Х С-М УПРАВЛ. лаб. 3-308 Коновалов</text:p>
          </table:table-cell>
          <table:table-cell office:value-type="string" table:style-name="ce8">
            <text:p>СЕТИ И ТЕЛЕКОММУНИКАЦИИ упр. 3-412 Трешневская</text:p>
          </table:table-cell>
          <table:table-cell table:number-columns-spanned="1" table:number-rows-spanned="2" table:style-name="ce67"/>
          <table:table-cell table:style-name="ce8"/>
          <table:table-cell office:value-type="string" table:number-columns-spanned="1" table:number-rows-spanned="2" table:style-name="ce67">
            <text:p>МОДЕЛИ ДАННЫХ к.пр. к.6</text:p>
          </table:table-cell>
          <table:table-cell office:value-type="string" table:number-columns-spanned="1" table:number-rows-spanned="2" table:style-name="ce67">
            <text:p>ИНО упр. к.1 Артеменко</text:p>
          </table:table-cell>
          <table:table-cell office:value-type="string" table:number-columns-spanned="1" table:number-rows-spanned="2" table:style-name="ce67">
            <text:p>ТЕОРИЯ ИНФОРМАЦИИ лекц. 3-222 Твердо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ТЕХНОЛОГИЯ МАШИНОСТРОЕНИЯ лаб. 4-201 Труханов</text:p>
          </table:table-cell>
          <table:covered-table-cell/>
          <table:covered-table-cell table:number-columns-repeated="2"/>
          <table:covered-table-cell/>
          <table:covered-table-cell/>
          <table:covered-table-cell/>
          <table:table-cell office:value-type="string" table:style-name="ce9">
            <text:p>ДМ И ОСНОВЫ КОНСТР. лаб. 3-321 Смолов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ЕТИ И ТЕЛЕКОММУНИКАЦИИ упр. 3-412 Трешневская</text:p>
          </table:table-cell>
          <table:table-cell office:value-type="string" table:style-name="ce9">
            <text:p>ЛОГИЧ. ПРОЕКТИР.ЦИФ-Х С-М УПРАВЛ. лаб. 3-308 Коновалов</text:p>
          </table:table-cell>
          <table:covered-table-cell/>
          <table:table-cell office:value-type="string" table:style-name="ce9">
            <text:p>ЭКОЛОГИЯ упр. 7-305 Черикан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covered-table-cell/>
          <table:covered-table-cell/>
          <table:table-cell office:value-type="string" table:number-columns-spanned="1" table:number-rows-spanned="2" table:style-name="ce67">
            <text:p>ТММ к.р. к.1</text:p>
          </table:table-cell>
          <table:covered-table-cell/>
          <table:covered-table-cell table:number-columns-repeated="2"/>
          <table:table-cell table:number-columns-spanned="1" table:number-rows-spanned="2" table:style-name="ce67"/>
          <table:covered-table-cell/>
          <table:covered-table-cell/>
          <table:table-cell office:value-type="string" table:style-name="ce7">
            <text:p>ЭЛЕКТРОТЕХНИКА лаб. 3-212 Широко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ПЕРАЦИОННЫЕ СИСТЕМЫ лаб. I 3-214 Ткаченко ПЛАТФОРМЫ ВИРТУАЛЬНОЙ РЕАЛЬНОСТИ лаб. II 3-309 Крыс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ОПЕРАЦИОННЫЕ СИСТЕМЫ лекц. 6-302 Федоров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ТЕОРИЯ ИНФОРМАЦИИ лаб. II 3-219 Твердо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covered-table-cell/>
          <table:covered-table-cell/>
          <table:table-cell table:number-columns-spanned="1" table:number-rows-spanned="2" table:style-name="ce67"/>
          <table:covered-table-cell/>
          <table:covered-table-cell table:number-columns-repeated="2"/>
          <table:table-cell table:number-columns-spanned="1" table:number-rows-spanned="2" table:style-name="ce67"/>
          <table:covered-table-cell/>
          <table:covered-table-cell/>
          <table:table-cell table:number-columns-spanned="1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ПЕРАЦИОННЫЕ СИСТЕМЫ упр. 3-205 Федор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СЕТИ И ТЕЛЕКОММУНИКАЦИИ упр. I 6-302 Смирнов ОПЕРАЦИОННЫЕ СИСТЕМЫ лаб. II 5-222 Ткаченко</text:p>
          </table:table-cell>
          <table:table-cell office:value-type="string" table:number-columns-spanned="1" table:number-rows-spanned="2" table:style-name="ce67">
            <text:p>КРОССПЛАТФОРМЕННАЯ РАЗРАБОТКА ПО к.пр. к.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office:value-type="string" table:style-name="ce9">
            <text:p>ОПЕРАЦИОННЫЕ СИСТЕМЫ лаб. I 5-222 Ткаченко СЕТИ И ТЕЛЕКОММУНИКАЦИИ упр. II 6-301 Смир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СЕТИ И ТЕЛЕКОММУНИКАЦИИ упр. 6-301 Смирн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РАЗРАБОТКА МОБИЛЬНОГО ПРОГРАММНОГО ОБЕСПЕЧЕНИЯ лаб. I 5-219 Прудяк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office:value-type="string" table:style-name="ce9">
            <text:p>РАЗРАБОТКА МОБИЛЬНОГО ПРОГРАММНОГО ОБЕСПЕЧЕНИЯ лаб. II 5-219 Прудя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I</text:p>
            <text:p>19:35-21:1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РАЗРАБОТКА МОБИЛЬНОГО ПРОГРАММНОГО ОБЕСПЕЧЕНИЯ лаб. I 5-219 Прудяк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I</text:p>
            <text:p>19:35-21:1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РАЗРАБОТКА МОБИЛЬНОГО ПРОГРАММНОГО ОБЕСПЕЧЕНИЯ лаб. II 5-219 Прудя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4">
            <text:p>ГИДРОПНЕВМООБОРУДОВАНИЕ упр. 4-314 Савин</text:p>
          </table:table-cell>
          <table:table-cell office:value-type="string" table:number-columns-spanned="1" table:number-rows-spanned="2" table:style-name="ce68">
            <text:p>ИНО упр. к.1 Биленко</text:p>
          </table:table-cell>
          <table:table-cell office:value-type="string" table:number-columns-spanned="1" table:number-rows-spanned="2" table:style-name="ce68">
            <text:p>ИНО упр. к.1 Колотова</text:p>
          </table:table-cell>
          <table:table-cell table:number-columns-spanned="1" table:number-rows-spanned="2" table:style-name="ce68"/>
          <table:table-cell table:number-columns-repeated="2" table:style-name="ce5"/>
          <table:table-cell table:style-name="ce4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ДМ И ОСНОВЫ КОНСТР. упр. 3-118 Сорокин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ММ к.р. к.1</text:p>
          </table:table-cell>
          <table:table-cell table:style-name="ce5"/>
          <table:table-cell office:value-type="string" table:style-name="ce5">
            <text:p>ОБЩАЯ ТЕОРИЯ АВТОМАТИЧЕСКОГО УПРАВЛЕНИЯ упр. 3-410 Корнюшин</text:p>
          </table:table-cell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office:value-type="string" table:style-name="ce5">
            <text:p>ОПЕРАЦИОННЫЕ СИСТЕМЫ упр. 3-205 Федоров</text:p>
          </table:table-cell>
          <table:table-cell office:value-type="string" table:style-name="ce4">
            <text:p>ПРОЕКТИР-ИЕ СИСТ.ХРАНЕН.И ОБРАБ.Д-Х лаб. II 5-219 Глеб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Сред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ОСН. КОМП. ПРОЕКТИР-ИЯ лекц. 1-209 Скорская</text:p>
          </table:table-cell>
          <table:covered-table-cell/>
          <table:covered-table-cell/>
          <table:covered-table-cell/>
          <table:table-cell office:value-type="string" table:style-name="ce6">
            <text:p>ДМ И ОСНОВЫ КОНСТР. лаб. 3-321 Сорокина</text:p>
          </table:table-cell>
          <table:table-cell office:value-type="string" table:number-columns-spanned="2" table:number-rows-spanned="1" table:style-name="ce69">
            <text:p>ЯЗЫК ДЕЛОВОГО ОБЩЕНИЯ лекц. 1-213 Логинова</text:p>
          </table:table-cell>
          <table:covered-table-cell/>
          <table:covered-table-cell/>
          <table:table-cell office:value-type="string" table:number-columns-spanned="2" table:number-rows-spanned="1" table:style-name="ce69">
            <text:p>ЯЗЫК ДЕЛОВОГО ОБЩЕНИЯ лекц. 1-213 Логинова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ТЕХНОЛОГИЯ ЭЛЕКТРОННЫХ СРЕДСТВ упр. 3-426 Лыков</text:p>
          </table:table-cell>
          <table:table-cell office:value-type="string" table:style-name="ce6">
            <text:p>ОБЩАЯ ТЕОРИЯ АВТОМАТИЧЕСКОГО УПРАВЛЕНИЯ лаб. 3-210 Корнюшин</text:p>
          </table:table-cell>
          <table:table-cell office:value-type="string" table:style-name="ce6">
            <text:p>ТЕХНОЛОГИЯ ЭЛЕКТРОННЫХ СРЕДСТВ упр. 3-426 Лыков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ЭКОЛОГИЯ упр. 7-305 Чериканова</text:p>
          </table:table-cell>
          <table:table-cell office:value-type="string" table:style-name="ce6">
            <text:p>ПРОЕКТИР-ИЕ СИСТ.ХРАНЕН.И ОБРАБ.Д-Х лаб. I 5-219 Глебов</text:p>
          </table:table-cell>
          <table:covered-table-cell/>
          <table:covered-table-cell/>
          <table:covered-table-cell/>
          <table:table-cell office:value-type="string" table:style-name="ce6">
            <text:p>ЯЗЫК ДЕЛОВОГО ОБЩЕНИЯ лекц. 1-213 Логинова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ИНО упр. к.1 Волхонская</text:p>
          </table:table-cell>
          <table:table-cell office:value-type="string" table:number-columns-spanned="4" table:number-rows-spanned="2" table:style-name="ce68">
            <text:p>ЭЛЕКТРОТЕХНИКА лекц. 4-311 Царькова</text:p>
          </table:table-cell>
          <table:covered-table-cell table:number-columns-repeated="3"/>
          <table:table-cell office:value-type="string" table:number-columns-spanned="2" table:number-rows-spanned="2" table:style-name="ce68">
            <text:p>ОСНОВЫ ТЕПЛОМАССООБМЕНА лекц. 7-211 Шевелев, Юрик</text:p>
          </table:table-cell>
          <table:covered-table-cell/>
          <table:table-cell table:style-name="ce4"/>
          <table:table-cell office:value-type="string" table:number-columns-spanned="2" table:number-rows-spanned="2" table:style-name="ce68">
            <text:p>ТАУ лекц. 7-502 Акименко</text:p>
          </table:table-cell>
          <table:covered-table-cell/>
          <table:table-cell office:value-type="string" table:number-columns-spanned="2" table:number-rows-spanned="2" table:style-name="ce68">
            <text:p>ОРГ. И УПРАВ. НАУКОЁМКИМ ПРОИЗ-ВОМ лекц. 5-202 Перерва</text:p>
          </table:table-cell>
          <table:covered-table-cell/>
          <table:table-cell office:value-type="string" table:style-name="ce5">
            <text:p>ДМ И ОСНОВЫ КОНСТР. лаб. I 3-321 Сорокина</text:p>
          </table:table-cell>
          <table:table-cell office:value-type="string" table:style-name="ce5">
            <text:p>ОБЩАЯ ТЕОРИЯ АВТОМАТИЧЕСКОГО УПРАВЛЕНИЯ лаб. 3-210 Корнюшин</text:p>
          </table:table-cell>
          <table:table-cell office:value-type="string" table:style-name="ce5">
            <text:p>ЭЛЕКТРОНИКА И МИКРОЭЛЕКТРОНИКА упр. 3-404 Фишер</text:p>
          </table:table-cell>
          <table:table-cell office:value-type="string" table:style-name="ce4">
            <text:p>ТЕХНОЛОГИЯ ЭЛЕКТРОННЫХ СРЕДСТВ лаб. 3-417 Лыков</text:p>
          </table:table-cell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office:value-type="string" table:number-columns-spanned="2" table:number-rows-spanned="2" table:style-name="ce68">
            <text:p>СОЦИОЛОГИЯ лекц. 3-121 Чернышева</text:p>
          </table:table-cell>
          <table:covered-table-cell/>
          <table:table-cell office:value-type="string" table:number-columns-spanned="1" table:number-rows-spanned="2" table:style-name="ce68">
            <text:p>ИНО упр. к.1 Белова, Журавлева</text:p>
          </table:table-cell>
          <table:table-cell office:value-type="string" table:style-name="ce4">
            <text:p>ПРОЕКТИР-ИЕ СИСТ.ХРАНЕН.И ОБРАБ.Д-Х лаб. II 5-219 Глебов</text:p>
          </table:table-cell>
          <table:table-cell office:value-type="string" table:number-columns-spanned="2" table:number-rows-spanned="2" table:style-name="ce68">
            <text:p>СОЦИОЛОГИЯ лекц. 3-121 Чернышева</text:p>
          </table:table-cell>
          <table:covered-table-cell/>
          <table:table-cell table:number-columns-spanned="1" table:number-rows-spanned="2" table:style-name="ce68"/>
          <table:table-cell office:value-type="string" table:style-name="ce5">
            <text:p>ПРОМЫШЛЕННАЯ АКУСТИКА упр. 7-305 Мороз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office:value-type="string" table:style-name="ce6">
            <text:p>ДМ И ОСНОВЫ КОНСТР. упр. 3-322 Мокин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ДМ И ОСНОВЫ КОНСТР. лаб. II 3-321 Сорокина</text:p>
          </table:table-cell>
          <table:table-cell office:value-type="string" table:number-columns-spanned="2" table:number-rows-spanned="1" table:style-name="ce69">
            <text:p>ЭКОЛОГИЯ упр. 7-305 Морозенко</text:p>
          </table:table-cell>
          <table:covered-table-cell/>
          <table:table-cell office:value-type="string" table:style-name="ce6">
            <text:p>ОБЩАЯ ТЕОРИЯ АВТОМАТИЧЕСКОГО УПРАВЛЕНИЯ лаб. 3-210 Корнюшин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ЕКТИР-ИЕ СИСТ.ХРАНЕН.И ОБРАБ.Д-Х лаб. I 5-219 Глебов</text:p>
          </table:table-cell>
          <table:covered-table-cell/>
          <table:covered-table-cell/>
          <table:covered-table-cell/>
          <table:table-cell office:value-type="string" table:style-name="ce6">
            <text:p>ЭЛ/ТЕХНИКА И ЭЛЕКТРОНИКА лаб. 3-212 Широкова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ЭЛЕКТРОТЕХНИКА И ЭЛЕКТРОНИКА лекц. 3-313 Врублевский</text:p>
          </table:table-cell>
          <table:table-cell office:value-type="string" table:number-columns-spanned="2" table:number-rows-spanned="1" table:style-name="ce71">
            <text:p>ПОСТРОЕНИЕ ТЕХНОЛ. ПРОЦЕССОВ упр. 1-210 Вяткин</text:p>
          </table:table-cell>
          <table:covered-table-cell/>
          <table:table-cell office:value-type="string" table:number-columns-spanned="2" table:number-rows-spanned="2" table:style-name="ce68">
            <text:p>КОНТАКТНАЯ СВАРКА лекц. 4-204 Амеличева</text:p>
          </table:table-cell>
          <table:covered-table-cell/>
          <table:table-cell office:value-type="string" table:number-columns-spanned="2" table:number-rows-spanned="1" table:style-name="ce71">
            <text:p>ОСНОВЫ ТЕПЛОМАССООБМЕНА упр. 7-211 Юрик</text:p>
          </table:table-cell>
          <table:covered-table-cell/>
          <table:table-cell office:value-type="string" table:number-columns-spanned="1" table:number-rows-spanned="2" table:style-name="ce68">
            <text:p>ЭЛЕКТРОТЕХНИКА И ЭЛЕКТРОНИКА лекц. 3-313 Врублевский</text:p>
          </table:table-cell>
          <table:table-cell office:value-type="string" table:number-columns-spanned="1" table:number-rows-spanned="2" table:style-name="ce68">
            <text:p>ИНО упр. к.1 Биленко</text:p>
          </table:table-cell>
          <table:table-cell office:value-type="string" table:number-columns-spanned="1" table:number-rows-spanned="2" table:style-name="ce68">
            <text:p>ИНО упр. к.1 Клименко</text:p>
          </table:table-cell>
          <table:table-cell office:value-type="string" table:number-columns-spanned="2" table:number-rows-spanned="2" table:style-name="ce68">
            <text:p>ОСНОВЫ МЕНЕДЖМЕНТА лекц. 5-201 Квашина</text:p>
          </table:table-cell>
          <table:covered-table-cell/>
          <table:table-cell office:value-type="string" table:number-columns-spanned="1" table:number-rows-spanned="2" table:style-name="ce68">
            <text:p>ЭЛЕКТРОТЕХНИКА И ЭЛЕКТРОНИКА лекц. 3-313 Врублевский</text:p>
          </table:table-cell>
          <table:table-cell office:value-type="string" table:number-columns-spanned="5" table:number-rows-spanned="2" table:style-name="ce68">
            <text:p>СОЦИОЛОГИЯ лекц. 3-121 Чернышева</text:p>
          </table:table-cell>
          <table:covered-table-cell table:number-columns-repeated="4"/>
          <table:table-cell office:value-type="string" table:style-name="ce5">
            <text:p>ОБЩАЯ ТЕОРИЯ АВТОМАТИЧЕСКОГО УПРАВЛЕНИЯ лаб. 3-210 Корнюшин</text:p>
          </table:table-cell>
          <table:table-cell table:style-name="ce4"/>
          <table:table-cell office:value-type="string" table:number-columns-spanned="2" table:number-rows-spanned="2" table:style-name="ce68">
            <text:p>ПРОЕКТИР-ИЕ СИСТ.ХРАНЕН.И ОБРАБ.Д-Х лекц. 5-108 Глебов</text:p>
          </table:table-cell>
          <table:covered-table-cell/>
          <table:table-cell office:value-type="string" table:number-columns-spanned="1" table:number-rows-spanned="2" table:style-name="ce68">
            <text:p>ИНО упр. к.1 Журавлева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number-columns-spanned="1" table:number-rows-spanned="2" table:style-name="ce68">
            <text:p>ИНО упр. к.1 Тунанова, Волхонская</text:p>
          </table:table-cell>
          <table:table-cell office:value-type="string" table:number-columns-spanned="1" table:number-rows-spanned="2" table:style-name="ce68">
            <text:p>ЭЛЕКТРОТЕХНИКА И ЭЛЕКТРОНИКА лекц. 3-313 Врублевский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table-cell office:value-type="string" table:style-name="ce6">
            <text:p>ТММ к.р. к.1</text:p>
          </table:table-cell>
          <table:covered-table-cell/>
          <table:covered-table-cell/>
          <table:table-cell office:value-type="string" table:style-name="ce6">
            <text:p>ЭНЕРГЕТИЧ. МАШ. И ОБОР-ИЕ ТЭС упр. 7-208 Птахин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table:style-name="ce6"/>
          <table:table-cell office:value-type="string" table:style-name="ce6">
            <text:p>ОБЩАЯ ТЕОРИЯ АВТОМАТИЧЕСКОГО УПРАВЛЕНИЯ лаб. 3-210 Корнюш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ММ к.р. к.1</text:p>
          </table:table-cell>
          <table:table-cell table:number-columns-spanned="1" table:number-rows-spanned="2" table:style-name="ce68"/>
          <table:table-cell office:value-type="string" table:number-columns-spanned="1" table:number-rows-spanned="3" table:style-name="ce71">
            <text:p>ТММ к.р. к.1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Тунанова</text:p>
          </table:table-cell>
          <table:table-cell office:value-type="string" table:style-name="ce4">
            <text:p>ТАУ лаб. I 7-113 Широкова</text:p>
          </table:table-cell>
          <table:table-cell office:value-type="string" table:number-columns-spanned="1" table:number-rows-spanned="2" table:style-name="ce68">
            <text:p>ПРОМЫШЛЕННАЯ РОБОТОТЕХНИКА лаб. 7-115б Орехов</text:p>
          </table:table-cell>
          <table:table-cell office:value-type="string" table:number-columns-spanned="2" table:number-rows-spanned="1" table:style-name="ce71">
            <text:p>ОРГАНИЗАЦ. И УПРАВЛЕН. НАУКОЁМКИМ ПРОИЗВОДСТВОМ упр. 5-201 Квашин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ЭЛЕКТРОНИКА И МИКРОЭЛЕКТРОНИКА лаб. 3-411 Фишер</text:p>
          </table:table-cell>
          <table:table-cell office:value-type="string" table:number-columns-spanned="2" table:number-rows-spanned="2" table:style-name="ce68">
            <text:p>СЕТИ И ТЕЛЕКОММУНИКАЦИИ лекц. 5-232 Вершинин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Волхонская, Журавлева</text:p>
          </table:table-cell>
          <table:table-cell office:value-type="string" table:number-columns-spanned="2" table:number-rows-spanned="2" table:style-name="ce68">
            <text:p>СЕТИ И ТЕЛЕКОММУНИКАЦИИ лекц. 5-232 Вершинин</text:p>
          </table:table-cell>
          <table:covered-table-cell/>
          <table:table-cell office:value-type="string" table:number-columns-spanned="1" table:number-rows-spanned="2" table:style-name="ce68">
            <text:p>ТЕОРИЯ ПРИНЯТИЯ РЕШЕНИЙ В УСЛОВИЯХ ИНФОРМАЦИОННЫХ КОНФЛИКТОВ лекц. 6-101 Лачих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ТАУ лаб. II 7-113 Широкова</text:p>
          </table:table-cell>
          <table:covered-table-cell/>
          <table:table-cell office:value-type="string" table:number-columns-spanned="2" table:number-rows-spanned="1" table:style-name="ce69">
            <text:p>ОСНОВЫ МЕНЕДЖМЕНТА упр. 5-201 Кваш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ПРОГРАММИРОВАНИЕ НА ЯЗЫКЕ JAVA лаб. I 3-205 Борисова</text:p>
          </table:table-cell>
          <table:table-cell office:value-type="string" table:style-name="ce5">
            <text:p>ПРОГРАММИРОВАНИЕ НА ЯЗЫКЕ JAVA лаб. I 3-214 Ефремов</text:p>
          </table:table-cell>
          <table:table-cell office:value-type="string" table:style-name="ce4">
            <text:p>ОПЕРАЦИОННЫЕ СИСТЕМЫ лаб. II 6-301 Алех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РГ. И УПРАВ. НАУКОЁМКИМ ПРОИЗ-ВОМ лаб. 5-201 Кваш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ГРАММИРОВАНИЕ НА ЯЗЫКЕ JAVA лаб. II 3-205 Борисова</text:p>
          </table:table-cell>
          <table:table-cell office:value-type="string" table:style-name="ce6">
            <text:p>ПРОГРАММИРОВАНИЕ НА ЯЗЫКЕ JAVA лаб. II 3-214 Ефремов</text:p>
          </table:table-cell>
          <table:table-cell office:value-type="string" table:style-name="ce6">
            <text:p>ОПЕРАЦИОННЫЕ СИСТЕМЫ лаб. I 6-301 Алехина</text:p>
          </table:table-cell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4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7">
            <text:p>ОСН. КОМП. ПРОЕКТИР-ИЯ лаб. I 3-210 Скорская ТЕОР. ФОРМООБР. ПОВЕРХН. лаб. II 3-212 Санова</text:p>
          </table:table-cell>
          <table:table-cell office:value-type="string" table:style-name="ce7">
            <text:p>ДМ И ОСНОВЫ КОНСТР. лаб. 3-321 Смоловик</text:p>
          </table:table-cell>
          <table:table-cell office:value-type="string" table:style-name="ce8">
            <text:p>ПОСТРОЕНИЕ ТЕХНОЛ. ПРОЦЕССОВ лаб. 1-116 Вяткин по расп.каф.</text:p>
          </table:table-cell>
          <table:table-cell office:value-type="string" table:number-columns-spanned="2" table:number-rows-spanned="2" table:style-name="ce67">
            <text:p>УСТАЛОСТ-Я ПРОЧ-СТЬ ДЕТ. И КОНСТ-ЦИЙ лекц. 4-203 Дубровский</text:p>
          </table:table-cell>
          <table:covered-table-cell/>
          <table:table-cell office:value-type="string" table:number-columns-spanned="1" table:number-rows-spanned="2" table:style-name="ce67">
            <text:p>ТММ к.р. к.1</text:p>
          </table:table-cell>
          <table:table-cell table:style-name="ce8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ТКМ лекц. 4-220 Шаталов, Орлик, Головач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ТКМ лекц. 4-220 Шаталов, Орлик, Головачева</text:p>
          </table:table-cell>
          <table:table-cell office:value-type="string" table:number-columns-spanned="1" table:number-rows-spanned="2" table:style-name="ce67">
            <text:p>ИНО упр. к.1 Волхонская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ВЫЧИСЛИТЕЛЬНЫЕ МЕТОДЫ ТЕОРИИ УПРАВЛЕНИЯ к.пр. к.3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style-name="ce8">
            <text:p>СЕТИ И ТЕЛЕКОММУНИКАЦИИ упр. I 6-302 Вершин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4" table:style-name="ce74">
            <text:p>Четверг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ТЕОР. ФОРМООБР. ПОВЕРХН. лаб. I 3-212 Санова ОСН. КОМП. ПРОЕКТИР-ИЯ лаб. II 3-210 Скорская</text:p>
          </table:table-cell>
          <table:table-cell office:value-type="string" table:style-name="ce9">
            <text:p>ПОСТРОЕНИЕ ТЕХНОЛ. ПРОЦЕССОВ лаб. 1-116 Вяткин по расп.каф.</text:p>
          </table:table-cell>
          <table:table-cell office:value-type="string" table:style-name="ce9">
            <text:p>ДМ И ОСНОВЫ КОНСТР. лаб. 3-321 Смоловик</text:p>
          </table:table-cell>
          <table:covered-table-cell/>
          <table:covered-table-cell/>
          <table:covered-table-cell/>
          <table:table-cell office:value-type="string" table:style-name="ce9">
            <text:p>ЭЛЕКТРОТЕХНИКА лаб. 3-405 Врублев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ПЛАТФОРМЫ ВИРТУАЛЬНОЙ РЕАЛЬНОСТИ лаб. I 3-309 Крысин ФУНКЦИОНАЛЬНЫЕ УЗЛЫ И КОМПОНЕНТЫ ИВС лаб. II 3-318а Онуфриев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ЕТИ И ТЕЛЕКОММУНИКАЦИИ упр. II 6-302 Вершинин</text:p>
          </table:table-cell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8">
            <text:p>МАТЕРИАЛОВЕДЕНИЕ лаб. I 4-320 Герасимова</text:p>
          </table:table-cell>
          <table:table-cell office:value-type="string" table:number-columns-spanned="2" table:number-rows-spanned="2" table:style-name="ce67">
            <text:p>ОСНОВЫ КОНСТРУИРОВАНИЯ ПРИСПОСОБЛЕНИЙ лекц. 1-209 Вяткин</text:p>
          </table:table-cell>
          <table:covered-table-cell/>
          <table:table-cell office:value-type="string" table:number-columns-spanned="2" table:number-rows-spanned="1" table:style-name="ce72">
            <text:p>УСТАЛОСТНАЯ ПРОЧНОСТЬ ДЕТАЛЕЙ И КОНСТРУКЦИЙ упр. 4-203 Дубровский</text:p>
          </table:table-cell>
          <table:covered-table-cell/>
          <table:table-cell office:value-type="string" table:number-columns-spanned="2" table:number-rows-spanned="2" table:style-name="ce67">
            <text:p>СОЦИОЛОГИЯ лекц. 1-416 Чернышева</text:p>
          </table:table-cell>
          <table:covered-table-cell/>
          <table:table-cell office:value-type="string" table:style-name="ce8">
            <text:p>КОНСТРУКЦИЯ НТТС лаб. II 3-108 Плахов</text:p>
          </table:table-cell>
          <table:table-cell office:value-type="string" table:number-columns-spanned="2" table:number-rows-spanned="2" table:style-name="ce67">
            <text:p>СОЦИОЛОГИЯ лекц. 1-416 Чернышева</text:p>
          </table:table-cell>
          <table:covered-table-cell/>
          <table:table-cell office:value-type="string" table:number-columns-spanned="1" table:number-rows-spanned="2" table:style-name="ce67">
            <text:p>ОРГАНИЗАЦ. И УПРАВЛЕН. НАУКОЁМКИМ ПРОИЗВОДСТВОМ к.р. к.5</text:p>
          </table:table-cell>
          <table:table-cell table:number-columns-spanned="1" table:number-rows-spanned="2" table:style-name="ce67"/>
          <table:table-cell office:value-type="string" table:style-name="ce8">
            <text:p>ДМ И ОСНОВЫ КОНСТР. упр. 3-322 Мокин</text:p>
          </table:table-cell>
          <table:table-cell office:value-type="string" table:number-columns-spanned="3" table:number-rows-spanned="2" table:style-name="ce67">
            <text:p>ФИЗИЧЕСКАЯ КУЛЬТУРА И СПОРТ к.2</text:p>
          </table:table-cell>
          <table:covered-table-cell table:number-columns-repeated="2"/>
          <table:table-cell office:value-type="string" table:number-columns-spanned="2" table:number-rows-spanned="2" table:style-name="ce67">
            <text:p>ПЛАТФОРМЫ ВИРТУАЛЬНОЙ РЕАЛЬНОСТИ лекц. 3-326 Крысин</text:p>
          </table:table-cell>
          <table:covered-table-cell/>
          <table:table-cell office:value-type="string" table:number-columns-spanned="2" table:number-rows-spanned="2" table:style-name="ce67">
            <text:p>ЭКОЛОГИЯ лекц. 3-403 Яко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ЭКОЛОГИЯ лекц. 3-403 Яковлева</text:p>
          </table:table-cell>
          <table:covered-table-cell/>
          <table:table-cell table:style-name="ce8"/>
          <table:table-cell office:value-type="string" table:number-columns-spanned="1" table:number-rows-spanned="2" table:style-name="ce67">
            <text:p>СОЦИОЛОГИЯ лекц. 1-416 Черныше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ЭЛ/ТЕХНИКА И ЭЛЕКТРОНИКА лаб. I 3-405 Врублевский М/ВЕДЕНИЕ лаб. II 4-320 Герасимова</text:p>
          </table:table-cell>
          <table:covered-table-cell/>
          <table:covered-table-cell/>
          <table:table-cell office:value-type="string" table:number-columns-spanned="2" table:number-rows-spanned="1" table:style-name="ce70">
            <text:p>ТЕХНОЛОГИЯ МАШИНОСТРОЕНИЯ упр. 4-201 Труханов</text:p>
          </table:table-cell>
          <table:covered-table-cell/>
          <table:covered-table-cell/>
          <table:covered-table-cell/>
          <table:table-cell office:value-type="string" table:style-name="ce9">
            <text:p>КОНСТРУКЦИЯ НТТС лаб. I 3-108 Плахов ДМ И ОСНОВЫ КОНСТР. лаб. II 3-321 Сорокина</text:p>
          </table:table-cell>
          <table:covered-table-cell/>
          <table:covered-table-cell/>
          <table:covered-table-cell/>
          <table:covered-table-cell/>
          <table:table-cell office:value-type="string" table:style-name="ce9">
            <text:p>ГИДРОПНЕВМООБОРУДОВАНИЕ упр. 4-314 Савин</text:p>
          </table:table-cell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ХЕМОТЕХНИКА АППАРАТ. СРЕДСТ ЗАЩ. ИНФ. лекц. 6-101 Потапов</text:p>
          </table:table-cell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office:value-type="string" table:number-columns-spanned="4" table:number-rows-spanned="2" table:style-name="ce67">
            <text:p>ДМ И ОСНОВЫ КОНСТР. лекц. 4-310 Сорокина</text:p>
          </table:table-cell>
          <table:covered-table-cell table:number-columns-repeated="3"/>
          <table:table-cell office:value-type="string" table:style-name="ce7">
            <text:p>ЭЛЕКТРОТЕХНИКА лаб. I 3-405 Врублевский</text:p>
          </table:table-cell>
          <table:table-cell office:value-type="string" table:style-name="ce8">
            <text:p>ОСНОВЫ ТЕПЛОМАССООБМЕНА лаб. 7-206 Голиков</text:p>
          </table:table-cell>
          <table:table-cell office:value-type="string" table:number-columns-spanned="1" table:number-rows-spanned="2" table:style-name="ce67">
            <text:p>КОНСТРУКЦИЯ НТТС лекц. 3-108 Плахов</text:p>
          </table:table-cell>
          <table:table-cell office:value-type="string" table:number-columns-spanned="1" table:number-rows-spanned="2" table:style-name="ce67">
            <text:p>ПРОМЫШЛЕННАЯ РОБОТОТЕХНИКА лаб. II 7-115в Орехов</text:p>
          </table:table-cell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number-columns-spanned="2" table:number-rows-spanned="2" table:style-name="ce67">
            <text:p>ДЕТАЛИ МАШИН И ОСНОВЫ КОНСТРУИРОВАНИЯ лекц. 4-310 Сорокина</text:p>
          </table:table-cell>
          <table:covered-table-cell/>
          <table:table-cell office:value-type="string" table:style-name="ce8">
            <text:p>ГЕОМЕТР. МОДЕЛИР. ЭЛЕМ. ПТ, С И ДМ лекц. 3-322 Мокин</text:p>
          </table:table-cell>
          <table:table-cell office:value-type="string" table:number-columns-spanned="3" table:number-rows-spanned="2" table:style-name="ce67">
            <text:p>ЭЛЕКТРОНИКА И М/ЭЛЕКТРОНИКА лекц. 3-426 Кузнецов</text:p>
          </table:table-cell>
          <table:covered-table-cell table:number-columns-repeated="2"/>
          <table:table-cell office:value-type="string" table:number-columns-spanned="2" table:number-rows-spanned="2" table:style-name="ce67">
            <text:p>ОПЕРАЦИОННЫЕ СИСТЕМЫ лекц. 6-202 Федоров</text:p>
          </table:table-cell>
          <table:covered-table-cell/>
          <table:table-cell office:value-type="string" table:number-columns-spanned="2" table:number-rows-spanned="2" table:style-name="ce67">
            <text:p>ПРОГРАММН.РЕАЛИЗАЦ.АЛГОРИТ.УПРАВ. лекц. 6-201 Макаренков</text:p>
          </table:table-cell>
          <table:covered-table-cell/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СЕТЕВЫЕ ТЕХНОЛ. В АВТ. СИСТ. ОБР. ИНФ. И УПР. лекц. 6-302 Вершинин</text:p>
          </table:table-cell>
          <table:covered-table-cell/>
          <table:table-cell office:value-type="string" table:number-columns-spanned="1" table:number-rows-spanned="2" table:style-name="ce67">
            <text:p>ТЕОРИЯ ПРИН. РЕШЕН. В УСЛОВИЯХ ИНФОРМ. КОНФЛ. лаб. I 3-219 Корнеев, Герасимова СХЕМОТЕХНИКА АППАРАТ. СРЕДСТ ЗАЩ. ИНФ. лаб. II 3-225 Потапов</text:p>
          </table:table-cell>
          <table:table-cell office:value-type="string" table:number-columns-spanned="1" table:number-rows-spanned="2" table:style-name="ce67">
            <text:p>ДМ И ОСНОВЫ КОНСТР. лекц. 4-310 Сорокин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style-name="ce9">
            <text:p>ЭЛЕКТРОТЕХНИКА лаб. II 3-405 Врублевский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ТММ к.р. к.1</text:p>
          </table:table-cell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ДМ И ОСНОВЫ КОНСТР. упр. 3-109 Смоловик</text:p>
          </table:table-cell>
          <table:covered-table-cell/>
          <table:table-cell table:number-columns-spanned="1" table:number-rows-spanned="2" table:style-name="ce67"/>
          <table:table-cell office:value-type="string" table:style-name="ce7">
            <text:p>ДМ И ОСНОВЫ КОНСТР. лаб. 3-321 Сорокина</text:p>
          </table:table-cell>
          <table:table-cell table:style-name="ce8"/>
          <table:table-cell office:value-type="string" table:number-columns-spanned="1" table:number-rows-spanned="3" table:style-name="ce72">
            <text:p>ТММ к.р. к.1</text:p>
          </table:table-cell>
          <table:table-cell office:value-type="string" table:number-columns-spanned="1" table:number-rows-spanned="2" table:style-name="ce67">
            <text:p>ТММ к.р. к.1</text:p>
          </table:table-cell>
          <table:table-cell office:value-type="string" table:number-columns-spanned="2" table:number-rows-spanned="2" table:style-name="ce67">
            <text:p>СОЦИОЛОГИЯ лекц. 4-316 Чернышева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ЭЛЕКТРОНИКА И МИКРОЭЛЕКТРОНИКА лаб. 3-411 Фишер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ПЕРАЦИОННЫЕ СИСТЕМЫ лаб. I 6-301 Ткаченко ПЛАТФОРМЫ ВИРТУАЛЬНОЙ РЕАЛЬНОСТИ лаб. II 3-309 Крысин</text:p>
          </table:table-cell>
          <table:table-cell office:value-type="string" table:number-columns-spanned="1" table:number-rows-spanned="2" table:style-name="ce67">
            <text:p>ИНО упр. к.1 Журавлева</text:p>
          </table:table-cell>
          <table:table-cell office:value-type="string" table:number-columns-spanned="1" table:number-rows-spanned="2" table:style-name="ce67">
            <text:p>ВЫЧИСЛИТЕЛЬНЫЕ МЕТОДЫ ТЕОРИИ УПРАВЛЕНИЯ к.пр. к.3</text:p>
          </table:table-cell>
          <table:table-cell office:value-type="string" table:number-columns-spanned="1" table:number-rows-spanned="2" table:style-name="ce67">
            <text:p>ПРОГРАММН.РЕАЛИЗАЦ.АЛГОРИТ.УПРАВ. лаб. 3-212 Макаренков</text:p>
          </table:table-cell>
          <table:table-cell office:value-type="string" table:number-columns-spanned="2" table:number-rows-spanned="2" table:style-name="ce67">
            <text:p>СОЦИОЛОГИЯ лекц. 4-316 Чернышева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МОДЕЛИ ДАННЫХ к.пр. к.6</text:p>
          </table:table-cell>
          <table:table-cell office:value-type="string" table:number-columns-spanned="1" table:number-rows-spanned="2" table:style-name="ce67">
            <text:p>ТЕОРИЯ ИНФОРМАЦИИ лаб. I 3-219 Твердова ТЕОРИЯ ПРИН. РЕШЕН. В УСЛОВИЯХ ИНФОРМ. КОНФЛ. лаб. II 3-216 Корнеев, Герасимова</text:p>
          </table:table-cell>
          <table:table-cell office:value-type="string" table:style-name="ce7">
            <text:p>ДМ И ОСНОВЫ КОНСТР. упр. 3-109 Смоловик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number-columns-repeated="2" table:style-name="ce9"/>
          <table:covered-table-cell/>
          <table:table-cell table:style-name="ce9"/>
          <table:table-cell office:value-type="string" table:style-name="ce9">
            <text:p>ДМ И ОСНОВЫ КОНСТР. лаб. I 3-321 Сорок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ОПЕРАЦИОННЫЕ СИСТЕМЫ лаб. II 6-301 Ткаченк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ЭЛЕКТРОТЕХНИКА лаб. 3-210 Широков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СЕТИ И ТЕЛЕКОММУНИКАЦИИ упр. I 6-301 Смирн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РАЗРАБОТКА МОБИЛЬНОГО ПРОГРАММНОГО ОБЕСПЕЧЕНИЯ лекц. 5-232 Гришунов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ПРОГРАММИРОВАНИЕ НА ЯЗЫКЕ JAVA упр. 6-202 Антипо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table-cell office:value-type="string" table:style-name="ce9">
            <text:p>СЕТИ И ТЕЛЕКОММУНИКАЦИИ упр. II 6-301 Смир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РАЗРАБОТКА МОБИЛЬНОГО ПРОГРАММНОГО ОБЕСПЕЧЕНИЯ лаб. I 5-219 Прудяк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РАЗРАБОТКА МОБИЛЬНОГО ПРОГРАММНОГО ОБЕСПЕЧЕНИЯ лаб. II 5-219 Прудя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I</text:p>
            <text:p>19:35-21:1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РАЗРАБОТКА МОБИЛЬНОГО ПРОГРАММНОГО ОБЕСПЕЧЕНИЯ лаб. I 5-219 Прудяк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I</text:p>
            <text:p>19:35-21:1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РАЗРАБОТКА МОБИЛЬНОГО ПРОГРАММНОГО ОБЕСПЕЧЕНИЯ лаб. II 5-219 Прудя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ИНСТР. ОБЕСПЕЧ. МАШИНОСТР. ПРОИЗВ. лекц. 1-218 Зенкин</text:p>
          </table:table-cell>
          <table:covered-table-cell/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office:value-type="string" table:number-columns-spanned="3" table:number-rows-spanned="2" table:style-name="ce68">
            <text:p>ТКМ лекц. 4-220 Шаталов, Орлик, Головачева</text:p>
          </table:table-cell>
          <table:covered-table-cell table:number-columns-repeated="2"/>
          <table:table-cell table:style-name="ce4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ФИЗИЧЕСКАЯ КУЛЬТУРА И СПОРТ <text:s/>к.2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10" table:style-name="ce68">
            <text:p>ВОЕННАЯ ПОДГОТОВКА к.4</text:p>
          </table:table-cell>
          <table:table-cell office:value-type="string" table:style-name="ce4">
            <text:p>СЕТИ И ТЕЛЕКОММУНИКАЦИИ упр. 3-412 Алехина</text:p>
          </table:table-cell>
          <table:table-cell office:value-type="string" table:number-columns-spanned="1" table:number-rows-spanned="10" table:style-name="ce68">
            <text:p>ВУЦ <text:s/>к.4</text:p>
          </table:table-cell>
          <table:table-cell office:value-type="string" table:number-columns-spanned="2" table:number-rows-spanned="10" table:style-name="ce68">
            <text:p>ВОЕННАЯ ПОДГОТОВКА к.4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5" table:number-rows-spanned="10" table:style-name="ce68">
            <text:p>ВОЕННАЯ ПОДГОТОВКА <text:s/>к.4</text:p>
          </table:table-cell>
          <table:covered-table-cell table:number-columns-repeated="4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Пятниц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style-name="ce6">
            <text:p>ДМ И ОСНОВЫ КОНСТР. лаб. II 3-321 Сорокина</text:p>
          </table:table-cell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number-columns-spanned="2" table:number-rows-spanned="2" table:style-name="ce68">
            <text:p>ОСНОВЫ КОНСТРУИРОВАНИЯ ПРИСПОСОБЛЕНИЙ упр. 3-313 Вяткин</text:p>
          </table:table-cell>
          <table:covered-table-cell/>
          <table:table-cell office:value-type="string" table:style-name="ce5">
            <text:p>ЭЛЕКТРОТЕХНИКА лаб. 3-210 Широкова</text:p>
          </table:table-cell>
          <table:table-cell office:value-type="string" table:style-name="ce4">
            <text:p>КОНТАКТНАЯ СВАРКА лаб. 4-101 Амеличева</text:p>
          </table:table-cell>
          <table:table-cell office:value-type="string" table:number-columns-spanned="2" table:number-rows-spanned="2" table:style-name="ce68">
            <text:p>ИНО упр. к.1 Ермоленко</text:p>
          </table:table-cell>
          <table:covered-table-cell/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style-name="ce5">
            <text:p>ЭЛ.ПРИВОДЫ МЕХАТР.И РОБОТОТЕХ.С-М лаб. I 7-115а Васильчук</text:p>
          </table:table-cell>
          <table:table-cell table:style-name="ce4"/>
          <table:table-cell office:value-type="string" table:number-columns-spanned="2" table:number-rows-spanned="2" table:style-name="ce68">
            <text:p>ИНО упр. к.1 Волхонская</text:p>
          </table:table-cell>
          <table:covered-table-cell/>
          <table:table-cell table:number-columns-spanned="1" table:number-rows-spanned="2" table:style-name="ce68"/>
          <table:covered-table-cell/>
          <table:table-cell office:value-type="string" table:style-name="ce5">
            <text:p>ТЕХНОЛОГИЯ ЭЛЕКТРОННЫХ СРЕДСТВ упр. 3-426 Лыков</text:p>
          </table:table-cell>
          <table:covered-table-cell/>
          <table:covered-table-cell/>
          <table:covered-table-cell/>
          <table:table-cell table:number-columns-spanned="1" table:number-rows-spanned="2" table:style-name="ce68"/>
          <table:covered-table-cell/>
          <table:covered-table-cell table:number-columns-repeated="4"/>
          <table:table-cell office:value-type="string" table:style-name="ce4">
            <text:p>ОПЕРАЦИОННЫЕ СИСТЕМЫ упр. 6-301 Алехина</text:p>
          </table:table-cell>
          <table:table-cell office:value-type="string" table:number-columns-spanned="1" table:number-rows-spanned="2" table:style-name="ce68">
            <text:p>ФИЗИКО-ТЕХНИЧ. ПРОЦЕССЫ В ТЕХНОСФЕРЕ лекц. 7-306 Анфило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ЕКТИРОВАНИЕ СВАРНЫХ КОНСТРУКЦИЙ лаб. 4-102 Зыбин</text:p>
          </table:table-cell>
          <table:table-cell office:value-type="string" table:style-name="ce6">
            <text:p>ЭЛЕКТРОТЕХНИКА лаб. 3-210 Широкова</text:p>
          </table:table-cell>
          <table:covered-table-cell/>
          <table:covered-table-cell/>
          <table:covered-table-cell/>
          <table:table-cell office:value-type="string" table:style-name="ce6">
            <text:p>ТКМ упр. 4-109 Орлик</text:p>
          </table:table-cell>
          <table:table-cell office:value-type="string" table:style-name="ce6">
            <text:p>ТАУ лаб. 7-115а Акименко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ТЕХНОЛОГИЯ ЭЛЕКТРОННЫХ СРЕДСТВ лаб. 3-417 Лыков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table:style-name="ce6"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ДМ И ОСНОВЫ КОНСТР. лекц. 1-306 Мокин</text:p>
          </table:table-cell>
          <table:table-cell office:value-type="string" table:number-columns-spanned="2" table:number-rows-spanned="2" table:style-name="ce68">
            <text:p>ПОСТРОЕНИЕ ТЕХНОЛОГИЧЕСКИХ ПРОЦЕССОВ лекц. 1-218 Вяткин</text:p>
          </table:table-cell>
          <table:covered-table-cell/>
          <table:table-cell table:number-columns-spanned="1" table:number-rows-spanned="2" table:style-name="ce68"/>
          <table:table-cell office:value-type="string" table:style-name="ce4">
            <text:p>ТЕХНОЛОГИЯ МАШИНОСТРОЕНИЯ лаб. 4-201 Труханов</text:p>
          </table:table-cell>
          <table:table-cell office:value-type="string" table:number-columns-spanned="1" table:number-rows-spanned="2" table:style-name="ce68">
            <text:p>ЭНЕРГЕТИЧ. МАШИНЫ И ОБОРУД-ИЕ ТЭС лекц. 7-415 Жинов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ДМ И ОСНОВЫ КОНСТР. лекц. 1-306 Мокин</text:p>
          </table:table-cell>
          <table:table-cell office:value-type="string" table:number-columns-spanned="1" table:number-rows-spanned="2" table:style-name="ce68">
            <text:p>ФИЗИЧЕСКАЯ КУЛЬТУРА И СПОРТ к.2</text:p>
          </table:table-cell>
          <table:table-cell office:value-type="string" table:style-name="ce4">
            <text:p>ТММ к.р. к.1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ОРГАНИЗАЦ. И УПРАВЛЕН. НАУКОЁМКИМ ПРОИЗВОДСТВОМ к.р. к.5</text:p>
          </table:table-cell>
          <table:table-cell office:value-type="string" table:number-columns-spanned="1" table:number-rows-spanned="2" table:style-name="ce68">
            <text:p>ДМ И ОСНОВЫ КОНСТР. лекц. 1-306 Мокин</text:p>
          </table:table-cell>
          <table:covered-table-cell/>
          <table:table-cell office:value-type="string" table:number-columns-spanned="1" table:number-rows-spanned="2" table:style-name="ce68">
            <text:p>ИНО упр. к.1 Волхонская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8">
            <text:p>ПРОГРАММН.РЕАЛИЗАЦ.АЛГОРИТ.УПРАВ. лаб. 3-210 Макаренков</text:p>
          </table:table-cell>
          <table:covered-table-cell/>
          <table:covered-table-cell table:number-columns-repeated="4"/>
          <table:table-cell office:value-type="string" table:number-columns-spanned="1" table:number-rows-spanned="2" table:style-name="ce68">
            <text:p>СХЕМОТЕХНИКА АППАРАТ. СРЕДСТ ЗАЩ. ИНФ. лекц. 3-222 Потапов</text:p>
          </table:table-cell>
          <table:table-cell office:value-type="string" table:number-columns-spanned="1" table:number-rows-spanned="3" table:style-name="ce71">
            <text:p>ТММ к.р. к.1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ЕКТИРОВАНИЕ СВАРНЫХ КОНСТРУКЦИЙ лаб. 4-102 Зыбин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ТКМ упр. 4-109 Орл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office:value-type="string" table:style-name="ce5">
            <text:p>ЭЛЕКТРОТЕХНИКА лаб. 3-210 Широкова</text:p>
          </table:table-cell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ДМ И ОСНОВЫ КОНСТР. лаб. 3-321 Сорокин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Тунанова</text:p>
          </table:table-cell>
          <table:covered-table-cell/>
          <table:table-cell office:value-type="string" table:number-columns-spanned="1" table:number-rows-spanned="2" table:style-name="ce68">
            <text:p>ЭЛЕКТРОНИКА И МИКРОЭЛЕКТРОНИКА лаб. 3-411 Фишер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8">
            <text:p>ИНО упр. к.1 Попкова</text:p>
          </table:table-cell>
          <table:covered-table-cell/>
          <table:covered-table-cell table:number-columns-repeated="4"/>
          <table:table-cell office:value-type="string" table:style-name="ce5">
            <text:p>ПРОГРАММИРОВАНИЕ НА ЯЗЫКЕ JAVA лаб. I 3-205 Антипова ОСНОВЫ МИКРО- И РАДИОЭЛЕКТРОНИКИ лаб. II 3-217 Потапов</text:p>
          </table:table-cell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table-cell office:value-type="string" table:style-name="ce6">
            <text:p>ЭЛЕКТРОТЕХНИКА лаб. 3-210 Широк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string" table:style-name="ce6">
            <text:p>ОСНОВЫ МИКРО- И РАДИОЭЛЕКТРОНИКИ лаб. I 3-217 Потапов ПРОГРАММИРОВАНИЕ НА ЯЗЫКЕ JAVA лаб. II 3-205 Антипова</text:p>
          </table:table-cell>
          <table:table-cell table:style-name="ce6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ЭЛ/ТЕХНИКА И ЭЛЕКТРОНИКА лаб. I 3-210 Широкова</text:p>
          </table:table-cell>
          <table:covered-table-cell/>
          <table:table-cell table:number-columns-spanned="1" table:number-rows-spanned="2" table:style-name="ce68"/>
          <table:covered-table-cell/>
          <table:covered-table-cell/>
          <table:covered-table-cell/>
          <table:table-cell table:number-columns-spanned="1" table:number-rows-spanned="2" table:style-name="ce68"/>
          <table:covered-table-cell/>
          <table:covered-table-cell table:number-columns-repeated="4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ЭЛ/ТЕХНИКА И ЭЛЕКТРОНИКА лаб. II 3-210 Широк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3" table:style-name="ce72">
            <text:p>ТММ к.р. к.1</text:p>
          </table:table-cell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office:value-type="string" table:number-columns-spanned="2" table:number-rows-spanned="2" table:style-name="ce67">
            <text:p>ИНО упр. к.1 Белова</text:p>
          </table:table-cell>
          <table:covered-table-cell/>
          <table:table-cell office:value-type="string" table:number-columns-spanned="2" table:number-rows-spanned="2" table:style-name="ce67">
            <text:p>ЭЛ/ТЕХНИКА лекц. 3-313 Врублевский</text:p>
          </table:table-cell>
          <table:covered-table-cell/>
          <table:table-cell office:value-type="string" table:style-name="ce8">
            <text:p>ТКМ упр. 3-127 Зайончковский</text:p>
          </table:table-cell>
          <table:table-cell office:value-type="string" table:number-columns-spanned="2" table:number-rows-spanned="2" table:style-name="ce67">
            <text:p>ПРОМЫШЛЕННАЯ РОБОТОТЕХНИКА лекц. 7-502 Орехов</text:p>
          </table:table-cell>
          <table:covered-table-cell/>
          <table:table-cell office:value-type="string" table:number-columns-spanned="2" table:number-rows-spanned="2" table:style-name="ce67">
            <text:p>ЭЛ/ТЕХНИКА лекц. 3-313 Врублевский</text:p>
          </table:table-cell>
          <table:covered-table-cell/>
          <table:table-cell office:value-type="string" table:style-name="ce7">
            <text:p>МАШИНЫ НЕПРЕРЫВ. ТРАНСПОРТА лаб. II 3-109 Самосьев</text:p>
          </table:table-cell>
          <table:table-cell office:value-type="string" table:style-name="ce8">
            <text:p>ЭЛЕКТРОНИКА И МИКРОЭЛЕКТРОНИКА упр. 3-405 Фишер</text:p>
          </table:table-cell>
          <table:table-cell office:value-type="string" table:number-columns-spanned="1" table:number-rows-spanned="2" table:style-name="ce67">
            <text:p>КОНСТРУИРОВАНИЕ ПРИБОРОВ к.пр. к.3</text:p>
          </table:table-cell>
          <table:table-cell office:value-type="string" table:style-name="ce8">
            <text:p>ЭЛЕКТРОНИКА И МИКРОЭЛЕКТРОНИКА упр. 3-405 Фишер</text:p>
          </table:table-cell>
          <table:table-cell office:value-type="string" table:number-columns-spanned="2" table:number-rows-spanned="2" table:style-name="ce67">
            <text:p>РАЗРАБОТКА ВЕБ-ПРИЛОЖЕНИЙ к.пр. к.3</text:p>
          </table:table-cell>
          <table:covered-table-cell/>
          <table:table-cell table:style-name="ce7"/>
          <table:table-cell table:style-name="ce8"/>
          <table:table-cell office:value-type="string" table:number-columns-spanned="2" table:number-rows-spanned="2" table:style-name="ce67">
            <text:p>ЭКОЛОГИЯ лекц. 7-309 Яко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СХЕМОТЕХНИКА АППАРАТ. СРЕДСТ ЗАЩ. ИНФ. к.р. к.3</text:p>
          </table:table-cell>
          <table:table-cell table:style-name="ce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ГИДРОПНЕВМООБОРУДОВАНИЕ упр. 4-314 Голиков</text:p>
          </table:table-cell>
          <table:covered-table-cell/>
          <table:covered-table-cell/>
          <table:covered-table-cell/>
          <table:covered-table-cell/>
          <table:table-cell office:value-type="string" table:style-name="ce9">
            <text:p>МАШИНЫ НЕПРЕРЫВ. ТРАНСПОРТА лаб. I 3-109 Самосьев</text:p>
          </table:table-cell>
          <table:table-cell table:style-name="ce9"/>
          <table:covered-table-cell/>
          <table:table-cell table:style-name="ce9"/>
          <table:covered-table-cell/>
          <table:covered-table-cell/>
          <table:table-cell office:value-type="string" table:number-columns-spanned="2" table:number-rows-spanned="1" table:style-name="ce70">
            <text:p>ЭКОЛОГИЯ упр. 7-305 Фатее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ФИЗИКО-ТЕХНИЧ. ПРОЦЕССЫ В ТЕХНОСФЕРЕ к.р. к.7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ФИЗИЧЕСКАЯ КУЛЬТУРА И СПОРТ <text:s/>к.2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ПРОМЫШЛЕННАЯ РОБОТОТЕХНИКА лаб. I 7-115б Орех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ТКМ упр. 3-127 Зайончковский</text:p>
          </table:table-cell>
          <table:table-cell office:value-type="string" table:number-columns-spanned="1" table:number-rows-spanned="2" table:style-name="ce67">
            <text:p>КОНСТРУИРОВАНИЕ ПРИБОРОВ к.пр. к.3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КОНСТРУИРОВАНИЕ ПРИБОРОВ к.пр. к.3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ЛОГИЧ. ПРОЕКТИР.ЦИФ-Х С-М УПРАВЛ. лекц. 6-201 Коновалов</text:p>
          </table:table-cell>
          <table:covered-table-cell/>
          <table:table-cell office:value-type="string" table:number-columns-spanned="1" table:number-rows-spanned="2" table:style-name="ce67">
            <text:p>КРОССПЛАТФОРМЕННАЯ РАЗРАБОТКА ПО к.пр. к.5</text:p>
          </table:table-cell>
          <table:table-cell office:value-type="string" table:style-name="ce8">
            <text:p>СЕТИ И ТЕЛЕКОММУНИКАЦИИ упр. I 6-301 Смирнов ОПЕРАЦИОННЫЕ СИСТЕМЫ лаб. II 3-214 Ткаченко</text:p>
          </table:table-cell>
          <table:table-cell office:value-type="string" table:number-columns-spanned="3" table:number-rows-spanned="2" table:style-name="ce67">
            <text:p>ОПЕРАЦИОННЫЕ СИСТЕМЫ лекц. 3-403 Федоров</text:p>
          </table:table-cell>
          <table:covered-table-cell table:number-columns-repeated="2"/>
          <table:table-cell office:value-type="string" table:style-name="ce7">
            <text:p>ФИЗИКО-ТЕХНИЧ. ПРОЦЕССЫ В ТЕХНОСФЕРЕ к.р. к.7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ОПЕРАЦИОННЫЕ СИСТЕМЫ лаб. I 3-214 Ткаченко СЕТИ И ТЕЛЕКОММУНИКАЦИИ упр. II 6-301 Смирнов</text:p>
          </table:table-cell>
          <table:covered-table-cell/>
          <table:covered-table-cell table:number-columns-repeated="2"/>
          <table:table-cell office:value-type="string" table:style-name="ce9">
            <text:p>ФИЗИКО-ТЕХНИЧ. ПРОЦЕССЫ В ТЕХНОСФЕРЕ упр. 7-302 Гордеев</text:p>
          </table:table-cell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ЛОГИЧЕСКОЕ ПРОЕКТИРОВАНИЕ ЦИФРОВЫХ СИСТЕМ УПРАВЛЕНИЯ упр. 3-308 Коновалов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ЭКОЛОГИЯ упр. 7-305 Фатеева</text:p>
          </table:table-cell>
          <table:table-cell table:style-name="ce8"/>
          <table:table-cell office:value-type="string" table:number-columns-spanned="1" table:number-rows-spanned="2" table:style-name="ce67">
            <text:p>ФИЗИЧЕСКАЯ КУЛЬТУРА И СПОРТ к.2</text:p>
          </table:table-cell>
          <table:table-cell office:value-type="string" table:style-name="ce7">
            <text:p>ФИЗИКО-ТЕХНИЧ. ПРОЦЕССЫ В ТЕХНОСФЕРЕ лаб. 7-306 Гордеев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5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9"/>
          <table:covered-table-cell/>
          <table:covered-table-cell/>
          <table:table-cell office:value-type="string" table:style-name="ce9">
            <text:p>СЕТИ И ТЕЛЕКОММУНИКАЦИИ упр. 3-214 Фролов</text:p>
          </table:table-cell>
          <table:table-cell office:value-type="string" table:style-name="ce9">
            <text:p>ЭКОЛОГИЯ упр. 7-305 Фатеева</text:p>
          </table:table-cell>
          <table:covered-table-cell/>
          <table:table-cell table:style-name="ce9"/>
          <table:covered-table-cell/>
          <table:covered-table-cell/>
          <table:table-cell table:number-columns-repeated="225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51</text:p>
          </table:table-cell>
          <table:table-cell office:value-type="string" table:style-name="ce3">
            <text:p>МК1-51Б</text:p>
          </table:table-cell>
          <table:table-cell office:value-type="string" table:style-name="ce3">
            <text:p>МК1-52Б</text:p>
          </table:table-cell>
          <table:table-cell office:value-type="string" table:style-name="ce3">
            <text:p>МК2-51Б</text:p>
          </table:table-cell>
          <table:table-cell office:value-type="string" table:style-name="ce3">
            <text:p>МК2-52Б</text:p>
          </table:table-cell>
          <table:table-cell office:value-type="string" table:style-name="ce3">
            <text:p>МК3-51Б</text:p>
          </table:table-cell>
          <table:table-cell office:value-type="string" table:style-name="ce3">
            <text:p>МК3-52Б</text:p>
          </table:table-cell>
          <table:table-cell office:value-type="string" table:style-name="ce3">
            <text:p>МК6-51</text:p>
          </table:table-cell>
          <table:table-cell office:value-type="string" table:style-name="ce3">
            <text:p>МК7-51Б</text:p>
          </table:table-cell>
          <table:table-cell office:value-type="string" table:style-name="ce3">
            <text:p>МК7-52Б</text:p>
          </table:table-cell>
          <table:table-cell office:value-type="string" table:style-name="ce3">
            <text:p>МК8-51Б</text:p>
          </table:table-cell>
          <table:table-cell office:value-type="string" table:style-name="ce3">
            <text:p>МК8-52Б</text:p>
          </table:table-cell>
          <table:table-cell office:value-type="string" table:style-name="ce3">
            <text:p>МК9-51</text:p>
          </table:table-cell>
          <table:table-cell office:value-type="string" table:style-name="ce3">
            <text:p>ИУК1-51Б</text:p>
          </table:table-cell>
          <table:table-cell office:value-type="string" table:style-name="ce3">
            <text:p>ИУК1-52Б</text:p>
          </table:table-cell>
          <table:table-cell office:value-type="string" table:style-name="ce3">
            <text:p>ИУК1-53Б</text:p>
          </table:table-cell>
          <table:table-cell office:value-type="string" table:style-name="ce3">
            <text:p>ИУК2-51Б</text:p>
          </table:table-cell>
          <table:table-cell office:value-type="string" table:style-name="ce3">
            <text:p>ИУК2-52Б</text:p>
          </table:table-cell>
          <table:table-cell office:value-type="string" table:style-name="ce3">
            <text:p>ИУК3-51Б</text:p>
          </table:table-cell>
          <table:table-cell office:value-type="string" table:style-name="ce3">
            <text:p>ИУК3-52Б</text:p>
          </table:table-cell>
          <table:table-cell office:value-type="string" table:style-name="ce3">
            <text:p>ИУК4-51Б</text:p>
          </table:table-cell>
          <table:table-cell office:value-type="string" table:style-name="ce3">
            <text:p>ИУК4-52Б</text:p>
          </table:table-cell>
          <table:table-cell office:value-type="string" table:style-name="ce3">
            <text:p>ИУК5-51Б</text:p>
          </table:table-cell>
          <table:table-cell office:value-type="string" table:style-name="ce3">
            <text:p>ИУК5-52Б</text:p>
          </table:table-cell>
          <table:table-cell office:value-type="string" table:style-name="ce3">
            <text:p>ИУК6-51</text:p>
          </table:table-cell>
          <table:table-cell office:value-type="string" table:style-name="ce3">
            <text:p>ИУК7-51Б</text:p>
          </table:table-cell>
          <table:table-cell table:number-columns-repeated="227" table:style-name="ce2"/>
          <table:table-cell table:number-columns-repeated="16129"/>
        </table:table-row>
        <table:table-row table:number-rows-repeated="11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1048496" table:style-name="ro4">
          <table:table-cell table:number-columns-repeated="16384"/>
        </table:table-row>
      </table:table>
      <table:table table:name="IV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number-columns-repeated="16354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71</text:p>
          </table:table-cell>
          <table:table-cell office:value-type="string" table:style-name="ce3">
            <text:p>МК1-71Б</text:p>
          </table:table-cell>
          <table:table-cell office:value-type="string" table:style-name="ce3">
            <text:p>МК2-71Б</text:p>
          </table:table-cell>
          <table:table-cell office:value-type="string" table:style-name="ce3">
            <text:p>МК2-72Б</text:p>
          </table:table-cell>
          <table:table-cell office:value-type="string" table:style-name="ce3">
            <text:p>МК3-71Б</text:p>
          </table:table-cell>
          <table:table-cell office:value-type="string" table:style-name="ce3">
            <text:p>МК3-72Б</text:p>
          </table:table-cell>
          <table:table-cell office:value-type="string" table:style-name="ce3">
            <text:p>МК6-71</text:p>
          </table:table-cell>
          <table:table-cell office:value-type="string" table:style-name="ce3">
            <text:p>МК7-71Б</text:p>
          </table:table-cell>
          <table:table-cell office:value-type="string" table:style-name="ce3">
            <text:p>МК7-72Б</text:p>
          </table:table-cell>
          <table:table-cell office:value-type="string" table:style-name="ce3">
            <text:p>МК8-71Б</text:p>
          </table:table-cell>
          <table:table-cell office:value-type="string" table:style-name="ce3">
            <text:p>МК8-72Б</text:p>
          </table:table-cell>
          <table:table-cell office:value-type="string" table:style-name="ce3">
            <text:p>МК9-71</text:p>
          </table:table-cell>
          <table:table-cell office:value-type="string" table:style-name="ce3">
            <text:p>ИУК1-71Б</text:p>
          </table:table-cell>
          <table:table-cell office:value-type="string" table:style-name="ce3">
            <text:p>ИУК1-72Б</text:p>
          </table:table-cell>
          <table:table-cell office:value-type="string" table:style-name="ce3">
            <text:p>ИУК2-71Б</text:p>
          </table:table-cell>
          <table:table-cell office:value-type="string" table:style-name="ce3">
            <text:p>ИУК2-72Б</text:p>
          </table:table-cell>
          <table:table-cell office:value-type="string" table:style-name="ce3">
            <text:p>ИУК3-71Б</text:p>
          </table:table-cell>
          <table:table-cell office:value-type="string" table:style-name="ce3">
            <text:p>ИУК4-71Б</text:p>
          </table:table-cell>
          <table:table-cell office:value-type="string" table:style-name="ce3">
            <text:p>ИУК4-72Б</text:p>
          </table:table-cell>
          <table:table-cell office:value-type="string" table:style-name="ce3">
            <text:p>ИУК5-71Б</text:p>
          </table:table-cell>
          <table:table-cell office:value-type="string" table:style-name="ce3">
            <text:p>ИУК5-72Б</text:p>
          </table:table-cell>
          <table:table-cell office:value-type="string" table:style-name="ce3">
            <text:p>ИУК6-71</text:p>
          </table:table-cell>
          <table:table-cell office:value-type="string" table:style-name="ce3">
            <text:p>ИУК6-79</text:p>
          </table:table-cell>
          <table:table-cell office:value-type="string" table:style-name="ce3">
            <text:p>ИУК7-71Б</text:p>
          </table:table-cell>
          <table:table-cell table:number-columns-repeated="229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4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4">
            <text:p>ОСН. ТЕХНОЛ. МАШ/СТРОЕНИЯ упр. 1-217 Мусохранов</text:p>
          </table:table-cell>
          <table:table-cell office:value-type="string" table:number-columns-spanned="1" table:number-rows-spanned="2" table:style-name="ce68">
            <text:p>АВТОМАТИЗАЦИЯ МАШИНОСТРОИТЕЛЬНЫХ ПРОИЗВОДСТВ лекц. 1-218 Малыше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ТЕПЛОМАССООБМЕН В ЭЛЕМ. ЭНЕРГЕТИЧ. УСТ. упр. 7-206 Юрик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БЕЗОПАС. ЖИЗНЕДЕЯТ-ТИ лекц. 7-309 Тютюнько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УПРАВЛЕНИЕ РИСКАМИ лаб. 5-202 Ерохина</text:p>
          </table:table-cell>
          <table:table-cell office:value-type="string" table:style-name="ce4">
            <text:p>УПРАВЛЕНИЕ ИННОВАЦИОННЫМИ ПРОЕКТАМИ лаб. 5-220 Ушакова</text:p>
          </table:table-cell>
          <table:table-cell office:value-type="string" table:number-columns-spanned="1" table:number-rows-spanned="2" table:style-name="ce68">
            <text:p>БЕЗОПАС. ЖИЗНЕДЕЯТ-ТИ лекц. 7-309 Тютюнькова</text:p>
          </table:table-cell>
          <table:table-cell office:value-type="string" table:number-columns-spanned="5" table:number-rows-spanned="10" table:style-name="ce68">
            <text:p>ВОЕННАЯ ПОДГОТОВКА <text:s/>к.4</text:p>
          </table:table-cell>
          <table:covered-table-cell table:number-columns-repeated="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4" table:style-name="ce74">
            <text:p>Понедельник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ОСНОВЫ КОМПЬЮТЕРНОГО ПРОЕКТИРОВАНИЯ лаб. II 3-212 Скорская БЕЗОПАСНОСТЬ ЖИЗНЕДЕЯТЕЛЬНОСТИ лаб. I 7-307 Чериканова</text:p>
          </table:table-cell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table-cell office:value-type="string" table:style-name="ce6">
            <text:p>УПРАВЛЕНИЕ ИННОВАЦИОННЫМИ ПРОЕКТАМИ лаб. 5-220 Ушакова</text:p>
          </table:table-cell>
          <table:table-cell table:style-name="ce6"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ЭКОЛОГИЯ ТЕХНОСФЕРЫ лекц. 7-302 Никулин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5">
            <text:p>БЕЗОПАС. ЖИЗНЕДЕЯТ-ТИ упр. 7-307 Чериканова</text:p>
          </table:table-cell>
          <table:table-cell office:value-type="string" table:style-name="ce4">
            <text:p>ПАРАМЕТРИЧ. ПРОЕКТИР. упр. 1-210 Зенкин</text:p>
          </table:table-cell>
          <table:table-cell office:value-type="string" table:number-columns-spanned="2" table:number-rows-spanned="2" table:style-name="ce68">
            <text:p>ПРОИЗВОДСТВО СВАРНЫХ КОНСТРУКЦИЙ лекц. 4-204 Зыбин</text:p>
          </table:table-cell>
          <table:covered-table-cell/>
          <table:table-cell office:value-type="string" table:style-name="ce5">
            <text:p>ТЕПЛОМАССООБМЕН В ЭЛЕМ. ЭНЕРГЕТИЧ. УСТ. лекц. 7-206 Юрик</text:p>
          </table:table-cell>
          <table:table-cell office:value-type="string" table:style-name="ce4">
            <text:p>ОСН. ПЛАНИР., ОБРАБ. И АНАЛ. ЭКСПЕРИМ. лекц. 7-211 Ильичев</text:p>
          </table:table-cell>
          <table:table-cell office:value-type="string" table:number-columns-spanned="1" table:number-rows-spanned="2" table:style-name="ce68">
            <text:p>КОНСТРУКЦИЯ А И Т упр. 3-108 Плахов, Сидоров</text:p>
          </table:table-cell>
          <table:table-cell office:value-type="string" table:number-columns-spanned="2" table:number-rows-spanned="1" table:style-name="ce71">
            <text:p>ГИДРОПНЕВМОПРИВОДЫ МХТ И РТС лекц. 4-311 Шитохина</text:p>
          </table:table-cell>
          <table:covered-table-cell/>
          <table:table-cell office:value-type="string" table:number-columns-spanned="2" table:number-rows-spanned="1" table:style-name="ce71">
            <text:p>КОММЕРЦИАЛИЗАЦИЯ ИННОВАЦИЙ лекц. 5-210 Ушакова</text:p>
          </table:table-cell>
          <table:covered-table-cell/>
          <table:table-cell office:value-type="string" table:number-columns-spanned="1" table:number-rows-spanned="2" table:style-name="ce68">
            <text:p>ГРУЗОПОДЪЕМНЫЕ МАШИНЫ лекц. 3-118 Славкина</text:p>
          </table:table-cell>
          <table:covered-table-cell/>
          <table:covered-table-cell table:number-columns-repeated="4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office:value-type="string" table:number-columns-spanned="2" table:number-rows-spanned="2" table:style-name="ce68">
            <text:p>СЕРТИФИКАЦИЯ И ЛИЦЕНЗИРОВАНИЕ лекц. 3-222 Мазин</text:p>
          </table:table-cell>
          <table:covered-table-cell/>
          <table:table-cell office:value-type="string" table:number-columns-spanned="1" table:number-rows-spanned="2" table:style-name="ce68">
            <text:p>ЭКОЛОГИЯ БИОСФЕРЫ лекц. 4-318 Кусаче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БЕЗОПАСНОСТЬ ЖИЗНЕДЕЯТЕЛЬНОСТИ лаб. II 7-307 Чериканова ОСНОВЫ КОМПЬЮТЕРНОГО ПРОЕКТИРОВАНИЯ лаб. I 3-212 Скорская</text:p>
          </table:table-cell>
          <table:table-cell office:value-type="string" table:style-name="ce6">
            <text:p>ТЕХНОЛ. ПРОИЗВ-ВА ДМ упр. 1-218 Зенкин</text:p>
          </table:table-cell>
          <table:covered-table-cell/>
          <table:covered-table-cell/>
          <table:table-cell office:value-type="string" table:style-name="ce6">
            <text:p>ТЕХНОЛ. ЭНЕРГОМАШ/СТР. упр. 7-211 Бушуев</text:p>
          </table:table-cell>
          <table:table-cell office:value-type="string" table:style-name="ce6">
            <text:p>САПР ГИДРО И ПНЕВМОСИСТЕМ лекц. 4-311 Шитохина</text:p>
          </table:table-cell>
          <table:covered-table-cell/>
          <table:table-cell table:number-columns-repeated="2" table:style-name="ce6"/>
          <table:table-cell office:value-type="string" table:number-columns-spanned="2" table:number-rows-spanned="1" table:style-name="ce69">
            <text:p>ПРОМЫШЛЕННЫЕ ТЕХНОЛОГИИ И ИННОВАЦИИ упр. 5-220 Ушакова</text:p>
          </table:table-cell>
          <table:covered-table-cell/>
          <table:covered-table-cell/>
          <table:covered-table-cell/>
          <table:covered-table-cell table:number-columns-repeated="4"/>
          <table:table-cell office:value-type="string" table:style-name="ce6">
            <text:p>МЕТ. ОБРАБОТКИ ИНФ. упр. 5-222а Никитенко</text:p>
          </table:table-cell>
          <table:covered-table-cell/>
          <table:covered-table-cell/>
          <table:table-cell office:value-type="string" table:style-name="ce6">
            <text:p>ЭКОНОМИКА упр. 1-205 Поддубная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4" table:number-rows-spanned="2" table:style-name="ce68">
            <text:p>БЕЗОПАС. ЖИЗНЕДЕЯТ-ТИ лекц. 7-309 Тютюнькова</text:p>
          </table:table-cell>
          <table:covered-table-cell table:number-columns-repeated="3"/>
          <table:table-cell office:value-type="string" table:number-columns-spanned="1" table:number-rows-spanned="2" table:style-name="ce68">
            <text:p>ТЕХНОЛ. ЭНЕРГОМАШ/СТР. лекц. 7-211 Бушуев</text:p>
          </table:table-cell>
          <table:table-cell office:value-type="string" table:number-columns-spanned="1" table:number-rows-spanned="2" table:style-name="ce68">
            <text:p>САПР ГИДРО И ПНЕВМОСИСТЕМ лаб. 7-207 Шитохина</text:p>
          </table:table-cell>
          <table:table-cell table:style-name="ce5"/>
          <table:table-cell office:value-type="string" table:number-columns-spanned="2" table:number-rows-spanned="1" table:style-name="ce71">
            <text:p>УПРАВЛЕНИЕ МХТ И РТС лекц. 7-502 Романов</text:p>
          </table:table-cell>
          <table:covered-table-cell/>
          <table:table-cell table:style-name="ce5"/>
          <table:table-cell table:style-name="ce4"/>
          <table:table-cell office:value-type="string" table:number-columns-spanned="1" table:number-rows-spanned="2" table:style-name="ce68">
            <text:p>ГРУЗОПОДЪЕМНЫЕ МАШИНЫ упр. 3-118 Славкина</text:p>
          </table:table-cell>
          <table:covered-table-cell/>
          <table:covered-table-cell table:number-columns-repeated="4"/>
          <table:table-cell table:style-name="ce5"/>
          <table:table-cell table:style-name="ce4"/>
          <table:table-cell office:value-type="string" table:number-columns-spanned="1" table:number-rows-spanned="2" table:style-name="ce68">
            <text:p>НИР <text:s/>к.6</text:p>
          </table:table-cell>
          <table:table-cell table:style-name="ce4"/>
          <table:table-cell office:value-type="string" table:number-columns-spanned="2" table:number-rows-spanned="2" table:style-name="ce68">
            <text:p>ОСН.РАЗРАБ.УСТР-В КОНТРОЛЯ ДОСТУПА лекц. 3-222 Жарова</text:p>
          </table:table-cell>
          <table:covered-table-cell/>
          <table:table-cell office:value-type="string" table:style-name="ce5">
            <text:p>ОСН. НАУЧ. ИССЛЕД. И ТЕХНИК. ЭКСПЕР. лекц. 7-302 Лаврентье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office:value-type="string" table:style-name="ce6">
            <text:p>МЕТОДЫ РАСЧ. И ПРОЕКТИР. А И Т лекц. 3-108 Плахов</text:p>
          </table:table-cell>
          <table:table-cell office:value-type="string" table:number-columns-spanned="2" table:number-rows-spanned="1" table:style-name="ce69">
            <text:p>ЭЛЕКТРОННАЯ И МИКРОПРОЦЕССОРНАЯ ТЕХНИКА лекц. 3-403 Широкова</text:p>
          </table:table-cell>
          <table:covered-table-cell/>
          <table:table-cell office:value-type="string" table:number-columns-spanned="2" table:number-rows-spanned="1" table:style-name="ce69">
            <text:p>ИНФОРМАТИЗАЦИЯ УПРАВЛЕНИЯ лекц. 5-210 Амеличева</text:p>
          </table:table-cell>
          <table:covered-table-cell/>
          <table:covered-table-cell/>
          <table:covered-table-cell/>
          <table:covered-table-cell table:number-columns-repeated="4"/>
          <table:table-cell office:value-type="string" table:number-columns-spanned="2" table:number-rows-spanned="1" table:style-name="ce69">
            <text:p>ЦИФР. ОБРАБ. СИГНАЛОВ лекц. 5-108 Гагарин</text:p>
          </table:table-cell>
          <table:covered-table-cell/>
          <table:covered-table-cell/>
          <table:table-cell office:value-type="string" table:style-name="ce6">
            <text:p>МЕТОДЫ ПОДДЕРЖКИ ПРИНЯТИЯ РЕШЕНИЙ упр. 3-205 Ткаченко</text:p>
          </table:table-cell>
          <table:covered-table-cell/>
          <table:covered-table-cell/>
          <table:table-cell office:value-type="string" table:style-name="ce6">
            <text:p>РАДИАЦИОННАЯ БЕЗОПАСНОСТЬ упр. 4-313 Лаврентьев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СТАТИСТИЧ. МЕТОДЫ УПРАВ. КАЧЕСТ. лаб. 4-209 Чернова</text:p>
          </table:table-cell>
          <table:table-cell table:number-columns-spanned="1" table:number-rows-spanned="2" table:style-name="ce68"/>
          <table:table-cell office:value-type="string" table:style-name="ce4">
            <text:p>ГИДРОПРИВОДЫ лаб. 4-215 Савин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ОСНОВЫ АВТОМАТ.ПРОЕКТ. МХТ И РТС лаб. 7-115в Моников</text:p>
          </table:table-cell>
          <table:table-cell office:value-type="string" table:number-columns-spanned="1" table:number-rows-spanned="2" table:style-name="ce68">
            <text:p>ТЕХНИЧЕСКОЕ ЗРЕНИЕ лаб. I 7-115а Васильчук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5">
            <text:p>ОСН. ТЕХНОЛ. МАШ/СТРОЕНИЯ лаб. I 1-111 Федоров, Малышев по расп.каф.</text:p>
          </table:table-cell>
          <table:covered-table-cell/>
          <table:covered-table-cell table:number-columns-repeated="4"/>
          <table:table-cell office:value-type="string" table:number-columns-spanned="2" table:number-rows-spanned="2" table:style-name="ce68">
            <text:p>ТЕХНОЛ. ОБРАБ. БОЛЬШИХ ДАННЫХ лекц. 5-232 Белов</text:p>
          </table:table-cell>
          <table:covered-table-cell/>
          <table:table-cell office:value-type="string" table:number-columns-spanned="1" table:number-rows-spanned="2" table:style-name="ce68">
            <text:p>ВЫЧИСЛИТЕЛЬНЫЕ СРЕДСТВА АВТОМАТ. СИСТЕМ ОБР.ИНФ. к.р. к.6</text:p>
          </table:table-cell>
          <table:table-cell office:value-type="string" table:number-columns-spanned="1" table:number-rows-spanned="2" table:style-name="ce68">
            <text:p>РАЗРАБОТКА ИНТЕРНЕТ-ПРИЛОЖЕНИЙ упр. 6-302 Ткаченко</text:p>
          </table:table-cell>
          <table:table-cell office:value-type="string" table:style-name="ce4">
            <text:p>БЕЗОПАС. ЖИЗНЕДЕЯТ-ТИ лаб. I 7-307 Астахова</text:p>
          </table:table-cell>
          <table:table-cell table:number-columns-spanned="1" table:number-rows-spanned="2" table:style-name="ce68"/>
          <table:table-cell office:value-type="string" table:style-name="ce5">
            <text:p>ОСН. НАУЧ. ИССЛЕД. И ТЕХНИК. ЭКСПЕР. лаб. 7-305 Лаврентьева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ТАТИСТИЧ. МЕТОДЫ УПРАВ. КАЧЕСТ. лаб. 4-201 Чернова</text:p>
          </table:table-cell>
          <table:covered-table-cell/>
          <table:table-cell office:value-type="string" table:style-name="ce6">
            <text:p>БЕЗОПАС. ЖИЗНЕДЕЯТ-ТИ лаб. 7-307 Астахов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СН. ТЕХНОЛ. МАШ/СТРОЕНИЯ лаб. II 1-111 Федоров, Малышев по расп.каф.</text:p>
          </table:table-cell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table-cell table:style-name="ce6"/>
          <table:covered-table-cell/>
          <table:table-cell office:value-type="string" table:style-name="ce6">
            <text:p>ТЕОРИЯ ГОРЕНИЯ И ВЗРЫВА упр. 7-305 Лаврентьев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covered-table-cell table:number-columns-repeated="4"/>
          <table:table-cell table:number-columns-spanned="1" table:number-rows-spanned="2" table:style-name="ce68"/>
          <table:table-cell office:value-type="string" table:style-name="ce4">
            <text:p>МЕТ. ОБРАБОТКИ ИНФ. упр. 5-219 Никитенко</text:p>
          </table:table-cell>
          <table:table-cell office:value-type="string" table:number-columns-spanned="1" table:number-rows-spanned="2" table:style-name="ce68">
            <text:p>МЕТОДЫ ПОДДЕРЖКИ ПРИНЯТИЯ РЕШЕНИЙ лаб. I 3-205 Борисова ПРОГРАММИРОВАНИЕ В СИСТЕМАХ 1С лаб. II 6-301 Тимченко</text:p>
          </table:table-cell>
          <table:table-cell office:value-type="string" table:style-name="ce4">
            <text:p>ТЕХНОЛОГИИ ОБРАБОТКИ БОЛЬШИХ ДАННЫХ лаб. I 3-214 Ефремов РАЗРАБОТКА ИНТЕРНЕТ-ПРИЛОЖЕНИЙ лаб. II 6-302 Ткаченко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table-cell office:value-type="string" table:style-name="ce6">
            <text:p>ЗАЩИТА ИНФОРМАЦИИ упр. 5-219 Ерохин</text:p>
          </table:table-cell>
          <table:covered-table-cell/>
          <table:table-cell office:value-type="string" table:style-name="ce6">
            <text:p>РАЗРАБОТКА ИНТЕРНЕТ-ПРИЛОЖЕНИЙ лаб. I 6-302 Ткаченко ТЕХНОЛОГИИ ОБРАБОТКИ БОЛЬШИХ ДАННЫХ лаб. II 3-214 Ефремо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ЦИФРОВАЯ ОБРАБОТКА СИГНАЛОВ лаб. I 5-231 Тронов ТЕХНОЛОГИИ ОБРАБОТКИ БОЛЬШИХ ДАННЫХ лаб. II 5-161 Шаматрин</text:p>
          </table:table-cell>
          <table:table-cell office:value-type="string" table:number-columns-spanned="1" table:number-rows-spanned="2" table:style-name="ce68">
            <text:p>ПРОГРАММИРОВАНИЕ В СИСТЕМАХ 1С лаб. I 6-301 Тимченко МЕТОДЫ ПОДДЕРЖКИ ПРИНЯТИЯ РЕШЕНИЙ лаб. II 3-205 Борисова</text:p>
          </table:table-cell>
          <table:table-cell office:value-type="string" table:number-columns-spanned="1" table:number-rows-spanned="2" table:style-name="ce68">
            <text:p>НИР <text:s/>к.6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I</text:p>
            <text:p>19:35-21:1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ЕХНОЛОГИИ ОБРАБОТКИ БОЛЬШИХ ДАННЫХ лаб. I 5-161 Шаматрин ЦИФРОВАЯ ОБРАБОТКА СИГНАЛОВ лаб. II 5-231 Трон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I</text:p>
            <text:p>19:35-21:1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style-name="ce7"/>
          <table:table-cell office:value-type="string" table:style-name="ce7">
            <text:p>МОДЕЛИР. СИСТ.И ПРОЦЕССОВ лаб. I 3-203 Калмыков</text:p>
          </table:table-cell>
          <table:table-cell office:value-type="string" table:number-columns-spanned="2" table:number-rows-spanned="1" table:style-name="ce72">
            <text:p>ДУГОВЫЕ СВАРОЧНЫЕ ПРОЦЕССЫ И ПРОИЗВОДСТВЕННЫЕ СИСТЕМЫ лекц. 4-204 Орлик</text:p>
          </table:table-cell>
          <table:covered-table-cell/>
          <table:table-cell office:value-type="string" table:number-columns-spanned="1" table:number-rows-spanned="2" table:style-name="ce67">
            <text:p>КОМПРЕССОРЫ к.пр. к.7</text:p>
          </table:table-cell>
          <table:table-cell table:number-columns-spanned="1" table:number-rows-spanned="2" table:style-name="ce67"/>
          <table:table-cell office:value-type="string" table:style-name="ce8">
            <text:p>ЭКСПЛУАТАЦИОННЫЕ МАТЕРИАЛЫ лаб. I 1-109 Голубина ОСН. ТЕХНОЛ. МАШ/СТРОЕНИЯ лаб. II 1-111 Федоров, Малышев по расп.каф.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КОММЕРЦИАЛИЗАЦИЯ ИННОВАЦИЙ упр. 5-201 Ушакова</text:p>
          </table:table-cell>
          <table:covered-table-cell/>
          <table:table-cell office:value-type="string" table:style-name="ce8">
            <text:p>ЭКОНОМИКА упр. 5-155 Яловенко</text:p>
          </table:table-cell>
          <table:table-cell office:value-type="string" table:number-columns-spanned="2" table:number-rows-spanned="2" table:style-name="ce67">
            <text:p>ТЕХНОЛОГИЧЕСКИЕ ПРОЦЕССЫ М/ЭЛЕКТРОНИКИ лекц. 3-403 Андреев</text:p>
          </table:table-cell>
          <table:covered-table-cell/>
          <table:table-cell office:value-type="string" table:style-name="ce7">
            <text:p>ПРОЕКТИР. СВЧ КОМПЛЕКСОВ лаб. I НПП "Тайфун" Аксенов</text:p>
          </table:table-cell>
          <table:table-cell table:style-name="ce8"/>
          <table:table-cell office:value-type="string" table:number-columns-spanned="1" table:number-rows-spanned="2" table:style-name="ce67">
            <text:p>СИСТЕМЫ РАСПОЗНОВАНИЯ ОБРАЗОВ лаб. I 3-210 Корлякова</text:p>
          </table:table-cell>
          <table:table-cell table:style-name="ce7"/>
          <table:table-cell office:value-type="string" table:style-name="ce8">
            <text:p>ЭКОНОМИКА упр. 1-205 Поддубная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ТЕХНОЛ. ОБРАБ. БОЛЬШИХ ДАННЫХ лекц. 5-232 Белов</text:p>
          </table:table-cell>
          <table:covered-table-cell/>
          <table:table-cell office:value-type="string" table:style-name="ce7">
            <text:p>ЭКОЛОГИЯ ТЕХНОСФЕРЫ лаб. 7-305 Чериканов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Вторник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ЭКОНОМИКА упр. 5-155 Яловенко</text:p>
          </table:table-cell>
          <table:table-cell office:value-type="string" table:style-name="ce9">
            <text:p>МОДЕЛИР. СИСТ.И ПРОЦЕССОВ лаб. II 3-203 Калмыков</text:p>
          </table:table-cell>
          <table:table-cell office:value-type="string" table:number-columns-spanned="2" table:number-rows-spanned="1" table:style-name="ce70">
            <text:p>ДУГОВЫЕ СВАРОЧНЫЕ ПРОЦЕССЫ И ПРОИЗВОДСТВЕННЫЕ СИСТЕМЫ упр. 4-204 Орлик</text:p>
          </table:table-cell>
          <table:covered-table-cell/>
          <table:covered-table-cell/>
          <table:covered-table-cell/>
          <table:table-cell table:style-name="ce9"/>
          <table:covered-table-cell/>
          <table:covered-table-cell/>
          <table:table-cell office:value-type="string" table:number-columns-spanned="2" table:number-rows-spanned="1" table:style-name="ce70">
            <text:p>ТЕОР. И СИСТ. УПРАВ. лекц. 5-210 Птускин</text:p>
          </table:table-cell>
          <table:covered-table-cell/>
          <table:table-cell table:style-name="ce9"/>
          <table:covered-table-cell/>
          <table:covered-table-cell/>
          <table:table-cell table:style-name="ce9"/>
          <table:table-cell office:value-type="string" table:style-name="ce9">
            <text:p>ПРОЕКТИР. СВЧ КОМПЛЕКСОВ лаб. I НПП "Тайфун" Аксенов</text:p>
          </table:table-cell>
          <table:covered-table-cell/>
          <table:table-cell office:value-type="string" table:style-name="ce9">
            <text:p>ЭКОНОМИКА упр. 1-205 Поддубная</text:p>
          </table:table-cell>
          <table:table-cell table:style-name="ce9"/>
          <table:covered-table-cell/>
          <table:covered-table-cell/>
          <table:covered-table-cell/>
          <table:covered-table-cell/>
          <table:table-cell office:value-type="string" table:style-name="ce9">
            <text:p>ЭКОЛОГИЯ ТЕХНОСФЕРЫ упр. 7-305 Чериканов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ЭКОНОМИКА лекц. 5-208 Яловенко</text:p>
          </table:table-cell>
          <table:table-cell office:value-type="string" table:number-columns-spanned="1" table:number-rows-spanned="2" table:style-name="ce67">
            <text:p>ТЕХНОЛОГИЯ ПРОИЗВОДСТВА ДМ лекц. 1-218 Зенкин</text:p>
          </table:table-cell>
          <table:table-cell office:value-type="string" table:number-columns-spanned="2" table:number-rows-spanned="1" table:style-name="ce72">
            <text:p>БЕЗОПАСНОСТЬ ЖИЗНЕДЕЯТЕЛЬНОСТИ упр. 7-305 Чериканова</text:p>
          </table:table-cell>
          <table:covered-table-cell/>
          <table:table-cell office:value-type="string" table:number-columns-spanned="1" table:number-rows-spanned="2" table:style-name="ce67">
            <text:p>КОМП. МОДЕЛИР. ЭЛЕМ. ЭУ лекц. 7-415 Голиков</text:p>
          </table:table-cell>
          <table:table-cell office:value-type="string" table:number-columns-spanned="1" table:number-rows-spanned="2" table:style-name="ce67">
            <text:p>ГИДРОПРИВОДЫ лекц. 4-217 Шитохина</text:p>
          </table:table-cell>
          <table:table-cell office:value-type="string" table:number-columns-spanned="1" table:number-rows-spanned="2" table:style-name="ce67">
            <text:p>ЭКОНОМИКА лекц. 5-208 Яловенко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МОДЕЛИРОВАНИЕ МХТ И РТС лаб. I 7-115б Моников УПРАВЛЕНИЕ МХТ И РТС лаб. II 7-115а Романов</text:p>
          </table:table-cell>
          <table:table-cell office:value-type="string" table:number-columns-spanned="2" table:number-rows-spanned="1" table:style-name="ce72">
            <text:p>УПРАВЛЕНИЕ РИСКАМИ лекц. 5-202 Ерохина</text:p>
          </table:table-cell>
          <table:covered-table-cell/>
          <table:table-cell office:value-type="string" table:number-columns-spanned="1" table:number-rows-spanned="2" table:style-name="ce67">
            <text:p>ЭКОНОМИКА лекц. 5-208 Яловенко</text:p>
          </table:table-cell>
          <table:table-cell office:value-type="string" table:number-columns-spanned="2" table:number-rows-spanned="1" table:style-name="ce72">
            <text:p>ЭКОНОМИКА лекц. 3-403 Поддубная</text:p>
          </table:table-cell>
          <table:covered-table-cell/>
          <table:table-cell office:value-type="string" table:style-name="ce7">
            <text:p>ПРОЕКТИР. СВЧ КОМПЛЕКСОВ лаб. I НПП "Тайфун" Аксенов</text:p>
          </table:table-cell>
          <table:table-cell table:style-name="ce7"/>
          <table:table-cell office:value-type="string" table:style-name="ce7">
            <text:p>ПРОГРАММИР. М/КОНТРОЛЛЕРОВ лаб. I 3-308 Коновалов</text:p>
          </table:table-cell>
          <table:table-cell office:value-type="string" table:number-columns-spanned="2" table:number-rows-spanned="1" table:style-name="ce72">
            <text:p>ЭКОНОМИКА лекц. 3-403 Поддубная</text:p>
          </table:table-cell>
          <table:covered-table-cell/>
          <table:table-cell office:value-type="string" table:style-name="ce8">
            <text:p>РАЗРАБОТКА ИНТЕРНЕТ-ПРИЛОЖЕНИЙ лаб. II 6-301 Алехина</text:p>
          </table:table-cell>
          <table:table-cell office:value-type="string" table:number-columns-spanned="1" table:number-rows-spanned="2" table:style-name="ce67">
            <text:p>ЭЛЕМ. УПРАВ. В АВТОМАТ. СИСТ. ОБРАБ. ИНФ И УПР. к.р. к.6</text:p>
          </table:table-cell>
          <table:table-cell office:value-type="string" table:number-columns-spanned="2" table:number-rows-spanned="2" table:style-name="ce67">
            <text:p>ЭКОНОМИКА лекц. 5-208 Яловенко</text:p>
          </table:table-cell>
          <table:covered-table-cell/>
          <table:table-cell office:value-type="string" table:style-name="ce7">
            <text:p>ЭКОЛОГИЯ БИОСФЕРЫ упр. 4-318 Кусаче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ПРАВОВЕДЕНИЕ упр. 4-315 Шафигулл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ТЕОР. И СИСТ. УПРАВ. упр. 5-201 Птускин</text:p>
          </table:table-cell>
          <table:covered-table-cell/>
          <table:covered-table-cell/>
          <table:table-cell office:value-type="string" table:number-columns-spanned="2" table:number-rows-spanned="1" table:style-name="ce70">
            <text:p>УПРАВЛЕНИЕ КАЧЕСТВОМ ЭС лекц. 3-403 Кашин</text:p>
          </table:table-cell>
          <table:covered-table-cell/>
          <table:table-cell office:value-type="string" table:style-name="ce9">
            <text:p>НАУЧ. ОРГ. ИНЖ. ТРУДА, СТАНДАР. И СЕРТИФ. лаб. I 3-309 Козеева</text:p>
          </table:table-cell>
          <table:table-cell office:value-type="string" table:style-name="ce9">
            <text:p>ПРОЕКТИР. СВЧ КОМПЛЕКСОВ лаб. I НПП "Тайфун" Аксенов</text:p>
          </table:table-cell>
          <table:table-cell office:value-type="string" table:style-name="ce9">
            <text:p>ПРОГРАММИР. М/КОНТРОЛЛЕРОВ лекц. 6-201 Коновалов</text:p>
          </table:table-cell>
          <table:table-cell office:value-type="string" table:style-name="ce9">
            <text:p>РУС. ЯЗ. И КУЛЬТ. РЕЧИ упр. 5-155 Логинова</text:p>
          </table:table-cell>
          <table:table-cell table:style-name="ce9"/>
          <table:table-cell office:value-type="string" table:style-name="ce9">
            <text:p>ЭКОНОМИКА упр. 1-205 Поддубная</text:p>
          </table:table-cell>
          <table:covered-table-cell/>
          <table:covered-table-cell/>
          <table:covered-table-cell/>
          <table:table-cell office:value-type="string" table:style-name="ce9">
            <text:p>СИСТ.ОБЕСПЕЧ. ТЕХНОСФЕРНОЙ БЕЗОПАС. упр. 7-307 Морозенко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ОСН.ПРОЕКТИР. СТАНОЧ-Х ПРИСПОС-НИЙ лекц. 1-218 Вяткин</text:p>
          </table:table-cell>
          <table:table-cell office:value-type="string" table:number-columns-spanned="3" table:number-rows-spanned="2" table:style-name="ce67">
            <text:p>ПРАВОВЕДЕНИЕ лекц. 4-316 Шафигуллина</text:p>
          </table:table-cell>
          <table:covered-table-cell table:number-columns-repeated="2"/>
          <table:table-cell office:value-type="string" table:number-columns-spanned="1" table:number-rows-spanned="2" table:style-name="ce67">
            <text:p>ТУРБИНЫ лекц. 7-211 Шевелев</text:p>
          </table:table-cell>
          <table:table-cell office:value-type="string" table:style-name="ce7">
            <text:p>ОСН. ПЛАНИР., ОБРАБ. И АНАЛ. ЭКСПЕРИМ. упр. 7-207 Голиков</text:p>
          </table:table-cell>
          <table:table-cell office:value-type="string" table:style-name="ce8">
            <text:p>ЭКОНОМИКА упр. 5-155 Яловенко</text:p>
          </table:table-cell>
          <table:table-cell office:value-type="string" table:number-columns-spanned="1" table:number-rows-spanned="2" table:style-name="ce67">
            <text:p>УПРАВЛЕНИЕ МХТ И РТС лаб. 7-115б Романов</text:p>
          </table:table-cell>
          <table:table-cell office:value-type="string" table:number-columns-spanned="1" table:number-rows-spanned="2" table:style-name="ce67">
            <text:p>ОСНОВЫ АВТОМАТ.ПРОЕКТ. МХТ И РТС лаб. I 7-115в Моников ЭЛЕКТР. И МИКРОПРОЦЕС. ТЕХНИКА лаб. II 7-115а Васильчук</text:p>
          </table:table-cell>
          <table:table-cell office:value-type="string" table:number-columns-spanned="2" table:number-rows-spanned="1" table:style-name="ce72">
            <text:p>ЛОГИСТИКА упр. 5-202 Ерохина</text:p>
          </table:table-cell>
          <table:covered-table-cell/>
          <table:table-cell office:value-type="string" table:number-columns-spanned="1" table:number-rows-spanned="2" table:style-name="ce67">
            <text:p>СИСТ.АВТОМАТИЧ.ПРОЕКТИР. ПТ, С И ДМ лекц. 3-316 Славкина</text:p>
          </table:table-cell>
          <table:table-cell office:value-type="string" table:style-name="ce7">
            <text:p>ЭКОНОМИКА упр. 1-205 Поддубная</text:p>
          </table:table-cell>
          <table:table-cell office:value-type="string" table:style-name="ce7">
            <text:p>УПРАВЛЕНИЕ КАЧЕСТВОМ ЭС упр. 3-417 Кашин</text:p>
          </table:table-cell>
          <table:table-cell office:value-type="string" table:style-name="ce7">
            <text:p>ПРОЕКТИР. СВЧ КОМПЛЕКСОВ упр. НПП "Тайфун" Аксенов</text:p>
          </table:table-cell>
          <table:table-cell office:value-type="string" table:style-name="ce8">
            <text:p>НАУЧ. ОРГ. ИНЖ. ТРУДА, СТАНДАР. И СЕРТИФ. лаб. II 3-309 Козеева</text:p>
          </table:table-cell>
          <table:table-cell office:value-type="string" table:number-columns-spanned="1" table:number-rows-spanned="2" table:style-name="ce67">
            <text:p>ПРАВОВЕДЕНИЕ лекц. 4-316 Шафигуллина</text:p>
          </table:table-cell>
          <table:table-cell office:value-type="string" table:number-columns-spanned="1" table:number-rows-spanned="2" table:style-name="ce67">
            <text:p>КОМП. СЕТИ лаб. 5-224 Красавин</text:p>
          </table:table-cell>
          <table:table-cell office:value-type="string" table:style-name="ce8">
            <text:p>РУС. ЯЗ. И КУЛЬТ. РЕЧИ упр. 4-313 Логинова</text:p>
          </table:table-cell>
          <table:table-cell office:value-type="string" table:number-columns-spanned="1" table:number-rows-spanned="2" table:style-name="ce67">
            <text:p>РАЗРАБОТКА ИНТЕРНЕТ-ПРИЛОЖЕНИЙ упр. 6-302 Алехина</text:p>
          </table:table-cell>
          <table:table-cell office:value-type="string" table:number-columns-spanned="1" table:number-rows-spanned="2" table:style-name="ce67">
            <text:p>МЕТОДЫ ПОДДЕРЖКИ ПРИНЯТИЯ РЕШЕНИЙ лаб. II 3-214 Ткаченко</text:p>
          </table:table-cell>
          <table:table-cell office:value-type="string" table:style-name="ce7">
            <text:p>РАЗРАБОТКА ПРИЛОЖЕНИЙ ДЛЯ МОБИЛЬНЫХ УСТРОЙСТВ упр. 3-216 Ильичев</text:p>
          </table:table-cell>
          <table:table-cell table:style-name="ce8"/>
          <table:table-cell office:value-type="string" table:number-columns-spanned="1" table:number-rows-spanned="2" table:style-name="ce67">
            <text:p>РАДИАЦИОННАЯ БЕЗОПАСНОСТЬ лекц. 4-310 Лаврентье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office:value-type="string" table:style-name="ce9">
            <text:p>СИСТЕМЫ ВОДОСНАБЖЕНИЯ И ВОДООТВЕДЕНИЯ лекц. 4-314 Анкудинов</text:p>
          </table:table-cell>
          <table:table-cell office:value-type="string" table:style-name="ce9">
            <text:p>КОНСТРУКЦИЯ НТТС к.пр. к.1</text:p>
          </table:table-cell>
          <table:covered-table-cell/>
          <table:covered-table-cell/>
          <table:table-cell office:value-type="string" table:number-columns-spanned="2" table:number-rows-spanned="1" table:style-name="ce70">
            <text:p>ПРЕДПРИНИМАТЕЛЬСКИЙ ПРАКТИКУМ упр. 5-202 Ерохина</text:p>
          </table:table-cell>
          <table:covered-table-cell/>
          <table:covered-table-cell/>
          <table:table-cell office:value-type="string" table:style-name="ce9">
            <text:p>СИСТ. ФУНКЦИОН. МОДЕЛИРОВАНИЯ упр. 3-417 Кашин</text:p>
          </table:table-cell>
          <table:table-cell office:value-type="string" table:style-name="ce9">
            <text:p>ЭКОНОМИКА упр. 1-205 Поддубная</text:p>
          </table:table-cell>
          <table:table-cell office:value-type="string" table:style-name="ce9">
            <text:p>ЭВМ к.р. к.3</text:p>
          </table:table-cell>
          <table:table-cell office:value-type="string" table:style-name="ce9">
            <text:p>ПРОЕКТИР. СВЧ КОМПЛЕКСОВ упр. НПП "Тайфун" Аксенов</text:p>
          </table:table-cell>
          <table:covered-table-cell/>
          <table:covered-table-cell/>
          <table:table-cell table:style-name="ce9"/>
          <table:covered-table-cell/>
          <table:covered-table-cell/>
          <table:table-cell office:value-type="string" table:number-columns-spanned="2" table:number-rows-spanned="1" table:style-name="ce70">
            <text:p>ЭКОНОМИКА упр. 5-155 Яловенко</text:p>
          </table:table-cell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7">
            <text:p>ОСН.ПРОЕКТИР. СТАНОЧ-Х ПРИСПОС-НИЙ упр. 1-218 Вяткин</text:p>
          </table:table-cell>
          <table:table-cell office:value-type="string" table:number-columns-spanned="1" table:number-rows-spanned="2" table:style-name="ce67">
            <text:p>НИР <text:s/>к.1</text:p>
          </table:table-cell>
          <table:table-cell office:value-type="string" table:number-columns-spanned="1" table:number-rows-spanned="2" table:style-name="ce67">
            <text:p>СТАТИСТИЧ. МЕТОДЫ УПРАВ. КАЧЕСТ. лаб. 4-201 Чернова</text:p>
          </table:table-cell>
          <table:table-cell table:number-columns-spanned="1" table:number-rows-spanned="2" table:style-name="ce67"/>
          <table:table-cell office:value-type="string" table:style-name="ce8">
            <text:p>ТУРБИНЫ упр. 7-211 Шевелев</text:p>
          </table:table-cell>
          <table:table-cell office:value-type="string" table:number-columns-spanned="1" table:number-rows-spanned="2" table:style-name="ce67">
            <text:p>НИР <text:s/>к.7</text:p>
          </table:table-cell>
          <table:table-cell office:value-type="string" table:style-name="ce8">
            <text:p>КОНСТРУКЦИЯ НТТС к.пр. к.1</text:p>
          </table:table-cell>
          <table:table-cell office:value-type="string" table:number-columns-spanned="1" table:number-rows-spanned="2" table:style-name="ce67">
            <text:p>ГИДРОПНЕВМОПРИВОДЫ МХТ И РТС лаб. 7-207 Шитохина</text:p>
          </table:table-cell>
          <table:table-cell office:value-type="string" table:number-columns-spanned="1" table:number-rows-spanned="2" table:style-name="ce67">
            <text:p>ЭЛЕКТР. И МИКРОПРОЦЕС. ТЕХНИКА лаб. I 7-115а Васильчук ОСНОВЫ АВТОМАТ.ПРОЕКТ. МХТ И РТС лаб. II 7-115в Моников</text:p>
          </table:table-cell>
          <table:table-cell office:value-type="string" table:number-columns-spanned="2" table:number-rows-spanned="1" table:style-name="ce72">
            <text:p>УПРАВЛЕНИЕ РИСКАМИ упр. 5-202 Ерохина</text:p>
          </table:table-cell>
          <table:covered-table-cell/>
          <table:table-cell office:value-type="string" table:number-columns-spanned="1" table:number-rows-spanned="2" table:style-name="ce67">
            <text:p>МАШИНЫ НЕПРЕРЫВ. ТРАНСПОРТА к.пр. к.3</text:p>
          </table:table-cell>
          <table:table-cell office:value-type="string" table:style-name="ce8">
            <text:p>ТЕХНОЛОГИЧЕСКИЕ ПРОЦЕССЫ М/ЭЛЕКТРОНИКИ лаб. I 3-417 Кашин</text:p>
          </table:table-cell>
          <table:table-cell office:value-type="string" table:number-columns-spanned="1" table:number-rows-spanned="2" table:style-name="ce67">
            <text:p>НИР <text:s/>к.3</text:p>
          </table:table-cell>
          <table:table-cell table:style-name="ce8"/>
          <table:table-cell office:value-type="string" table:number-columns-spanned="1" table:number-rows-spanned="2" table:style-name="ce67">
            <text:p>М/ПРОЦЕССОР. СИСТЕМЫ к.р. к.3</text:p>
          </table:table-cell>
          <table:table-cell office:value-type="string" table:style-name="ce8">
            <text:p>ПРОГРАММИР. М/КОНТРОЛЛЕРОВ упр. 3-308 Коновалов</text:p>
          </table:table-cell>
          <table:table-cell office:value-type="string" table:number-columns-spanned="1" table:number-rows-spanned="2" table:style-name="ce67">
            <text:p>КОМП. СЕТИ к.пр. к.5</text:p>
          </table:table-cell>
          <table:table-cell office:value-type="string" table:number-columns-spanned="1" table:number-rows-spanned="2" table:style-name="ce67">
            <text:p>МОДЕЛИРОВАНИЕ лаб. I 5-222 Никитенко</text:p>
          </table:table-cell>
          <table:table-cell office:value-type="string" table:style-name="ce8">
            <text:p>РАЗРАБОТКА ПРИЛОЖЕНИЙ ДЛЯ МОБИЛЬНЫХ УСТРОЙСТВ лаб. II 6-301 Антипова</text:p>
          </table:table-cell>
          <table:table-cell office:value-type="string" table:number-columns-spanned="1" table:number-rows-spanned="2" table:style-name="ce67">
            <text:p>ТЕХНОЛОГИИ ОБРАБОТКИ БОЛЬШИХ ДАННЫХ упр. 6-202 Трешневская</text:p>
          </table:table-cell>
          <table:table-cell office:value-type="string" table:style-name="ce8">
            <text:p>РАЗРАБОТКА ПРИЛОЖЕНИЙ ДЛЯ МОБИЛЬНЫХ УСТРОЙСТВ лаб. II 3-216 Ильиче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table-cell table:style-name="ce9"/>
          <table:covered-table-cell/>
          <table:covered-table-cell/>
          <table:table-cell office:value-type="string" table:number-columns-spanned="2" table:number-rows-spanned="1" table:style-name="ce70">
            <text:p>УПРАВЛЕНИЕ ЧЕЛОВЕЧЕСКИМИ РЕСУРСАМИ упр. 1-313 Квашина</text:p>
          </table:table-cell>
          <table:covered-table-cell/>
          <table:covered-table-cell/>
          <table:table-cell office:value-type="string" table:style-name="ce9">
            <text:p>УПРАВЛЕНИЕ КАЧЕСТВОМ ЭС лаб. II 3-417 Кашин</text:p>
          </table:table-cell>
          <table:covered-table-cell/>
          <table:table-cell office:value-type="string" table:style-name="ce9">
            <text:p>ЭВМ к.р. к.3</text:p>
          </table:table-cell>
          <table:covered-table-cell/>
          <table:table-cell office:value-type="string" table:style-name="ce9">
            <text:p>СИСТ. РАСПОЗНОВАН. ОБРАЗОВ упр. 3-212 Корлякова</text:p>
          </table:table-cell>
          <table:covered-table-cell/>
          <table:covered-table-cell/>
          <table:table-cell office:value-type="string" table:style-name="ce9">
            <text:p>РАЗРАБОТКА ИНТЕРНЕТ-ПРИЛОЖЕНИЙ лаб. I 3-214 Алехина РАЗРАБОТКА ПРИЛОЖЕНИЙ ДЛЯ МОБИЛЬНЫХ УСТРОЙСТВ лаб. II 6-301 Антипова</text:p>
          </table:table-cell>
          <table:covered-table-cell/>
          <table:table-cell office:value-type="string" table:style-name="ce9">
            <text:p>РАЗРАБОТКА ПРИЛОЖЕНИЙ ДЛЯ МОБИЛЬНЫХ УСТРОЙСТВ лаб. I 3-216 Ильичев</text:p>
          </table:table-cell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ЭЛЕКТРОННАЯ И МИКРОПРОЦЕССОРНАЯ ТЕХНИКА лаб. 7-115а Васильчук</text:p>
          </table:table-cell>
          <table:table-cell office:value-type="string" table:number-columns-spanned="1" table:number-rows-spanned="2" table:style-name="ce67">
            <text:p>НИР <text:s/>к.7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ЭВМ к.р. к.3</text:p>
          </table:table-cell>
          <table:table-cell office:value-type="string" table:number-columns-spanned="1" table:number-rows-spanned="2" table:style-name="ce67">
            <text:p>СИСТЕМЫ УПРАВЛЕНИЯ БАЗАМИ ДАННЫХ лаб. I 3-212 Акименко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ЗАЩИТА ИНФОРМАЦИИ лаб. I 5-231 Ерохин</text:p>
          </table:table-cell>
          <table:table-cell office:value-type="string" table:style-name="ce7">
            <text:p>ТЕХНОЛ. ОБРАБ. БОЛЬШИХ ДАННЫХ лаб. II 3-214 Ефремов</text:p>
          </table:table-cell>
          <table:table-cell office:value-type="string" table:style-name="ce8">
            <text:p>ПРОГРАММИРОВАНИЕ В СИСТЕМАХ 1С лаб. II 6-301 Тимченко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ТЕХНОЛ. ОБРАБ. БОЛЬШИХ ДАННЫХ лаб. I 3-214 Ефремов</text:p>
          </table:table-cell>
          <table:table-cell office:value-type="string" table:style-name="ce9">
            <text:p>ПРОГРАММИРОВАНИЕ В СИСТЕМАХ 1С лаб. II 3-205 Тимченко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4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8">
            <text:p>ОСН. ТЕХНОЛ. МАШ/СТРОЕНИЯ лекц. 1-218 Мусохранов</text:p>
          </table:table-cell>
          <table:table-cell office:value-type="string" table:style-name="ce5">
            <text:p>БЕЗОПАС. ЖИЗНЕДЕЯТ-ТИ упр. 7-305 Чериканова</text:p>
          </table:table-cell>
          <table:table-cell table:style-name="ce5"/>
          <table:table-cell office:value-type="string" table:style-name="ce5">
            <text:p>ДУГ. СВАР. ПРОЦЕС. И ПРОИЗВ. СИСТ. лаб. 4-102 Орлик</text:p>
          </table:table-cell>
          <table:table-cell table:style-name="ce5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УПРАВЛЕНИЕ ИННОВАЦИОННЫМИ ПРОЕКТАМИ лекц. 5-201 Ушакова</text:p>
          </table:table-cell>
          <table:covered-table-cell/>
          <table:table-cell table:number-columns-spanned="1" table:number-rows-spanned="2" table:style-name="ce68"/>
          <table:table-cell office:value-type="string" table:style-name="ce5">
            <text:p>УПРАВЛЕНИЕ КАЧЕСТВОМ ЭС лаб. I 3-417 Кашин</text:p>
          </table:table-cell>
          <table:table-cell table:style-name="ce5"/>
          <table:table-cell office:value-type="string" table:number-columns-spanned="2" table:number-rows-spanned="1" table:style-name="ce71">
            <text:p>ЭКОНОМИКА лекц. 5-232 Поддубная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ЭКОНОМИКА лекц. 5-232 Поддубная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4" table:style-name="ce74">
            <text:p>Среда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table-cell office:value-type="string" table:style-name="ce6">
            <text:p>ДУГ. СВАР. ПРОЦЕС. И ПРОИЗВ. СИСТ. лаб. 4-102 Орлик</text:p>
          </table:table-cell>
          <table:table-cell table:style-name="ce6"/>
          <table:table-cell office:value-type="string" table:number-columns-spanned="2" table:number-rows-spanned="1" table:style-name="ce69">
            <text:p>ЭКОНОМИКА упр. 5-155 Яловенко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ОСНОВЫ КОНТРОЛЛИНГА упр. 5-220 Ушакова</text:p>
          </table:table-cell>
          <table:covered-table-cell/>
          <table:covered-table-cell/>
          <table:table-cell table:style-name="ce6"/>
          <table:table-cell office:value-type="string" table:style-name="ce6">
            <text:p>СИСТ. ФУНКЦИОН. МОДЕЛИРОВАНИЯ упр. 3-417 Кашин</text:p>
          </table:table-cell>
          <table:table-cell table:style-name="ce6"/>
          <table:table-cell office:value-type="string" table:style-name="ce6">
            <text:p>ЭКОНОМИКА упр. 1-205 Поддубная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69">
            <text:p>ТЕХНОЛОГИИ ОБРАБОТКИ БОЛЬШИХ ДАННЫХ лекц. 6-202 Степа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АВТОМАТИЗИР. ПРОЕКТИР. РЕЖИМОВ РЕЗАНИЯ лекц. 1-209 Иванов</text:p>
          </table:table-cell>
          <table:table-cell office:value-type="string" table:number-columns-spanned="3" table:number-rows-spanned="2" table:style-name="ce68">
            <text:p>ЭКОНОМИКА лекц. 1-210 Сапегина</text:p>
          </table:table-cell>
          <table:covered-table-cell table:number-columns-repeated="2"/>
          <table:table-cell office:value-type="string" table:number-columns-spanned="2" table:number-rows-spanned="2" table:style-name="ce68">
            <text:p>ЭКОНОМИКА лекц. 5-208 Яловенко</text:p>
          </table:table-cell>
          <table:covered-table-cell/>
          <table:table-cell office:value-type="string" table:number-columns-spanned="1" table:number-rows-spanned="2" table:style-name="ce68">
            <text:p>ОСН. ТЕХНОЛ. МАШ/СТРОЕНИЯ лекц. 1-213 Федоров</text:p>
          </table:table-cell>
          <table:table-cell office:value-type="string" table:number-columns-spanned="2" table:number-rows-spanned="1" table:style-name="ce71">
            <text:p>ПРАВОВЕДЕНИЕ упр. 3-313 Шафигуллина</text:p>
          </table:table-cell>
          <table:covered-table-cell/>
          <table:table-cell office:value-type="string" table:number-columns-spanned="2" table:number-rows-spanned="1" table:style-name="ce71">
            <text:p>ПРОМЫШЛЕННЫЕ ТЕХНОЛОГИИ И ИННОВАЦИИ лекц. 5-201 Ушакова</text:p>
          </table:table-cell>
          <table:covered-table-cell/>
          <table:table-cell office:value-type="string" table:number-columns-spanned="1" table:number-rows-spanned="2" table:style-name="ce68">
            <text:p>ОСН. ТЕХНОЛ. МАШ/СТРОЕНИЯ лекц. 1-213 Федоров</text:p>
          </table:table-cell>
          <table:table-cell office:value-type="string" table:number-columns-spanned="2" table:number-rows-spanned="2" table:style-name="ce68">
            <text:p>ТЕОР. РЕШЕНИЯ ИЗОБРЕТАТЕЛЬСКИХ ЗАДАЧ лекц. 3-426 Супельняк</text:p>
          </table:table-cell>
          <table:covered-table-cell/>
          <table:table-cell office:value-type="string" table:style-name="ce4">
            <text:p>ЭКОНОМИКА упр. 5-210 Поддубная</text:p>
          </table:table-cell>
          <table:table-cell office:value-type="string" table:number-columns-spanned="1" table:number-rows-spanned="2" table:style-name="ce68">
            <text:p>УСТРОЙСТВА ХРАНЕНИЯ И ВВОДА-ВЫВОДА ДАННЫХ упр. 3-325 Крысин</text:p>
          </table:table-cell>
          <table:table-cell office:value-type="string" table:number-columns-spanned="1" table:number-rows-spanned="2" table:style-name="ce68">
            <text:p>ЭКОНОМИКА лекц. 5-208 Яловенко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ЕХНОЛОГИИ ОБРАБОТКИ БОЛЬШИХ ДАННЫХ упр. 6-202 Степанов</text:p>
          </table:table-cell>
          <table:table-cell office:value-type="string" table:number-columns-spanned="1" table:number-rows-spanned="2" table:style-name="ce68">
            <text:p>МЕТОДЫ ПОДДЕРЖКИ ПРИНЯТИЯ РЕШЕНИЙ лаб. I 3-205 Ткаченко РАЗРАБОТКА ПРИЛОЖЕНИЙ ДЛЯ МОБИЛЬНЫХ УСТРОЙСТВ лаб. II 6-301 Алехин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ТЕХНИЧЕСКОЕ ЗРЕНИЕ лекц. 7-509 Васильчук</text:p>
          </table:table-cell>
          <table:covered-table-cell/>
          <table:table-cell office:value-type="string" table:number-columns-spanned="2" table:number-rows-spanned="1" table:style-name="ce69">
            <text:p>УПРАВЛЕНИЕ ИННОВАЦИОННЫМИ ПРОЕКТАМИ упр. 5-201 Ушакова</text:p>
          </table:table-cell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style-name="ce5">
            <text:p>ОСН. КОМП. ПРОЕКТИР-ИЯ упр. 1-209 Скорская</text:p>
          </table:table-cell>
          <table:table-cell office:value-type="string" table:style-name="ce5">
            <text:p>ЭКОНОМИКА упр. 1-205 Сапегина</text:p>
          </table:table-cell>
          <table:table-cell office:value-type="string" table:number-columns-spanned="2" table:number-rows-spanned="1" table:style-name="ce71">
            <text:p>НЕРАЗРУШАЮЩ. КОНТР. И ОБЕСПЕЧ. КАЧЕСТВА СП упр. 4-209 Чернова</text:p>
          </table:table-cell>
          <table:covered-table-cell/>
          <table:table-cell office:value-type="string" table:number-columns-spanned="2" table:number-rows-spanned="1" table:style-name="ce71">
            <text:p>ПРАВОВЕДЕНИЕ упр. 1-211 Шафигуллина</text:p>
          </table:table-cell>
          <table:covered-table-cell/>
          <table:table-cell office:value-type="string" table:style-name="ce5">
            <text:p>ОСН. ТЕХНОЛ. МАШ/СТРОЕНИЯ упр. 1-213 Федоров</text:p>
          </table:table-cell>
          <table:table-cell office:value-type="string" table:number-columns-spanned="2" table:number-rows-spanned="1" table:style-name="ce71">
            <text:p>МОДЕЛИРОВАНИЕ МХТ И РТС лекц. 7-502 Васильчук</text:p>
          </table:table-cell>
          <table:covered-table-cell/>
          <table:table-cell office:value-type="string" table:number-columns-spanned="2" table:number-rows-spanned="2" table:style-name="ce68">
            <text:p>УПРАВ. ЧЕЛОВЕЧ. РЕСУРСАМИ лекц. 5-202 Иконникова</text:p>
          </table:table-cell>
          <table:covered-table-cell/>
          <table:table-cell office:value-type="string" table:number-columns-spanned="1" table:number-rows-spanned="2" table:style-name="ce68">
            <text:p>РОБОТОТЕХНИЧЕСКИЕ КОМПЛЕКСЫ упр. 3-316 Мокин</text:p>
          </table:table-cell>
          <table:table-cell office:value-type="string" table:style-name="ce5">
            <text:p>ТЕОР. РЕШЕНИЯ ИЗОБРЕТАТЕЛЬСКИХ ЗАДАЧ упр. 3-404 Косушкин</text:p>
          </table:table-cell>
          <table:table-cell office:value-type="string" table:style-name="ce5">
            <text:p>ОСНОВЫ РАДИОТЕХНИКИ лаб. 3-413 Кузнецов</text:p>
          </table:table-cell>
          <table:table-cell office:value-type="string" table:number-columns-spanned="2" table:number-rows-spanned="1" table:style-name="ce71">
            <text:p>НАУЧ. ОРГ. ИНЖ. ТРУДА, СТАНДАР-ЦИЯ И СЕРТИФ-ЦИЯ лекц. 3-325 Козеева</text:p>
          </table:table-cell>
          <table:covered-table-cell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КОМП. СЕТИ лаб. I 5-224 Красавин</text:p>
          </table:table-cell>
          <table:table-cell office:value-type="string" table:number-columns-spanned="1" table:number-rows-spanned="2" table:style-name="ce68">
            <text:p>РАСПРЕДЕЛ. СИСТ. ОБРАБ.ИНФОРМ. И БЛОКЧЕЙН ТЕХН. лаб. I 3-205 Ткаченко</text:p>
          </table:table-cell>
          <table:table-cell office:value-type="string" table:number-columns-spanned="1" table:number-rows-spanned="2" table:style-name="ce68">
            <text:p>РАЗРАБОТКА ПРИЛОЖЕНИЙ ДЛЯ МОБИЛЬНЫХ УСТРОЙСТВ лаб. I 6-301 Алехин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ЭКОНОМИКА ПРИРОДОПОЛЬЗОВАНИЯ упр. 7-305 Жук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ОСН. КОМП. ПРОЕКТИР-ИЯ лекц. 1-209 Скорская</text:p>
          </table:table-cell>
          <table:table-cell office:value-type="string" table:style-name="ce6">
            <text:p>ПРАВОВЕДЕНИЕ упр. 1-213 Шафигуллина</text:p>
          </table:table-cell>
          <table:table-cell office:value-type="string" table:number-columns-spanned="2" table:number-rows-spanned="1" table:style-name="ce69">
            <text:p>ЭКОНОМИКА упр. 1-205 Сапегина</text:p>
          </table:table-cell>
          <table:covered-table-cell/>
          <table:table-cell office:value-type="string" table:number-columns-spanned="2" table:number-rows-spanned="1" table:style-name="ce69">
            <text:p>БЕЗОПАС. ЖИЗНЕДЕЯТ-ТИ упр. 7-307 Астахова</text:p>
          </table:table-cell>
          <table:covered-table-cell/>
          <table:table-cell office:value-type="string" table:style-name="ce6">
            <text:p>ЭКСПЛУАТАЦИОННЫЕ МАТЕРИАЛЫ упр. 1-005 Голубина</text:p>
          </table:table-cell>
          <table:table-cell office:value-type="string" table:number-columns-spanned="2" table:number-rows-spanned="1" table:style-name="ce69">
            <text:p>ОСНОВЫ АВТОМАТИЗИРОВАННОГО ПРОЕКТИРОВАНИЯ МХТ И РТС лекц. 7-502 Моников</text:p>
          </table:table-cell>
          <table:covered-table-cell/>
          <table:covered-table-cell/>
          <table:covered-table-cell/>
          <table:covered-table-cell/>
          <table:table-cell office:value-type="string" table:style-name="ce6">
            <text:p>СИСТЕМЫ ФУНКЦИОНАЛЬНОГО МОДЕЛИРОВАНИЯ лаб. I 3-417 Кашин ОСНОВЫ РАДИОТЕХНИКИ лаб. II 3-413 Кузнецов</text:p>
          </table:table-cell>
          <table:table-cell office:value-type="string" table:style-name="ce6">
            <text:p>ТЕОР. РЕШЕНИЯ ИЗОБРЕТАТЕЛЬСКИХ ЗАДАЧ упр. 3-404 Косушкин</text:p>
          </table:table-cell>
          <table:table-cell office:value-type="string" table:style-name="ce6">
            <text:p>НАУЧ. ОРГ. ИНЖ. ТРУДА, СТАНДАР. И СЕРТИФ. лаб. II 3-309 Козеева</text:p>
          </table:table-cell>
          <table:table-cell office:value-type="string" table:style-name="ce6">
            <text:p>ЭВМ СПЕЦ. ЧАСТЬ лаб. II 3-318а Максимов</text:p>
          </table:table-cell>
          <table:table-cell office:value-type="string" table:style-name="ce6">
            <text:p>ЭКОНОМИКА упр. 5-155 Яловенк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СТАТИСТИЧЕСКИЕ МЕТОДЫ УПРАВЛЕНИЯ КАЧЕСТВОМ упр. 4-204 Чернова</text:p>
          </table:table-cell>
          <table:covered-table-cell/>
          <table:table-cell office:value-type="string" table:style-name="ce4">
            <text:p>БЕЗОПАС. ЖИЗНЕДЕЯТ-ТИ лаб. II 7-307 Астахов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АВОВЕДЕНИЕ лекц. 1-213 Шафигуллина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ГИДРОПНЕВМОПРИВОДЫ МХТ И РТС лаб. I 7-207 Шитохина ТЕХНИЧЕСКОЕ ЗРЕНИЕ лаб. II 7-115а Васильчук</text:p>
          </table:table-cell>
          <table:table-cell office:value-type="string" table:number-columns-spanned="1" table:number-rows-spanned="2" table:style-name="ce68">
            <text:p>МАРКЕТИНГ В ИННОВАЦИОННОЙ СФЕРЕ к.р. к.5</text:p>
          </table:table-cell>
          <table:table-cell office:value-type="string" table:number-columns-spanned="1" table:number-rows-spanned="2" table:style-name="ce68">
            <text:p>НИР <text:s/>к.5</text:p>
          </table:table-cell>
          <table:table-cell office:value-type="string" table:number-columns-spanned="1" table:number-rows-spanned="2" table:style-name="ce68">
            <text:p>ПРАВОВЕДЕНИЕ лекц. 1-213 Шафигуллина</text:p>
          </table:table-cell>
          <table:table-cell table:style-name="ce5"/>
          <table:table-cell office:value-type="string" table:style-name="ce4">
            <text:p>ТЕХНОЛОГИЧЕСКИЕ ПРОЦЕССЫ М/ЭЛЕКТРОНИКИ лаб. 3-417 Кашин</text:p>
          </table:table-cell>
          <table:table-cell office:value-type="string" table:number-columns-spanned="1" table:number-rows-spanned="2" table:style-name="ce68">
            <text:p>СИСТЕМЫ ПЕРЕДАЧИ ДАННЫХ лаб. I 3-412 Полпудников ПРОЕКТИРОВАНИЕ СВЧ КОМПЛЕКСОВ лаб. II НПП "Тайфун" Аксенов</text:p>
          </table:table-cell>
          <table:table-cell office:value-type="string" table:style-name="ce5">
            <text:p>ЭВМ СПЕЦ. ЧАСТЬ лаб. II 3-309 Максимов</text:p>
          </table:table-cell>
          <table:table-cell office:value-type="string" table:style-name="ce4">
            <text:p>ИНФОРМ-НЫЕ СЕТИ И ТЕЛЕКОММУНИКАЦИИ лаб. II 3-310/1 Макаренков</text:p>
          </table:table-cell>
          <table:table-cell office:value-type="string" table:number-columns-spanned="2" table:number-rows-spanned="2" table:style-name="ce68">
            <text:p>МЕТ. ОБРАБОТКИ ИНФ. лекц. 5-108 Никитенко</text:p>
          </table:table-cell>
          <table:covered-table-cell/>
          <table:table-cell office:value-type="string" table:number-columns-spanned="1" table:number-rows-spanned="2" table:style-name="ce68">
            <text:p>ЭЛЕМ. УПРАВ. В АВТОМАТ. СИСТ. ОБРАБ. ИНФ И УПР. к.р. к.6</text:p>
          </table:table-cell>
          <table:table-cell office:value-type="string" table:number-columns-spanned="1" table:number-rows-spanned="2" table:style-name="ce68">
            <text:p>РАСПРЕДЕЛ. СИСТ. ОБРАБ.ИНФОРМ. И БЛОКЧЕЙН ТЕХН. лаб. I 3-205 Ткаченко</text:p>
          </table:table-cell>
          <table:table-cell office:value-type="string" table:number-columns-spanned="2" table:number-rows-spanned="2" table:style-name="ce68">
            <text:p>ПРАВОВЕДЕНИЕ лекц. 1-213 Шафигуллина</text:p>
          </table:table-cell>
          <table:covered-table-cell/>
          <table:table-cell office:value-type="string" table:number-columns-spanned="1" table:number-rows-spanned="2" table:style-name="ce68">
            <text:p>СИСТЕМЫ ОБЕСПЕЧЕНИЯ ТЕХНОСФЕРНОЙ БЕЗОПАСНОСТИ лекц. 7-302 Морозенко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2" table:style-name="ce6"/>
          <table:table-cell office:value-type="string" table:style-name="ce6">
            <text:p>БЕЗОПАС. ЖИЗНЕДЕЯТ-ТИ лаб. I 7-307 Астах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СНОВЫ РАДИОТЕХНИКИ лаб. I 3-413 Кузнецов ТЕХНОЛОГИЧЕСКИЕ ПРОЦЕССЫ М/ЭЛЕКТРОНИКИ лаб. II 3-417 Кашин</text:p>
          </table:table-cell>
          <table:table-cell table:style-name="ce6"/>
          <table:covered-table-cell/>
          <table:table-cell table:style-name="ce6"/>
          <table:table-cell office:value-type="string" table:style-name="ce6">
            <text:p>ОПТИМ. УПРАВ. ДЕТЕРМИНИР-МИ ПРОЦ. лаб. I 3-210 Краснощеченко ПРОГРАММИР. М/КОНТРОЛЛЕРОВ лаб. II 3-308 Конова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ЭВМ СПЕЦИАЛЬНАЯ ЧАСТЬ лаб. II 3-318а Максимов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СИСТЕМЫ УПРАВЛЕНИЯ БАЗАМИ ДАННЫХ лаб. II 3-212 Акименко</text:p>
          </table:table-cell>
          <table:table-cell office:value-type="string" table:number-columns-spanned="1" table:number-rows-spanned="2" table:style-name="ce68">
            <text:p>МОДЕЛИРОВАНИЕ лаб. 5-231 Никитенко</text:p>
          </table:table-cell>
          <table:table-cell office:value-type="string" table:number-columns-spanned="1" table:number-rows-spanned="2" table:style-name="ce68">
            <text:p>ЗАЩИТА ИНФОРМАЦИИ лаб. II 5-219 Ерохин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ГРАММИРОВАНИЕ В СИСТЕМАХ 1С лаб. I 6-302 Тимченко</text:p>
          </table:table-cell>
          <table:table-cell office:value-type="string" table:number-columns-spanned="2" table:number-rows-spanned="1" table:style-name="ce71">
            <text:p>БЕЗОПАС. ЖИЗНЕДЕЯТ-ТИ упр. 7-307 Астахова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ЕРТИФИКАЦИЯ И ЛИЦЕНЗИРОВАНИЕ лаб. I 3-216 Потапов БЕЗОПАСНОСТЬ ЖИЗНЕДЕЯТЕЛЬНОСТИ лаб. 7-307 Астахова</text:p>
          </table:table-cell>
          <table:table-cell office:value-type="string" table:style-name="ce6">
            <text:p>БЕЗОПАС. ЖИЗНЕДЕЯТ-ТИ лаб. 7-307 Астахова</text:p>
          </table:table-cell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ЦИФР. ОБРАБ. СИГНАЛОВ лаб. 5-231 Трон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ТЕХНОЛ. ОБРАБ. БОЛЬШИХ ДАННЫХ лаб. I 5-161 Шаматрин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ТЕХНОЛОГИИ ОБРАБОТКИ БОЛЬШИХ ДАННЫХ лаб. II 5-161 Шаматрин</text:p>
          </table:table-cell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I</text:p>
            <text:p>19:35-21:1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ТЕХНОЛОГИИ ОБРАБОТКИ БОЛЬШИХ ДАННЫХ лаб. 5-161 Шаматрин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I</text:p>
            <text:p>19:35-21:1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2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67">
            <text:p>ВОЕННАЯ ПОДГОТОВКА к.4</text:p>
          </table:table-cell>
          <table:table-cell office:value-type="string" table:style-name="ce7">
            <text:p>АВТОМАТИЗАЦ. МАШ/СТР. ПРОИЗВОДСТВ упр. 1-218 Малышев</text:p>
          </table:table-cell>
          <table:table-cell table:style-name="ce7"/>
          <table:table-cell office:value-type="string" table:style-name="ce8">
            <text:p>БЕЗОПАС. ЖИЗНЕДЕЯТ-ТИ лаб. 7-307 Чериканова</text:p>
          </table:table-cell>
          <table:table-cell office:value-type="string" table:number-columns-spanned="1" table:number-rows-spanned="2" table:style-name="ce67">
            <text:p>ТЕПЛООБМЕННЫЕ АППАРАТЫ ЭНЕРГЕТИЧ. УСТАНОВОК лекц. 7-206 Юрик</text:p>
          </table:table-cell>
          <table:table-cell table:number-columns-spanned="1" table:number-rows-spanned="2" table:style-name="ce67"/>
          <table:table-cell office:value-type="string" table:number-columns-spanned="1" table:number-rows-spanned="10" table:style-name="ce67">
            <text:p>ВОЕННАЯ ПОДГОТОВКА к.4</text:p>
          </table:table-cell>
          <table:table-cell table:number-columns-repeated="3" table:style-name="ce7"/>
          <table:table-cell office:value-type="string" table:style-name="ce8">
            <text:p>ТЕОР. И СИСТ. УПРАВ. лаб. 5-220 Птускин</text:p>
          </table:table-cell>
          <table:table-cell office:value-type="string" table:number-columns-spanned="1" table:number-rows-spanned="10" table:style-name="ce67">
            <text:p>ВОЕННАЯ ПОДГОТОВКА к.4</text:p>
          </table:table-cell>
          <table:table-cell office:value-type="string" table:style-name="ce7">
            <text:p>ОСНОВЫ РАДИОТЕХНИКИ упр. 3-411 Парамонов</text:p>
          </table:table-cell>
          <table:table-cell office:value-type="string" table:style-name="ce8">
            <text:p>ИСТОЧ. ЭЛ/ ПИТАН. ЭЛЕКТР. СР-В упр. 3-404 Лоскутов</text:p>
          </table:table-cell>
          <table:table-cell office:value-type="string" table:number-columns-spanned="2" table:number-rows-spanned="2" table:style-name="ce67">
            <text:p>ПРОЕКТИР. СВЧ КОМПЛЕКСОВ лекц. 3-325 Аксенов</text:p>
          </table:table-cell>
          <table:covered-table-cell/>
          <table:table-cell office:value-type="string" table:style-name="ce8">
            <text:p>ТАУ к.р. к.3</text:p>
          </table:table-cell>
          <table:table-cell office:value-type="string" table:number-columns-spanned="2" table:number-rows-spanned="2" table:style-name="ce67">
            <text:p>МОДЕЛИРОВАНИЕ лекц. 5-108 Никитенко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10" table:style-name="ce67">
            <text:p>ВОЕННАЯ ПОДГОТОВКА к.4</text:p>
          </table:table-cell>
          <table:table-cell office:value-type="string" table:number-columns-spanned="1" table:number-rows-spanned="10" table:style-name="ce67">
            <text:p>ВУЦ <text:s/>к.4</text:p>
          </table:table-cell>
          <table:table-cell office:value-type="string" table:style-name="ce7">
            <text:p>ЭКОНОМИКА упр. 5-155 Яловенко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2" table:style-name="ce74">
            <text:p>Четверг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9"/>
          <table:table-cell office:value-type="string" table:style-name="ce9">
            <text:p>БЕЗОПАС. ЖИЗНЕДЕЯТ-ТИ лаб. 7-307 Чериканова</text:p>
          </table:table-cell>
          <table:table-cell office:value-type="string" table:style-name="ce9">
            <text:p>ПРОИЗВ. СВАР. КОНСТР-ЦИЙ лаб. 4-102 Зыбин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ЭКОНОМИКА упр. 5-155 Яловенко</text:p>
          </table:table-cell>
          <table:covered-table-cell/>
          <table:table-cell office:value-type="string" table:style-name="ce9">
            <text:p>ТЕОР. И СИСТ. УПРАВ. лаб. 5-220 Птускин</text:p>
          </table:table-cell>
          <table:table-cell table:style-name="ce9"/>
          <table:covered-table-cell/>
          <table:table-cell office:value-type="string" table:style-name="ce9">
            <text:p>ИСТОЧ. ЭЛ/ ПИТАН. ЭЛЕКТР. СР-В упр. 3-404 Лоскутов</text:p>
          </table:table-cell>
          <table:table-cell office:value-type="string" table:style-name="ce9">
            <text:p>ОСНОВЫ РАДИОТЕХНИКИ упр. 3-411 Парамонов</text:p>
          </table:table-cell>
          <table:covered-table-cell/>
          <table:covered-table-cell/>
          <table:table-cell office:value-type="string" table:style-name="ce9">
            <text:p>СИСТ. РАСПОЗНОВАН. ОБРАЗОВ лекц. 6-201 Корляк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ЭКОНОМИКА ПРИРОДОПОЛЬЗОВАНИЯ лекц. 7-302 Жуков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office:value-type="string" table:style-name="ce8">
            <text:p>БЕЗОПАС. ЖИЗНЕДЕЯТ-ТИ лаб. 7-307 Чериканова</text:p>
          </table:table-cell>
          <table:table-cell office:value-type="string" table:number-columns-spanned="2" table:number-rows-spanned="2" table:style-name="ce67">
            <text:p>ТЕРМИЧЕСКАЯ РЕЗКА лекц. 4-204 Зыбин</text:p>
          </table:table-cell>
          <table:covered-table-cell/>
          <table:table-cell office:value-type="string" table:style-name="ce8">
            <text:p>ТЕПЛООБМЕННЫЕ АППАРАТЫ ЭНЕРГЕТИЧ. УСТАНОВОК лаб. I 7-206 Юрик ТУРБИНЫ лаб. II 7-208 Голиков</text:p>
          </table:table-cell>
          <table:table-cell table:number-columns-spanned="1" table:number-rows-spanned="2" table:style-name="ce67"/>
          <table:covered-table-cell/>
          <table:table-cell office:value-type="string" table:number-columns-spanned="2" table:number-rows-spanned="2" table:style-name="ce67">
            <text:p>ЭКОНОМИКА лекц. 5-208 Яловенко</text:p>
          </table:table-cell>
          <table:covered-table-cell/>
          <table:table-cell office:value-type="string" table:number-columns-spanned="2" table:number-rows-spanned="2" table:style-name="ce67">
            <text:p>ЛОГИСТИКА лекц. 5-202 Ерохина</text:p>
          </table:table-cell>
          <table:covered-table-cell/>
          <table:covered-table-cell/>
          <table:table-cell office:value-type="string" table:number-columns-spanned="2" table:number-rows-spanned="1" table:style-name="ce72">
            <text:p>ИСТОЧ. ЭЛ/ ПИТАН. ЭЛЕКТР. СР-В лекц. 3-426 Лоскутов</text:p>
          </table:table-cell>
          <table:covered-table-cell/>
          <table:table-cell office:value-type="string" table:number-columns-spanned="1" table:number-rows-spanned="2" table:style-name="ce67">
            <text:p>ЭВМ СПЕЦ. ЧАСТЬ лаб. I 3-318а Максимов СИСТЕМЫ ПЕРЕДАЧИ ДАННЫХ лаб. II 3-412 Полпудников</text:p>
          </table:table-cell>
          <table:table-cell office:value-type="string" table:number-columns-spanned="1" table:number-rows-spanned="2" table:style-name="ce67">
            <text:p>НАУЧ. ОРГ. ИНЖ. ТРУДА, СТАНДАР-ЦИЯ И СЕРТИФ-ЦИЯ упр. 3-309 Козеева</text:p>
          </table:table-cell>
          <table:table-cell office:value-type="string" table:style-name="ce8">
            <text:p>ПРАВОВЕДЕНИЕ упр. 1-313 Шафигуллина</text:p>
          </table:table-cell>
          <table:table-cell office:value-type="string" table:number-columns-spanned="2" table:number-rows-spanned="2" table:style-name="ce67">
            <text:p>КОМПЬЮТЕРНЫЕ СЕТИ лекц. 5-108 Красавин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covered-table-cell/>
          <table:table-cell office:value-type="string" table:number-columns-spanned="1" table:number-rows-spanned="2" table:style-name="ce67">
            <text:p>ЭКОНОМИКА лекц. 5-208 Ялов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9"/>
          <table:covered-table-cell/>
          <table:covered-table-cell/>
          <table:table-cell office:value-type="string" table:style-name="ce9">
            <text:p>ТУРБИНЫ лаб. I 7-208 Голиков ТЕПЛООБМЕННЫЕ АППАРАТЫ ЭНЕРГЕТИЧ. УСТАНОВОК лаб. II 7-206 Юр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СИСТЕМЫ ФУНКЦИОНАЛЬНОГО МОДЕЛИРОВАНИЯ лекц. 3-426 Кашин</text:p>
          </table:table-cell>
          <table:covered-table-cell/>
          <table:covered-table-cell/>
          <table:covered-table-cell/>
          <table:table-cell office:value-type="string" table:style-name="ce9">
            <text:p>СИСТ. УПРАВ. С ЭВМ упр. 3-310/1 Серег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office:value-type="string" table:style-name="ce7">
            <text:p>ПАРАМЕТРИЧ. ПРОЕКТИР. лекц. 1-210 Зенкин</text:p>
          </table:table-cell>
          <table:table-cell office:value-type="string" table:number-columns-spanned="2" table:number-rows-spanned="1" table:style-name="ce72">
            <text:p>ТЕРМИЧЕСКАЯ РЕЗКА упр. 4-204 Зыбин</text:p>
          </table:table-cell>
          <table:covered-table-cell/>
          <table:table-cell table:style-name="ce8"/>
          <table:table-cell table:number-columns-spanned="1" table:number-rows-spanned="2" table:style-name="ce67"/>
          <table:covered-table-cell/>
          <table:table-cell office:value-type="string" table:number-columns-spanned="1" table:number-rows-spanned="2" table:style-name="ce67">
            <text:p>МОДЕЛИРОВАНИЕ МХТ И РТС к.пр. к.7</text:p>
          </table:table-cell>
          <table:table-cell office:value-type="string" table:number-columns-spanned="1" table:number-rows-spanned="2" table:style-name="ce67">
            <text:p>УПРАВЛЕНИЕ МХТ И РТС лаб. I 7-113 Романов ГИДРОПНЕВМОПРИВОДЫ МХТ И РТС лаб. II 7-207 Шитохина</text:p>
          </table:table-cell>
          <table:table-cell office:value-type="string" table:style-name="ce7">
            <text:p>ИНФОРМАТИЗАЦИЯ УПРАВЛЕНИЯ лаб. 5-222 Амеличева</text:p>
          </table:table-cell>
          <table:table-cell office:value-type="string" table:style-name="ce7">
            <text:p>УПРАВЛЕНИЕ РИСКАМИ лаб. 5-210 Ерохина</text:p>
          </table:table-cell>
          <table:covered-table-cell/>
          <table:table-cell office:value-type="string" table:number-columns-spanned="2" table:number-rows-spanned="1" table:style-name="ce72">
            <text:p>ЭКОЛОГИЯ лекц. 7-309 Яковлева</text:p>
          </table:table-cell>
          <table:covered-table-cell/>
          <table:table-cell office:value-type="string" table:number-columns-spanned="1" table:number-rows-spanned="2" table:style-name="ce67">
            <text:p>М/ПРОЦЕССОР. СИСТЕМЫ к.р. к.3</text:p>
          </table:table-cell>
          <table:table-cell office:value-type="string" table:number-columns-spanned="1" table:number-rows-spanned="2" table:style-name="ce67">
            <text:p>СИСТЕМЫ ПЕРЕДАЧИ ДАННЫХ лаб. II 3-412 Полпудников</text:p>
          </table:table-cell>
          <table:table-cell office:value-type="string" table:number-columns-spanned="1" table:number-rows-spanned="2" table:style-name="ce67">
            <text:p>ОПТИМАЛЬНОЕ УПРАВ. ДЕТЕРМИНИРОВАННЫМИ ПРОЦ. лекц. 3-313 Краснощеченко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КОМП. СЕТИ лаб. II 5-224 Красавин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ВЫЧИСЛИТЕЛЬНЫЕ СРЕДСТВА АВТОМАТ. СИСТЕМ ОБР.ИНФ. к.р. к.6</text:p>
          </table:table-cell>
          <table:covered-table-cell/>
          <table:covered-table-cell/>
          <table:table-cell office:value-type="string" table:style-name="ce7">
            <text:p>ТЕОРИЯ ГОРЕНИЯ И ВЗРЫВА лекц. 7-302 Лаврентье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ТЕХНОЛ. ПРОИЗВ-ВА ДМ лекц. 1-218 Зенкин</text:p>
          </table:table-cell>
          <table:table-cell table:number-columns-repeated="2" table:style-name="ce9"/>
          <table:table-cell office:value-type="string" table:style-name="ce9">
            <text:p>ТЕПЛООБМЕН. АППАР. ЭНЕРГЕТИЧ. УСТАН. упр. 7-211 Юрик</text:p>
          </table:table-cell>
          <table:covered-table-cell/>
          <table:covered-table-cell/>
          <table:covered-table-cell/>
          <table:covered-table-cell/>
          <table:table-cell office:value-type="string" table:style-name="ce9">
            <text:p>НИР <text:s/>к.5</text:p>
          </table:table-cell>
          <table:table-cell office:value-type="string" table:style-name="ce9">
            <text:p>ИНФОРМАТИЗАЦИЯ УПРАВЛЕНИЯ лаб. 5-222 Амеличева</text:p>
          </table:table-cell>
          <table:covered-table-cell/>
          <table:table-cell office:value-type="string" table:style-name="ce9">
            <text:p>УПРАВЛЕНИЕ КАЧЕСТВОМ ЭС упр. 3-417 Кашин</text:p>
          </table:table-cell>
          <table:table-cell office:value-type="string" table:style-name="ce9">
            <text:p>ИСТОЧ. ЭЛ/ ПИТАН. ЭЛЕКТР. СР-В лаб. 3-411 Лы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ОСН. НАУЧ. ИССЛЕД. И ТЕХНИК. ЭКСПЕР. упр. 4-201 Лаврентьева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office:value-type="string" table:number-columns-spanned="1" table:number-rows-spanned="2" table:style-name="ce67">
            <text:p>ПАРАМЕТРИЧЕСКОЕ ПРОЕКТИРОВАНИЕ лаб. II 3-213 Зенкин, Кузьмина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СРЕДСТВА ПНЕВМОАВТОМАТИКИ лекц. 4-217 Савин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МОДЕЛИРОВАНИЕ МХТ И РТС к.пр. к.7</text:p>
          </table:table-cell>
          <table:table-cell office:value-type="string" table:style-name="ce8">
            <text:p>НИР <text:s/>к.5</text:p>
          </table:table-cell>
          <table:table-cell office:value-type="string" table:number-columns-spanned="1" table:number-rows-spanned="2" table:style-name="ce67">
            <text:p>МАРКЕТИНГ В ИННОВАЦИОННОЙ СФЕРЕ к.р. к.5</text:p>
          </table:table-cell>
          <table:covered-table-cell/>
          <table:table-cell table:style-name="ce7"/>
          <table:table-cell office:value-type="string" table:style-name="ce8">
            <text:p>УПРАВЛЕНИЕ КАЧЕСТВОМ ЭС лаб. 3-417 Кашин</text:p>
          </table:table-cell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number-columns-spanned="1" table:number-rows-spanned="2" table:style-name="ce67">
            <text:p>ПРОЕКТИР. СВЧ КОМПЛЕКСОВ лаб. II НПП "Тайфун" Аксенов</text:p>
          </table:table-cell>
          <table:table-cell office:value-type="string" table:style-name="ce8">
            <text:p>СИСТ. УПРАВ. С ЭВМ лаб. I 3-310/1 Серегин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МОДЕЛИРОВАНИЕ лаб. II 5-231 Никитенко</text:p>
          </table:table-cell>
          <table:table-cell office:value-type="string" table:number-columns-spanned="2" table:number-rows-spanned="2" table:style-name="ce67">
            <text:p>РАЗРАБОТКА ПРИЛОЖЕНИЙ ДЛЯ МОБИЛЬНЫХ УСТРОЙСТВ лекц. 6-202 Антипова</text:p>
          </table:table-cell>
          <table:covered-table-cell/>
          <table:covered-table-cell/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office:value-type="string" table:style-name="ce9">
            <text:p>СИСТ. ФУНКЦИОН. МОДЕЛИРОВАНИЯ лаб. II 3-417 Кашин</text:p>
          </table:table-cell>
          <table:table-cell table:style-name="ce9"/>
          <table:covered-table-cell/>
          <table:covered-table-cell/>
          <table:table-cell office:value-type="string" table:style-name="ce9">
            <text:p>СИСТ. УПРАВ. С ЭВМ лаб. II 3-310/1 Серег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СРЕДСТВА ПНЕВМОАВТОМАТИКИ лаб. 7-207 Савин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НИР <text:s/>к.3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ПРОГРАММИРОВАНИЕ В СИСТЕМАХ 1С лекц. 6-302 Вершинин</text:p>
          </table:table-cell>
          <table:covered-table-cell/>
          <table:covered-table-cell/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СИСТ. ВОДОСНАБЖ. И ВОДООТВ. упр. 4-217 Анкудинов, Сав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ДИНАМИКА И РЕГУЛИРОВАНИЕ ГИДРО- И ПНЕВМОСИСТЕМ лаб. 7-207 Костюк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office:value-type="string" table:style-name="ce8">
            <text:p>ПРОГРАММИРОВАНИЕ В СИСТЕМАХ 1С упр. 6-202 Вершин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ПРОГРАММИРОВАНИЕ В СИСТЕМАХ 1С упр. 6-202 Вершинин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2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8">
            <text:p>ПРАВОВЕДЕНИЕ лекц. 4-310 Шафигуллина</text:p>
          </table:table-cell>
          <table:table-cell office:value-type="string" table:style-name="ce5">
            <text:p>АВТОМАТИЗАЦИЯ МАШИНОСТРОИТЕЛЬНЫХ ПРОИЗВОДСТВ лаб. I 1-113 Малышев по расп.каф.</text:p>
          </table:table-cell>
          <table:table-cell office:value-type="string" table:number-columns-spanned="2" table:number-rows-spanned="1" table:style-name="ce71">
            <text:p>НЕРАЗРУШАЮЩ. КОНТР. И ОБЕСПЕЧ. КАЧЕСТВА СП лекц. 4-203 Чернова</text:p>
          </table:table-cell>
          <table:covered-table-cell/>
          <table:table-cell office:value-type="string" table:number-columns-spanned="2" table:number-rows-spanned="2" table:style-name="ce68">
            <text:p>ПРАВОВЕДЕНИЕ лекц. 4-310 Шафигуллина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ПРАВОВЕДЕНИЕ лекц. 4-310 Шафигуллина</text:p>
          </table:table-cell>
          <table:covered-table-cell/>
          <table:table-cell office:value-type="string" table:number-columns-spanned="2" table:number-rows-spanned="10" table:style-name="ce68">
            <text:p>ВОЕННАЯ ПОДГОТОВКА к.4</text:p>
          </table:table-cell>
          <table:covered-table-cell/>
          <table:table-cell table:style-name="ce5"/>
          <table:table-cell office:value-type="string" table:style-name="ce5">
            <text:p>ИСТОЧ. ЭЛ/ ПИТАН. ЭЛЕКТР. СР-В лаб. II 3-411 Лыков</text:p>
          </table:table-cell>
          <table:table-cell office:value-type="string" table:style-name="ce5">
            <text:p>ТЕОР. ОСН. КОНСТР. И НАДЁЖ. ЭС к.р. к.3</text:p>
          </table:table-cell>
          <table:table-cell office:value-type="string" table:number-columns-spanned="2" table:number-rows-spanned="1" table:style-name="ce71">
            <text:p>УСТРОЙСТВА ХРАНЕНИЯ И ВВОДА-ВЫВОДА ДАННЫХ лекц. 3-325 Борсук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4" table:number-rows-spanned="10" table:style-name="ce68">
            <text:p>ВОЕННАЯ ПОДГОТОВКА <text:s/>к.4</text:p>
          </table:table-cell>
          <table:covered-table-cell table:number-columns-repeated="3"/>
          <table:table-cell office:value-type="string" table:style-name="ce5">
            <text:p>ОСН.РАЗРАБ.УСТР-В КОНТРОЛЯ ДОСТУПА лаб. I 3-219 Филатов</text:p>
          </table:table-cell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2" table:style-name="ce74">
            <text:p>Пятница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АВТОМАТИЗАЦИЯ МАШИНОСТРОИТЕЛЬНЫХ ПРОИЗВОДСТВ лаб. II 1-113 Малышев по расп.каф.</text:p>
          </table:table-cell>
          <table:table-cell office:value-type="string" table:number-columns-spanned="2" table:number-rows-spanned="1" table:style-name="ce69">
            <text:p>ПРОИЗВОДСТВО СВАРНЫХ КОНСТРУКЦИЙ упр. 4-204 Зыб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СН. ТЕХНОЛ. МАШ/СТРОЕНИЯ упр. 1-210 Федоров</text:p>
          </table:table-cell>
          <table:table-cell office:value-type="string" table:style-name="ce6">
            <text:p>ИСТОЧ. ЭЛ/ ПИТАН. ЭЛЕКТР. СР-В лаб. I 3-411 Лыков</text:p>
          </table:table-cell>
          <table:table-cell table:style-name="ce6"/>
          <table:table-cell office:value-type="string" table:number-columns-spanned="2" table:number-rows-spanned="1" table:style-name="ce69">
            <text:p>ЭВМ СПЕЦ. ЧАСТЬ лекц. 3-326 Онуфриева</text:p>
          </table:table-cell>
          <table:covered-table-cell/>
          <table:covered-table-cell/>
          <table:covered-table-cell/>
          <table:covered-table-cell table:number-columns-repeated="3"/>
          <table:table-cell office:value-type="string" table:style-name="ce6">
            <text:p>ОСНОВЫ РАЗРАБОТКИ УСТРОЙСТВ КОНТРОЛЯ ДОСТУПА лаб. 3-219 Филатов</text:p>
          </table:table-cell>
          <table:table-cell table:style-name="ce6"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АВТОМАТИЗИР. ПРОЕКТИР. РЕЖИМОВ РЕЗАНИЯ упр. 1-209 Иванов</text:p>
          </table:table-cell>
          <table:table-cell office:value-type="string" table:style-name="ce4">
            <text:p>МОДЕЛИР. СИСТ.И ПРОЦЕССОВ упр. 1-218 Калмыков</text:p>
          </table:table-cell>
          <table:table-cell office:value-type="string" table:number-columns-spanned="2" table:number-rows-spanned="2" table:style-name="ce68">
            <text:p>НЕРАЗРУШ. КОНТР. И ОБЕСПЕЧ. КАЧЕСТ.ВА СП лекц. 4-204 Чернова</text:p>
          </table:table-cell>
          <table:covered-table-cell/>
          <table:table-cell office:value-type="string" table:number-columns-spanned="2" table:number-rows-spanned="2" table:style-name="ce68">
            <text:p>БЕЗОПАС. ЖИЗНЕДЕЯТ-ТИ лекц. 7-309 Тютюнькова</text:p>
          </table:table-cell>
          <table:covered-table-cell/>
          <table:table-cell office:value-type="string" table:number-columns-spanned="1" table:number-rows-spanned="2" table:style-name="ce68">
            <text:p>КОНСТР-ЦИЯ А И Т лекц. 3-108 Плахов</text:p>
          </table:table-cell>
          <table:table-cell office:value-type="string" table:number-columns-spanned="2" table:number-rows-spanned="2" table:style-name="ce68">
            <text:p>БЕЗОПАС. ЖИЗНЕДЕЯТ-ТИ лекц. 7-309 Тютюнькова</text:p>
          </table:table-cell>
          <table:covered-table-cell/>
          <table:covered-table-cell/>
          <table:covered-table-cell/>
          <table:table-cell office:value-type="string" table:style-name="ce5">
            <text:p>РОБОТОТЕХНИЧЕСКИЕ КОМПЛЕКСЫ лекц. 3-322 Мокин</text:p>
          </table:table-cell>
          <table:table-cell office:value-type="string" table:style-name="ce5">
            <text:p>ТЕХНОЛОГИЧЕСКИЕ ПРОЦЕССЫ М/ЭЛЕКТРОНИКИ упр. 3-417 Кашин</text:p>
          </table:table-cell>
          <table:table-cell office:value-type="string" table:style-name="ce4">
            <text:p>ТЕОР. ОСН. КОНСТР. И НАДЁЖ. ЭС к.р. к.3</text:p>
          </table:table-cell>
          <table:table-cell office:value-type="string" table:number-columns-spanned="1" table:number-rows-spanned="2" table:style-name="ce68">
            <text:p>НАУЧ. ОРГ. ИНЖ. ТРУДА, СТАНДАР-ЦИЯ И СЕРТИФ-ЦИЯ упр. 3-309 Козеева</text:p>
          </table:table-cell>
          <table:table-cell office:value-type="string" table:style-name="ce5">
            <text:p>ИСКУСТВЕННЫЕ НЕЙРОННЫЕ СЕТИ лаб. I 3-320 Лавренков УСТРОЙСТВА ХРАНЕНИЯ И ВВОДА-ВЫВОДА ДАННЫХ лаб. II 3-318а Борсук</text:p>
          </table:table-cell>
          <table:table-cell office:value-type="string" table:style-name="ce5">
            <text:p>ТАУ к.р. к.3</text:p>
          </table:table-cell>
          <table:covered-table-cell/>
          <table:covered-table-cell table:number-columns-repeated="3"/>
          <table:table-cell office:value-type="string" table:number-columns-spanned="2" table:number-rows-spanned="2" table:style-name="ce68">
            <text:p>РАЗРАБОТКА ПРИЛОЖЕНИЙ ДЛЯ МОБИЛЬНЫХ УСТРОЙСТВ лекц. 6-302 Ильичев</text:p>
          </table:table-cell>
          <table:covered-table-cell/>
          <table:table-cell office:value-type="string" table:style-name="ce5">
            <text:p>ПРОМЫШЛЕННАЯ АКУСТИКА лекц. 7-302 Мороз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МОДЕЛИР. СИСТ.И ПРОЦЕССОВ лекц. 1-218 Калмы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ИСТ.АВТОМАТИЧ.ПРОЕКТИР. ПТ, С И ДМ упр. 3-316 Славкина</text:p>
          </table:table-cell>
          <table:table-cell office:value-type="string" table:number-columns-spanned="2" table:number-rows-spanned="1" table:style-name="ce69">
            <text:p>ТЕХНИКО-ЭКОНОМИЧЕСКИЙ АНАЛИЗ ПРОИЗВ. ЭС лекц. 3-404 Безбах</text:p>
          </table:table-cell>
          <table:covered-table-cell/>
          <table:covered-table-cell/>
          <table:table-cell office:value-type="string" table:style-name="ce6">
            <text:p>УСТР. ХРАН. И ВВОДА-ВЫВОДА ДАННЫХ лаб. I 3-318а Борсук ИСКУСТВЕННЫЕ НЕЙРОННЫЕ СЕТИ лаб. II 3-320 Лавренков</text:p>
          </table:table-cell>
          <table:table-cell office:value-type="string" table:style-name="ce6">
            <text:p>ОПТИМ. УПРАВ. ДЕТЕРМИНИР-МИ ПРОЦ. упр. 3-310/1 Краснощеченко</text:p>
          </table:table-cell>
          <table:covered-table-cell/>
          <table:covered-table-cell table:number-columns-repeated="3"/>
          <table:covered-table-cell/>
          <table:covered-table-cell/>
          <table:table-cell office:value-type="string" table:style-name="ce6">
            <text:p>ПРОМЫШЛЕННАЯ АКУСТИКА лаб. 7-307 Морозенко</text:p>
          </table:table-cell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ОСН. ПРОЕКТИР. МЕТАЛЛОРЕЖ-Х СТАНКОВ к.р. к.1</text:p>
          </table:table-cell>
          <table:table-cell office:value-type="string" table:number-columns-spanned="1" table:number-rows-spanned="2" table:style-name="ce68">
            <text:p>ПАРАМЕТРИЧЕСКОЕ ПРОЕКТИРОВАНИЕ лаб. I 3-218 Зенкин, Кузьмина</text:p>
          </table:table-cell>
          <table:table-cell office:value-type="string" table:style-name="ce5">
            <text:p>ПРОИЗВ. СВАР. КОНСТР-ЦИЙ лаб. 4-102 Зыбин</text:p>
          </table:table-cell>
          <table:table-cell table:style-name="ce4"/>
          <table:table-cell office:value-type="string" table:number-columns-spanned="1" table:number-rows-spanned="2" table:style-name="ce68">
            <text:p>НИР <text:s/>к.7</text:p>
          </table:table-cell>
          <table:table-cell office:value-type="string" table:style-name="ce4">
            <text:p>ГИДРОПРИВОДЫ упр. 4-217 Шитохина</text:p>
          </table:table-cell>
          <table:table-cell office:value-type="string" table:number-columns-spanned="1" table:number-rows-spanned="2" table:style-name="ce68">
            <text:p>МЕТОДЫ РАСЧ. И ПРОЕКТИР. А И Т упр. 3-108 Плахов</text:p>
          </table:table-cell>
          <table:table-cell office:value-type="string" table:number-columns-spanned="1" table:number-rows-spanned="2" table:style-name="ce68">
            <text:p>ТЕХНИЧЕСКОЕ ЗРЕНИЕ лаб. 7-115в Васильчук</text:p>
          </table:table-cell>
          <table:table-cell office:value-type="string" table:number-columns-spanned="1" table:number-rows-spanned="2" table:style-name="ce68">
            <text:p>МОДЕЛИРОВАНИЕ МХТ И РТС лаб. II 7-115б Моников</text:p>
          </table:table-cell>
          <table:covered-table-cell/>
          <table:covered-table-cell/>
          <table:table-cell office:value-type="string" table:style-name="ce4">
            <text:p>СИСТ.АВТОМАТИЧ.ПРОЕКТИР. ПТ, С И ДМ лаб. I 3-316 Славкина</text:p>
          </table:table-cell>
          <table:table-cell office:value-type="string" table:number-columns-spanned="2" table:number-rows-spanned="2" table:style-name="ce68">
            <text:p>ОСНОВЫ РАДИОТЕХНИКИ лекц. 3-426 Кузнецов</text:p>
          </table:table-cell>
          <table:covered-table-cell/>
          <table:table-cell office:value-type="string" table:style-name="ce4">
            <text:p>ИСКУСТВЕННЫЕ НЕЙРОННЫЕ СЕТИ лаб. I 3-320 Лавренков УСТРОЙСТВА ХРАНЕНИЯ И ВВОДА-ВЫВОДА ДАННЫХ лаб. II 3-318а Борсук</text:p>
          </table:table-cell>
          <table:table-cell office:value-type="string" table:number-columns-spanned="1" table:number-rows-spanned="2" table:style-name="ce68">
            <text:p>СИСТЕМЫ ПЕРЕДАЧИ ДАННЫХ лаб. I 3-412 Полпудников</text:p>
          </table:table-cell>
          <table:table-cell office:value-type="string" table:style-name="ce5">
            <text:p>СИСТ. УПРАВЛЕН. БАЗАМИ ДАННЫХ лекц. 6-201 Акименко</text:p>
          </table:table-cell>
          <table:covered-table-cell/>
          <table:covered-table-cell table:number-columns-repeated="3"/>
          <table:table-cell office:value-type="string" table:number-columns-spanned="2" table:number-rows-spanned="2" table:style-name="ce68">
            <text:p>БЕЗОПАС. ЖИЗНЕДЕЯТ-ТИ лекц. 7-309 Тютюнькова</text:p>
          </table:table-cell>
          <table:covered-table-cell/>
          <table:table-cell office:value-type="string" table:number-columns-spanned="1" table:number-rows-spanned="2" table:style-name="ce68">
            <text:p>СИСТЕМЫ ВОДОПОДГ. И ТЕХН. ОЧИСТКИ СТОЧ. ВОД лекц. 7-302 Яковле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СТАТИСТИЧЕСКИЕ МЕТОДЫ УПРАВЛЕНИЯ КАЧЕСТВОМ лекц. 4-204 Чернова</text:p>
          </table:table-cell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СИСТ.АВТОМАТИЧ.ПРОЕКТИР. ПТ, С И ДМ лаб. II 3-316 Славкина</text:p>
          </table:table-cell>
          <table:covered-table-cell/>
          <table:covered-table-cell/>
          <table:table-cell office:value-type="string" table:style-name="ce6">
            <text:p>УСТР. ХРАН. И ВВОДА-ВЫВОДА ДАННЫХ лаб. I 3-318а Борсук ИСКУСТВЕННЫЕ НЕЙРОННЫЕ СЕТИ лаб. II 3-320 Лавренков</text:p>
          </table:table-cell>
          <table:covered-table-cell/>
          <table:table-cell office:value-type="string" table:style-name="ce6">
            <text:p>СИСТ. УПРАВЛЕН. БАЗАМИ ДАННЫХ упр. 6-201 Акименко</text:p>
          </table:table-cell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ЭКСПЛУАТАЦИОННЫЕ МАТЕРИАЛЫ лекц. 1-005 Голубина</text:p>
          </table:table-cell>
          <table:table-cell office:value-type="string" table:number-columns-spanned="1" table:number-rows-spanned="2" table:style-name="ce68">
            <text:p>МОДЕЛИРОВАНИЕ МХТ И РТС лаб. 7-113 Моников</text:p>
          </table:table-cell>
          <table:table-cell table:number-columns-spanned="1" table:number-rows-spanned="2" table:style-name="ce68"/>
          <table:covered-table-cell/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НИР <text:s/>к.3</text:p>
          </table:table-cell>
          <table:table-cell office:value-type="string" table:style-name="ce4">
            <text:p>СИСТ. ФУНКЦИОН. МОДЕЛИРОВАНИЯ лаб. 3-417 Кашин</text:p>
          </table:table-cell>
          <table:table-cell office:value-type="string" table:number-columns-spanned="1" table:number-rows-spanned="2" table:style-name="ce68">
            <text:p>УСТРОЙСТВА ХРАНЕНИЯ И ВВОДА-ВЫВОДА ДАННЫХ упр. 3-325 Крысин</text:p>
          </table:table-cell>
          <table:table-cell office:value-type="string" table:number-columns-spanned="1" table:number-rows-spanned="2" table:style-name="ce68">
            <text:p>ЭВМ СПЕЦИАЛЬНАЯ ЧАСТЬ лаб. I 3-318а Максимов</text:p>
          </table:table-cell>
          <table:table-cell office:value-type="string" table:style-name="ce5">
            <text:p>ИНФОРМ-НЫЕ СЕТИ И ТЕЛЕКОММУНИКАЦИИ упр. 3-313 Макаренков</text:p>
          </table:table-cell>
          <table:covered-table-cell/>
          <table:covered-table-cell table:number-columns-repeated="3"/>
          <table:table-cell office:value-type="string" table:style-name="ce5">
            <text:p>РАЗРАБОТКА ИНТЕРНЕТ-ПРИЛОЖЕНИЙ лаб. II 3-214 Ткаченко</text:p>
          </table:table-cell>
          <table:table-cell office:value-type="string" table:style-name="ce5">
            <text:p>РАЗРАБОТКА ПРИЛОЖЕНИЙ ДЛЯ МОБИЛЬНЫХ УСТРОЙСТВ упр. 3-216 Ильичев</text:p>
          </table:table-cell>
          <table:table-cell office:value-type="string" table:style-name="ce5">
            <text:p>СИСТ. ВОДОПОДГ. И ТЕХН. ОЧИСТКИ СТОЧ. ВОД упр. 7-305 Яковлева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ТЕХНОЛОГИЧЕСКИЕ ПРОЦЕССЫ М/ЭЛЕКТРОНИКИ упр. 3-417 Кашин</text:p>
          </table:table-cell>
          <table:covered-table-cell/>
          <table:covered-table-cell/>
          <table:table-cell office:value-type="string" table:style-name="ce6">
            <text:p>ИНФОРМ-НЫЕ СЕТИ И ТЕЛЕКОММУНИКАЦИИ лекц. 6-201 Макаренков</text:p>
          </table:table-cell>
          <table:covered-table-cell/>
          <table:covered-table-cell table:number-columns-repeated="3"/>
          <table:table-cell office:value-type="string" table:style-name="ce6">
            <text:p>РАЗРАБОТКА ИНТЕРНЕТ-ПРИЛОЖЕНИЙ лаб. I 3-214 Ткаченко</text:p>
          </table:table-cell>
          <table:table-cell office:value-type="string" table:style-name="ce6">
            <text:p>РАЗРАБОТКА ПРИЛОЖЕНИЙ ДЛЯ МОБИЛЬНЫХ УСТРОЙСТВ лаб. 3-216 Ильичев</text:p>
          </table:table-cell>
          <table:table-cell table:style-name="ce6"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office:value-type="string" table:number-columns-spanned="1" table:number-rows-spanned="2" table:style-name="ce68">
            <text:p>НИР <text:s/>к.3</text:p>
          </table:table-cell>
          <table:covered-table-cell/>
          <table:covered-table-cell table:number-columns-repeated="3"/>
          <table:table-cell office:value-type="string" table:style-name="ce5">
            <text:p>СЕРТИФИКАЦИЯ И ЛИЦЕНЗИРОВАНИЕ лаб. <text:s/>3-216 Потапов</text:p>
          </table:table-cell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НАУЧ. ОРГ. ИНЖ. ТРУДА, СТАНДАР. И СЕРТИФ. лаб. I 3-309 Козеева</text:p>
          </table:table-cell>
          <table:covered-table-cell/>
          <table:covered-table-cell/>
          <table:covered-table-cell table:number-columns-repeated="3"/>
          <table:table-cell table:number-columns-repeated="2" table:style-name="ce6"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ТЕХНОЛ. ОБРАБ. БОЛЬШИХ ДАННЫХ лаб. 5-161 Шаматрин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8">
            <text:p>ОСН. ТЕХНОЛ. МАШ/СТРОЕНИЯ лаб. II 1-111 Мусохранов, Малышев по расп.каф.</text:p>
          </table:table-cell>
          <table:table-cell office:value-type="string" table:number-columns-spanned="1" table:number-rows-spanned="2" table:style-name="ce67">
            <text:p>ЭФХО лекц. 1-205 Матвеев</text:p>
          </table:table-cell>
          <table:table-cell office:value-type="string" table:number-columns-spanned="1" table:number-rows-spanned="2" table:style-name="ce67">
            <text:p>НИР 4-203</text:p>
          </table:table-cell>
          <table:table-cell office:value-type="string" table:number-columns-spanned="1" table:number-rows-spanned="2" table:style-name="ce67">
            <text:p>ПРОЕКТИР. СВАРНЫХ КОНСТР. к.пр. 4-201</text:p>
          </table:table-cell>
          <table:table-cell office:value-type="string" table:style-name="ce8">
            <text:p>КОМП. МОДЕЛИР. ЭЛЕМ. ЭУ лаб. I 7-207 Кондратьев</text:p>
          </table:table-cell>
          <table:table-cell office:value-type="string" table:number-columns-spanned="1" table:number-rows-spanned="2" table:style-name="ce67">
            <text:p>ДИНАМИКА И РЕГУЛИРОВАНИЕ ГИДРО- И ПНЕВМОСИСТЕМ лекц. 7-415 Костюков</text:p>
          </table:table-cell>
          <table:table-cell office:value-type="string" table:style-name="ce7">
            <text:p>БЕЗОПАС. ЖИЗНЕДЕЯТ-ТИ лаб. I 7-307 Николаева</text:p>
          </table:table-cell>
          <table:table-cell table:style-name="ce8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ОСНОВЫ КОНТРОЛЛИНГА лекц. 5-201 Степанов</text:p>
          </table:table-cell>
          <table:covered-table-cell/>
          <table:table-cell office:value-type="string" table:style-name="ce7">
            <text:p>БЕЗОПАС. ЖИЗНЕДЕЯТ-ТИ упр. 7-302 Фатеева</text:p>
          </table:table-cell>
          <table:table-cell office:value-type="string" table:style-name="ce8">
            <text:p>ЭКОЛОГИЯ упр. 7-305 Гордеев</text:p>
          </table:table-cell>
          <table:table-cell office:value-type="string" table:number-columns-spanned="1" table:number-rows-spanned="2" table:style-name="ce67">
            <text:p>ТЕХНОЛ. ПРОИЗВ. ЭС к.р. к.3</text:p>
          </table:table-cell>
          <table:table-cell office:value-type="string" table:style-name="ce7">
            <text:p>ИСКУСТВЕННЫЕ НЕЙРОННЫЕ СЕТИ упр. 3-325 Лавренков</text:p>
          </table:table-cell>
          <table:table-cell table:style-name="ce8"/>
          <table:table-cell office:value-type="string" table:number-columns-spanned="1" table:number-rows-spanned="2" table:style-name="ce67">
            <text:p>СИСТЕМЫ РАСПОЗНОВАНИЯ ОБРАЗОВ лаб. II 3-212 Корлякова</text:p>
          </table:table-cell>
          <table:table-cell office:value-type="string" table:number-columns-spanned="2" table:number-rows-spanned="1" table:style-name="ce72">
            <text:p>ЗАЩИТА ИНФОРМАЦИИ лекц. 5-108 Кручинин</text:p>
          </table:table-cell>
          <table:covered-table-cell/>
          <table:table-cell office:value-type="string" table:number-columns-spanned="2" table:number-rows-spanned="1" table:style-name="ce72">
            <text:p>РАЗРАБОТКА ИНТЕРНЕТ-ПРИЛОЖЕНИЙ лекц. 6-302 Смирнов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АППАРАТНЫЕ СРЕДСТВА ВТ к.р. к.3</text:p>
          </table:table-cell>
          <table:table-cell office:value-type="string" table:number-columns-spanned="1" table:number-rows-spanned="2" table:style-name="ce67">
            <text:p>НИР <text:s/>к.7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ОСН. ТЕХНОЛ. МАШ/СТРОЕНИЯ лаб. I 1-111 Мусохранов, Малышев по расп.каф.</text:p>
          </table:table-cell>
          <table:covered-table-cell/>
          <table:covered-table-cell/>
          <table:covered-table-cell/>
          <table:table-cell office:value-type="string" table:style-name="ce9">
            <text:p>КОМП. МОДЕЛИР. ЭЛЕМ. ЭУ лаб. II 7-207 Кондратьев</text:p>
          </table:table-cell>
          <table:covered-table-cell/>
          <table:table-cell table:style-name="ce9"/>
          <table:table-cell office:value-type="string" table:style-name="ce9">
            <text:p>БЕЗОПАС. ЖИЗНЕДЕЯТ-ТИ лаб. 7-307 Николаева</text:p>
          </table:table-cell>
          <table:covered-table-cell/>
          <table:table-cell office:value-type="string" table:style-name="ce9">
            <text:p>ЭКОНОМЕТРИКА лаб. 5-220 Степанов</text:p>
          </table:table-cell>
          <table:table-cell table:number-columns-repeated="2" table:style-name="ce9"/>
          <table:table-cell office:value-type="string" table:style-name="ce9">
            <text:p>ТЕОР. ОСН. КОНСТР. И НАДЁЖ. ЭС к.р. к.3</text:p>
          </table:table-cell>
          <table:covered-table-cell/>
          <table:table-cell table:style-name="ce9"/>
          <table:table-cell office:value-type="string" table:style-name="ce9">
            <text:p>ИСКУСТВЕННЫЕ НЕЙРОННЫЕ СЕТИ упр. 3-325 Лавренков</text:p>
          </table:table-cell>
          <table:covered-table-cell/>
          <table:table-cell office:value-type="string" table:style-name="ce9">
            <text:p>ЗАЩИТА ИНФОРМАЦИИ упр. 5-219 Кручинин</text:p>
          </table:table-cell>
          <table:table-cell table:style-name="ce9"/>
          <table:table-cell office:value-type="string" table:number-columns-spanned="2" table:number-rows-spanned="1" table:style-name="ce70">
            <text:p>РАСПРЕДЕЛ. СИСТ. ОБРАБ.ИНФОРМ. И БЛОКЧЕЙН ТЕХН. лекц. 6-302 Фро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7"/>
          <table:table-cell office:value-type="string" table:style-name="ce8">
            <text:p>ЭФХО упр. 1-205 Матвеев</text:p>
          </table:table-cell>
          <table:table-cell office:value-type="string" table:number-columns-spanned="1" table:number-rows-spanned="2" table:style-name="ce67">
            <text:p>ПРОЕКТИР. СВАРНЫХ КОНСТР. к.пр. 4-203</text:p>
          </table:table-cell>
          <table:table-cell office:value-type="string" table:number-columns-spanned="1" table:number-rows-spanned="2" table:style-name="ce67">
            <text:p>НИР 4-201</text:p>
          </table:table-cell>
          <table:table-cell office:value-type="string" table:style-name="ce8">
            <text:p>КОМП. МОДЕЛИР. ЭЛЕМ. ЭУ лаб. I 7-207 Кондратьев</text:p>
          </table:table-cell>
          <table:table-cell office:value-type="string" table:number-columns-spanned="1" table:number-rows-spanned="2" table:style-name="ce67">
            <text:p>ЛОПАСТНЫЕ ГИДРОМАШИНЫ к.пр. к.7</text:p>
          </table:table-cell>
          <table:table-cell office:value-type="string" table:style-name="ce7">
            <text:p>БЕЗОПАС. ЖИЗНЕДЕЯТ-ТИ упр. 7-302 Николаева</text:p>
          </table:table-cell>
          <table:table-cell table:number-columns-repeated="2" table:style-name="ce7"/>
          <table:table-cell office:value-type="string" table:number-columns-spanned="2" table:number-rows-spanned="1" table:style-name="ce72">
            <text:p>ЭКОНОМЕТРИКА упр. 5-201 Степанов</text:p>
          </table:table-cell>
          <table:covered-table-cell/>
          <table:table-cell office:value-type="string" table:style-name="ce7">
            <text:p>БЕЗОПАС. ЖИЗНЕДЕЯТ-ТИ лаб. I 7-307 Фатеева</text:p>
          </table:table-cell>
          <table:table-cell office:value-type="string" table:style-name="ce7">
            <text:p>ТЕХНИКО-ЭКОНОМ. АНАЛ. ПРОИЗВ. ЭС упр. 3-411 Безбах</text:p>
          </table:table-cell>
          <table:table-cell office:value-type="string" table:style-name="ce8">
            <text:p>ЭКОЛОГИЯ упр. 7-305 Гордеев</text:p>
          </table:table-cell>
          <table:table-cell office:value-type="string" table:number-columns-spanned="2" table:number-rows-spanned="2" table:style-name="ce67">
            <text:p>ИСКУСТВЕННЫЕ НЕЙРОННЫЕ СЕТИ лекц. 3-325 Лавренков</text:p>
          </table:table-cell>
          <table:covered-table-cell/>
          <table:table-cell office:value-type="string" table:number-columns-spanned="1" table:number-rows-spanned="2" table:style-name="ce67">
            <text:p>СИСТ. УПРАВ. С ЭВМ лекц. 7-502 Мельников</text:p>
          </table:table-cell>
          <table:table-cell office:value-type="string" table:number-columns-spanned="1" table:number-rows-spanned="2" table:style-name="ce67">
            <text:p>ЗАЩИТА ИНФОРМАЦИИ лаб. 5-219 Кручинин</text:p>
          </table:table-cell>
          <table:table-cell office:value-type="string" table:number-columns-spanned="1" table:number-rows-spanned="2" table:style-name="ce67">
            <text:p>НИР <text:s/>к.5</text:p>
          </table:table-cell>
          <table:table-cell office:value-type="string" table:number-columns-spanned="2" table:number-rows-spanned="2" table:style-name="ce67">
            <text:p>МЕТОДЫ ПОДДЕРЖКИ ПРИНЯТИЯ РЕШЕНИЙ лекц. 6-302 Фролов</text:p>
          </table:table-cell>
          <table:covered-table-cell/>
          <table:table-cell office:value-type="string" table:number-columns-spanned="1" table:number-rows-spanned="2" table:style-name="ce67">
            <text:p>АППАРАТНЫЕ СРЕДСТВА ВТ к.р. к.3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СИСТ.ОБЕСПЕЧ. ТЕХНОСФЕРНОЙ БЕЗОПАС. к.пр. к.7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ОСНОВЫ КОНСТРУИРОВАНИЯ ПРИСПОСОБЛЕНИЙ к.пр. к.1</text:p>
          </table:table-cell>
          <table:covered-table-cell/>
          <table:covered-table-cell/>
          <table:table-cell office:value-type="string" table:style-name="ce9">
            <text:p>КОМП. МОДЕЛИР. ЭЛЕМ. ЭУ лаб. II 7-207 Кондратьев</text:p>
          </table:table-cell>
          <table:covered-table-cell/>
          <table:table-cell table:style-name="ce9"/>
          <table:table-cell office:value-type="string" table:number-columns-spanned="2" table:number-rows-spanned="1" table:style-name="ce70">
            <text:p>БЕЗОПАСНОСТЬ ЖИЗНЕДЕЯТЕЛЬНОСТИ упр. 7-305 Николаева</text:p>
          </table:table-cell>
          <table:covered-table-cell/>
          <table:table-cell office:value-type="string" table:number-columns-spanned="2" table:number-rows-spanned="1" table:style-name="ce70">
            <text:p>ЭКОНОМЕТРИКА лекц. 5-202 Степанов</text:p>
          </table:table-cell>
          <table:covered-table-cell/>
          <table:table-cell office:value-type="string" table:style-name="ce9">
            <text:p>БЕЗОПАС. ЖИЗНЕДЕЯТ-ТИ лаб. II 7-307 Фатеева</text:p>
          </table:table-cell>
          <table:table-cell office:value-type="string" table:style-name="ce9">
            <text:p>ТЕОР. ОСН. КОНСТР. И НАДЁЖ. ЭС к.р. к.3</text:p>
          </table:table-cell>
          <table:table-cell office:value-type="string" table:style-name="ce9">
            <text:p>ТЕХНИКО-ЭКОНОМ. АНАЛ. ПРОИЗВ. ЭС упр. 3-411 Безб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office:value-type="string" table:style-name="ce8">
            <text:p>ОСНОВЫ КОНСТРУИРОВАНИЯ ПРИСПОСОБЛЕНИЙ к.пр. к.1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БЕЗОПАС. ЖИЗНЕДЕЯТ-ТИ лаб. II 7-307 Николаева</text:p>
          </table:table-cell>
          <table:table-cell office:value-type="string" table:number-columns-spanned="1" table:number-rows-spanned="2" table:style-name="ce67">
            <text:p>НИР <text:s/>к.7</text:p>
          </table:table-cell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ТЕХНОЛ. ПРОИЗВ. ЭС к.р. к.3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СИСТЕМЫ ПЕРЕДАЧИ ДАННЫХ лекц. 3-403 Полпудников</text:p>
          </table:table-cell>
          <table:covered-table-cell/>
          <table:table-cell office:value-type="string" table:number-columns-spanned="1" table:number-rows-spanned="2" table:style-name="ce67">
            <text:p>ПРОГРАММИР. М/КОНТРОЛЛЕРОВ к.р. к.3</text:p>
          </table:table-cell>
          <table:table-cell office:value-type="string" table:number-columns-spanned="1" table:number-rows-spanned="2" table:style-name="ce67">
            <text:p>НИР <text:s/>к.5</text:p>
          </table:table-cell>
          <table:table-cell office:value-type="string" table:number-columns-spanned="1" table:number-rows-spanned="2" table:style-name="ce67">
            <text:p>КОМП. СЕТИ к.пр. к.5</text:p>
          </table:table-cell>
          <table:table-cell office:value-type="string" table:style-name="ce8">
            <text:p>МЕТОДЫ ПОДДЕРЖКИ ПРИНЯТИЯ РЕШЕНИЙ упр. 3-214 Фролов</text:p>
          </table:table-cell>
          <table:table-cell office:value-type="string" table:number-columns-spanned="1" table:number-rows-spanned="2" table:style-name="ce67">
            <text:p>РАСПРЕДЕЛ. СИСТ. ОБРАБ.ИНФОРМ. И БЛОКЧЕЙН ТЕХН. лаб. II 6-202 Ткаченко</text:p>
          </table:table-cell>
          <table:table-cell office:value-type="string" table:number-columns-spanned="1" table:number-rows-spanned="2" table:style-name="ce67">
            <text:p>РАЗРАБОТКА ИНТЕРНЕТ-ПРИЛОЖЕНИЙ лекц. 6-302 Смирн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27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table-cell table:style-name="ce9"/>
          <table:covered-table-cell/>
          <table:table-cell office:value-type="string" table:style-name="ce9">
            <text:p>БЕЗОПАС. ЖИЗНЕДЕЯТ-ТИ лаб. 7-307 Николаева</text:p>
          </table:table-cell>
          <table:covered-table-cell/>
          <table:table-cell office:value-type="string" table:style-name="ce9">
            <text:p>ЭКОНОМЕТРИКА лаб. 5-220 Степа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27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71</text:p>
          </table:table-cell>
          <table:table-cell office:value-type="string" table:style-name="ce3">
            <text:p>МК1-71Б</text:p>
          </table:table-cell>
          <table:table-cell office:value-type="string" table:style-name="ce3">
            <text:p>МК2-71Б</text:p>
          </table:table-cell>
          <table:table-cell office:value-type="string" table:style-name="ce3">
            <text:p>МК2-72Б</text:p>
          </table:table-cell>
          <table:table-cell office:value-type="string" table:style-name="ce3">
            <text:p>МК3-71Б</text:p>
          </table:table-cell>
          <table:table-cell office:value-type="string" table:style-name="ce3">
            <text:p>МК3-72Б</text:p>
          </table:table-cell>
          <table:table-cell office:value-type="string" table:style-name="ce3">
            <text:p>МК6-71</text:p>
          </table:table-cell>
          <table:table-cell office:value-type="string" table:style-name="ce3">
            <text:p>МК7-71Б</text:p>
          </table:table-cell>
          <table:table-cell office:value-type="string" table:style-name="ce3">
            <text:p>МК7-72Б</text:p>
          </table:table-cell>
          <table:table-cell office:value-type="string" table:style-name="ce3">
            <text:p>МК8-71Б</text:p>
          </table:table-cell>
          <table:table-cell office:value-type="string" table:style-name="ce3">
            <text:p>МК8-72Б</text:p>
          </table:table-cell>
          <table:table-cell office:value-type="string" table:style-name="ce3">
            <text:p>МК9-71</text:p>
          </table:table-cell>
          <table:table-cell office:value-type="string" table:style-name="ce3">
            <text:p>ИУК1-71Б</text:p>
          </table:table-cell>
          <table:table-cell office:value-type="string" table:style-name="ce3">
            <text:p>ИУК1-72Б</text:p>
          </table:table-cell>
          <table:table-cell office:value-type="string" table:style-name="ce3">
            <text:p>ИУК2-71Б</text:p>
          </table:table-cell>
          <table:table-cell office:value-type="string" table:style-name="ce3">
            <text:p>ИУК2-72Б</text:p>
          </table:table-cell>
          <table:table-cell office:value-type="string" table:style-name="ce3">
            <text:p>ИУК3-71Б</text:p>
          </table:table-cell>
          <table:table-cell office:value-type="string" table:style-name="ce3">
            <text:p>ИУК4-71Б</text:p>
          </table:table-cell>
          <table:table-cell office:value-type="string" table:style-name="ce3">
            <text:p>ИУК4-72Б</text:p>
          </table:table-cell>
          <table:table-cell office:value-type="string" table:style-name="ce3">
            <text:p>ИУК5-71Б</text:p>
          </table:table-cell>
          <table:table-cell office:value-type="string" table:style-name="ce3">
            <text:p>ИУК5-72Б</text:p>
          </table:table-cell>
          <table:table-cell office:value-type="string" table:style-name="ce3">
            <text:p>ИУК6-71</text:p>
          </table:table-cell>
          <table:table-cell office:value-type="string" table:style-name="ce3">
            <text:p>ИУК6-79</text:p>
          </table:table-cell>
          <table:table-cell office:value-type="string" table:style-name="ce3">
            <text:p>ИУК7-71Б</text:p>
          </table:table-cell>
          <table:table-cell table:number-columns-repeated="229" table:style-name="ce2"/>
          <table:table-cell table:number-columns-repeated="16129"/>
        </table:table-row>
        <table:table-row table:number-rows-repeated="3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1048496" table:style-name="ro4">
          <table:table-cell table:number-columns-repeated="16384"/>
        </table:table-row>
      </table:table>
      <table:table table:name="V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3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51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91</text:p>
          </table:table-cell>
          <table:table-cell office:value-type="string" table:style-name="ce3">
            <text:p>МК6-91</text:p>
          </table:table-cell>
          <table:table-cell office:value-type="string" table:style-name="ce3">
            <text:p>МК6-99</text:p>
          </table:table-cell>
          <table:table-cell office:value-type="string" table:style-name="ce3">
            <text:p>МК9-91</text:p>
          </table:table-cell>
          <table:table-cell office:value-type="string" table:style-name="ce3">
            <text:p>ИУК6-91</text:p>
          </table:table-cell>
          <table:table-cell table:number-columns-repeated="24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4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8">
            <text:p>ЭКОНОМИКА ПРЕДПРИЯТИЯ лекц. 1-205 Поддубная</text:p>
          </table:table-cell>
          <table:table-cell table:style-name="ce5"/>
          <table:table-cell table:style-name="ce4"/>
          <table:table-cell office:value-type="string" table:number-columns-spanned="1" table:number-rows-spanned="2" table:style-name="ce68">
            <text:p>СТРОИТ. МЕХАН.И МЕТ/КОНСТР. ПТ, С И ДМ лекц. 3-317 Заярный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4" table:style-name="ce74">
            <text:p>Понедельник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ПРИКЛАДНАЯ ТЕОРИЯ ТРЕНИЯ, ИЗНОСА И СМАЗКИ ТС лекц. 1-005 Булыче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5">
            <text:p>ЭКОНОМИКА ПРЕДПРИЯТИЯ упр. 1-205 Поддубная</text:p>
          </table:table-cell>
          <table:table-cell table:number-columns-repeated="2" table:style-name="ce5"/>
          <table:table-cell office:value-type="string" table:style-name="ce4">
            <text:p>ДИНАМИКА ПТ, С И ДМ упр. 3-317 Заярный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ПРОГРАММНОЕ УПРАВ. АВТОМАТ. ОБОРУД. лаб. 3-203 Мусохранов</text:p>
          </table:table-cell>
          <table:table-cell office:value-type="string" table:number-columns-spanned="2" table:number-rows-spanned="1" table:style-name="ce69">
            <text:p>ОСНОВЫ НАУЧНЫХ ИССЛЕДОВАНИЙ И ИСПЫТАНИЙ АВТОМОБИЛЯ упр. 1-005 Голубина</text:p>
          </table:table-cell>
          <table:covered-table-cell/>
          <table:table-cell office:value-type="string" table:style-name="ce6">
            <text:p>СТРОИТ. МЕХАН.И МЕТ/КОНСТР. ПТ, С И ДМ упр. 3-317 Заярный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ОСН. ПРОЕКТИР. РЕЖУЩИХ ИНСТРУМ. лекц. 1-209 Иванов</text:p>
          </table:table-cell>
          <table:table-cell office:value-type="string" table:number-columns-spanned="2" table:number-rows-spanned="2" table:style-name="ce68">
            <text:p>ОСНОВЫ НАУЧНЫХ ИССЛЕДОВАНИЙ И ИСПЫТАНИЙ АВТОМОБИЛЯ лекц. 1-005 Голубина</text:p>
          </table:table-cell>
          <table:covered-table-cell/>
          <table:table-cell office:value-type="string" table:style-name="ce4">
            <text:p>ЭЛЕКТРООБОРУДОВАНИЕ НТТС лекц. 3-322 Мокин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ГИДРОПНЕВМОПРИВОД ПТ, С И ДМ лекц. 3-317 Заярный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8">
            <text:p>ТЕХНОЛ. ИНСТРУМЕНТАЛЬНОГО ПРОИЗВОДСТВА упр. 1-210 Зенкин</text:p>
          </table:table-cell>
          <table:table-cell office:value-type="string" table:style-name="ce5">
            <text:p>ПРОЧНОСТ. РАСЧ.ЭЛЕМ. НТТС упр. 3-212 Зезюля</text:p>
          </table:table-cell>
          <table:table-cell table:style-name="ce4"/>
          <table:table-cell office:value-type="string" table:number-columns-spanned="1" table:number-rows-spanned="2" table:style-name="ce68">
            <text:p>ТЕХНОЛОГИЯ ПРОИЗВОДСТВА НТТС к.пр. к.3</text:p>
          </table:table-cell>
          <table:table-cell office:value-type="string" table:number-columns-spanned="1" table:number-rows-spanned="2" table:style-name="ce68">
            <text:p>ТЕХНИЧЕСКАЯ ЗАЩИТА ИНФ. лаб. 3-217 Потапов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table-cell office:value-type="string" table:style-name="ce6">
            <text:p>ПРОЧНОСТ. РАСЧ.ЭЛЕМ. НТТС лаб. 3-212 Зезюля</text:p>
          </table:table-cell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office:value-type="string" table:style-name="ce4">
            <text:p>ЭЛ/ОБОРУДОВАНИЕ А И Т лекц. 1-109 Бурк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МЕТОДЫ АНТИВИРУСНОЙ ЗАЩИТЫ лекц. 3-225 Жарова</text:p>
          </table:table-cell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МЕТОДЫ АНТИВИРУСНОЙ ЗАЩИТЫ лаб. 3-217 Войщев</text:p>
          </table:table-cell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I</text:p>
            <text:p>19:35-21:1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СИСТЕМЫ И СЕТИ ПЕРЕДАЧИ ДАННЫХ лаб. 3-217 Войщев</text:p>
          </table:table-cell>
          <table:table-cell office:value-type="string" table:number-columns-spanned="1" table:number-rows-spanned="2" table:style-name="ce73">
            <text:p>VII</text:p>
            <text:p>19:35-21:1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2" table:number-rows-spanned="10" table:style-name="ce67">
            <text:p>ВОЕННАЯ ПОДГОТОВКА к.4</text:p>
          </table:table-cell>
          <table:covered-table-cell/>
          <table:table-cell office:value-type="string" table:number-columns-spanned="1" table:number-rows-spanned="10" table:style-name="ce67">
            <text:p>ВУЦ <text:s/>к.4</text:p>
          </table:table-cell>
          <table:table-cell office:value-type="string" table:number-columns-spanned="2" table:number-rows-spanned="10" table:style-name="ce67">
            <text:p>ВОЕННАЯ ПОДГОТОВКА к.4</text:p>
          </table:table-cell>
          <table:covered-table-cell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Вторник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5">
            <text:p>ОСН. КОМП. ПРОЕКТИР-ИЯ лаб. 3-210 Скорская</text:p>
          </table:table-cell>
          <table:table-cell office:value-type="string" table:number-columns-spanned="2" table:number-rows-spanned="1" table:style-name="ce71">
            <text:p>ТЕОР. ДВИЖЕН. А И Т лекц. 1-109 Сидоров</text:p>
          </table:table-cell>
          <table:covered-table-cell/>
          <table:table-cell office:value-type="string" table:number-columns-spanned="2" table:number-rows-spanned="1" table:style-name="ce71">
            <text:p>ЭКОНОМИКА ПРЕДПРИЯТИЯ упр. 1-210 Челенко</text:p>
          </table:table-cell>
          <table:covered-table-cell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Среда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6"/>
          <table:table-cell office:value-type="string" table:style-name="ce6">
            <text:p>ПРОЧНОСТ. РАСЧ.ЭЛЕМ. НТТС лекц. 1-109 Зезюля</text:p>
          </table:table-cell>
          <table:table-cell table:style-name="ce6"/>
          <table:table-cell office:value-type="string" table:style-name="ce6">
            <text:p>ИМИТАЦИОННОЕ МОДЕЛИР. ЛОГИСТИЧЕСКИХ ТС лекц. 3-118 Славкина</text:p>
          </table:table-cell>
          <table:table-cell office:value-type="string" table:style-name="ce6">
            <text:p>ЭКОНОМИКА ПРЕДПРИЯТИЯ лаб. 1-210 Челенко</text:p>
          </table:table-cell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ПРОГРАММНОЕ УПРАВ. АВТОМАТ. ОБОРУД. лекц. 1-218 Мусохранов</text:p>
          </table:table-cell>
          <table:table-cell office:value-type="string" table:number-columns-spanned="2" table:number-rows-spanned="1" table:style-name="ce71">
            <text:p>ЭНЕРГЕТИЧЕСКИЕ УСТАНОВКИ НТТС лаб. 1-005 Сидоров</text:p>
          </table:table-cell>
          <table:covered-table-cell/>
          <table:table-cell office:value-type="string" table:style-name="ce4">
            <text:p>ЭКОНОМИКА ПРЕДПРИЯТИЯ лаб. 1-313 Челенко</text:p>
          </table:table-cell>
          <table:table-cell office:value-type="string" table:number-columns-spanned="1" table:number-rows-spanned="2" table:style-name="ce68">
            <text:p>СИСТ.И СЕТИ ПЕРЕДАЧИ ДАННЫХ лекц. 6-101 Молчано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МОДЕЛИРОВАНИЕ СИСТЕМ ТРАНСПОРТНЫХ СР-В лекц. 1-109 Сидоров</text:p>
          </table:table-cell>
          <table:covered-table-cell/>
          <table:table-cell office:value-type="string" table:style-name="ce6">
            <text:p>ИМИТАЦИОННОЕ МОДЕЛИР. ЛОГИСТИЧЕСКИХ ТС упр. 3-118 Славкина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СТАНКИ ИНСТРУМЕНТАЛЬНОГО ПРОИЗВОДСТВА лекц. 1-218 Устинов</text:p>
          </table:table-cell>
          <table:table-cell office:value-type="string" table:number-columns-spanned="2" table:number-rows-spanned="1" table:style-name="ce71">
            <text:p>ПРИКЛАДНАЯ ТЕОРИЯ ТРЕНИЯ, ИЗНОСА И СМАЗКИ ТС лаб. 1-005 Голубина</text:p>
          </table:table-cell>
          <table:covered-table-cell/>
          <table:table-cell office:value-type="string" table:number-columns-spanned="1" table:number-rows-spanned="2" table:style-name="ce68">
            <text:p>КОНСТР. И РАСЧЁТ ГПК лекц. 3-113 Витчук</text:p>
          </table:table-cell>
          <table:table-cell office:value-type="string" table:style-name="ce5">
            <text:p>РАЗРАБ.И ЭКСПЛУАТАЦ.ЗАЩИЩЁННЫХ АВТОМАТИЗИР. СИСТЕМ лекц. 3-222 Тверд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ЭЛ/ОБОРУДОВАНИЕ А И Т лекц. 1-109 Пономарев</text:p>
          </table:table-cell>
          <table:table-cell table:style-name="ce6"/>
          <table:covered-table-cell/>
          <table:table-cell table:style-name="ce6"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8">
            <text:p>ТЕХНОЛ. ИНСТРУМЕНТАЛЬНОГО ПРОИЗВОДСТВА лаб. 1-105 Зенкин</text:p>
          </table:table-cell>
          <table:table-cell office:value-type="string" table:style-name="ce4">
            <text:p>ЭЛ/ОБОРУДОВАНИЕ А И Т упр. 1-109 Пономаре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office:value-type="string" table:style-name="ce4">
            <text:p>ПРОЧНОСТ. РАСЧ.ЭЛЕМ. НТТС лаб. 3-210 Зезюля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7">
            <text:p>ОСН. ПРОЕКТИР. РЕЖУЩИХ ИНСТРУМ. упр. 1-209 Иванов</text:p>
          </table:table-cell>
          <table:table-cell office:value-type="string" table:number-columns-spanned="4" table:number-rows-spanned="2" table:style-name="ce67">
            <text:p>ЭКОНОМИКА ПРЕДПРИЯТИЯ лекц. 1-313 Челенко</text:p>
          </table:table-cell>
          <table:covered-table-cell table:number-columns-repeated="3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Четверг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7">
            <text:p>ОСН. КОМП. ПРОЕКТИР-ИЯ лекц. 1-107 Скорская</text:p>
          </table:table-cell>
          <table:table-cell office:value-type="string" table:number-columns-spanned="2" table:number-rows-spanned="1" table:style-name="ce72">
            <text:p>ЭКОНОМИКА ПРЕДПРИЯТИЯ упр. 1-210 Челенко</text:p>
          </table:table-cell>
          <table:covered-table-cell/>
          <table:table-cell office:value-type="string" table:number-columns-spanned="1" table:number-rows-spanned="2" table:style-name="ce67">
            <text:p>КОНСТР. И ЭКСПЛУАТАЦ. ПМ лекц. 3-109 Шубин</text:p>
          </table:table-cell>
          <table:table-cell office:value-type="string" table:number-columns-spanned="1" table:number-rows-spanned="2" table:style-name="ce67">
            <text:p>ТЕХНИЧЕСКАЯ ЗАЩИТА ИНФ. лекц. 3-225 Мазин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ОСН. КОМП. ПРОЕКТИР-ИЯ упр. 1-107 Скорская</text:p>
          </table:table-cell>
          <table:table-cell office:value-type="string" table:number-columns-spanned="2" table:number-rows-spanned="1" table:style-name="ce70">
            <text:p>ЭКОНОМИКА ПРЕДПРИЯТИЯ лаб. 1-210 Челенко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style-name="ce8">
            <text:p>РУС. ЯЗ. И КУЛЬТ. РЕЧИ упр. 1-205 Логинова</text:p>
          </table:table-cell>
          <table:table-cell office:value-type="string" table:number-columns-spanned="1" table:number-rows-spanned="2" table:style-name="ce67">
            <text:p>ЭЛЕКТРОННЫЕ СИСТЕМЫ А И Т лекц. 1-004 Пономарев</text:p>
          </table:table-cell>
          <table:table-cell table:number-columns-spanned="1" table:number-rows-spanned="2" table:style-name="ce67"/>
          <table:table-cell office:value-type="string" table:style-name="ce8">
            <text:p>КОНСТР. И ЭКСПЛУАТАЦ. ПМ упр. 3-109 Шубин</text:p>
          </table:table-cell>
          <table:table-cell office:value-type="string" table:number-columns-spanned="1" table:number-rows-spanned="2" table:style-name="ce67">
            <text:p>РАЗРАБ. И ЭКСПЛУАТ. ЗАЩИЩЁН.АВТОМАТ. СИСТ. лаб. 3-216 Тверд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НИР <text:s/>к.1</text:p>
          </table:table-cell>
          <table:covered-table-cell/>
          <table:covered-table-cell/>
          <table:table-cell office:value-type="string" table:style-name="ce9">
            <text:p>ЭЛЕКТРООБОРУДОВАНИЕ НТТС упр. 3-316 Мокин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style-name="ce8">
            <text:p>НИР <text:s/>к.1</text:p>
          </table:table-cell>
          <table:table-cell office:value-type="string" table:number-columns-spanned="1" table:number-rows-spanned="2" table:style-name="ce67">
            <text:p>ЭЛЕКТРОННЫЕ СИСТЕМЫ А И Т упр. 1-004 Пономарев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style-name="ce7">
            <text:p>МЕТОДЫ АНТИВИРУСНОЙ ЗАЩИТЫ упр. 3-225 Жарова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style-name="ce4"/>
          <table:table-cell office:value-type="string" table:number-columns-spanned="2" table:number-rows-spanned="2" table:style-name="ce68">
            <text:p>ЭНЕРГЕТИЧ. УСТАНОВКИ НТТС лекц. 1-005 Сидоров</text:p>
          </table:table-cell>
          <table:covered-table-cell/>
          <table:table-cell office:value-type="string" table:number-columns-spanned="1" table:number-rows-spanned="2" table:style-name="ce68">
            <text:p>ДИНАМИКА ПТ, С И ДМ лекц. 3-317 Заярный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ятница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ОСН. ПРОЕКТИР. РЕЖУЩИХ ИНСТРУМ. лекц. 1-209 Ива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ТЕХНОЛ. ИНСТРУМЕНТАЛЬНОГО ПРОИЗВОДСТВА лекц. 1-210 Зенкин</text:p>
          </table:table-cell>
          <table:table-cell office:value-type="string" table:number-columns-spanned="2" table:number-rows-spanned="1" table:style-name="ce71">
            <text:p>МОДЕЛИРОВАНИЕ СИСТЕМ ТРАНСПОРТНЫХ СР-В упр. 3-212 Сидоров</text:p>
          </table:table-cell>
          <table:covered-table-cell/>
          <table:table-cell office:value-type="string" table:style-name="ce4">
            <text:p>КОНСТР. И РАСЧЁТ ГПК упр. 3-113 Витчук</text:p>
          </table:table-cell>
          <table:table-cell office:value-type="string" table:number-columns-spanned="1" table:number-rows-spanned="2" table:style-name="ce68">
            <text:p>СР-ВА АНАЛИЗА БЕЗОПАСНОСТИ ПО лекц. 3-225 Жаро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ТЕОР. ДВИЖЕН. А И Т упр. 1-109 Сидоров</text:p>
          </table:table-cell>
          <table:covered-table-cell/>
          <table:table-cell office:value-type="string" table:style-name="ce6">
            <text:p>ГИДРОПНЕВМОПРИВОД ПТ, С И ДМ лаб. 3-317 Заярный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ОСН. ПРОЕКТИР. РЕЖУЩИХ ИНСТРУМ. лаб. 1-105 Иванов</text:p>
          </table:table-cell>
          <table:table-cell office:value-type="string" table:style-name="ce4">
            <text:p>ЭЛ/ОБОРУДОВАНИЕ А И Т лаб. 1-005 Пономарев</text:p>
          </table:table-cell>
          <table:table-cell office:value-type="string" table:number-columns-spanned="1" table:number-rows-spanned="2" table:style-name="ce68">
            <text:p>ПРОЧНОСТ. РАСЧ.ЭЛЕМ. НТТС лекц. 1-109 Зезюля</text:p>
          </table:table-cell>
          <table:table-cell office:value-type="string" table:style-name="ce4">
            <text:p>СТРОИТ. МЕХАН.И МЕТ/КОНСТР. ПТ, С И ДМ лаб. 3-317 Заярный</text:p>
          </table:table-cell>
          <table:table-cell office:value-type="string" table:number-columns-spanned="1" table:number-rows-spanned="2" table:style-name="ce68">
            <text:p>СР-ВА АНАЛИЗА БЕЗОПАСНОСТИ ПО лаб. 3-225 Жар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table-cell office:value-type="string" table:style-name="ce6">
            <text:p>КОНСТР. И РАСЧЁТ ГПК лаб. 3-113 Витчук</text:p>
          </table:table-cell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8">
            <text:p>ОСН. ТЕХНОЛ. МАШ/СТРОЕНИЯ к.пр. к.1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МОНИТОРИНГ БЕЗОПАСНОСТИ ИНФОРМАЦИОНННОЙ БЕЗОПАСНОСТИ лаб. НПП "Тайфун" Либман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НИР <text:s/>к.1</text:p>
          </table:table-cell>
          <table:table-cell office:value-type="string" table:number-columns-spanned="1" table:number-rows-spanned="2" table:style-name="ce67">
            <text:p>ТЕХНОЛОГИЯ ПРОИЗВОДСТВА НТТС к.пр. к.1</text:p>
          </table:table-cell>
          <table:table-cell office:value-type="string" table:number-columns-spanned="1" table:number-rows-spanned="2" table:style-name="ce67">
            <text:p>МАШ.И КОМПЛ.ДЛЯ СТРОИТ. И ДОРОЖ. РАБОТ лекц. 3-118 Леонтьев</text:p>
          </table:table-cell>
          <table:table-cell office:value-type="string" table:number-columns-spanned="1" table:number-rows-spanned="2" table:style-name="ce67">
            <text:p>МОНИТОРИНГ БЕЗОПАСНОСТИ ИНФОРМАЦИОНННОЙ БЕЗОПАСНОСТИ лекц. 3-219 Либман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8">
            <text:p>СТАНКИ ИНСТРУМЕНТАЛЬНОГО ПРОИЗВОДСТВА упр. 1-209 Устинов</text:p>
          </table:table-cell>
          <table:table-cell office:value-type="string" table:number-columns-spanned="1" table:number-rows-spanned="2" table:style-name="ce67">
            <text:p>ТЕХНОЛОГИЯ ПРОИЗВОДСТВА НТТС к.пр. к.1</text:p>
          </table:table-cell>
          <table:table-cell office:value-type="string" table:number-columns-spanned="1" table:number-rows-spanned="2" table:style-name="ce67">
            <text:p>НИР <text:s/>к.1</text:p>
          </table:table-cell>
          <table:table-cell office:value-type="string" table:style-name="ce8">
            <text:p>МАШИНЫ И КОМПЛЕКСЫ ДЛЯ СТРОИТ. И ДОРОЖ. РАБОТ лаб. 3-109 Леонтьев</text:p>
          </table:table-cell>
          <table:table-cell office:value-type="string" table:number-columns-spanned="1" table:number-rows-spanned="2" table:style-name="ce67">
            <text:p>ЗАЩИТА В ОПЕРАЦ. СИСТ. к.р. к.3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covered-table-cell/>
          <table:covered-table-cell/>
          <table:table-cell table:style-name="ce9"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СТАНКИ ИНСТРУМЕНТАЛЬНОГО ПРОИЗВОДСТВА лаб. 1-106 Устин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6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6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91</text:p>
          </table:table-cell>
          <table:table-cell office:value-type="string" table:style-name="ce3">
            <text:p>МК6-91</text:p>
          </table:table-cell>
          <table:table-cell office:value-type="string" table:style-name="ce3">
            <text:p>МК6-99</text:p>
          </table:table-cell>
          <table:table-cell office:value-type="string" table:style-name="ce3">
            <text:p>МК9-91</text:p>
          </table:table-cell>
          <table:table-cell office:value-type="string" table:style-name="ce3">
            <text:p>ИУК6-91</text:p>
          </table:table-cell>
          <table:table-cell table:number-columns-repeated="248" table:style-name="ce2"/>
          <table:table-cell table:number-columns-repeated="16129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1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  <table:table table:name="VI_кур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number-columns-repeated="16356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111</text:p>
          </table:table-cell>
          <table:table-cell office:value-type="string" table:style-name="ce3">
            <text:p>МК6-111</text:p>
          </table:table-cell>
          <table:table-cell office:value-type="string" table:style-name="ce3">
            <text:p>МК9-111</text:p>
          </table:table-cell>
          <table:table-cell office:value-type="string" table:style-name="ce3">
            <text:p>МК9-112</text:p>
          </table:table-cell>
          <table:table-cell office:value-type="string" table:style-name="ce3">
            <text:p>ИУК6-111</text:p>
          </table:table-cell>
          <table:table-cell office:value-type="string" table:style-name="ce3">
            <text:p>ИУК6-112</text:p>
          </table:table-cell>
          <table:table-cell office:value-type="string" table:style-name="ce3">
            <text:p>ИУК6-113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2" table:style-name="ce68">
            <text:p>НИР <text:s/>к.1</text:p>
          </table:table-cell>
          <table:table-cell office:value-type="string" table:number-columns-spanned="1" table:number-rows-spanned="2" table:style-name="ce68">
            <text:p>ТЕОРИЯ А И Т упр. 1-109 Сидор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ТИВОДЕЙСТВИЕ ТЕХНИЧЕСКОЙ РАЗВЕДКЕ лаб. НПП "Тайфун" Леонов</text:p>
          </table:table-cell>
          <table:table-cell office:value-type="string" table:number-columns-spanned="1" table:number-rows-spanned="2" table:style-name="ce68">
            <text:p>УПРАВЛЕНИЕ ИНФ. БЕЗОПАСНОСТЬЮ лаб. НПП "Тайфун" Петрищев</text:p>
          </table:table-cell>
          <table:table-cell office:value-type="string" table:number-columns-spanned="1" table:number-rows-spanned="2" table:style-name="ce68">
            <text:p>ПРОТИВОДЕЙСТВИЕ ТЕХНИЧЕСКОЙ РАЗВЕДКЕ лаб. НПП "Тайфун" Леонов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онедельник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4">
            <text:p>ИНСТР. ОБЕСПЕЧ. МАШИНОСТР. ПРОИЗВ. лаб. 1-105 Устинов</text:p>
          </table:table-cell>
          <table:table-cell office:value-type="string" table:number-columns-spanned="1" table:number-rows-spanned="2" table:style-name="ce68">
            <text:p>ТЕОРИЯ А И Т лекц. 1-109 Сидоров</text:p>
          </table:table-cell>
          <table:table-cell office:value-type="string" table:number-columns-spanned="1" table:number-rows-spanned="2" table:style-name="ce68">
            <text:p>КОНСТРУКЦИЯ И РАСЧЁТ ГПК к.пр. к.3</text:p>
          </table:table-cell>
          <table:table-cell office:value-type="string" table:number-columns-spanned="1" table:number-rows-spanned="2" table:style-name="ce68">
            <text:p>НИР <text:s/>к.3</text:p>
          </table:table-cell>
          <table:table-cell office:value-type="string" table:number-columns-spanned="1" table:number-rows-spanned="2" table:style-name="ce68">
            <text:p>УПРАВЛЕНИЕ ИНФ. БЕЗОПАСНОСТЬЮ лаб. НПП "Тайфун" Петрищев</text:p>
          </table:table-cell>
          <table:table-cell office:value-type="string" table:number-columns-spanned="1" table:number-rows-spanned="2" table:style-name="ce68">
            <text:p>ПРОТИВОДЕЙСТВИЕ ТЕХНИЧЕСКОЙ РАЗВЕДКЕ лаб. НПП "Тайфун" Леонов</text:p>
          </table:table-cell>
          <table:table-cell office:value-type="string" table:number-columns-spanned="1" table:number-rows-spanned="2" table:style-name="ce68">
            <text:p>УПРАВЛЕНИЕ ИНФ. БЕЗОПАСНОСТЬЮ лаб. НПП "Тайфун" Петрище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ОПТИМИЗ. МЕХАНИЧЕСКОЙ ОБРАБОТКИ РЕЗАНИЕМ лаб. 1-105 Устин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ОПТИМИЗ. МЕХАНИЧ.ОБРАБОТ. РЕЗАНИЕМ лекц. 1-210 Устинов</text:p>
          </table:table-cell>
          <table:table-cell office:value-type="string" table:number-columns-spanned="1" table:number-rows-spanned="2" table:style-name="ce68">
            <text:p>ПРОЕКТИР. СПЕЦ. ДВИЖИТЕЛЕЙ упр. 1-109 Сидоров</text:p>
          </table:table-cell>
          <table:table-cell office:value-type="string" table:number-columns-spanned="2" table:number-rows-spanned="2" table:style-name="ce68">
            <text:p>ДИАГНОСТИКА ПТ, С И ДМ лекц. 3-113 Витчук</text:p>
          </table:table-cell>
          <table:covered-table-cell/>
          <table:table-cell office:value-type="string" table:number-columns-spanned="3" table:number-rows-spanned="2" table:style-name="ce68">
            <text:p>ПРОТИВОДЕЙСТВИЕ ТЕХНИЧ. РАЗВЕДКЕ лекц. НПП "Тайфун" Леонов</text:p>
          </table:table-cell>
          <table:covered-table-cell table:number-columns-repeated="2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ЕКТИР ЭЛЕМ. А И Т ИЗ КОМПОЗИЦ. МАТЕР. упр. 1-004 Голубина, Носов</text:p>
          </table:table-cell>
          <table:table-cell office:value-type="string" table:number-columns-spanned="2" table:number-rows-spanned="2" table:style-name="ce68">
            <text:p>АВТОМАТИЗАЦ. УПРАВЛЕН. ПТ, С И ДМ лекц. 3-324 Мокин</text:p>
          </table:table-cell>
          <table:covered-table-cell/>
          <table:table-cell office:value-type="string" table:number-columns-spanned="1" table:number-rows-spanned="2" table:style-name="ce68">
            <text:p>ПРОГРАМ.-АППАРАТ. СР-ВА ОБЕСПЕЧ. ИНФОРМ. БЕЗОП. лаб. II 3-225 Жарова</text:p>
          </table:table-cell>
          <table:table-cell office:value-type="string" table:number-columns-spanned="1" table:number-rows-spanned="2" table:style-name="ce68">
            <text:p>ЗАЩИТА В ГЛОБАЛЬНЫХ СЕТЯХ лаб. 3-216 Празян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ПРОГРАММНО-АППАРАТНЫЕ СРЕДСТВА ОБЕСПЕЧ. ИНФОРМ. БЕЗОП. лаб. 3-225 Жарова</text:p>
          </table:table-cell>
          <table:table-cell office:value-type="string" table:style-name="ce7">
            <text:p>МЕТОДЫ ОБФУСКАЦИИ лекц. 3-222 Савкин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Вторник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АВТОМАТИЗИР. ПРОЕКТИР. РЕЖИМОВ РЕЗАНИЯ лекц. 1-209 Иванов</text:p>
          </table:table-cell>
          <table:table-cell table:number-columns-spanned="1" table:number-rows-spanned="2" table:style-name="ce67"/>
          <table:table-cell table:style-name="ce7"/>
          <table:table-cell table:style-name="ce8"/>
          <table:table-cell office:value-type="string" table:number-columns-spanned="3" table:number-rows-spanned="2" table:style-name="ce67">
            <text:p>ПРОГРАМ.-АППАРАТ. СР-ВА ОБЕСПЕЧ. ИНФОРМ. БЕЗОП. лекц. 3-222 Жарова</text:p>
          </table:table-cell>
          <table:covered-table-cell table:number-columns-repeated="2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САПР ТС лаб. 3-316 Славкина</text:p>
          </table:table-cell>
          <table:table-cell office:value-type="string" table:style-name="ce9">
            <text:p>ДИАГНОСТИКА ПТ, С И ДМ лаб. 3-113 Витчук</text:p>
          </table:table-cell>
          <table:covered-table-cell/>
          <table:covered-table-cell table:number-columns-repeated="2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ИНСТР. ОБЕСПЕЧ. МАШИНОСТР. ПРОИЗВ. лекц. 1-210 Устинов</text:p>
          </table:table-cell>
          <table:table-cell office:value-type="string" table:style-name="ce7">
            <text:p>ПРОЕКТИР ЭЛЕМ. А И Т ИЗ КОМПОЗИЦ. МАТЕР. лекц. 1-004 Голубина</text:p>
          </table:table-cell>
          <table:table-cell office:value-type="string" table:style-name="ce7">
            <text:p>ДИАГНОСТИКА ПТ, С И ДМ лаб. 3-113 Витчук</text:p>
          </table:table-cell>
          <table:table-cell table:style-name="ce8"/>
          <table:table-cell office:value-type="string" table:number-columns-spanned="3" table:number-rows-spanned="2" table:style-name="ce67">
            <text:p>ЗАЩИТА В ГЛОБАЛЬНЫХ СЕТЯХ лекц. 6-101 Празян</text:p>
          </table:table-cell>
          <table:covered-table-cell table:number-columns-repeated="2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ВИБРОАКУСТИЧЕСКАЯ БЕЗОПАСНОСТЬ А И Т лаб. 1-211 Пономарев</text:p>
          </table:table-cell>
          <table:table-cell office:value-type="string" table:number-columns-spanned="2" table:number-rows-spanned="1" table:style-name="ce70">
            <text:p>ОСНОВЫ МЕНЕДЖМЕНТА упр. 1-313 Квашина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2" table:number-rows-spanned="1" table:style-name="ce72">
            <text:p>ОСНОВЫ МЕНЕДЖМЕНТА упр. 1-313 Квашина</text:p>
          </table:table-cell>
          <table:covered-table-cell/>
          <table:table-cell office:value-type="string" table:number-columns-spanned="2" table:number-rows-spanned="2" table:style-name="ce67">
            <text:p>ДИАГНОСТИКА ПТ, С И ДМ упр. 3-113 Витчук</text:p>
          </table:table-cell>
          <table:covered-table-cell/>
          <table:table-cell office:value-type="string" table:style-name="ce8">
            <text:p>ПРОТИВОДЕЙСТВИЕ ТЕХНИЧЕСКОЙ РАЗВЕДКЕ лаб. II НПП "Тайфун" Леонов</text:p>
          </table:table-cell>
          <table:table-cell office:value-type="string" table:number-columns-spanned="1" table:number-rows-spanned="2" table:style-name="ce67">
            <text:p>ПРОГРАММНО-АППАРАТНЫЕ СРЕДСТВА ОБЕСПЕЧ. ИНФОРМ. БЕЗОП. лаб. 3-225 Жаро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ОСН. ПАТЕНТОВЕДЕНИЯ упр. 1-205 Устинов</text:p>
          </table:table-cell>
          <table:table-cell office:value-type="string" table:style-name="ce9">
            <text:p>ВИБРОАКУСТИЧЕСКАЯ БЕЗОПАСНОСТЬ А И Т лекц. 1-211 Пономарев</text:p>
          </table:table-cell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office:value-type="string" table:style-name="ce8">
            <text:p>СОВ. СОСТ. И ПЕРСП. РАЗВИТ. АВТ.- И Т/СТР лаб. 1-004 Бурков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ЕКТИР. СПЕЦ. ДВИЖИТЕЛЕЙ лекц. 3-108 Алакин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5"/>
          <table:table-cell office:value-type="string" table:number-columns-spanned="2" table:number-rows-spanned="1" table:style-name="ce71">
            <text:p>ОСНОВЫ УПРАВЛЕНЧЕСКОЙ ДЕЯТЕЛЬНОСТИ упр. 3-219 Лачихина, Петраков</text:p>
          </table:table-cell>
          <table:covered-table-cell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Среда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ОСНОВЫ УПРАВЛЕНЧЕСКОЙ ДЕЯТЕЛЬНОСТИ лаб. 3-219 Лачихина, Петраков</text:p>
          </table:table-cell>
          <table:table-cell table:style-name="ce6"/>
          <table:table-cell office:value-type="string" table:style-name="ce6">
            <text:p>ОСНОВЫ УПРАВЛЕНЧЕСКОЙ ДЕЯТЕЛЬНОСТИ лаб. 3-219 Лачихина, Петраков</text:p>
          </table:table-cell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ФИЗ.-ТЕХН. МЕТ. ПОВЫШ. ЭКСПЛ.. СВ-В ИНСТР. лекц. 1-205 Устинов</text:p>
          </table:table-cell>
          <table:table-cell office:value-type="string" table:style-name="ce4">
            <text:p>ФИЗИКА ГРУНТОВ лекц. 3-108 Алакин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3" table:number-rows-spanned="2" table:style-name="ce68">
            <text:p>ОСН. УПРАВЛЕН. ДЕЯТЕЛЬНОСТИ лекц. 3-219 Лачихина, Петраков</text:p>
          </table:table-cell>
          <table:covered-table-cell table:number-columns-repeated="2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ФИЗИКА ГРУНТОВ упр. 3-108 Алакин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СПЕЦ. ГЛАВЫ М И ФТО лекц. 1-217 Иванов</text:p>
          </table:table-cell>
          <table:table-cell office:value-type="string" table:style-name="ce4">
            <text:p>ПРОЕКТИРОВАНИЕ СПЕЦИАЛЬНЫХ ДВИЖИТЕЛЕЙ лаб. 3-108 Сидоров</text:p>
          </table:table-cell>
          <table:table-cell office:value-type="string" table:number-columns-spanned="1" table:number-rows-spanned="2" table:style-name="ce68">
            <text:p>НИР <text:s/>к.3</text:p>
          </table:table-cell>
          <table:table-cell office:value-type="string" table:number-columns-spanned="1" table:number-rows-spanned="2" table:style-name="ce68">
            <text:p>КОНСТРУКЦИЯ И РАСЧЁТ ГПК к.пр. к.3</text:p>
          </table:table-cell>
          <table:table-cell office:value-type="string" table:number-columns-spanned="1" table:number-rows-spanned="2" table:style-name="ce68">
            <text:p>ЗАЩИТА В ГЛОБАЛЬНЫХ СЕТЯХ лаб. 3-219 Празян ПРОГРАММНО-АППАРАТНЫЕ СРЕДСТВА ОБЕСПЕЧ. ИНФОРМ. БЕЗОП. лаб. II 3-225 Жарова</text:p>
          </table:table-cell>
          <table:table-cell office:value-type="string" table:style-name="ce4">
            <text:p>ОСНОВЫ УПРАВЛЕНЧЕСКОЙ ДЕЯТЕЛЬНОСТИ лаб. 3-217 Лачихина, Петраков</text:p>
          </table:table-cell>
          <table:table-cell office:value-type="string" table:number-columns-spanned="1" table:number-rows-spanned="2" table:style-name="ce68">
            <text:p>ЗАЩИТА В ГЛОБАЛЬНЫХ СЕТЯХ лаб. 3-219 Празян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8">
            <text:p>ФИЗ.-ТЕХН. МЕТ. ПОВЫШ. ЭКСПЛ.. СВ-В ИНСТР. лаб. 1-107 Устинов</text:p>
          </table:table-cell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САПР ТС лекц. 3-316 Славкина</text:p>
          </table:table-cell>
          <table:covered-table-cell/>
          <table:table-cell office:value-type="string" table:number-columns-spanned="1" table:number-rows-spanned="2" table:style-name="ce68">
            <text:p>ПРОГРАММНО-АППАРАТНЫЕ СРЕДСТВА ОБЕСПЕЧ. ИНФОРМ. БЕЗОП. лаб. 3-219 Жарова ЗАЩИТА В ГЛОБАЛЬНЫХ СЕТЯХ лаб. II 3-216 Празян</text:p>
          </table:table-cell>
          <table:table-cell table:number-columns-spanned="1" table:number-rows-spanned="2" table:style-name="ce68"/>
          <table:table-cell office:value-type="string" table:number-columns-spanned="1" table:number-rows-spanned="4" table:style-name="ce68">
            <text:p>ПРОГРАММНО-АППАРАТНЫЕ СРЕДСТВА ОБЕСПЕЧ. ИНФОРМ. БЕЗОП. лаб. 3-219 Жарова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АВТОМАТИЗАЦ. УПРАВЛЕН. ПТ, С И ДМ упр. 3-316 Мокин</text:p>
          </table:table-cell>
          <table:covered-table-cell/>
          <table:table-cell office:value-type="string" table:style-name="ce4">
            <text:p>ПРОГРАММНО-АППАРАТНЫЕ СРЕДСТВА ОБЕСПЕЧ. ИНФОРМ. БЕЗОП. лаб. 3-219 Жарова</text:p>
          </table:table-cell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ГРАМ.-АППАРАТ. СР-ВА ОБЕСПЕЧ. ИНФОРМ. БЕЗОП. лаб. 3-219 Жарова ОСН. УПРАВЛЕН. ДЕЯТЕЛЬНОСТИ лаб. II 3-217 Лачихина, Петраков</text:p>
          </table:table-cell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0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4" table:number-rows-spanned="2" table:style-name="ce67">
            <text:p>ОСНОВЫ МЕНЕДЖМЕНТА лекц. 5-202 Ерохина</text:p>
          </table:table-cell>
          <table:covered-table-cell table:number-columns-repeated="3"/>
          <table:table-cell office:value-type="string" table:number-columns-spanned="2" table:number-rows-spanned="10" table:style-name="ce67">
            <text:p>ВУЦ <text:s/>к.4</text:p>
          </table:table-cell>
          <table:covered-table-cell/>
          <table:table-cell office:value-type="string" table:number-columns-spanned="1" table:number-rows-spanned="2" table:style-name="ce67">
            <text:p>МЕТОДЫ ОБФУСКАЦИИ упр. 3-219 Савкин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0" table:style-name="ce74">
            <text:p>Четверг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style-name="ce7">
            <text:p>ПРОИЗВОДСТВО ШТАМПОВ И ПРЕССФОРМ упр. 1-205 Бысов</text:p>
          </table:table-cell>
          <table:table-cell office:value-type="string" table:style-name="ce7">
            <text:p>ПРОЕКТИР. АВТОТРАНСПОРТНЫХ ПРОЦ. лекц. 1-004 Голубина</text:p>
          </table:table-cell>
          <table:table-cell office:value-type="string" table:number-columns-spanned="2" table:number-rows-spanned="1" table:style-name="ce72">
            <text:p>ОСНОВЫ ОРГАНИЗАЦИИ БЕРЕЖЛИВЫХ ПРОИЗВОДСТВ упр. 1-218 Калмыков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СПЕЦ. ГЛАВЫ М И ФТО лаб. 1-114 Иванов</text:p>
          </table:table-cell>
          <table:table-cell office:value-type="string" table:style-name="ce9">
            <text:p>ВИБРОАКУСТИЧЕСКАЯ БЕЗОПАСНОСТЬ А И Т упр. 1-005 Пономарев</text:p>
          </table:table-cell>
          <table:table-cell office:value-type="string" table:number-columns-spanned="2" table:number-rows-spanned="1" table:style-name="ce70">
            <text:p>ОСНОВЫ ОРГАНИЗАЦИИ БЕРЕЖЛИВЫХ ПРОИЗВОДСТВ лекц. 1-218 Калмы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7">
            <text:p>АВТОМАТИЗИР. ПРОЕКТИР. РЕЖИМОВ РЕЗАНИЯ упр. 1-209 Иванов</text:p>
          </table:table-cell>
          <table:table-cell table:style-name="ce7"/>
          <table:table-cell office:value-type="string" table:number-columns-spanned="2" table:number-rows-spanned="1" table:style-name="ce72">
            <text:p>САПР ТС упр. 3-316 Славкина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7">
            <text:p>ПРОГРАМ.-АППАРАТ. СР-ВА ОБЕСПЕЧ. ИНФОРМ. БЕЗОП. к.пр. к.3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ПРОЕКТИР. АВТОТРАНСПОРТНЫХ ПРОЦ. упр. 1-005 Голубина</text:p>
          </table:table-cell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САПР ТС лаб. 3-316 Славкина</text:p>
          </table:table-cell>
          <table:covered-table-cell/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4">
            <text:p>СПЕЦ. ГЛАВЫ М И ФТО упр. 1-209 Иван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ТИВОДЕЙСТВИЕ ТЕХНИЧ. РАЗВЕДКЕ лаб. II НПП "Тайфун" Леон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ятница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ПРОИЗВОДСТВО ШТАМПОВ И ПРЕССФОРМ лаб. 1-105 Бысов по расп.каф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ПРОИЗВ. ШТАМПОВ И ПРЕССФОРМ лекц. 1-205 Бысов</text:p>
          </table:table-cell>
          <table:table-cell office:value-type="string" table:number-columns-spanned="1" table:number-rows-spanned="2" table:style-name="ce68">
            <text:p>САПР ТС к.пр. к.1</text:p>
          </table:table-cell>
          <table:table-cell office:value-type="string" table:number-columns-spanned="2" table:number-rows-spanned="2" table:style-name="ce68">
            <text:p>СИСТ. ПРОЕКТИР. ТРАНСПОРТ. КОМПЛЕК. упр. 3-118 Сорокина</text:p>
          </table:table-cell>
          <table:covered-table-cell/>
          <table:table-cell office:value-type="string" table:number-columns-spanned="1" table:number-rows-spanned="2" table:style-name="ce68">
            <text:p>УПРАВЛЕНИЕ ИНФ. БЕЗОПАСНОСТЬЮ лаб. II НПП "Тайфун" Петрищев</text:p>
          </table:table-cell>
          <table:table-cell office:value-type="string" table:style-name="ce5">
            <text:p>ПРОТИВОДЕЙСТВИЕ ТЕХНИЧЕСКОЙ РАЗВЕДКЕ лаб. НПП "Тайфун" Леонов</text:p>
          </table:table-cell>
          <table:table-cell table:style-name="ce5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ПРОТИВОДЕЙСТВИЕ ТЕХНИЧЕСКОЙ РАЗВЕДКЕ упр. НПП "Тайфун" Леонов</text:p>
          </table:table-cell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1" table:number-rows-spanned="2" table:style-name="ce68">
            <text:p>ТЕХНОЛ. ИНСТРУМЕНТАЛЬНОГО ПРОИЗВОДСТВА к.пр. к.1</text:p>
          </table:table-cell>
          <table:table-cell office:value-type="string" table:style-name="ce4">
            <text:p>ПРОЕКТИР ЭЛЕМ. А И Т ИЗ КОМПОЗИЦ. МАТЕР. лаб. 1-004 Голубина</text:p>
          </table:table-cell>
          <table:table-cell office:value-type="string" table:number-columns-spanned="2" table:number-rows-spanned="2" table:style-name="ce68">
            <text:p>СИСТ. ПРОЕКТИР. ТРАНСПОРТ. КОМПЛЕК. лекц. 3-118 Сорокина</text:p>
          </table:table-cell>
          <table:covered-table-cell/>
          <table:table-cell office:value-type="string" table:number-columns-spanned="3" table:number-rows-spanned="1" table:style-name="ce71">
            <text:p>УПРАВЛЕНИЕ ИНФ. БЕЗОПАСНОСТЬЮ лекц. НПП "Тайфун" Петрищев</text:p>
          </table:table-cell>
          <table:covered-table-cell table:number-columns-repeated="2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СОВ. СОСТ. И ПЕРСП. РАЗВИТ. АВТ.- И Т/СТР лекц. 1-004 Булычев</text:p>
          </table:table-cell>
          <table:covered-table-cell/>
          <table:covered-table-cell/>
          <table:table-cell office:value-type="string" table:style-name="ce6">
            <text:p>ПРОТИВОДЕЙСТВИЕ ТЕХНИЧЕСКОЙ РАЗВЕДКЕ упр. НПП "Тайфун" Леонов</text:p>
          </table:table-cell>
          <table:table-cell table:number-columns-repeated="2" table:style-name="ce6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office:value-type="string" table:style-name="ce5">
            <text:p>ТЕХНИЧЕСКАЯ ЭКСПЛУАТАЦИЯ А И Т лекц. 3-108 Соловьев</text:p>
          </table:table-cell>
          <table:table-cell office:value-type="string" table:style-name="ce5">
            <text:p>АВТОМАТИЗАЦ. УПРАВЛЕНИЯ ПТ, С И ДМ лаб. 3-316 Мокин</text:p>
          </table:table-cell>
          <table:table-cell table:style-name="ce5"/>
          <table:table-cell office:value-type="string" table:style-name="ce4">
            <text:p>ПРОТИВОДЕЙСТВИЕ ТЕХНИЧЕСКОЙ РАЗВЕДКЕ лаб. НПП "Тайфун" Леонов</text:p>
          </table:table-cell>
          <table:table-cell table:number-columns-spanned="1" table:number-rows-spanned="2" table:style-name="ce68"/>
          <table:table-cell office:value-type="string" table:style-name="ce5">
            <text:p>ПРОТИВОДЕЙСТВИЕ ТЕХНИЧЕСКОЙ РАЗВЕДКЕ лаб. НПП "Тайфун" Леонов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ТЕХНИЧЕСКАЯ ЭКСПЛУАТАЦИЯ А И Т упр. 3-108 Плахов</text:p>
          </table:table-cell>
          <table:table-cell table:style-name="ce6"/>
          <table:table-cell office:value-type="string" table:style-name="ce6">
            <text:p>АВТОМАТИЗАЦ. УПРАВЛЕНИЯ ПТ, С И ДМ лаб. 3-316 Мокин</text:p>
          </table:table-cell>
          <table:table-cell office:value-type="string" table:style-name="ce6">
            <text:p>ОСНОВЫ УПРАВЛЕНЧЕСКОЙ ДЕЯТЕЛЬНОСТИ упр. 3-219 Лачихина, Петраков</text:p>
          </table:table-cell>
          <table:covered-table-cell/>
          <table:table-cell table:style-name="ce6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style-name="ce8">
            <text:p>ОСН. ПАТЕНТОВЕДЕНИЯ лекц. 1-209 Устинов</text:p>
          </table:table-cell>
          <table:table-cell office:value-type="string" table:number-columns-spanned="1" table:number-rows-spanned="2" table:style-name="ce67">
            <text:p>НИР <text:s/>к.1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number-columns-spanned="1" table:number-rows-spanned="2" table:style-name="ce67">
            <text:p>ПРОГРАМ.-АППАРАТ. СР-ВА ОБЕСПЕЧ. ИНФОРМ. БЕЗОП. к.пр. к.3</text:p>
          </table:table-cell>
          <table:table-cell office:value-type="string" table:style-name="ce7">
            <text:p>КОНСТРУИРОВАНИЕ И СПЕЦ. ТЕХНОЛОГИИ лекц. 3-225 Прасицкий, Бурмистров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ФИЗ.-ТЕХН. МЕТ. ПОВЫШ. ЭКСПЛ.. СВ-В ИНСТР. упр. 1-210 Устинов</text:p>
          </table:table-cell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style-name="ce7"/>
          <table:table-cell table:style-name="ce8"/>
          <table:table-cell office:value-type="string" table:number-columns-spanned="1" table:number-rows-spanned="2" table:style-name="ce67">
            <text:p>ПРОГРАМ.-АППАРАТ. СР-ВА ОБЕСПЕЧ. ИНФОРМ. БЕЗОП. к.пр. к.3</text:p>
          </table:table-cell>
          <table:table-cell office:value-type="string" table:number-columns-spanned="1" table:number-rows-spanned="2" table:style-name="ce67">
            <text:p>НИР <text:s/>к.3</text:p>
          </table:table-cell>
          <table:table-cell office:value-type="string" table:number-columns-spanned="1" table:number-rows-spanned="2" table:style-name="ce67">
            <text:p>КОНСТРУИРОВАНИЕ И СПЕЦ. ТЕХНОЛОГИИ упр. 3-217 Бурмистров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ЭКСПЛУАТАЦИИЯ И РЕМОНТ ПТ, С И ДМ упр. 3-102 Леонть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ЭКСПЛУАТАЦ.. И РЕМОНТ ПТ, С И ДМ лекц. 3-102 Леонтьев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44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4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111</text:p>
          </table:table-cell>
          <table:table-cell office:value-type="string" table:style-name="ce3">
            <text:p>МК6-111</text:p>
          </table:table-cell>
          <table:table-cell office:value-type="string" table:style-name="ce3">
            <text:p>МК9-111</text:p>
          </table:table-cell>
          <table:table-cell office:value-type="string" table:style-name="ce3">
            <text:p>МК9-112</text:p>
          </table:table-cell>
          <table:table-cell office:value-type="string" table:style-name="ce3">
            <text:p>ИУК6-111</text:p>
          </table:table-cell>
          <table:table-cell office:value-type="string" table:style-name="ce3">
            <text:p>ИУК6-112</text:p>
          </table:table-cell>
          <table:table-cell office:value-type="string" table:style-name="ce3">
            <text:p>ИУК6-113</text:p>
          </table:table-cell>
          <table:table-cell table:number-columns-repeated="246" table:style-name="ce2"/>
          <table:table-cell table:number-columns-repeated="16129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1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  <table:table table:name="Магистры_I_курс" table:style-name="ta1">
        <table:table-column table:style-name="co9" table:default-cell-style-name="ce1"/>
        <table:table-column table:style-name="co8" table:default-cell-style-name="ce1"/>
        <table:table-column table:style-name="co7" table:number-columns-repeated="13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67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11М</text:p>
          </table:table-cell>
          <table:table-cell office:value-type="string" table:style-name="ce3">
            <text:p>МК2-11М</text:p>
          </table:table-cell>
          <table:table-cell office:value-type="string" table:style-name="ce3">
            <text:p>МК3-11М</text:p>
          </table:table-cell>
          <table:table-cell office:value-type="string" table:style-name="ce3">
            <text:p>МК7-11М</text:p>
          </table:table-cell>
          <table:table-cell office:value-type="string" table:style-name="ce3">
            <text:p>МК8-11М</text:p>
          </table:table-cell>
          <table:table-cell office:value-type="string" table:style-name="ce3">
            <text:p>МК9-11М</text:p>
          </table:table-cell>
          <table:table-cell office:value-type="string" table:style-name="ce3">
            <text:p>ИУК1-11М</text:p>
          </table:table-cell>
          <table:table-cell office:value-type="string" table:style-name="ce3">
            <text:p>ИУК2-11М</text:p>
          </table:table-cell>
          <table:table-cell office:value-type="string" table:style-name="ce3">
            <text:p>ИУК3-11М</text:p>
          </table:table-cell>
          <table:table-cell office:value-type="string" table:style-name="ce3">
            <text:p>ИУК4-11М</text:p>
          </table:table-cell>
          <table:table-cell office:value-type="string" table:style-name="ce3">
            <text:p>ИУК5-11М</text:p>
          </table:table-cell>
          <table:table-cell office:value-type="string" table:style-name="ce3">
            <text:p>ИУК7-11М</text:p>
          </table:table-cell>
          <table:table-cell office:value-type="string" table:style-name="ce3">
            <text:p>ИУК11-11М</text:p>
          </table:table-cell>
          <table:table-cell table:number-columns-repeated="240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8" table:style-name="ce68">
            <text:p>НИР <text:s/>к.7</text:p>
          </table:table-cell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style-name="ce4">
            <text:p>Проектирование интеллектуальных систем лаб. 3_214 Федоров</text:p>
          </table:table-cell>
          <table:table-cell office:value-type="string" table:number-columns-spanned="1" table:number-rows-spanned="8" table:style-name="ce68">
            <text:p>НИР <text:s/>к.7</text:p>
          </table:table-cell>
          <table:table-cell office:value-type="string" table:style-name="ce5">
            <text:p>Проектирование интеллектуальных систем лаб. 3_214 Федоров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онедельник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роектир. интегрир. научно-произв. структур лекц. 5_202 Ерохин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Конструирование компиляторов лаб. 3_214 Потапов</text:p>
          </table:table-cell>
          <table:covered-table-cell/>
          <table:table-cell table:style-name="ce6"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2" table:number-rows-spanned="1" table:style-name="ce71">
            <text:p>Производственный менеджмент лекц. 5_202 Ерохина</text:p>
          </table:table-cell>
          <table:covered-table-cell/>
          <table:covered-table-cell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Производственный менеджмент лекц. 5_202 Ерохина</text:p>
          </table:table-cell>
          <table:covered-table-cell/>
          <table:table-cell office:value-type="string" table:number-columns-spanned="1" table:number-rows-spanned="2" table:style-name="ce68">
            <text:p>ИНО упр. к.1 Белова</text:p>
          </table:table-cell>
          <table:table-cell office:value-type="string" table:style-name="ce5">
            <text:p>Вейвлет-преобразования сигналов упр. 3_218 Степанов</text:p>
          </table:table-cell>
          <table:table-cell office:value-type="string" table:style-name="ce5">
            <text:p>Математическое и имитац-ое моделир-ие лекц. 3_303 Финошин</text:p>
          </table:table-cell>
          <table:table-cell office:value-type="string" table:style-name="ce5">
            <text:p>Проектирование интеллектуальных систем лаб. 3_214 Потапов</text:p>
          </table:table-cell>
          <table:table-cell office:value-type="string" table:style-name="ce5">
            <text:p>Вейвлет-преобразования сигналов упр. 3_218 Степанов</text:p>
          </table:table-cell>
          <table:covered-table-cell/>
          <table:table-cell office:value-type="string" table:number-columns-spanned="1" table:number-rows-spanned="2" table:style-name="ce68">
            <text:p>ИНО упр. к.1 Бело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number-columns-repeated="2" table:style-name="ce6"/>
          <table:covered-table-cell/>
          <table:covered-table-cell/>
          <table:table-cell office:value-type="string" table:style-name="ce6">
            <text:p>Проектир. интегрир. научно-произв. структур упр. 5_202 Ерохина</text:p>
          </table:table-cell>
          <table:table-cell table:style-name="ce6"/>
          <table:covered-table-cell/>
          <table:table-cell table:style-name="ce6"/>
          <table:table-cell office:value-type="string" table:style-name="ce6">
            <text:p>Математическое и имитац-ое моделир-ие лаб. 3_308 Финошин</text:p>
          </table:table-cell>
          <table:table-cell office:value-type="string" table:style-name="ce6">
            <text:p>Вейвлет-преобразования сигналов упр. 3_218 Степанов</text:p>
          </table:table-cell>
          <table:table-cell office:value-type="string" table:style-name="ce6">
            <text:p>Конструирование компиляторов лекц. 6_302 Потапов</text:p>
          </table:table-cell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2" table:number-rows-spanned="1" table:style-name="ce71">
            <text:p>Производственный менеджмент упр. 5_202 Ерохина</text:p>
          </table:table-cell>
          <table:covered-table-cell/>
          <table:covered-table-cell/>
          <table:table-cell office:value-type="string" table:style-name="ce5">
            <text:p>Управ. сложными тех. системами лекц. 3_313 Краснощеченко</text:p>
          </table:table-cell>
          <table:table-cell office:value-type="string" table:number-columns-spanned="2" table:number-rows-spanned="1" table:style-name="ce71">
            <text:p>Производственный менеджмент упр. 5_202 Ерохина</text:p>
          </table:table-cell>
          <table:covered-table-cell/>
          <table:table-cell office:value-type="string" table:style-name="ce5">
            <text:p>Управ. сложными тех. системами лекц. 3_313 Краснощеченко</text:p>
          </table:table-cell>
          <table:table-cell office:value-type="string" table:style-name="ce5">
            <text:p>Вейвлет-преобразования сигналов лекц. 3_325 Степанов</text:p>
          </table:table-cell>
          <table:table-cell office:value-type="string" table:style-name="ce5">
            <text:p>Управ. сложными тех. системами лекц. 3_313 Краснощеченко</text:p>
          </table:table-cell>
          <table:table-cell office:value-type="string" table:number-columns-spanned="2" table:number-rows-spanned="1" table:style-name="ce71">
            <text:p>Вейвлет-преобразования сигналов лекц. 3_325 Степанов</text:p>
          </table:table-cell>
          <table:covered-table-cell/>
          <table:covered-table-cell/>
          <table:table-cell table:style-name="ce5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number-columns-repeated="2" table:style-name="ce6"/>
          <table:covered-table-cell/>
          <table:table-cell office:value-type="string" table:style-name="ce6">
            <text:p>Управ. сложными тех. системами упр. 3_313 Краснощеченко</text:p>
          </table:table-cell>
          <table:table-cell table:number-columns-repeated="2" table:style-name="ce6"/>
          <table:table-cell office:value-type="string" table:style-name="ce6">
            <text:p>Управ. сложными тех. системами упр. 3_313 Краснощеченко</text:p>
          </table:table-cell>
          <table:table-cell office:value-type="string" table:style-name="ce6">
            <text:p>Проектирование интеллектуальных систем лекц. 6_302 Потапов</text:p>
          </table:table-cell>
          <table:table-cell office:value-type="string" table:style-name="ce6">
            <text:p>Управ. сложными тех. системами упр. 3_313 Краснощеченко</text:p>
          </table:table-cell>
          <table:table-cell office:value-type="string" table:number-columns-spanned="2" table:number-rows-spanned="1" table:style-name="ce69">
            <text:p>Проектир-ие интеллект. систем лекц. 6_302 Потапов</text:p>
          </table:table-cell>
          <table:covered-table-cell/>
          <table:covered-table-cell/>
          <table:table-cell office:value-type="string" table:style-name="ce6">
            <text:p>Проектирование интеллектуальных систем лекц. 6_302 Потапов</text:p>
          </table:table-cell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68">
            <text:p>ИНО упр. к.1 Попкова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Попкова</text:p>
          </table:table-cell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4" table:number-rows-spanned="1" table:style-name="ce72">
            <text:p>Технологичность конструкций изделий упр. 1_218 Мусохранов</text:p>
          </table:table-cell>
          <table:covered-table-cell table:number-columns-repeated="3"/>
          <table:table-cell office:value-type="string" table:style-name="ce7">
            <text:p>Соврем. пробл. инновац. развития эконом. систем лекц. 5_210 Птускин</text:p>
          </table:table-cell>
          <table:table-cell office:value-type="string" table:style-name="ce7">
            <text:p>Технологичность конструкций изделий упр. 1_218 Мусохранов</text:p>
          </table:table-cell>
          <table:table-cell office:value-type="string" table:style-name="ce7">
            <text:p>Управление персоналом упр. 6_202 Иконникова</text:p>
          </table:table-cell>
          <table:table-cell table:style-name="ce7"/>
          <table:table-cell office:value-type="string" table:style-name="ce8">
            <text:p>Управление персоналом упр. 6_202 Иконникова</text:p>
          </table:table-cell>
          <table:table-cell table:number-columns-spanned="1" table:number-rows-spanned="2" table:style-name="ce67"/>
          <table:table-cell table:number-columns-repeated="2" table:style-name="ce7"/>
          <table:table-cell office:value-type="string" table:style-name="ce7">
            <text:p>Управление персоналом упр. 6_202 Иконников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Вторник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number-columns-spanned="4" table:number-rows-spanned="1" table:style-name="ce70">
            <text:p>Технологичность конструкций изделий лекц. 1_218 Мусохранов</text:p>
          </table:table-cell>
          <table:covered-table-cell table:number-columns-repeated="3"/>
          <table:table-cell table:style-name="ce9"/>
          <table:table-cell office:value-type="string" table:style-name="ce9">
            <text:p>Технологичность конструкций изделий лекц. 1_218 Мусохранов</text:p>
          </table:table-cell>
          <table:table-cell table:style-name="ce9"/>
          <table:table-cell office:value-type="string" table:style-name="ce9">
            <text:p>Управление персоналом упр. 6_202 Иконникова</text:p>
          </table:table-cell>
          <table:table-cell table:style-name="ce9"/>
          <table:covered-table-cell/>
          <table:table-cell office:value-type="string" table:number-columns-spanned="2" table:number-rows-spanned="1" table:style-name="ce70">
            <text:p>Управление персоналом упр. 6_202 Иконникова</text:p>
          </table:table-cell>
          <table:covered-table-cell/>
          <table:table-cell table:style-name="ce9"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Ознакомительная практика к.1</text:p>
          </table:table-cell>
          <table:table-cell office:value-type="string" table:number-columns-spanned="1" table:number-rows-spanned="2" table:style-name="ce67">
            <text:p>Ознакомительная практика 4_204</text:p>
          </table:table-cell>
          <table:table-cell office:value-type="string" table:number-columns-spanned="1" table:number-rows-spanned="2" table:style-name="ce67">
            <text:p>Практика по ППНР с ПО к.7</text:p>
          </table:table-cell>
          <table:table-cell office:value-type="string" table:style-name="ce7">
            <text:p>Электронная и микропроцессорная техника лекц. 7_502 Пащенко</text:p>
          </table:table-cell>
          <table:table-cell office:value-type="string" table:style-name="ce8">
            <text:p>Соврем. пробл. инновац. развития эконом. систем упр. 5_210 Птускин</text:p>
          </table:table-cell>
          <table:table-cell office:value-type="string" table:number-columns-spanned="1" table:number-rows-spanned="2" table:style-name="ce67">
            <text:p>Ознакомительная практика к.3</text:p>
          </table:table-cell>
          <table:table-cell office:value-type="string" table:number-columns-spanned="5" table:number-rows-spanned="2" table:style-name="ce67">
            <text:p>Управление персоналом лекц. 6_202 Иконникова</text:p>
          </table:table-cell>
          <table:covered-table-cell table:number-columns-repeated="4"/>
          <table:table-cell office:value-type="string" table:style-name="ce8">
            <text:p>Методы и приборы контроля параметров окруж. среды упр. 7_309 Анфилов</text:p>
          </table:table-cell>
          <table:table-cell office:value-type="string" table:number-columns-spanned="1" table:number-rows-spanned="2" table:style-name="ce67">
            <text:p>Соврем. пробл. биомед. и экологич. инженерии упр. 4_201 Лаврентье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Электронная и микропроцессорная техника упр. 7_113 Широкова</text:p>
          </table:table-cell>
          <table:table-cell table:style-name="ce9"/>
          <table:covered-table-cell/>
          <table:covered-table-cell/>
          <table:covered-table-cell table:number-columns-repeated="4"/>
          <table:table-cell office:value-type="string" table:style-name="ce9">
            <text:p>Экол. чистые и ресурсосберег. технол. лекц. 7_305 Анфилов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Технологическая практика к.6</text:p>
          </table:table-cell>
          <table:table-cell office:value-type="string" table:style-name="ce8">
            <text:p>Экол. чистые и ресурсосберег. технол. упр. 7_306 Анфилов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Методы и приборы контроля параметров окруж. среды лекц. 7_306 Анфилов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3" table:number-rows-spanned="2" table:style-name="ce68">
            <text:p>Иностранный язык упр. к.1 Белова</text:p>
          </table:table-cell>
          <table:covered-table-cell table:number-columns-repeated="2"/>
          <table:table-cell office:value-type="string" table:number-columns-spanned="1" table:number-rows-spanned="2" table:style-name="ce68">
            <text:p>Эксплуатационная практика к.7</text:p>
          </table:table-cell>
          <table:table-cell office:value-type="string" table:number-columns-spanned="1" table:number-rows-spanned="2" table:style-name="ce68">
            <text:p>ИНО упр. к.1 Клименко</text:p>
          </table:table-cell>
          <table:table-cell table:number-columns-spanned="1" table:number-rows-spanned="2" table:style-name="ce68"/>
          <table:table-cell office:value-type="string" table:number-columns-spanned="2" table:number-rows-spanned="8" table:style-name="ce68">
            <text:p>Научно-исследовательская работа к.3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8" table:style-name="ce68">
            <text:p>НИР <text:s/>к.5</text:p>
          </table:table-cell>
          <table:table-cell office:value-type="string" table:number-columns-spanned="1" table:number-rows-spanned="8" table:style-name="ce68">
            <text:p>НИР <text:s/>к.6</text:p>
          </table:table-cell>
          <table:table-cell office:value-type="string" table:number-columns-spanned="1" table:number-rows-spanned="2" table:style-name="ce68">
            <text:p>ИНО упр. к.1 Клименко</text:p>
          </table:table-cell>
          <table:table-cell office:value-type="string" table:number-columns-spanned="1" table:number-rows-spanned="6" table:style-name="ce68">
            <text:p>Проектно-технологическая практика к.4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Сред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8"/>
          <table:table-cell office:value-type="string" table:style-name="ce5">
            <text:p>Прогрес. сварочные и аддитивные технол. лекц. 4_203 Зыбин</text:p>
          </table:table-cell>
          <table:table-cell table:style-name="ce5"/>
          <table:table-cell office:value-type="string" table:style-name="ce4">
            <text:p>М и М исследования МХТ и РТС лекц. 7_509 Амеличева</text:p>
          </table:table-cell>
          <table:table-cell office:value-type="string" table:number-columns-spanned="1" table:number-rows-spanned="2" table:style-name="ce68">
            <text:p>Ознакомительная практика к.5</text:p>
          </table:table-cell>
          <table:table-cell office:value-type="string" table:style-name="ce5">
            <text:p>Теория и проектир. ПС в строит-ве лекц. 3_324 Витчук</text:p>
          </table:table-cell>
          <table:covered-table-cell/>
          <table:covered-table-cell/>
          <table:table-cell office:value-type="string" table:style-name="ce5">
            <text:p>М и М исследования МХТ и РТС лекц. 7_509 Амеличева</text:p>
          </table:table-cell>
          <table:covered-table-cell/>
          <table:covered-table-cell/>
          <table:table-cell office:value-type="string" table:style-name="ce5">
            <text:p>Экологический аудит упр. 7_307 Жукова</text:p>
          </table:table-cell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6">
            <text:p>Прогрес. сварочные и аддитивные технол. упр. 4_203 Зыбин</text:p>
          </table:table-cell>
          <table:table-cell office:value-type="string" table:style-name="ce6">
            <text:p>Комп. технол. в науке и произв-ве упр. 7_207 Птахин</text:p>
          </table:table-cell>
          <table:table-cell office:value-type="string" table:style-name="ce6">
            <text:p>М и М исследования МХТ и РТС упр. 7_115б Амеличева</text:p>
          </table:table-cell>
          <table:covered-table-cell/>
          <table:table-cell office:value-type="string" table:style-name="ce6">
            <text:p>Теория и проектир. ПС в строит-ве упр. 3_313 Витчук</text:p>
          </table:table-cell>
          <table:covered-table-cell/>
          <table:covered-table-cell/>
          <table:table-cell office:value-type="string" table:style-name="ce6">
            <text:p>М и М исследования МХТ и РТС упр. 7_115б Амеличева</text:p>
          </table:table-cell>
          <table:covered-table-cell/>
          <table:covered-table-cell/>
          <table:table-cell office:value-type="string" table:style-name="ce6">
            <text:p>Экологический аудит лекц. 7_307 Жукова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Белова</text:p>
          </table:table-cell>
          <table:covered-table-cell/>
          <table:covered-table-cell/>
          <table:table-cell office:value-type="string" table:number-columns-spanned="1" table:number-rows-spanned="2" table:style-name="ce68">
            <text:p>ИНО упр. к.1 Белова</text:p>
          </table:table-cell>
          <table:covered-table-cell/>
          <table:covered-table-cell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covered-table-cell/>
          <table:table-cell table:number-columns-spanned="1" table:number-rows-spanned="2" table:style-name="ce68"/>
          <table:covered-table-cell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7">
            <text:p>Микро- и нанотехнологии упр. ОКБ "МЭЛ" Никифоров</text:p>
          </table:table-cell>
          <table:table-cell office:value-type="string" table:style-name="ce8">
            <text:p>Сист. мультим., прототип. и разраб. интерфейса ВП лаб. 5_158 Белов</text:p>
          </table:table-cell>
          <table:table-cell table:number-columns-spanned="1" table:number-rows-spanned="2" table:style-name="ce67"/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Четверг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table-cell office:value-type="string" table:style-name="ce9">
            <text:p>Сист. мультим., прототип. и разраб. интерфейса ВП лекц. 5_162 Белов</text:p>
          </table:table-cell>
          <table:covered-table-cell/>
          <table:table-cell office:value-type="string" table:number-columns-spanned="2" table:number-rows-spanned="1" table:style-name="ce70">
            <text:p>Сист. мультим., прототип. и разраб. интерфейса веб-проекта лекц. 5_162 Бело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4" table:number-rows-spanned="1" table:style-name="ce72">
            <text:p>Управление персоналом упр. 5_155 Иконникова</text:p>
          </table:table-cell>
          <table:covered-table-cell table:number-columns-repeated="3"/>
          <table:table-cell table:style-name="ce7"/>
          <table:table-cell office:value-type="string" table:style-name="ce7">
            <text:p>Управление персоналом упр. 5_155 Иконникова</text:p>
          </table:table-cell>
          <table:table-cell office:value-type="string" table:style-name="ce8">
            <text:p>Микро- и нанотехнологии лаб. ОКБ "МЭЛ" Андреев</text:p>
          </table:table-cell>
          <table:table-cell office:value-type="string" table:number-columns-spanned="1" table:number-rows-spanned="2" table:style-name="ce67">
            <text:p>Технологическая практика к.3</text:p>
          </table:table-cell>
          <table:table-cell office:value-type="string" table:style-name="ce7">
            <text:p>Методы и алгоритмы интел. обраб. сигналов и изображ. упр. 3_310/1 Корлякова</text:p>
          </table:table-cell>
          <table:table-cell office:value-type="string" table:style-name="ce7">
            <text:p>Сист. мультим., прототип. и разраб. интерфейса ВП лаб. 5_158 Белов</text:p>
          </table:table-cell>
          <table:table-cell table:style-name="ce8"/>
          <table:table-cell office:value-type="string" table:number-columns-spanned="1" table:number-rows-spanned="2" table:style-name="ce67">
            <text:p>Ознакомительная практика к.7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number-columns-repeated="4" table:style-name="ce9"/>
          <table:table-cell office:value-type="string" table:style-name="ce9">
            <text:p>Управление персоналом упр. 5_155 Иконникова</text:p>
          </table:table-cell>
          <table:table-cell table:number-columns-repeated="2" table:style-name="ce9"/>
          <table:covered-table-cell/>
          <table:table-cell office:value-type="string" table:style-name="ce9">
            <text:p>Методы и алгоритмы интел. обраб. сигналов и изображ. лекц. 6_201 Корлякова</text:p>
          </table:table-cell>
          <table:table-cell office:value-type="string" table:style-name="ce9">
            <text:p>Управление персоналом упр. 5_155 Иконникова</text:p>
          </table:table-cell>
          <table:table-cell office:value-type="string" table:style-name="ce9">
            <text:p>Сист. мультим., прототип. и разраб. интерфейса ВП лаб. 5_158 Белов</text:p>
          </table:table-cell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6" table:number-rows-spanned="2" table:style-name="ce67">
            <text:p>Управление персоналом лекц. 5_202 Иконникова</text:p>
          </table:table-cell>
          <table:covered-table-cell table:number-columns-repeated="5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Технологическая практика к.3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Управление персоналом лекц. 5_202 Иконникова</text:p>
          </table:table-cell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 table:number-columns-repeat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Соврем. пробл. биомед. и экологич. инженерии лекц. 7_302 Лаврентьева</text:p>
          </table:table-cell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68">
            <text:p>НИР <text:s/>к.1</text:p>
          </table:table-cell>
          <table:table-cell office:value-type="string" table:number-columns-spanned="1" table:number-rows-spanned="8" table:style-name="ce68">
            <text:p>НИР <text:s/>4_209</text:p>
          </table:table-cell>
          <table:table-cell table:number-columns-spanned="1" table:number-rows-spanned="2" table:style-name="ce68"/>
          <table:table-cell office:value-type="string" table:number-columns-spanned="1" table:number-rows-spanned="8" table:style-name="ce68">
            <text:p>НИР <text:s/>к.7</text:p>
          </table:table-cell>
          <table:table-cell office:value-type="string" table:number-columns-spanned="1" table:number-rows-spanned="8" table:style-name="ce68">
            <text:p>НИР <text:s/>к.5</text:p>
          </table:table-cell>
          <table:table-cell office:value-type="string" table:number-columns-spanned="1" table:number-rows-spanned="8" table:style-name="ce68">
            <text:p>НИР <text:s/>к.3</text:p>
          </table:table-cell>
          <table:table-cell table:number-columns-spanned="1" table:number-rows-spanned="2" table:style-name="ce68"/>
          <table:table-cell table:style-name="ce1"/>
          <table:table-cell office:value-type="string" table:number-columns-spanned="1" table:number-rows-spanned="8" table:style-name="ce68">
            <text:p>НИР <text:s/>к.3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8" table:style-name="ce68">
            <text:p>НИР <text:s/>к.4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ятниц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Методы проектир. биоинспирир. распред-ных систем лаб. 3_320 Лаврен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covered-table-cell/>
          <table:table-cell office:value-type="string" table:style-name="ce5">
            <text:p>Комп. технол. в науке и произв-ве лекц. 7_415 Жинов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8">
            <text:p>Микро- и нанотехнологии лекц. 3_412 Андреев</text:p>
          </table:table-cell>
          <table:table-cell office:value-type="string" table:number-columns-spanned="1" table:number-rows-spanned="2" table:style-name="ce68">
            <text:p>ИНО упр. к.1 Артеменко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ИНО упр. к.1 Артеменко</text:p>
          </table:table-cell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Теория турбомашин лекц. 7_415 Шевеле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covered-table-cell/>
          <table:table-cell office:value-type="string" table:style-name="ce5">
            <text:p>Теория турбомашин упр. 7_505 Шевелев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8">
            <text:p>Эксплуатационная практика к.3</text:p>
          </table:table-cell>
          <table:table-cell office:value-type="string" table:style-name="ce5">
            <text:p>Проектирование интеллектуальных систем лаб. 3_214 Федоров</text:p>
          </table:table-cell>
          <table:covered-table-cell/>
          <table:table-cell office:value-type="string" table:number-columns-spanned="1" table:number-rows-spanned="2" table:style-name="ce68">
            <text:p>Технологическая практика к.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covered-table-cell/>
          <table:table-cell table:number-columns-spanned="1" table:number-rows-spanned="2" table:style-name="ce68"/>
          <table:covered-table-cell/>
          <table:covered-table-cell/>
          <table:covered-table-cell/>
          <table:table-cell table:number-columns-spanned="1" table:number-rows-spanned="2" table:style-name="ce68"/>
          <table:table-cell office:value-type="string" table:style-name="ce5">
            <text:p>Методы проектир. биоинспирир. распред-ных систем лекц. 3_326 Лавренков</text:p>
          </table:table-cell>
          <table:covered-table-cell/>
          <table:table-cell office:value-type="string" table:style-name="ce4">
            <text:p>Методология программной инженерии лекц. 5_158 Бел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0"/>
          <table:covered-table-cell/>
          <table:table-cell office:value-type="string" table:style-name="ce6">
            <text:p>Методология программной инженерии лаб. 5_158 Бело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4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2" table:number-rows-spanned="1" table:style-name="ce72">
            <text:p>Орг. и пров. НИР лекц. 1_210 Жура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Орг. и пров. НИР лекц. 1_210 Жура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рганизация и проведение НИР лекц. 1_210 Журавле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4" table:style-name="ce74">
            <text:p>Суббот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Оборуд. и технол. для произв. объектов маш/стр. лекц. 1_209 Малышев</text:p>
          </table:table-cell>
          <table:table-cell table:style-name="ce9"/>
          <table:covered-table-cell/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2" table:number-rows-spanned="1" table:style-name="ce72">
            <text:p>Орг. и пров. НИР упр. 1_210 Жура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Орг. и пров. НИР упр. 1_210 Журавлева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style-name="ce8">
            <text:p>Организация и проведение НИР упр. 1_210 Журавлева</text:p>
          </table:table-cell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9">
            <text:p>Оборуд. и технол. для произв. объектов маш/стр. упр. 1_209 Малышев</text:p>
          </table:table-cell>
          <table:table-cell table:style-name="ce9"/>
          <table:covered-table-cell/>
          <table:covered-table-cell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11М</text:p>
          </table:table-cell>
          <table:table-cell office:value-type="string" table:style-name="ce3">
            <text:p>МК2-11М</text:p>
          </table:table-cell>
          <table:table-cell office:value-type="string" table:style-name="ce3">
            <text:p>МК3-11М</text:p>
          </table:table-cell>
          <table:table-cell office:value-type="string" table:style-name="ce3">
            <text:p>МК7-11М</text:p>
          </table:table-cell>
          <table:table-cell office:value-type="string" table:style-name="ce3">
            <text:p>МК8-11М</text:p>
          </table:table-cell>
          <table:table-cell office:value-type="string" table:style-name="ce3">
            <text:p>МК9-11М</text:p>
          </table:table-cell>
          <table:table-cell office:value-type="string" table:style-name="ce3">
            <text:p>ИУК1-11М</text:p>
          </table:table-cell>
          <table:table-cell office:value-type="string" table:style-name="ce3">
            <text:p>ИУК2-11М</text:p>
          </table:table-cell>
          <table:table-cell office:value-type="string" table:style-name="ce3">
            <text:p>ИУК3-11М</text:p>
          </table:table-cell>
          <table:table-cell office:value-type="string" table:style-name="ce3">
            <text:p>ИУК4-11М</text:p>
          </table:table-cell>
          <table:table-cell office:value-type="string" table:style-name="ce3">
            <text:p>ИУК5-11М</text:p>
          </table:table-cell>
          <table:table-cell office:value-type="string" table:style-name="ce3">
            <text:p>ИУК7-11М</text:p>
          </table:table-cell>
          <table:table-cell office:value-type="string" table:style-name="ce3">
            <text:p>ИУК11-11М</text:p>
          </table:table-cell>
          <table:table-cell table:number-columns-repeated="240" table:style-name="ce2"/>
          <table:table-cell table:number-columns-repeated="16129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  <table:table table:name="Магистры_II_курс" table:style-name="ta1">
        <table:table-column table:style-name="co9" table:default-cell-style-name="ce1"/>
        <table:table-column table:style-name="co8" table:default-cell-style-name="ce1"/>
        <table:table-column table:style-name="co7" table:number-columns-repeated="13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67" table:default-cell-style-name="ce1"/>
        <table:table-row table:style-name="ro1">
          <table:table-cell table:number-columns-spanned="2" table:number-rows-spanned="1" table:style-name="ce77"/>
          <table:covered-table-cell/>
          <table:table-cell office:value-type="string" table:style-name="ce3">
            <text:p>МК1-31М</text:p>
          </table:table-cell>
          <table:table-cell office:value-type="string" table:style-name="ce3">
            <text:p>МК2-31М</text:p>
          </table:table-cell>
          <table:table-cell office:value-type="string" table:style-name="ce3">
            <text:p>МК3-31М</text:p>
          </table:table-cell>
          <table:table-cell office:value-type="string" table:style-name="ce3">
            <text:p>МК7-31М</text:p>
          </table:table-cell>
          <table:table-cell office:value-type="string" table:style-name="ce3">
            <text:p>МК8-31М</text:p>
          </table:table-cell>
          <table:table-cell office:value-type="string" table:style-name="ce3">
            <text:p>МК8-32М</text:p>
          </table:table-cell>
          <table:table-cell office:value-type="string" table:style-name="ce3">
            <text:p>ИУК1-31М</text:p>
          </table:table-cell>
          <table:table-cell office:value-type="string" table:style-name="ce3">
            <text:p>ИУК2-31М</text:p>
          </table:table-cell>
          <table:table-cell office:value-type="string" table:style-name="ce3">
            <text:p>ИУК3-31М</text:p>
          </table:table-cell>
          <table:table-cell office:value-type="string" table:style-name="ce3">
            <text:p>ИУК3-32М</text:p>
          </table:table-cell>
          <table:table-cell office:value-type="string" table:style-name="ce3">
            <text:p>ИУК4-31М</text:p>
          </table:table-cell>
          <table:table-cell office:value-type="string" table:style-name="ce3">
            <text:p>ИУК5-31М</text:p>
          </table:table-cell>
          <table:table-cell office:value-type="string" table:style-name="ce3">
            <text:p>ИУК7-31М</text:p>
          </table:table-cell>
          <table:table-cell table:number-columns-repeated="240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Понедель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style-name="ce5"/>
          <table:table-cell table:style-name="ce4"/>
          <table:table-cell office:value-type="string" table:number-columns-spanned="1" table:number-rows-spanned="2" table:style-name="ce68">
            <text:p>Соврем. энергетич. технологии к.пр. к.7</text:p>
          </table:table-cell>
          <table:table-cell table:style-name="ce5"/>
          <table:table-cell office:value-type="string" table:number-columns-spanned="2" table:number-rows-spanned="1" table:style-name="ce71">
            <text:p>Организац.-экономич. проектир. конкурентной продукции лекц. 5_155 Лаврухина</text:p>
          </table:table-cell>
          <table:covered-table-cell/>
          <table:table-cell table:number-columns-spanned="1" table:number-rows-spanned="2" table:style-name="ce68"/>
          <table:table-cell table:style-name="ce5"/>
          <table:table-cell office:value-type="string" table:style-name="ce5">
            <text:p>Нечеткие и робастные системы управления лаб. 3_210 Корнюшин</text:p>
          </table:table-cell>
          <table:table-cell table:number-columns-repeated="2" table:style-name="ce5"/>
          <table:table-cell table:style-name="ce4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Понедельник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69">
            <text:p>Соврем. м-ды испытания материалов лекц. 4_203 Труханов</text:p>
          </table:table-cell>
          <table:covered-table-cell/>
          <table:covered-table-cell/>
          <table:table-cell office:value-type="string" table:style-name="ce6">
            <text:p>Нечеткие и робастные системы управления лаб. 3_210 Корнюшин</text:p>
          </table:table-cell>
          <table:table-cell office:value-type="string" table:number-columns-spanned="2" table:number-rows-spanned="1" table:style-name="ce69">
            <text:p>Соврем. м-ды испытания материалов лекц. 4_203 Труханов</text:p>
          </table:table-cell>
          <table:covered-table-cell/>
          <table:covered-table-cell/>
          <table:table-cell office:value-type="string" table:style-name="ce6">
            <text:p>Основы системного анализа упр. 3_213 Чухраев</text:p>
          </table:table-cell>
          <table:table-cell table:style-name="ce6"/>
          <table:table-cell office:value-type="string" table:style-name="ce6">
            <text:p>Нечеткие и робастные системы управления лаб. 3_210 Корнюшин</text:p>
          </table:table-cell>
          <table:table-cell office:value-type="string" table:style-name="ce6">
            <text:p>Эргономич. анализ ЧМ интерфейсов упр. 6_302 Федоров</text:p>
          </table:table-cell>
          <table:table-cell office:value-type="string" table:style-name="ce6">
            <text:p>Основы системного анализа упр. 3_213 Чухраев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4" table:number-rows-spanned="1" table:style-name="ce71">
            <text:p>Автоматизация произв-х процессов лекц. 7_502 Орехов</text:p>
          </table:table-cell>
          <table:covered-table-cell table:number-columns-repeated="3"/>
          <table:table-cell office:value-type="string" table:number-columns-spanned="2" table:number-rows-spanned="1" table:style-name="ce71">
            <text:p>Организац.-экономич. проектир. конкурентной продукции упр. 5_155 Лаврухина</text:p>
          </table:table-cell>
          <table:covered-table-cell/>
          <table:table-cell office:value-type="string" table:style-name="ce5">
            <text:p>Основы системного анализа упр. 3_213 Чухраев</text:p>
          </table:table-cell>
          <table:table-cell office:value-type="string" table:style-name="ce5">
            <text:p>Перспектив. технол. разраб. програм. средств лекц. 6_302 Кириллов</text:p>
          </table:table-cell>
          <table:table-cell office:value-type="string" table:number-columns-spanned="2" table:number-rows-spanned="1" table:style-name="ce71">
            <text:p>Основы системного анализа упр. 3_213 Чухраев</text:p>
          </table:table-cell>
          <table:covered-table-cell/>
          <table:table-cell office:value-type="string" table:number-columns-spanned="2" table:number-rows-spanned="1" table:style-name="ce71">
            <text:p>Перспектив. технол. разраб. програм. средств лекц. 6_302 Кириллов</text:p>
          </table:table-cell>
          <table:covered-table-cell/>
          <table:table-cell office:value-type="string" table:number-columns-spanned="1" table:number-rows-spanned="2" table:style-name="ce68">
            <text:p>Экологическая экспертиза упр. 7_305 Жукова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69">
            <text:p>Автоматизация произв-х процессов лаб. 7_115б Орехов</text:p>
          </table:table-cell>
          <table:covered-table-cell/>
          <table:table-cell office:value-type="string" table:style-name="ce6">
            <text:p>Направления совершенствования ЭУ упр. 7_207 Ильичев</text:p>
          </table:table-cell>
          <table:table-cell office:value-type="string" table:style-name="ce6">
            <text:p>Нечеткие и робастные сист. управ. лекц. 3_313 Корнюшин</text:p>
          </table:table-cell>
          <table:table-cell table:number-columns-repeated="2" table:style-name="ce6"/>
          <table:table-cell office:value-type="string" table:style-name="ce6">
            <text:p>Контроль и диагностика эл. приборов и ср-в лаб. ОКБ "МЭЛ" Андреев</text:p>
          </table:table-cell>
          <table:table-cell office:value-type="string" table:style-name="ce6">
            <text:p>Эргономич. анализ ЧМ интерфейсов лекц. 6_202 Федоров</text:p>
          </table:table-cell>
          <table:table-cell office:value-type="string" table:number-columns-spanned="2" table:number-rows-spanned="1" table:style-name="ce69">
            <text:p>Нечеткие и робастные сист. управ. лекц. 3_313 Корнюшин</text:p>
          </table:table-cell>
          <table:covered-table-cell/>
          <table:table-cell office:value-type="string" table:number-columns-spanned="2" table:number-rows-spanned="1" table:style-name="ce69">
            <text:p>Эргономич. анализ ЧМ интерфейсов лекц. 6_202 Федоров</text:p>
          </table:table-cell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style-name="ce4">
            <text:p>Технол. оснащение машиностр. производств упр. 1_113 Вяткин</text:p>
          </table:table-cell>
          <table:table-cell office:value-type="string" table:number-columns-spanned="1" table:number-rows-spanned="2" table:style-name="ce68">
            <text:p>Педагогическая практика 4_209</text:p>
          </table:table-cell>
          <table:table-cell table:style-name="ce4"/>
          <table:table-cell office:value-type="string" table:number-columns-spanned="1" table:number-rows-spanned="2" table:style-name="ce68">
            <text:p>Алгоритмич. и программное обеспеч. МХТ и РТС к.пр. к.7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7" table:number-rows-spanned="1" table:style-name="ce71">
            <text:p>Основы системного анализа лекц. 3_403 Чухраев</text:p>
          </table:table-cell>
          <table:covered-table-cell table:number-columns-repeated="6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style-name="ce6">
            <text:p>Технол. оснащ. маш/строит. произв-в лаб. 1_113 Вяткин по расп.каф.</text:p>
          </table:table-cell>
          <table:covered-table-cell/>
          <table:table-cell office:value-type="string" table:style-name="ce6">
            <text:p>Насосные и компрессорные станции лекц. 7_415 Родионов</text:p>
          </table:table-cell>
          <table:covered-table-cell/>
          <table:covered-table-cell/>
          <table:covered-table-cell/>
          <table:table-cell table:number-columns-repeated="4" table:style-name="ce6"/>
          <table:table-cell office:value-type="string" table:style-name="ce6">
            <text:p>Основы системного анализа упр. 3_213 Чухраев</text:p>
          </table:table-cell>
          <table:table-cell table:style-name="ce6"/>
          <table:table-cell office:value-type="string" table:style-name="ce6">
            <text:p>Основы системного анализа упр. 3_213 Чухраев</text:p>
          </table:table-cell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style-name="ce4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ерспектив. технол. разраб. програм. средств лаб. 3_214 Кириллов</text:p>
          </table:table-cell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Вторник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2" table:number-rows-spanned="1" table:style-name="ce72">
            <text:p>Информ. технол. в моделир. и проектир. тех. объектов лекц. 1_210 Скорская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Информ. технол. в моделир. и проектир. тех. объектов лекц. 1_210 Скорская</text:p>
          </table:table-cell>
          <table:covered-table-cell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Облачные технологии для обраб. больших данных к.пр. к.3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Интеллект. информац. системы анализа данных к.пр. к.5</text:p>
          </table:table-cell>
          <table:table-cell table:number-columns-spanned="1" table:number-rows-spanned="2" table:style-name="ce67"/>
          <table:table-cell office:value-type="string" table:style-name="ce7">
            <text:p>Информ. технол. в М и П тех. объектов лекц. 1_210 Скорская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Вторник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70">
            <text:p>Информ. технол. в моделир. и проектир. тех. объектов лаб. 3_212 Скорская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Стратегический контроллинг лекц. 5_202 Ерохи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9"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7">
            <text:p>Технол. оснащение машиностр. производств лекц. 1_113 Вяткин</text:p>
          </table:table-cell>
          <table:table-cell office:value-type="string" table:number-columns-spanned="1" table:number-rows-spanned="2" table:style-name="ce67">
            <text:p>Оборуд. и технол. для произв. объектов маш/стр. лекц. 4_203 Дубровский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Информ. технол. в моделир. и проектир. тех. объектов лаб. 3_212 Скорская</text:p>
          </table:table-cell>
          <table:covered-table-cell/>
          <table:table-cell office:value-type="string" table:style-name="ce8">
            <text:p>Контроль и диагностика эл. приборов и ср-в упр. 3_426 Андреев</text:p>
          </table:table-cell>
          <table:table-cell office:value-type="string" table:number-columns-spanned="1" table:number-rows-spanned="2" table:style-name="ce67">
            <text:p>Педагогическая практика к.3</text:p>
          </table:table-cell>
          <table:table-cell office:value-type="string" table:number-columns-spanned="2" table:number-rows-spanned="1" table:style-name="ce72">
            <text:p>Контроль и диагностика эл. приборов и ср-в упр. 3_426 Андреев</text:p>
          </table:table-cell>
          <table:covered-table-cell/>
          <table:table-cell office:value-type="string" table:number-columns-spanned="1" table:number-rows-spanned="2" table:style-name="ce67">
            <text:p>Педагогическая практика к.5</text:p>
          </table:table-cell>
          <table:table-cell office:value-type="string" table:number-columns-spanned="1" table:number-rows-spanned="2" table:style-name="ce67">
            <text:p>Устранение сбоев, ошибок и отказов СУ и ОС лекц. 6_302 Вершинин</text:p>
          </table:table-cell>
          <table:table-cell office:value-type="string" table:style-name="ce7">
            <text:p>Защита атмосферы от техногенных воздействий упр. 7_307 Мороз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Стратегический контроллинг упр. 5_202 Ерохина</text:p>
          </table:table-cell>
          <table:covered-table-cell/>
          <table:table-cell office:value-type="string" table:style-name="ce9">
            <text:p>Методы контроля в микро- и наноэлекторонике лекц. 3_412 Кузнецов</text:p>
          </table:table-cell>
          <table:covered-table-cell/>
          <table:table-cell table:number-columns-repeated="2" table:style-name="ce9"/>
          <table:covered-table-cell/>
          <table:covered-table-cell/>
          <table:table-cell office:value-type="string" table:style-name="ce9">
            <text:p>Информ. технол. в М и П тех. объектов лаб. 3_212 Скорская</text:p>
          </table:table-cell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office:value-type="string" table:style-name="ce7">
            <text:p>Проектирование систем управления лекц. 7_113 Акименко</text:p>
          </table:table-cell>
          <table:table-cell office:value-type="string" table:number-columns-spanned="2" table:number-rows-spanned="1" table:style-name="ce72">
            <text:p>Соврем. м-ды испытания материалов лаб. 4_201 Труханов</text:p>
          </table:table-cell>
          <table:covered-table-cell/>
          <table:table-cell office:value-type="string" table:number-columns-spanned="1" table:number-rows-spanned="2" table:style-name="ce67">
            <text:p>Контроль и диагностика эл. приборов и ср-в лекц. 3_426 Андреев</text:p>
          </table:table-cell>
          <table:table-cell table:number-columns-spanned="1" table:number-rows-spanned="2" table:style-name="ce67"/>
          <table:table-cell office:value-type="string" table:number-columns-spanned="2" table:number-rows-spanned="2" table:style-name="ce67">
            <text:p>Контроль и диагностика эл. приборов и ср-в лекц. 3_426 Андреев</text:p>
          </table:table-cell>
          <table:covered-table-cell/>
          <table:table-cell table:number-columns-spanned="1" table:number-rows-spanned="2" table:style-name="ce67"/>
          <table:table-cell office:value-type="string" table:style-name="ce8">
            <text:p>Устран. сбоев, ошибок и отказов СУ и ОС лаб. 6_301 Вершинин</text:p>
          </table:table-cell>
          <table:table-cell office:value-type="string" table:number-columns-spanned="1" table:number-rows-spanned="2" table:style-name="ce67">
            <text:p>Экологическая экспертиза лекц. 7_302 Жукова</text:p>
          </table:table-cell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Оборуд. и технол. для произв. объектов маш/стр. лаб. 4_203 Амеличева</text:p>
          </table:table-cell>
          <table:covered-table-cell/>
          <table:table-cell office:value-type="string" table:style-name="ce9">
            <text:p>Проектирование систем управления упр. 7_113 Акименко</text:p>
          </table:table-cell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Устран. сбоев, ошибок и отказов СУ и ОС упр. 6_301 Вершинин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Проектирование систем управления упр. 7_113 Акименко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ред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8"/>
          <table:table-cell office:value-type="string" table:number-columns-spanned="1" table:number-rows-spanned="6" table:style-name="ce68">
            <text:p>Проектно-технологическая практика 4_313</text:p>
          </table:table-cell>
          <table:table-cell office:value-type="string" table:number-columns-spanned="1" table:number-rows-spanned="2" table:style-name="ce68">
            <text:p>Направления совершенствования ЭУ лекц. 7_415 Мильман, Ильичев</text:p>
          </table:table-cell>
          <table:table-cell office:value-type="string" table:number-columns-spanned="1" table:number-rows-spanned="2" table:style-name="ce68">
            <text:p>Педагогическая практика к.7</text:p>
          </table:table-cell>
          <table:table-cell office:value-type="string" table:number-columns-spanned="1" table:number-rows-spanned="6" table:style-name="ce68">
            <text:p>Проектно-технологическая практика к.5</text:p>
          </table:table-cell>
          <table:table-cell office:value-type="string" table:number-columns-spanned="1" table:number-rows-spanned="2" table:style-name="ce68">
            <text:p>Педагогическая практика к.5</text:p>
          </table:table-cell>
          <table:table-cell office:value-type="string" table:number-columns-spanned="1" table:number-rows-spanned="6" table:style-name="ce68">
            <text:p>Проектно-технологическая практика к.3</text:p>
          </table:table-cell>
          <table:table-cell office:value-type="string" table:number-columns-spanned="1" table:number-rows-spanned="2" table:style-name="ce68">
            <text:p>Вычислит. системы с адаптивными информ. каналами лекц. 3_309 Квашенников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6" table:style-name="ce68">
            <text:p>Проектно-технологическая практика к.5</text:p>
          </table:table-cell>
          <table:table-cell office:value-type="string" table:number-columns-spanned="1" table:number-rows-spanned="2" table:style-name="ce68">
            <text:p>Наукоемкие технологии в разработке систем обраб. информации к.пр. к.6</text:p>
          </table:table-cell>
          <table:table-cell office:value-type="string" table:number-columns-spanned="1" table:number-rows-spanned="6" table:style-name="ce68">
            <text:p>Проектно-технологическая практика к.7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ред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1" table:number-rows-spanned="2" table:style-name="ce68">
            <text:p>Технол. оснащение машиностр. производств к.пр. к.1</text:p>
          </table:table-cell>
          <table:covered-table-cell/>
          <table:table-cell office:value-type="string" table:style-name="ce4">
            <text:p>Направления совершенствования ЭУ лаб. 7_207 Птахин</text:p>
          </table:table-cell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68">
            <text:p>Управление затратами к.пр. к.5</text:p>
          </table:table-cell>
          <table:covered-table-cell/>
          <table:table-cell office:value-type="string" table:style-name="ce5">
            <text:p>Вычислит. системы с адаптивными информ. каналами лаб. 3_309 Квашенников</text:p>
          </table:table-cell>
          <table:table-cell office:value-type="string" table:style-name="ce5">
            <text:p>Соврем. пробл. комп. и телекоммун. сетей лаб. 3_310/1 Макаренков</text:p>
          </table:table-cell>
          <table:table-cell office:value-type="string" table:style-name="ce5">
            <text:p>Педагогическая практика <text:s/>к.3</text:p>
          </table:table-cell>
          <table:covered-table-cell/>
          <table:table-cell office:value-type="string" table:number-columns-spanned="1" table:number-rows-spanned="2" table:style-name="ce68">
            <text:p>Педагогическая практика к.6</text:p>
          </table:table-cell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6"/>
          <table:covered-table-cell/>
          <table:covered-table-cell/>
          <table:covered-table-cell/>
          <table:covered-table-cell/>
          <table:table-cell office:value-type="string" table:style-name="ce6">
            <text:p>Вычислит. системы с адаптивными информ. каналами упр. 3_309 Квашенников</text:p>
          </table:table-cell>
          <table:table-cell office:value-type="string" table:number-columns-spanned="2" table:number-rows-spanned="1" table:style-name="ce69">
            <text:p>Соврем. пробл. комп. и телекоммун. сетей упр. 3_310/1 Макарен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covered-table-cell/>
          <table:table-cell table:style-name="ce4"/>
          <table:table-cell office:value-type="string" table:number-columns-spanned="1" table:number-rows-spanned="2" table:style-name="ce68">
            <text:p>Адаптивное управление ЭМС к.пр. к.3</text:p>
          </table:table-cell>
          <table:table-cell office:value-type="string" table:style-name="ce5">
            <text:p>Педагогическая практика <text:s/>к.3</text:p>
          </table:table-cell>
          <table:covered-table-cell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Перспектив. технол. разраб. програм. средств лаб. 3_214 Кириллов</text:p>
          </table:table-cell>
          <table:covered-table-cell/>
          <table:table-cell office:value-type="string" table:style-name="ce6">
            <text:p>Соврем. пробл. комп. и телекоммун. сетей лаб. 3_310/1 Макаренко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8" table:style-name="ce74">
            <text:p>Четверг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Педагогическая практика к.5</text:p>
          </table:table-cell>
          <table:table-cell office:value-type="string" table:number-columns-spanned="1" table:number-rows-spanned="6" table:style-name="ce67">
            <text:p>Проектно-технологическая практика к.5</text:p>
          </table:table-cell>
          <table:table-cell table:style-name="ce7"/>
          <table:table-cell office:value-type="string" table:style-name="ce7">
            <text:p>Парал. процессы в информ. сист. лаб. 5_231 Корнюшин</text:p>
          </table:table-cell>
          <table:table-cell table:style-name="ce7"/>
          <table:table-cell table:style-name="ce8"/>
          <table:table-cell table:number-columns-spanned="1" table:number-rows-spanned="2" table:style-name="ce67"/>
          <table:table-cell table:style-name="ce8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8" table:style-name="ce74">
            <text:p>Четверг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Методы контроля в микро- и н/электоронике упр. 3_412 Никифоров</text:p>
          </table:table-cell>
          <table:table-cell office:value-type="string" table:style-name="ce9">
            <text:p>Эргономич. анализ ЧМ интерфейсов упр. 6_202 Федоров</text:p>
          </table:table-cell>
          <table:table-cell office:value-type="string" table:style-name="ce9">
            <text:p>Педагогическая практика <text:s/>к.3</text:p>
          </table:table-cell>
          <table:table-cell office:value-type="string" table:style-name="ce9">
            <text:p>Адаптивное управление ЭМС к.пр. к.3</text:p>
          </table:table-cell>
          <table:covered-table-cell/>
          <table:table-cell office:value-type="string" table:style-name="ce9">
            <text:p>Эргономич. анализ ЧМ интерфейсов упр. 6_202 Федоров</text:p>
          </table:table-cell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office:value-type="string" table:number-columns-spanned="2" table:number-rows-spanned="1" table:style-name="ce72">
            <text:p>Соврем. м-ды испытания материалов лаб. 4_201 Труханов</text:p>
          </table:table-cell>
          <table:covered-table-cell/>
          <table:table-cell office:value-type="string" table:style-name="ce7">
            <text:p>Насосные и компрессорные станции упр. 4_217 Шитохина, Савин</text:p>
          </table:table-cell>
          <table:table-cell office:value-type="string" table:style-name="ce8">
            <text:p>Специальная оценка условий труда лекц. 7_309 Морозенко</text:p>
          </table:table-cell>
          <table:table-cell office:value-type="string" table:number-columns-spanned="1" table:number-rows-spanned="2" table:style-name="ce67">
            <text:p>Управление затратами к.пр. к.5</text:p>
          </table:table-cell>
          <table:covered-table-cell/>
          <table:table-cell office:value-type="string" table:style-name="ce7">
            <text:p>Специальная оценка условий труда лекц. 7_309 Морозенко</text:p>
          </table:table-cell>
          <table:table-cell office:value-type="string" table:style-name="ce7">
            <text:p>Парал. процессы в информ. сист. лекц. 5_162 Корнюшин</text:p>
          </table:table-cell>
          <table:table-cell office:value-type="string" table:number-columns-spanned="2" table:number-rows-spanned="1" table:style-name="ce72">
            <text:p>Спец. оценка условий труда лекц. 7_309 Морозенко</text:p>
          </table:table-cell>
          <table:covered-table-cell/>
          <table:table-cell office:value-type="string" table:number-columns-spanned="2" table:number-rows-spanned="1" table:style-name="ce72">
            <text:p>Парал. процессы в информ. сист. лекц. 5_162 Корнюшин</text:p>
          </table:table-cell>
          <table:covered-table-cell/>
          <table:table-cell office:value-type="string" table:style-name="ce7">
            <text:p>Специальная оценка условий труда лекц. 7_309 Морозенко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table:style-name="ce9"/>
          <table:table-cell office:value-type="string" table:style-name="ce9">
            <text:p>Оборуд. и технол. для произв. объектов маш/стр. упр. 4_203 Дубровский</text:p>
          </table:table-cell>
          <table:table-cell table:style-name="ce9"/>
          <table:table-cell office:value-type="string" table:style-name="ce9">
            <text:p>Специальная оценка условий труда упр. 7_307 Морозенко</text:p>
          </table:table-cell>
          <table:covered-table-cell/>
          <table:covered-table-cell/>
          <table:table-cell office:value-type="string" table:style-name="ce9">
            <text:p>Специальная оценка условий труда упр. 7_307 Морозенко</text:p>
          </table:table-cell>
          <table:table-cell table:style-name="ce9"/>
          <table:table-cell office:value-type="string" table:style-name="ce9">
            <text:p>Педагогическая практика <text:s/>к.3</text:p>
          </table:table-cell>
          <table:table-cell office:value-type="string" table:style-name="ce9">
            <text:p>Адаптивное управление ЭМС к.пр. к.3</text:p>
          </table:table-cell>
          <table:table-cell office:value-type="string" table:style-name="ce9">
            <text:p>Парал. процессы в информ. сист. лаб. 5_231 Корнюшин</text:p>
          </table:table-cell>
          <table:table-cell office:value-type="string" table:style-name="ce9">
            <text:p>Перспектив. технол. разраб. програм. средств лаб. 6_301 Кириллов</text:p>
          </table:table-cell>
          <table:table-cell office:value-type="string" table:style-name="ce9">
            <text:p>Специальная оценка условий труда упр. 7_307 Морозенко</text:p>
          </table:table-cell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office:value-type="string" table:number-columns-spanned="4" table:number-rows-spanned="1" table:style-name="ce72">
            <text:p>Энергетич. оборуд-ие маш/стр. произв-в лекц. 4_203 Филиппов</text:p>
          </table:table-cell>
          <table:covered-table-cell table:number-columns-repeated="3"/>
          <table:table-cell table:number-columns-spanned="1" table:number-rows-spanned="2" table:style-name="ce67"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1" table:style-name="ce72">
            <text:p>Спец. оценка условий труда упр. 7_307 Морозенко</text:p>
          </table:table-cell>
          <table:covered-table-cell/>
          <table:table-cell office:value-type="string" table:number-columns-spanned="1" table:number-rows-spanned="2" table:style-name="ce67">
            <text:p>Програм-ые сист. распознав. и обраб. информ. лаб. 5_158 Гагарин</text:p>
          </table:table-cell>
          <table:table-cell office:value-type="string" table:style-name="ce7">
            <text:p>Парал. процессы в информ. сист. лаб. 5_231 Корнюшин</text:p>
          </table:table-cell>
          <table:table-cell table:style-name="ce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table-cell office:value-type="string" table:number-columns-spanned="4" table:number-rows-spanned="1" table:style-name="ce70">
            <text:p>Энергетич. оборуд-ие маш/стр. произв-в упр. 4_203 Филиппов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table-cell table:number-columns-repeated="2" table:style-name="ce9"/>
          <table:covered-table-cell/>
          <table:table-cell table:style-name="ce9"/>
          <table:table-cell office:value-type="string" table:style-name="ce9">
            <text:p>Защита атмосферы от техногенных воздействий лекц. 7_302 Морозенко</text:p>
          </table:table-cell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office:value-type="string" table:number-columns-spanned="1" table:number-rows-spanned="2" table:style-name="ce67">
            <text:p>Педагогическая практика к.1</text:p>
          </table:table-cell>
          <table:table-cell office:value-type="string" table:number-columns-spanned="1" table:number-rows-spanned="2" table:style-name="ce67">
            <text:p>Технол. оснащение СП к.пр. 4_209</text:p>
          </table:table-cell>
          <table:table-cell table:style-name="ce7"/>
          <table:table-cell table:style-name="ce8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67">
            <text:p>Програм-ые сист. распознав. и обраб. информ. лекц. 5_162 Гагарин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70">
            <text:p>Автоматизация произв-х процессов лаб. 7_115в Орех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12" table:style-name="ce74">
            <text:p>Пятниц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68">
            <text:p>Проектно-технологическая практика к.1</text:p>
          </table:table-cell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едагогическая практика к.7</text:p>
          </table:table-cell>
          <table:table-cell office:value-type="string" table:number-columns-spanned="1" table:number-rows-spanned="6" table:style-name="ce68">
            <text:p>Проектно-технологическая практика к.7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едагогическая практика к.3</text:p>
          </table:table-cell>
          <table:table-cell office:value-type="string" table:number-columns-spanned="1" table:number-rows-spanned="6" table:style-name="ce68">
            <text:p>Проектно-технологическая практика к.3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6" table:style-name="ce68">
            <text:p>Проектно-технологическая практика к.6</text:p>
          </table:table-cell>
          <table:table-cell office:value-type="string" table:number-columns-spanned="1" table:number-rows-spanned="2" table:style-name="ce68">
            <text:p>Водоподготовка, водоотведение и обраб. осадка сточ. вод к.пр. к.7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12" table:style-name="ce74">
            <text:p>Пятниц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Проектная практика к.7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68">
            <text:p>Сквозное автоматизир. проектир. электронных средств к.пр. к.3</text:p>
          </table:table-cell>
          <table:covered-table-cell/>
          <table:table-cell office:value-type="string" table:number-columns-spanned="2" table:number-rows-spanned="2" table:style-name="ce68">
            <text:p>Соврем. пробл. комп. и телекоммун. сетей лекц. 6_201 Макаренков</text:p>
          </table:table-cell>
          <table:covered-table-cell/>
          <table:table-cell table:number-columns-spanned="1" table:number-rows-spanned="2" table:style-name="ce68"/>
          <table:covered-table-cell/>
          <table:table-cell office:value-type="string" table:number-columns-spanned="1" table:number-rows-spanned="2" table:style-name="ce68">
            <text:p>Педагогическая практика к.7</text:p>
          </table:table-cell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covered-table-cell/>
          <table:table-cell office:value-type="string" table:style-name="ce5">
            <text:p>Контроль и диагностика эл. приборов и ср-в лаб. 3_417 Андреев</text:p>
          </table:table-cell>
          <table:table-cell table:style-name="ce4"/>
          <table:table-cell table:number-columns-spanned="1" table:number-rows-spanned="2" table:style-name="ce68"/>
          <table:covered-table-cell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table-cell office:value-type="string" table:style-name="ce6">
            <text:p>Контроль и диагностика эл. приборов и ср-в лаб. 3_417 Андрее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V</text:p>
            <text:p>14:15-15:5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IV</text:p>
            <text:p>14:15-15:5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</text:p>
            <text:p>16:05-17:40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2" table:style-name="ce68">
            <text:p>Аудит предприятия лекц. 5_155 Федоров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</text:p>
            <text:p>16:05-17:40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VI</text:p>
            <text:p>17:50-19:25</text:p>
          </table:table-cell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2" table:number-rows-spanned="1" table:style-name="ce71">
            <text:p>Аудит предприятия упр. 5_155 Федорова</text:p>
          </table:table-cell>
          <table:covered-table-cell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table:number-columns-spanned="1" table:number-rows-spanned="2" table:style-name="ce68"/>
          <table:table-cell office:value-type="string" table:number-columns-spanned="1" table:number-rows-spanned="2" table:style-name="ce73">
            <text:p>VI</text:p>
            <text:p>17:50-19:2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69">
            <text:p>Аудит предприятия лаб. 5_155 Федоро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table-cell office:value-type="string" table:number-columns-spanned="1" table:number-rows-spanned="6" table:style-name="ce74">
            <text:p>Суббота</text:p>
          </table:table-cell>
          <table:table-cell office:value-type="string" table:number-columns-spanned="1" table:number-rows-spanned="2" table:style-name="ce73">
            <text:p>I</text:p>
            <text:p>8:30-10:0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2" table:number-rows-spanned="6" table:style-name="ce67">
            <text:p>Проектно-технологическая практика к.3</text:p>
          </table:table-cell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</text:p>
            <text:p>8:30-10:05</text:p>
          </table:table-cell>
          <table:table-cell office:value-type="string" table:number-columns-spanned="1" table:number-rows-spanned="6" table:style-name="ce74">
            <text:p>Суббота</text:p>
          </table:table-cell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</text:p>
            <text:p>10:20-11:5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</text:p>
            <text:p>10:20-11:5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table-cell office:value-type="string" table:number-columns-spanned="1" table:number-rows-spanned="2" table:style-name="ce73">
            <text:p>III</text:p>
            <text:p>12:10-13:45</text:p>
          </table:table-cell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covered-table-cell/>
          <table:covered-table-cell/>
          <table:table-cell table:number-columns-spanned="1" table:number-rows-spanned="2" table:style-name="ce67"/>
          <table:table-cell table:number-columns-spanned="1" table:number-rows-spanned="2" table:style-name="ce67"/>
          <table:table-cell table:number-columns-spanned="1" table:number-rows-spanned="2" table:style-name="ce67"/>
          <table:table-cell office:value-type="string" table:number-columns-spanned="1" table:number-rows-spanned="2" table:style-name="ce73">
            <text:p>III</text:p>
            <text:p>12:10-13:45</text:p>
          </table:table-cell>
          <table:covered-table-cell/>
          <table:table-cell table:number-columns-repeated="238" table:style-name="ce2"/>
          <table:table-cell table:number-columns-repeated="1612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38" table:style-name="ce2"/>
          <table:table-cell table:number-columns-repeated="16129"/>
        </table:table-row>
        <table:table-row table:style-name="ro1">
          <table:table-cell table:number-columns-spanned="2" table:number-rows-spanned="1" table:style-name="ce75"/>
          <table:covered-table-cell/>
          <table:table-cell office:value-type="string" table:style-name="ce3">
            <text:p>МК1-31М</text:p>
          </table:table-cell>
          <table:table-cell office:value-type="string" table:style-name="ce3">
            <text:p>МК2-31М</text:p>
          </table:table-cell>
          <table:table-cell office:value-type="string" table:style-name="ce3">
            <text:p>МК3-31М</text:p>
          </table:table-cell>
          <table:table-cell office:value-type="string" table:style-name="ce3">
            <text:p>МК7-31М</text:p>
          </table:table-cell>
          <table:table-cell office:value-type="string" table:style-name="ce3">
            <text:p>МК8-31М</text:p>
          </table:table-cell>
          <table:table-cell office:value-type="string" table:style-name="ce3">
            <text:p>МК8-32М</text:p>
          </table:table-cell>
          <table:table-cell office:value-type="string" table:style-name="ce3">
            <text:p>ИУК1-31М</text:p>
          </table:table-cell>
          <table:table-cell office:value-type="string" table:style-name="ce3">
            <text:p>ИУК2-31М</text:p>
          </table:table-cell>
          <table:table-cell office:value-type="string" table:style-name="ce3">
            <text:p>ИУК3-31М</text:p>
          </table:table-cell>
          <table:table-cell office:value-type="string" table:style-name="ce3">
            <text:p>ИУК3-32М</text:p>
          </table:table-cell>
          <table:table-cell office:value-type="string" table:style-name="ce3">
            <text:p>ИУК4-31М</text:p>
          </table:table-cell>
          <table:table-cell office:value-type="string" table:style-name="ce3">
            <text:p>ИУК5-31М</text:p>
          </table:table-cell>
          <table:table-cell office:value-type="string" table:style-name="ce3">
            <text:p>ИУК7-31М</text:p>
          </table:table-cell>
          <table:table-cell table:number-columns-repeated="240" table:style-name="ce2"/>
          <table:table-cell table:number-columns-repeated="16129"/>
        </table:table-row>
        <table:table-row table:number-rows-repeated="3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3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1</meta:generator>
    <meta:initial-creator>DAM</meta:initial-creator>
    <dc:creator>Черепков Евгений Александрович</dc:creator>
    <meta:creation-date>2010-01-22T09:04:56Z</meta:creation-date>
    <dc:date>2023-08-25T12:49:22Z</dc:date>
  </office:meta>
</office:document-meta>
</file>